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2.533cm"/>
    </style:style>
    <style:style style:name="co3" style:family="table-column">
      <style:table-column-properties fo:break-before="auto" style:column-width="1.854cm"/>
    </style:style>
    <style:style style:name="co4" style:family="table-column">
      <style:table-column-properties fo:break-before="auto" style:column-width="10.536cm"/>
    </style:style>
    <style:style style:name="co5" style:family="table-column">
      <style:table-column-properties fo:break-before="auto" style:column-width="4.295cm"/>
    </style:style>
    <style:style style:name="co6" style:family="table-column">
      <style:table-column-properties fo:break-before="auto" style:column-width="10.769cm"/>
    </style:style>
    <style:style style:name="co7" style:family="table-column">
      <style:table-column-properties fo:break-before="auto" style:column-width="7.223cm"/>
    </style:style>
    <style:style style:name="co8" style:family="table-column">
      <style:table-column-properties fo:break-before="auto" style:column-width="5.186cm"/>
    </style:style>
    <style:style style:name="co9" style:family="table-column">
      <style:table-column-properties fo:break-before="auto" style:column-width="13.273cm"/>
    </style:style>
    <style:style style:name="co10" style:family="table-column">
      <style:table-column-properties fo:break-before="auto" style:column-width="2.512cm"/>
    </style:style>
    <style:style style:name="co11" style:family="table-column">
      <style:table-column-properties fo:break-before="auto" style:column-width="16.542cm"/>
    </style:style>
    <style:style style:name="co12" style:family="table-column">
      <style:table-column-properties fo:break-before="auto" style:column-width="14.291cm"/>
    </style:style>
    <style:style style:name="co13" style:family="table-column">
      <style:table-column-properties fo:break-before="auto" style:column-width="5.463cm"/>
    </style:style>
    <style:style style:name="co14" style:family="table-column">
      <style:table-column-properties fo:break-before="auto" style:column-width="5.399cm"/>
    </style:style>
    <style:style style:name="co15" style:family="table-column">
      <style:table-column-properties fo:break-before="auto" style:column-width="6.078cm"/>
    </style:style>
    <style:style style:name="co16" style:family="table-column">
      <style:table-column-properties fo:break-before="auto" style:column-width="4.528cm"/>
    </style:style>
    <style:style style:name="co17" style:family="table-column">
      <style:table-column-properties fo:break-before="auto" style:column-width="11.086cm"/>
    </style:style>
    <style:style style:name="co18" style:family="table-column">
      <style:table-column-properties fo:break-before="auto" style:column-width="5.334cm"/>
    </style:style>
    <style:style style:name="co19" style:family="table-column">
      <style:table-column-properties fo:break-before="auto" style:column-width="15.736cm"/>
    </style:style>
    <style:style style:name="co20" style:family="table-column">
      <style:table-column-properties fo:break-before="auto" style:column-width="4.763cm"/>
    </style:style>
    <style:style style:name="co21" style:family="table-column">
      <style:table-column-properties fo:break-before="auto" style:column-width="17.115cm"/>
    </style:style>
    <style:style style:name="co22" style:family="table-column">
      <style:table-column-properties fo:break-before="auto" style:column-width="11.448cm"/>
    </style:style>
    <style:style style:name="co23" style:family="table-column">
      <style:table-column-properties fo:break-before="auto" style:column-width="21.594cm"/>
    </style:style>
    <style:style style:name="co24" style:family="table-column">
      <style:table-column-properties fo:break-before="auto" style:column-width="11.426cm"/>
    </style:style>
    <style:style style:name="co25" style:family="table-column">
      <style:table-column-properties fo:break-before="auto" style:column-width="16.351cm"/>
    </style:style>
    <style:style style:name="co26" style:family="table-column">
      <style:table-column-properties fo:break-before="auto" style:column-width="7.096cm"/>
    </style:style>
    <style:style style:name="co27" style:family="table-column">
      <style:table-column-properties fo:break-before="auto" style:column-width="7.712cm"/>
    </style:style>
    <style:style style:name="co28" style:family="table-column">
      <style:table-column-properties fo:break-before="auto" style:column-width="0.75cm"/>
    </style:style>
    <style:style style:name="co29" style:family="table-column">
      <style:table-column-properties fo:break-before="auto" style:column-width="9.283cm"/>
    </style:style>
    <style:style style:name="co30" style:family="table-column">
      <style:table-column-properties fo:break-before="auto" style:column-width="7.458cm"/>
    </style:style>
    <style:style style:name="co31" style:family="table-column">
      <style:table-column-properties fo:break-before="auto" style:column-width="4.676cm"/>
    </style:style>
    <style:style style:name="co32" style:family="table-column">
      <style:table-column-properties fo:break-before="auto" style:column-width="11.553cm"/>
    </style:style>
    <style:style style:name="co33" style:family="table-column">
      <style:table-column-properties fo:break-before="auto" style:column-width="7.669cm"/>
    </style:style>
    <style:style style:name="co34" style:family="table-column">
      <style:table-column-properties fo:break-before="auto" style:column-width="8.625cm"/>
    </style:style>
    <style:style style:name="co35" style:family="table-column">
      <style:table-column-properties fo:break-before="auto" style:column-width="10.216cm"/>
    </style:style>
    <style:style style:name="co36" style:family="table-column">
      <style:table-column-properties fo:break-before="auto" style:column-width="11.809cm"/>
    </style:style>
    <style:style style:name="co37" style:family="table-column">
      <style:table-column-properties fo:break-before="auto" style:column-width="8.179cm"/>
    </style:style>
    <style:style style:name="co38" style:family="table-column">
      <style:table-column-properties fo:break-before="auto" style:column-width="12.148cm"/>
    </style:style>
    <style:style style:name="co39" style:family="table-column">
      <style:table-column-properties fo:break-before="auto" style:column-width="48.74cm"/>
    </style:style>
    <style:style style:name="co40" style:family="table-column">
      <style:table-column-properties fo:break-before="auto" style:column-width="57.997cm"/>
    </style:style>
    <style:style style:name="co41" style:family="table-column">
      <style:table-column-properties fo:break-before="auto" style:column-width="14.483cm"/>
    </style:style>
    <style:style style:name="co42" style:family="table-column">
      <style:table-column-properties fo:break-before="auto" style:column-width="3.552cm"/>
    </style:style>
    <style:style style:name="co43" style:family="table-column">
      <style:table-column-properties fo:break-before="auto" style:column-width="52.029cm"/>
    </style:style>
    <style:style style:name="co44" style:family="table-column">
      <style:table-column-properties fo:break-before="auto" style:column-width="37.405cm"/>
    </style:style>
    <style:style style:name="co45" style:family="table-column">
      <style:table-column-properties fo:break-before="auto" style:column-width="53.451cm"/>
    </style:style>
    <style:style style:name="co46" style:family="table-column">
      <style:table-column-properties fo:break-before="auto" style:column-width="49.95cm"/>
    </style:style>
    <style:style style:name="co47" style:family="table-column">
      <style:table-column-properties fo:break-before="auto" style:column-width="43.157cm"/>
    </style:style>
    <style:style style:name="co48" style:family="table-column">
      <style:table-column-properties fo:break-before="auto" style:column-width="46.002cm"/>
    </style:style>
    <style:style style:name="co49" style:family="table-column">
      <style:table-column-properties fo:break-before="auto" style:column-width="13.379cm"/>
    </style:style>
    <style:style style:name="co50" style:family="table-column">
      <style:table-column-properties fo:break-before="auto" style:column-width="0.601cm"/>
    </style:style>
    <style:style style:name="co51" style:family="table-column">
      <style:table-column-properties fo:break-before="auto" style:column-width="5.059cm"/>
    </style:style>
    <style:style style:name="co52" style:family="table-column">
      <style:table-column-properties fo:break-before="auto" style:column-width="10.874cm"/>
    </style:style>
    <style:style style:name="co53" style:family="table-column">
      <style:table-column-properties fo:break-before="auto" style:column-width="9.07cm"/>
    </style:style>
    <style:style style:name="co54" style:family="table-column">
      <style:table-column-properties fo:break-before="auto" style:column-width="45.981cm"/>
    </style:style>
    <style:style style:name="co55" style:family="table-column">
      <style:table-column-properties fo:break-before="auto" style:column-width="43.094cm"/>
    </style:style>
    <style:style style:name="co56" style:family="table-column">
      <style:table-column-properties fo:break-before="auto" style:column-width="4.38cm"/>
    </style:style>
    <style:style style:name="co57" style:family="table-column">
      <style:table-column-properties fo:break-before="auto" style:column-width="40.504cm"/>
    </style:style>
    <style:style style:name="co58" style:family="table-column">
      <style:table-column-properties fo:break-before="auto" style:column-width="13.421cm"/>
    </style:style>
    <style:style style:name="co59" style:family="table-column">
      <style:table-column-properties fo:break-before="auto" style:column-width="34.413cm"/>
    </style:style>
    <style:style style:name="co6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6.119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20.272cm" fo:break-before="auto" style:use-optimal-row-height="true"/>
    </style:style>
    <style:style style:name="ro5" style:family="table-row">
      <style:table-row-properties style:row-height="16.639cm" fo:break-before="auto" style:use-optimal-row-height="true"/>
    </style:style>
    <style:style style:name="ro6" style:family="table-row">
      <style:table-row-properties style:row-height="9.35cm" fo:break-before="auto" style:use-optimal-row-height="true"/>
    </style:style>
    <style:style style:name="ro7" style:family="table-row">
      <style:table-row-properties style:row-height="4.484cm" fo:break-before="auto" style:use-optimal-row-height="true"/>
    </style:style>
    <style:style style:name="ro8" style:family="table-row">
      <style:table-row-properties style:row-height="2.06cm" fo:break-before="auto" style:use-optimal-row-height="true"/>
    </style:style>
    <style:style style:name="ro9" style:family="table-row">
      <style:table-row-properties style:row-height="7.331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1.252cm" fo:break-before="auto" style:use-optimal-row-height="true"/>
    </style:style>
    <style:style style:name="ro12" style:family="table-row">
      <style:table-row-properties style:row-height="2.868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2.464cm" fo:break-before="auto" style:use-optimal-row-height="true"/>
    </style:style>
    <style:style style:name="ro15" style:family="table-row">
      <style:table-row-properties style:row-height="4.888cm" fo:break-before="auto" style:use-optimal-row-height="true"/>
    </style:style>
    <style:style style:name="ro16" style:family="table-row">
      <style:table-row-properties style:row-height="0.848cm" fo:break-before="auto" style:use-optimal-row-height="true"/>
    </style:style>
    <style:style style:name="ro17" style:family="table-row">
      <style:table-row-properties style:row-height="42.524cm" fo:break-before="auto" style:use-optimal-row-height="true"/>
    </style:style>
    <style:style style:name="ro18" style:family="table-row">
      <style:table-row-properties style:row-height="5.715cm" fo:break-before="auto" style:use-optimal-row-height="true"/>
    </style:style>
    <style:style style:name="ro19" style:family="table-row">
      <style:table-row-properties style:row-height="10.56cm" fo:break-before="auto" style:use-optimal-row-height="true"/>
    </style:style>
    <style:style style:name="ro20" style:family="table-row">
      <style:table-row-properties style:row-height="16.235cm" fo:break-before="auto" style:use-optimal-row-height="true"/>
    </style:style>
    <style:style style:name="ro21" style:family="table-row">
      <style:table-row-properties style:row-height="3.676cm" fo:break-before="auto" style:use-optimal-row-height="true"/>
    </style:style>
    <style:style style:name="ro22" style:family="table-row">
      <style:table-row-properties style:row-height="1.656cm" fo:break-before="auto" style:use-optimal-row-height="true"/>
    </style:style>
    <style:style style:name="ro23" style:family="table-row">
      <style:table-row-properties style:row-height="7.735cm" fo:break-before="auto" style:use-optimal-row-height="true"/>
    </style:style>
    <style:style style:name="ro24" style:family="table-row">
      <style:table-row-properties style:row-height="17.447cm" fo:break-before="auto" style:use-optimal-row-height="true"/>
    </style:style>
    <style:style style:name="ro25" style:family="table-row">
      <style:table-row-properties style:row-height="6.523cm" fo:break-before="auto" style:use-optimal-row-height="true"/>
    </style:style>
    <style:style style:name="ro26" style:family="table-row">
      <style:table-row-properties style:row-height="12.984cm" fo:break-before="auto" style:use-optimal-row-height="true"/>
    </style:style>
    <style:style style:name="ro27" style:family="table-row">
      <style:table-row-properties style:row-height="25.94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office:automatic-styles>
  <office:body>
    <office:spreadsheet>
      <table:calculation-settings table:automatic-find-labels="false" table:use-regular-expressions="false" table:use-wildcards="true"/>
      <table:table table:name="input_1_sent_finale_v2"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4" table:default-cell-style-name="Default"/>
        <table:table-column table:style-name="co41" table:default-cell-style-name="Default"/>
        <table:table-column table:style-name="co40" table:default-cell-style-name="Default"/>
        <table:table-column table:style-name="co42" table:default-cell-style-name="Default"/>
        <table:table-column table:style-name="co40"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0" table:number-columns-repeated="2" table:default-cell-style-name="Default"/>
        <table:table-column table:style-name="co47" table:default-cell-style-name="Default"/>
        <table:table-column table:style-name="co40" table:number-columns-repeated="3" table:default-cell-style-name="Default"/>
        <table:table-column table:style-name="co48" table:default-cell-style-name="Default"/>
        <table:table-column table:style-name="co49" table:default-cell-style-name="Default"/>
        <table:table-column table:style-name="co40"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0"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row table:style-name="ro1">
          <table:table-cell office:value-type="string" calcext:value-type="string">
            <text:p>user_id</text:p>
          </table:table-cell>
          <table:table-cell office:value-type="string" calcext:value-type="string">
            <text:p>favorite_count</text:p>
          </table:table-cell>
          <table:table-cell office:value-type="string" calcext:value-type="string">
            <text:p>total_args</text:p>
          </table:table-cell>
          <table:table-cell office:value-type="string" calcext:value-type="string">
            <text:p>ANIMALI OR CUCCIOLI OR PICCOLI AND PRESI OR PORTATI</text:p>
          </table:table-cell>
          <table:table-cell office:value-type="string" calcext:value-type="string">
            <text:p>GUERRA AND UCRAINA</text:p>
          </table:table-cell>
          <table:table-cell office:value-type="string" calcext:value-type="string">
            <text:p>SOSTENIBILITà OR AUTO_ELETTRICHE OR AUTO_ELETTRICA</text:p>
          </table:table-cell>
          <table:table-cell office:value-type="string" calcext:value-type="string">
            <text:p>VACCINI OR VAX OR NO_VAX OR SI_VAX</text:p>
          </table:table-cell>
          <table:table-cell office:value-type="string" calcext:value-type="string">
            <text:p>FRATELLI AND ITALIA OR FDI</text:p>
          </table:table-cell>
          <table:table-cell office:value-type="string" calcext:value-type="string">
            <text:p>FABIO_FAZIO OR FAZIO OR CHE_TEMPO_CHE_FA OR CHE_TEMPO_CHE_FU</text:p>
          </table:table-cell>
          <table:table-cell office:value-type="string" calcext:value-type="string">
            <text:p>EUROVISION</text:p>
          </table:table-cell>
          <table:table-cell office:value-type="string" calcext:value-type="string">
            <text:p>MISURE_ANTI_COVID OR MISURE_ANTICOVID OR GREENPASS OR GREEN_PASS OR TAMPONI</text:p>
          </table:table-cell>
          <table:table-cell office:value-type="string" calcext:value-type="string">
            <text:p>LGBT OR LGBTQ OR LGBTQI OR LGBTQIA OR LGBTQIA+ OR LGBTQ+ OR LGBTQI+</text:p>
          </table:table-cell>
          <table:table-cell office:value-type="string" calcext:value-type="string">
            <text:p>GIORGIA_MELONI OR MELONI</text:p>
          </table:table-cell>
          <table:table-cell office:value-type="string" calcext:value-type="string">
            <text:p>CARLO_ROVELLI OR ROVELLI</text:p>
          </table:table-cell>
          <table:table-cell office:value-type="string" calcext:value-type="string">
            <text:p>IKRAM_JARMOUNI OR JARMOUNI</text:p>
          </table:table-cell>
          <table:table-cell office:value-type="string" calcext:value-type="string">
            <text:p>RAZZISMO OR RAZZISTA</text:p>
          </table:table-cell>
          <table:table-cell office:value-type="string" calcext:value-type="string">
            <text:p>FEMMINISMO OR VIOLENZA_SULLE_DONNE OR FEMMINICIDIO</text:p>
          </table:table-cell>
          <table:table-cell office:value-type="string" calcext:value-type="string">
            <text:p>MATTEO_SALVINI OR SALVINI</text:p>
          </table:table-cell>
          <table:table-cell office:value-type="string" calcext:value-type="string">
            <text:p>GIOVANI OR RAGAZZI OR UNIVERSITARI OR STUDENTI AND AFFITTI OR TENDA OR TENDE</text:p>
          </table:table-cell>
          <table:table-cell office:value-type="string" calcext:value-type="string">
            <text:p>OMOFOBIA OR OMOFOBO</text:p>
          </table:table-cell>
          <table:table-cell office:value-type="string" calcext:value-type="string">
            <text:p>ALLUVIONE OR ALLUVIONI AND EMILIA OR ROMAGNA OR EMILIA ROMAGNA OR EMILIA-ROMAGNA</text:p>
          </table:table-cell>
          <table:table-cell office:value-type="string" calcext:value-type="string">
            <text:p>CAMBIAMENTO OR CAMBIAMENTI AND CLIMATICO OR CLIMATICI</text:p>
          </table:table-cell>
          <table:table-cell office:value-type="string" calcext:value-type="string">
            <text:p>ATTIVISTI OR ATTIVISTE AND AMBIENTALI OR AMBIENTALISTI OR AMBIENTALISTE OR CLIMATICI <text:s/>OR ULTIMA_GENERAZIONE</text:p>
          </table:table-cell>
          <table:table-cell office:value-type="string" calcext:value-type="string">
            <text:p>LAVORO AND GIOVANI OR GIOVANILE OR RAGAZZI OR RAGAZZE</text:p>
          </table:table-cell>
          <table:table-cell office:value-type="string" calcext:value-type="string">
            <text:p>POLIZIA AND VIOLENZA OR MANGANELLO OR MANGANELLATE OR SPRAY_AL_PEPERONCINO</text:p>
          </table:table-cell>
          <table:table-cell office:value-type="string" calcext:value-type="string">
            <text:p>ROCCELLA OR LAGIOIA OR MONTARULI</text:p>
          </table:table-cell>
          <table:table-cell office:value-type="string" calcext:value-type="string">
            <text:p>ATTACCO OR ATTACCATI AND GIORNALISTI</text:p>
          </table:table-cell>
          <table:table-cell office:value-type="string" calcext:value-type="string">
            <text:p>G7</text:p>
          </table:table-cell>
          <table:table-cell office:value-type="string" calcext:value-type="string">
            <text:p>ALBERTO_ANGELA OR DIVULGAZIONE_SCIENTIFICA</text:p>
          </table:table-cell>
          <table:table-cell office:value-type="string" calcext:value-type="string">
            <text:p>CEMENTIFICAZIONE OR OVIDIO_MARRAS</text:p>
          </table:table-cell>
          <table:table-cell office:value-type="string" calcext:value-type="string">
            <text:p>FAMIGLIA_TRADIZIONALE</text:p>
          </table:table-cell>
          <table:table-cell office:value-type="string" calcext:value-type="string">
            <text:p>FIORAVANTI OR VALERIO_FIORAVANTI OR STRAGE_DI_BOLOGNA</text:p>
          </table:table-cell>
          <table:table-cell office:value-type="string" calcext:value-type="string">
            <text:p>2_GIUGNO OR FESTA_DELLA_REPUBBLICA</text:p>
          </table:table-cell>
          <table:table-cell office:value-type="string" calcext:value-type="string">
            <text:p>MES OR MECCANISMO_EUROPEO_DI_STABILITà</text:p>
          </table:table-cell>
          <table:table-cell office:value-type="string" calcext:value-type="string">
            <text:p>SALUTO_ROMANO OR DECIMA_MAS OR XMAS OR X_MAS</text:p>
          </table:table-cell>
          <table:table-cell office:value-type="string" calcext:value-type="string">
            <text:p>MASSIMO_ZEN OR LEGITTIMA_DIFESA AND UCCISO OR UCCIDERE</text:p>
          </table:table-cell>
          <table:table-cell office:value-type="string" calcext:value-type="string">
            <text:p>ABORTO OR INTERRUZIONE_DI_GRAVIDANZA</text:p>
          </table:table-cell>
          <table:table-cell office:value-type="string" calcext:value-type="string">
            <text:p>ANIMALI OR CUCCIOLI OR PICCOLI AND PRESI OR PORTATI object_all</text:p>
          </table:table-cell>
          <table:table-cell office:value-type="string" calcext:value-type="string">
            <text:p>GUERRA AND UCRAINA object_all</text:p>
          </table:table-cell>
          <table:table-cell office:value-type="string" calcext:value-type="string">
            <text:p>SOSTENIBILITà OR AUTO_ELETTRICHE OR AUTO_ELETTRICA object_all</text:p>
          </table:table-cell>
          <table:table-cell office:value-type="string" calcext:value-type="string">
            <text:p>VACCINI OR VAX OR NO_VAX OR SI_VAX object_all</text:p>
          </table:table-cell>
          <table:table-cell office:value-type="string" calcext:value-type="string">
            <text:p>FRATELLI AND ITALIA OR FDI object_all</text:p>
          </table:table-cell>
          <table:table-cell office:value-type="string" calcext:value-type="string">
            <text:p>FABIO_FAZIO OR FAZIO OR CHE_TEMPO_CHE_FA OR CHE_TEMPO_CHE_FU object_all</text:p>
          </table:table-cell>
          <table:table-cell office:value-type="string" calcext:value-type="string">
            <text:p>EUROVISION object_all</text:p>
          </table:table-cell>
          <table:table-cell office:value-type="string" calcext:value-type="string">
            <text:p>MISURE_ANTI_COVID OR MISURE_ANTICOVID OR GREENPASS OR GREEN_PASS OR TAMPONI object_all</text:p>
          </table:table-cell>
          <table:table-cell office:value-type="string" calcext:value-type="string">
            <text:p>LGBT OR LGBTQ OR LGBTQI OR LGBTQIA OR LGBTQIA+ OR LGBTQ+ OR LGBTQI+ object_all</text:p>
          </table:table-cell>
          <table:table-cell office:value-type="string" calcext:value-type="string">
            <text:p>GIORGIA_MELONI OR MELONI object_all</text:p>
          </table:table-cell>
          <table:table-cell office:value-type="string" calcext:value-type="string">
            <text:p>CARLO_ROVELLI OR ROVELLI object_all</text:p>
          </table:table-cell>
          <table:table-cell office:value-type="string" calcext:value-type="string">
            <text:p>IKRAM_JARMOUNI OR JARMOUNI object_all</text:p>
          </table:table-cell>
          <table:table-cell office:value-type="string" calcext:value-type="string">
            <text:p>RAZZISMO OR RAZZISTA object_all</text:p>
          </table:table-cell>
          <table:table-cell office:value-type="string" calcext:value-type="string">
            <text:p>FEMMINISMO OR VIOLENZA_SULLE_DONNE OR FEMMINICIDIO object_all</text:p>
          </table:table-cell>
          <table:table-cell office:value-type="string" calcext:value-type="string">
            <text:p>MATTEO_SALVINI OR SALVINI object_all</text:p>
          </table:table-cell>
          <table:table-cell office:value-type="string" calcext:value-type="string">
            <text:p>GIOVANI OR RAGAZZI OR UNIVERSITARI OR STUDENTI AND AFFITTI OR TENDA OR TENDE object_all</text:p>
          </table:table-cell>
          <table:table-cell office:value-type="string" calcext:value-type="string">
            <text:p>OMOFOBIA OR OMOFOBO object_all</text:p>
          </table:table-cell>
          <table:table-cell office:value-type="string" calcext:value-type="string">
            <text:p>ALLUVIONE OR ALLUVIONI AND EMILIA OR ROMAGNA OR EMILIA ROMAGNA OR EMILIA-ROMAGNA object_all</text:p>
          </table:table-cell>
          <table:table-cell office:value-type="string" calcext:value-type="string">
            <text:p>CAMBIAMENTO OR CAMBIAMENTI AND CLIMATICO OR CLIMATICI object_all</text:p>
          </table:table-cell>
          <table:table-cell office:value-type="string" calcext:value-type="string">
            <text:p>ATTIVISTI OR ATTIVISTE AND AMBIENTALI OR AMBIENTALISTI OR AMBIENTALISTE OR CLIMATICI <text:s/>OR ULTIMA_GENERAZIONE object_all</text:p>
          </table:table-cell>
          <table:table-cell office:value-type="string" calcext:value-type="string">
            <text:p>LAVORO AND GIOVANI OR GIOVANILE OR RAGAZZI OR RAGAZZE object_all</text:p>
          </table:table-cell>
          <table:table-cell office:value-type="string" calcext:value-type="string">
            <text:p>POLIZIA AND VIOLENZA OR MANGANELLO OR MANGANELLATE OR SPRAY_AL_PEPERONCINO object_all</text:p>
          </table:table-cell>
          <table:table-cell office:value-type="string" calcext:value-type="string">
            <text:p>ROCCELLA OR LAGIOIA OR MONTARULI object_all</text:p>
          </table:table-cell>
          <table:table-cell office:value-type="string" calcext:value-type="string">
            <text:p>ATTACCO OR ATTACCATI AND GIORNALISTI object_all</text:p>
          </table:table-cell>
          <table:table-cell office:value-type="string" calcext:value-type="string">
            <text:p>G7 object_all</text:p>
          </table:table-cell>
          <table:table-cell office:value-type="string" calcext:value-type="string">
            <text:p>ALBERTO_ANGELA OR DIVULGAZIONE_SCIENTIFICA object_all</text:p>
          </table:table-cell>
          <table:table-cell office:value-type="string" calcext:value-type="string">
            <text:p>CEMENTIFICAZIONE OR OVIDIO_MARRAS object_all</text:p>
          </table:table-cell>
          <table:table-cell office:value-type="string" calcext:value-type="string">
            <text:p>FAMIGLIA_TRADIZIONALE object_all</text:p>
          </table:table-cell>
          <table:table-cell office:value-type="string" calcext:value-type="string">
            <text:p>FIORAVANTI OR VALERIO_FIORAVANTI OR STRAGE_DI_BOLOGNA object_all</text:p>
          </table:table-cell>
          <table:table-cell office:value-type="string" calcext:value-type="string">
            <text:p>2_GIUGNO OR FESTA_DELLA_REPUBBLICA object_all</text:p>
          </table:table-cell>
          <table:table-cell office:value-type="string" calcext:value-type="string">
            <text:p>MES OR MECCANISMO_EUROPEO_DI_STABILITà object_all</text:p>
          </table:table-cell>
          <table:table-cell office:value-type="string" calcext:value-type="string">
            <text:p>SALUTO_ROMANO OR DECIMA_MAS OR XMAS OR X_MAS object_all</text:p>
          </table:table-cell>
          <table:table-cell office:value-type="string" calcext:value-type="string">
            <text:p>MASSIMO_ZEN OR LEGITTIMA_DIFESA AND UCCISO OR UCCIDERE object_all</text:p>
          </table:table-cell>
          <table:table-cell office:value-type="string" calcext:value-type="string">
            <text:p>ABORTO OR INTERRUZIONE_DI_GRAVIDANZA object_all</text:p>
          </table:table-cell>
        </table:table-row>
        <table:table-row table:style-name="ro2">
          <table:table-cell office:value-type="string" calcext:value-type="string">
            <text:p>1392726045082767360</text:p>
          </table:table-cell>
          <table:table-cell office:value-type="float" office:value="1879" calcext:value-type="float">
            <text:p>1879</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NA</text:p>
          </table:table-cell>
          <table:table-cell office:value-type="string" calcext:value-type="string">
            <text:p>Cos’è il genio?</text:p>
            <text:p/>
            <text:p>Imporre auto elettriche e case green per frenare il cambiamento climatico (l’uomo ha un scarso impatto su questo fenomeno e, peraltro, i Paesi che producono più inquinamento continueranno su questa rotta) e poi non agire sul dissesto idrogeologico.</text:p>
            <text:p>#EmiliaRomagna… https://t.co/2jU4jHHk8I https://t.co/z94SezNd2w           Questa volta il #CambiamentoClimatico non è usato solo come guerra psicologica per spingere il business del green (auto elettriche, riconversione delle case, industria del cibo sintetico e degli insetti) ma pure per censurare le responsabilità della giunte rosse della Regione… https://t.co/5DaiUkKyRr Qual è il colmo per un’auto elettrica?</text:p>
            <text:p/>
            <text:p>L’autocombustione causata da un evento meteo estremo a sua volta causato dal “cambiamento climatico di origine antropica”.</text:p>
            <text:p/>
            <text:p>N.B. “I Vigili del Fuoco hanno provato in tutti i modi a spegnere le fiamme che provenivano dalla vettura ma è stata… https://t.co/603tlHh4DW https://t.co/QZQGM9Y7go</text:p>
          </table:table-cell>
          <table:table-cell office:value-type="string" calcext:value-type="string">
            <text:p>Perché dem e grillini si oppongono alla commissione d’inchiesta Covid? Cosa hanno da temere? In fondo, andò tutto bene, no?</text:p>
            <text:p/>
            <text:p>https://t.co/vqQjyJav99</text:p>
          </table:table-cell>
          <table:table-cell office:value-type="string" calcext:value-type="string">
            <text:p>NA</text:p>
          </table:table-cell>
          <table:table-cell office:value-type="string" calcext:value-type="string">
            <text:p>#FabioFazio non è stato epurato: ha semplicemente seguito i soldi </text:p>
            <text:p/>
            <text:p>Ancora prima dell’insediamento dei nuovi vertici #Rai, Fazio ha firmato il contratto con Discovery che gli garantirà un aumento del compenso, da 1,6 milioni di euro all’anno a 2,5 milioni. https://t.co/yKym4ne9W6</text:p>
          </table:table-cell>
          <table:table-cell office:value-type="string" calcext:value-type="string">
            <text:p>NA</text:p>
          </table:table-cell>
          <table:table-cell office:value-type="string" calcext:value-type="string">
            <text:p>L’ex direttore generale della Prevenzione al ministero della Salute, Gianni Rezza: il green pass non serviva a niente.</text:p>
            <text:p>@RicoAlessandro https://t.co/NsZGLX7MFX</text:p>
          </table:table-cell>
          <table:table-cell office:value-type="string" calcext:value-type="string">
            <text:p>5 calciatori, tutti di fede musulmana, si sono rifiutati di indossare la maglia arcobaleno.</text:p>
            <text:p/>
            <text:p>https://t.co/uCOtCsadoG      Ma #Trudeau, che si preoccupa dei diritti Lgbt in Italia, è lo stesso che aveva bloccato i conti correnti delle persone che manifestavano contro l’imposizione del vaccino? Ma #Trudeau, che si preoccupa dei diritti Lgbt in Italia, è lo stesso che aveva bloccato i conti correnti delle persone che manifestavano contro l’imposizione del vaccino? Esistono solo due generi: così ha risposto il 71% degli americani </text:p>
            <text:p/>
            <text:p>L'opinione pubblica americana è molto meno condizionata di quanto si possa immaginare dalla propaganda della lobby Lgbt. </text:p>
            <text:p>@valeriosavio </text:p>
            <text:p/>
            <text:p>https://t.co/l82P1YoGSK Per Maria Sofia Federico, attivista Lgbt e “creator” di OnlyFans, l’incesto va normalizzato.</text:p>
            <text:p/>
            <text:p>N.B. È lo stesso canale che ieri ha ospitato @DavidPuente, il quale ha sostenuto che lui fa peer-review. </text:p>
            <text:p>Come?</text:p>
            <text:p>Facendo rivedere i suoi fact-checker a due colleghi del team. https://t.co/VeSCahOJRA Il teorico Lgbt #MarioMieli, nel libro "Elementi di critica omosessuale", scrisse: "Noi, sì, possiamo amare i bambini. Possiamo desiderarli eroticamente rispondendo alla loro voglia di Eros, possiamo cogliere a viso e a braccia aperte la sensualità inebriante che profondono,… https://t.co/NXvfcU1ktN https://t.co/u7eUwumvL8 Le proteste anti Lgbt stanno aumentando negli USA</text:p>
            <text:p/>
            <text:p>Nel Maryland, ieri, i genitori musulmani e cristiani si sono riuniti per protestare contro il consiglio scolastico della contea di Montgomery: chiedono lo stop dei libri Lgbt a scuola </text:p>
            <text:p>#PrideMonth https://t.co/lfz1h6oWFL</text:p>
          </table:table-cell>
          <table:table-cell office:value-type="string" calcext:value-type="string">
            <text:p>Sommersa da insulti e minacce dopo gli apprezzamenti alla #Meloni, #Arisa annuncia che non parteciperà al #pride su consiglio degli organizzatori.</text:p>
            <text:p/>
            <text:p>È questa la libertà auspicata dalla comunità Lgbt @ZanAlessandro? https://t.co/yGqWMqzI0R</text:p>
          </table:table-cell>
          <table:table-cell office:value-type="string" calcext:value-type="string">
            <text:p>Chi voleva escludere #Rovelli dalla Fiera del libro di Francoforte è Ricardo Franco Levi, due volte deputato (Ulivo e #Pd) e già sottosegretario di Stato alla presidenza del consiglio dei ministri con delega all'informazione e all'editoria nel secondo governo #Prodi.</text:p>
            <text:p/>
            <text:p>Ohibò!… https://t.co/QgJihVefs5 https://t.co/63Tj189KNo</text:p>
          </table:table-cell>
          <table:table-cell office:value-type="string" calcext:value-type="string">
            <text:p>NA</text:p>
          </table:table-cell>
          <table:table-cell office:value-type="string" calcext:value-type="string">
            <text:p>Emergenza freddo, emergenza caldo, emergenza siccità, emergenza maltempo, emergenza virus vari (che fine ha fatto il vaiolo delle scimmie?), emergenza razzismo, emergenza omofobia, emergenza fascismo, emergenza pizza…</text:p>
            <text:p/>
            <text:p>Però l’emergenza sicurezza nelle città italiane è solo una… https://t.co/C9kH0utNSv https://t.co/FxQ1Nk4Vws  Questa volta, le femministe si schiereranno dalla parte della donna nigeriana che ha subito la violenza o taceranno per non fomentare il razzismo contro l’immigrato? https://t.co/zDcImPDT4y</text:p>
          </table:table-cell>
          <table:table-cell office:value-type="string" calcext:value-type="string">
            <text:p>Da cosa è causata la denatalità in Italia?</text:p>
            <text:p/>
            <text:p>👉assenza di sostegno economico alle famiglie</text:p>
            <text:p>👉femminismo che ha svilito il ruolo delle madri e ha parlato dei figli come un peso</text:p>
            <text:p>👉ideologia gender che ha instillato confusione nelle giovani generazioni</text:p>
            <text:p/>
            <text:p>La sinistra, tempio del… https://t.co/fJcXfIItSt  Dall’inizio del 2023, secondo il portale “Femminicidio Italia”, il 44% (7 su 16) dei femminicidi è stato commesso da stranieri, l’8,5% della popolazione residente. </text:p>
            <text:p/>
            <text:p>Però, le femministe si indignano solo quando l’assassino è un italiano mentre censurano la notizia quando è… https://t.co/b8DR7ViGIT https://t.co/0vYQw89zue</text:p>
          </table:table-cell>
          <table:table-cell office:value-type="string" calcext:value-type="string">
            <text:p>NA</text:p>
          </table:table-cell>
          <table:table-cell office:value-type="string" calcext:value-type="string">
            <text:p>Fino allo scorso anno, con il #Pd al governo, gli affitti per gli studenti erano economici?</text:p>
            <text:p/>
            <text:p>Ricorda un po’ il terrorista Cospito che, al 41 bis da maggio 2022, ha iniziato lo sciopero della fame a ottobre.</text:p>
            <text:p>@Libero_official https://t.co/uE6NKL2Rc1 Magliette di Emergency e Mediterranea: è una protesta di universitari per il caro affitti o un raduno di “salvatori di #migranti”? https://t.co/c2p6AYf1kT</text:p>
          </table:table-cell>
          <table:table-cell office:value-type="string" calcext:value-type="string">
            <text:p>All’Atlas College, nella città di Genk in Belgio, una campagna di sensibilizzazione sull'omofobia è stata bruscamente interrotta da un gruppo di studenti musulmani che gridavano “Allah Akbar”, sputando sulla bandiera Lgbt. https://t.co/8lccoXXijC</text:p>
          </table:table-cell>
          <table:table-cell office:value-type="string" calcext:value-type="string">
            <text:p>Mentre i volontari puliscono ancora il fango in #EmiliaRomagna, eco gretini tentano di imbrattare nuovamente Palazzo Madama.</text:p>
            <text:p/>
            <text:p>Un teatrino per spostare l’attenzione dalla responsabilità dell’#alluvione in Emilia-Romagna. </text:p>
            <text:p> https://t.co/uW2XXAhZVB</text:p>
          </table:table-cell>
          <table:table-cell office:value-type="string" calcext:value-type="string">
            <text:p>#GretaThunberg ha cancellato questo tweet di 5 anni fa dove scrisse: “Un importante scienziato del clima avverte che il cambiamento climatico spazzerà via tutta l'umanità a meno che non smettiamo di usare combustibili fossili nei prossimi cinque anni”</text:p>
            <text:p/>
            <text:p>Forse la previsione… https://t.co/Q1DFUZHadb https://t.co/ZSyjptP9U0     Francesca Giordano, ricercatrice dell’Ispra: "Dare la colpa solo al #cambiamentoclimatico è un modo per non volerci prendere la responsabilità di quanto sta accadendo"</text:p>
            <text:p>#alluvione #EmiliaRomagna </text:p>
            <text:p/>
            <text:p>https://t.co/D0jIiqrMLd  Siamo minacciati dal cambiamento climatico che produce eventi estremi ma i fondi anti dissesto idrogeologico non vengono utilizzati? https://t.co/XKX6AdJ1Es In Piemonte, è caduta la stessa quantità di pioggia dell’#EmiliaRomagna.</text:p>
            <text:p/>
            <text:p>Però, il cambiamento climatico non ha causato alcuna #alluvione… </text:p>
            <text:p/>
            <text:p> https://t.co/jKVOb0sca7    Con il territorio devastato dall’alluvione, la Regione #EmiliaRomagna di #Bonaccini ha stanziato 1,5 milioni di euro all’Africa anche per contrastare i “cambiamenti climatici”. https://t.co/cZ6uwHLED5 Il miglior esempio dell’ipocrisia degli eco gretini è #LeonardoDiCaprio: finanzia le Ong che combattono il cambiamento climatico, scatta selfie con #GretaThunberg e poi gira il mondo su un jet privato. https://t.co/QjkXailANL</text:p>
          </table:table-cell>
          <table:table-cell office:value-type="string" calcext:value-type="string">
            <text:p>Bjork Ruggeri (Ultima Generazione) “Il cibo non sta più crescendo”</text:p>
            <text:p/>
            <text:p>Salvate questi ragazzi dalle figuracce in diretta televisiva. https://t.co/3f1NoezEi0 Ma quali "guerrieri del clima", dietro a #UltimaGenerazione i soldi degli eredi di petrolieri e dell'establishment hollywoodiano più danaroso, che pagano per influenzare un'agenda politica fanatizzando un piccolo esercito di invasati.</text:p>
            <text:p/>
            <text:p>https://t.co/sI2XuZepfL    Il cancelliere Olaf Scholz: “Sono completamente pazzi e sono fuori dalla legge. È sotto gli occhi di tutti che #UltimaGenerazione commette ripetutamente crimini”</text:p>
            <text:p> </text:p>
            <text:p>Ora è caccia ai finanziatori di Ultima Generazione.</text:p>
            <text:p>https://t.co/QDr3pJWCyg</text:p>
          </table:table-cell>
          <table:table-cell table:number-columns-repeated="2" office:value-type="string" calcext:value-type="string">
            <text:p>NA</text:p>
          </table:table-cell>
          <table:table-cell office:value-type="string" calcext:value-type="string">
            <text:p>Attivisti di Extinction Rebellion e femministe di Non una di meno hanno fatto irruzione al #SaloneDelLibro perché volevano impedire la presentazione del libro del ministro #Roccella che ha dichiarato: “Il direttore del Salone (Nicola Lagioia) non solo non trova il modo di dire… https://t.co/Kc28qG18cx https://t.co/Gw7a2cUobl Pensate cosa sarebbe successo se qualcuno avesse cercato di impedire la presentazione del libro della Murgia…  </text:p>
            <text:p>#SaloneDelLibro #Roccella Impedire al ministro #Roccella di presentare il suo libro è “libertà”.</text:p>
            <text:p/>
            <text:p>Urlare all’immunologa Viola che i televirologi hanno mentire sugli effetti del vaccino è “aggressione”.</text:p>
            <text:p/>
            <text:p>Il mondo visto con gli occhi de #LaStampa https://t.co/QqapjYH4CZ</text:p>
          </table:table-cell>
          <table:table-cell table:number-columns-repeated="4" office:value-type="string" calcext:value-type="string">
            <text:p>NA</text:p>
          </table:table-cell>
          <table:table-cell office:value-type="string" calcext:value-type="string">
            <text:p>Come spiegare la distruzione della civiltà occidentale con le armi del regime liberale a un alieno?</text:p>
            <text:p/>
            <text:p>Bastano tre post.</text:p>
            <text:p/>
            <text:p>“Fetida e bastarda cultura patriarcale” @PBerizzi</text:p>
            <text:p/>
            <text:p>“Modello in decomposizione che chiamiamo famiglia tradizionale” @SalamidaFabio </text:p>
            <text:p/>
            <text:p>“I maschi etero hanno… https://t.co/dhNradgdkV https://t.co/EVEt9oUFuz</text:p>
          </table:table-cell>
          <table:table-cell office:value-type="string" calcext:value-type="string">
            <text:p>NA</text:p>
          </table:table-cell>
          <table:table-cell office:value-type="string" calcext:value-type="string">
            <text:p>Scontro tra giornalisti di #Repubblica sul “saluto romano” alla parata del 2 giugno</text:p>
            <text:p/>
            <text:p>“Se i giornalisti progressisti fossero così puntigliosi per ogni singola minchiata che SCRIVIAMO sui nostri giornali, la carta finirebbe in un amen”, @bravimabasta ammette ciò che ormai è… https://t.co/KwO3GKOcgc https://t.co/D8DMWqBWNz</text:p>
          </table:table-cell>
          <table:table-cell office:value-type="string" calcext:value-type="string">
            <text:p>NA</text:p>
          </table:table-cell>
          <table:table-cell office:value-type="string" calcext:value-type="string">
            <text:p>Cazzarola @PBerizzi, altra figura di palta: non è un “saluto romano” ma il comando “Attenti” per il saluto alle autorità che viene dato ogni anno. </text:p>
            <text:p/>
            <text:p>Ti eri imboscato per la leva? https://t.co/jclT8tYDBI Chi altri poteva confondere un comando militare che si fa ogni anno con il “saluto romano” per blaterare sul ritorno del fascismo e per buttare un po’ di fango sul presidente @Ignazio_LaRussa?</text:p>
            <text:p/>
            <text:p>Ovviamente @KelleddaMurgia https://t.co/OdjE92LoUW In una sola settimana, quelli bravi delll’intellighenzia di sinistra</text:p>
            <text:p/>
            <text:p>👉hanno scambiato un palo con una telecamera per una forca</text:p>
            <text:p>👉hanno confuso un comando militare per il saluto romano </text:p>
            <text:p>👉hanno strumentalizzato un mostruoso duplice omicidio per demonizzare la famiglia… https://t.co/3pLLsXcPUF https://t.co/uubz1V8xIa Cazzarola, a @PBerizzi e a @KelleddaMurgia è sfuggito il “saluto romano” delle crocerossine. </text:p>
            <text:p/>
            <text:p>Quindi, non sono “fascisti” solo gli uomini del GOI? https://t.co/BVGEcSe7VU</text:p>
          </table:table-cell>
          <table:table-cell table:number-columns-repeated="2" office:value-type="string" calcext:value-type="string">
            <text:p>NA</text:p>
          </table:table-cell>
        </table:table-row>
        <table:table-row table:style-name="ro3">
          <table:table-cell office:value-type="string" calcext:value-type="string">
            <text:p>900766265245130753</text:p>
          </table:table-cell>
          <table:table-cell office:value-type="float" office:value="1761" calcext:value-type="float">
            <text:p>1761</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2" office:value-type="string" calcext:value-type="string">
            <text:p>NA</text:p>
          </table:table-cell>
          <table:table-cell office:value-type="string" calcext:value-type="string">
            <text:p>Ma quali cappotti termici e auto elettriche: si usino le risorse per raccogliere l’acqua piovana e convogliarla dove serve.</text:p>
            <text:p> https://t.co/9nYmqqfGpN Ma quali cappotti termici e auto elettriche: si usino le risorse per raccogliere l’acqua piovana e convogliarla dove serve.</text:p>
            <text:p> https://t.co/9nYmqqfGpN</text:p>
          </table:table-cell>
          <table:table-cell office:value-type="string" calcext:value-type="string">
            <text:p>Il medico elogiato da Robert Malone (uno dei padri dell’mRna) in un convegno all’Europarlamento: «Si potevano salvare 190.000 vite, ma per ottenere il via libera ai vaccini bisognava dire che non esistevano trattamenti». https://t.co/kmjZoffgWf    Le carte di «Fuori dal coro»: Gianni Rezza sapeva dall’Aifa degli inoculati infettati, ma nessuno intervenne. E sulle dosi agli adolescenti l’Agenzia era titubante. https://t.co/73CwLDSItX I dem lasciano l’aula in cui si è votato per istituire l’organismo che indagherà sulla gestione della pandemia, con scuse risibili: «La destra strizza l’occhio ai no vax e assolve la Lombardia».  https://t.co/lWJMnpDsXQ      #LaVeritàdioggi </text:p>
            <text:p/>
            <text:p>«100.000 morti in più durante i vaccini». Maxi studio chiede di chiarire le cause</text:p>
            <text:p/>
            <text:p>🗞️ Ballottaggi, Conte e Schlein rischiano grosso</text:p>
            <text:p>🗞️ I presidi si destano: il Pnrr a scuola non serve</text:p>
            <text:p>🗞️ Le follie progressiste creano i primi pentiti vip</text:p>
            <text:p/>
            <text:p>https://t.co/ywWcjUyacQ https://t.co/8byGEl7gAQ Il commissario Ue snobba i dati ma una ricerca registra grave anomalia in Germania: picchi di decessi imprevisti nel '21 e nel '22 in coincidenza con le campagne di immunizzazione. Gli scienziati: approfondire eventuali nessi con iniezioni</text:p>
            <text:p/>
            <text:p>@ricoalessandro https://t.co/W2qVrwr4tx</text:p>
          </table:table-cell>
          <table:table-cell office:value-type="string" calcext:value-type="string">
            <text:p>NA</text:p>
          </table:table-cell>
          <table:table-cell office:value-type="string" calcext:value-type="string">
            <text:p>Dopo anni di prediche a suon di buonismo militante, lo showman, in fuga verso Nove, fa la vittima. Col giro di vite, la tv di Stato si libera pure della Littizzetto. In bilico Damilano e Annunziata. . https://t.co/UiDW4BtBgZ  Altro che perseguitato: da mamma Rai, Fabio Fazio è stato solo beneficato con un pacco di soldi. E anche adesso che se ne va con l’aureola del martire in testa, l’addio è compensato da un’altra montagna di quattrini.</text:p>
            <text:p/>
            <text:p>@belpietrotweet https://t.co/g25jx1Pcnr Mentre Fabio Fazio si finge martire, gli orfani delle ospitate frignano E, dopo decenni di prediche monocolore, cianciano di censura.</text:p>
            <text:p>@gandolag https://t.co/K7ya8ERkkr  Dopo essersi strappati i capelli per l’addio alla Rai di Fabio Fazio e Lucia Annunziata, i paladini della libertà di stampa di colpo perdono la parola sulla nostra inchiesta che ha svelato i rapporti fra informazione, servizi e logge. https://t.co/g2rEWWYMtJ</text:p>
          </table:table-cell>
          <table:table-cell office:value-type="string" calcext:value-type="string">
            <text:p>NA</text:p>
          </table:table-cell>
          <table:table-cell office:value-type="string" calcext:value-type="string">
            <text:p>L’ipocrisia dell’università: nessuno ha difeso il diritto allo studio dei non vaccinati. E il Pd applaude quelli che considerava untori.</text:p>
            <text:p/>
            <text:p>@ricoalessandro https://t.co/BMsqMjXylR      #LaVeritàdioggi </text:p>
            <text:p/>
            <text:p>Fermate la fiera dell’utero in affitto</text:p>
            <text:p/>
            <text:p>🗞️ Il suo giornale li dà per «assolti». Ma per i genitori di Renzi al processo si mette male</text:p>
            <text:p>🗞️ Speranza sapeva che il green pass era inutile</text:p>
            <text:p>🗞️ Milan messo sotto, Inter in finale dopo 13 anni</text:p>
            <text:p/>
            <text:p>https://t.co/ywWcjUyacQ https://t.co/6stwND57kw  L’ex dirigente del ministero, ormai in pensione, ammette: «Con Omicron sono quasi sparite le polmoniti gravi». Solo che, dopo la sua comparsa, il governo Draghi impose l’apartheid basato sulla tessera. E difeso dai tecnici.</text:p>
            <text:p/>
            <text:p>@ricoalessandro https://t.co/kzQqveq5ig #LaVeritàdioggi </text:p>
            <text:p/>
            <text:p>Tamponi e mascherine, un’altra presa in «giro»</text:p>
            <text:p/>
            <text:p>🗞️ Molti morti di Covid perché non curati. Lo dice Palù. Adesso...</text:p>
            <text:p>🗞️ Schlein, opere mancate per l’Emilia allagata</text:p>
            <text:p>🗞️ Amici di terroristi e prime pietre da (non) tirare</text:p>
            <text:p/>
            <text:p>https://t.co/ywWcjUyacQ https://t.co/rP6luQ05PY Il ministro della Salute ha lasciato ai dirigenti sovranità su tamponi e protocolli da seguire nei pronto soccorso. Favorendo il caos. https://t.co/bOGn0bFgpo Il rapporto Inail conferma l’inefficacia del certificato: da gennaio a luglio 2022, con l’obbligo in vigore, i casi tra medici e infermieri sono saliti rispetto all’anno prima. Ma l’apice delle infezioni c’è stato in ogni settore. https://t.co/iQNo7ypJUx          Accordo tra Ue e Oms, che adotterà su scala planetaria il lasciapassare usato per imporre le restrizioni in pandemia. Chi lo aveva previsto era stato bollato come diffusore di fake news: facile pretesto per le censure.</text:p>
            <text:p/>
            <text:p>Di @ricoalessandro https://t.co/ZqFEQlGtOT #LaVeritàdioggi </text:p>
            <text:p/>
            <text:p>Armi alla Colombia, D’Alema indagato</text:p>
            <text:p/>
            <text:p>🗞️ Riappare Draghi. Destinazione: Banca mondiale </text:p>
            <text:p>🗞️ Non solo uteri in affitto: tutti i deliri del pride</text:p>
            <text:p>🗞️ Il green pass pure per obbligarci a fare i verdi</text:p>
            <text:p/>
            <text:p>https://t.co/ywWcjUyacQ https://t.co/BThX4Xyvzg</text:p>
          </table:table-cell>
          <table:table-cell office:value-type="string" calcext:value-type="string">
            <text:p>NA</text:p>
          </table:table-cell>
          <table:table-cell office:value-type="string" calcext:value-type="string">
            <text:p>#LaVeritàdioggi </text:p>
            <text:p/>
            <text:p>Altri stupri a opera di immigrati ma per Parigi disumana è Meloni</text:p>
            <text:p/>
            <text:p>🗞️ Le peripezie della giudice arrestata per corruzione</text:p>
            <text:p>🗞️ Conte e Speranza in tribunale di soppiatto</text:p>
            <text:p>🗞️ Senza Leao il Milan non c'è: è dominio Inter</text:p>
            <text:p/>
            <text:p>https://t.co/ywWcjUyacQ https://t.co/DJYM9Q3tqe Mentre gli stranieri portano violenza nelle nostre città, i galletti francesi (male abituati dall’arrendevolezza di Paolo Gentiloni e compagni e ossessionati da Marine Le Pen) tornano a sparare sul governo italiano. Ora hanno rotto.</text:p>
            <text:p/>
            <text:p>@belpietrotweet https://t.co/F6ogl8zXJh    Il moderato «Le Figaro» impallina il presidente: «Cerca solo di nascondere le proprie debolezze attaccando la Meloni»,</text:p>
            <text:p> https://t.co/cUAIf9TKkJ #LaVeritàdioggi </text:p>
            <text:p/>
            <text:p>Sta’ a vedere che l’alluvione ora è colpa della Meloni</text:p>
            <text:p/>
            <text:p>🗞️ La sinistra sta con gli aggressori</text:p>
            <text:p>🗞️ Giletti e la foto del mistero, spunta un video</text:p>
            <text:p>🗞️ I canadesi: sì all’eutanasia per i senza tetto</text:p>
            <text:p/>
            <text:p>https://t.co/ywWcjUyacQ https://t.co/E56zKviv2Z  Mario Monti, che ha fondato un partito flop e inventato un balzello che fa perdere gettito, pretende di indicare la strada alla Meloni. E non dice che ratificando il nuovo fondo «salva Stati» sborseremmo soldi per gli altri.</text:p>
            <text:p/>
            <text:p>Di @sitkaclaudio https://t.co/ySzyWsfIBP Romano Prodi denuncia il «rischio autoritarismo» per i giri di valzer in Rai e per il fatto che non si è ancora nominato Stefano Bonaccini commissario. Ridicolo: forse si è dimenticato che cosa hanno combinato lui e i suoi compagnucci.</text:p>
            <text:p/>
            <text:p>@belpietrotweet https://t.co/Mqw0IkhDTp       Rinnovato il contratto ai 100.000 addetti della vigilanza: un’elemosina all’ora dopo quasi 8 anni. Però Maurizio Landini passa il tempo a fare l’avversario politico di Giorgia Meloni. Alla ricerca di una rappresentatività che non ha più.</text:p>
            <text:p>@capezzone https://t.co/hmVwQzXoCp</text:p>
          </table:table-cell>
          <table:table-cell table:number-columns-repeated="2" office:value-type="string" calcext:value-type="string">
            <text:p>NA</text:p>
          </table:table-cell>
          <table:table-cell office:value-type="string" calcext:value-type="string">
            <text:p>#LaVeritàdioggi </text:p>
            <text:p/>
            <text:p>Il Pd non ha visto arrivare gli elettori</text:p>
            <text:p/>
            <text:p>🗞️ Trionfo della destra pure in Spagna: Sanchez lascia</text:p>
            <text:p>🗞️ Gli studi truffa sugli scienziati che accusano l’uomo per il clima</text:p>
            <text:p>🗞️ Milano, vigili denunciati per tortura e razzismo</text:p>
            <text:p/>
            <text:p>https://t.co/ywWcjUyacQ https://t.co/2Pdvkd486t Il brasiliano manganellato a Milano ha sporto denuncia e la Procura procede anche per discriminazione, reato che pare lunare ma serve a sostenere la narrazione del Paese intollerante. Infatti «Bruna» è già diventato l’eroe dei progressisti.</text:p>
            <text:p>@GiulianoGuzzo https://t.co/19awkVml1z</text:p>
          </table:table-cell>
          <table:table-cell office:value-type="string" calcext:value-type="string">
            <text:p>NA</text:p>
          </table:table-cell>
          <table:table-cell office:value-type="string" calcext:value-type="string">
            <text:p>#LaVeritàdioggi </text:p>
            <text:p/>
            <text:p>Trame russe dell’Espresso per incastrare Salvini e Lega</text:p>
            <text:p/>
            <text:p>🗞️ I sindaci approfittano del ddl Santanché per mettere le mani su proprietà privata</text:p>
            <text:p>🗞️ Discovery fa lo spot dell'utero in affitto</text:p>
            <text:p>🗞️ Dopo Carola, liberi tutti: un’altra Ong sfonda</text:p>
            <text:p/>
            <text:p>https://t.co/ywWcjUyacQ https://t.co/ct0acobymS L’autore dei pezzi sui presunti rubli al Carroccio e l’uomo che partecipò alla trattativa coi moscoviti e la registrò erano amici da tempo. Prima e dopo l’incontro ci furono frequenti contatti tra i 2 (che volarono insieme a Mosca) per organizzare lo scoop https://t.co/2c4bx42goF    Claudio Borghi, membro del comitato: «Se un giornale prepara trappole a un partito d’intesa con persone equivoche è un problema di democrazia». Silvio Berlusconi: solidarietà a Matteo Salvini.</text:p>
            <text:p/>
            <text:p>@amendolaraf https://t.co/RBY1UDo38y  Prima e dopo il trappolone teso a Savoini, l’agente dell’«Espresso» Meranda e il suo compare fecero trattative per il petrolio. Nessuna degna di interesse per la Procura, che si accende solo quando c'entra Salvini.</text:p>
            <text:p/>
            <text:p>@giacomoamadori</text:p>
            <text:p>@fdqdt https://t.co/TbP0yhg7lS L'ex direttore dell’«Espresso» iniziò così l’editoriale che avrebbe dovuto inchiodare Salvini al suo silenzio. Ora che le carte sono scoperte, ne subisce il contrappasso. Ora è lui a dover parlare senza può nascondersi dietro il cavallo  Rai.</text:p>
            <text:p/>
            <text:p>@belpietrotw https://t.co/22tmEQoGo3</text:p>
          </table:table-cell>
          <table:table-cell office:value-type="string" calcext:value-type="string">
            <text:p>La protesta degli studenti è cavalcata per invocare espropri e tetti ai prezzi. Misure che colpiscono i privati, ignorando il vero nodo di cui è responsabile chi ha governato finora: il calo del potere di acquisto dei salari. https://t.co/sxFJlFcXw2 Gli studenti, indifferenti al diritto allo studio minato dalle restrizioni Covid, si accorgono degli affitti cari e che fare i pendolari è insopportabile. Il Pd, che ha un patrimonio immobiliare gestito a prezzi di mercato, li strumentalizza</text:p>
            <text:p/>
            <text:p>@sitkaclaudio https://t.co/5zoa0RpbMR</text:p>
          </table:table-cell>
          <table:table-cell office:value-type="string" calcext:value-type="string">
            <text:p>NA</text:p>
          </table:table-cell>
          <table:table-cell office:value-type="string" calcext:value-type="string">
            <text:p>La premier in Emilia Romagna. L’attaccano tutti, e dimenticano che il governatore Stefano Bonaccini da otto anni è commissario al dissesto.</text:p>
            <text:p/>
            <text:p>@belpietrotweet https://t.co/qVM5Zxpc5A La ricerca di vari centri specializzati smonta il dogma sulle cause dell’alluvione: le piogge forti sono diminuite e gli allagamenti non sono dovuti a fattori ambientali. Sepolta la retorica di Ursula Von der Leyen, Giorgio Parisi e verdi vari. https://t.co/Eqjya765Fu Secondo il World weather attribution, l’alluvione delle scorse settimane nulla ha a che vedere con il riscaldamento globale. Una conclusione che smentisce Parisi, Ursula Von der Leyen e Procura, che non ha aperto un fascicolo sulle responsabilità penali. https://t.co/9qRPqwih4J</text:p>
          </table:table-cell>
          <table:table-cell office:value-type="string" calcext:value-type="string">
            <text:p>L’ex premier e «padre nobile» della sinistra commenta il disastro e lascia da parte tutte le scemenze sul cambiamento climatico come causa: mancano investimenti e opere di manutenzione. La linea opposta di Elly Schlein e dei suoi.</text:p>
            <text:p/>
            <text:p>@belpietrotweet https://t.co/NYb9MlRNsq      Quanto accaduto in Emilia Romagna è figlio di chi non ha realizzato i lavori necessari per impedirlo, in ossequio ai movimenti verdi, grandi elettori della sinistra. Che accusa il cambiamento climatico. Zittendo chi è in disaccordo con il «metodo Covid». https://t.co/RRkbEZnxsq #LaVeritàdioggi </text:p>
            <text:p/>
            <text:p>«Disastri in Romagna, non c’entra nulla il cambiamento climatico»</text:p>
            <text:p/>
            <text:p>🗞️ Cutro: perquisite Gdf e Guardia costiera</text:p>
            <text:p>🗞️ Lavoro e Pil vanno su: il governo può sorridere. Ma deve approfittarne</text:p>
            <text:p>🗞️ Il libro che spiega i segreti della propaganda</text:p>
            <text:p/>
            <text:p>https://t.co/ywWcjUyacQ https://t.co/uP3O28Gvnz       Secondo Klaus Schwab, il fondatore del Forum economico, la lotta al cambiamento climatico beneficerà del crollo della popolazione. Anche i dispositivi tecnologici inquinano, però bisogna produrne di più.</text:p>
            <text:p/>
            <text:p>@franborgonovo https://t.co/Sx0NPVXQ2n</text:p>
          </table:table-cell>
          <table:table-cell office:value-type="string" calcext:value-type="string">
            <text:p>Non solo Ultima generazione: dietro tutti gli attivisti spuntano i soldi dei miliardari. Da Bayer a Apple, dai petrolieri a Rockfeller: ecco chi sostiene la «causa verde». https://t.co/xWMsxygFrX</text:p>
          </table:table-cell>
          <table:table-cell table:number-columns-repeated="2" office:value-type="string" calcext:value-type="string">
            <text:p>NA</text:p>
          </table:table-cell>
          <table:table-cell office:value-type="string" calcext:value-type="string">
            <text:p>#LaVeritàdioggi </text:p>
            <text:p/>
            <text:p>Prodi sbugiarda il Pd sul clima</text:p>
            <text:p/>
            <text:p>🗞️ Al Salone di Torino la Roccella non può parlare e il direttore se ne frega</text:p>
            <text:p>🗞️ Al festival della surrogata dopo poco ci hanno offerto un utero in affitto</text:p>
            <text:p>🗞️ Macron ricuce ma i conti si fanno in Tunisia</text:p>
            <text:p/>
            <text:p>https://t.co/ywWcjUyacQ https://t.co/EpnuPkl9n7   #LaVeritàdioggi </text:p>
            <text:p/>
            <text:p>Pure i sindaci del Pd gridano. «Meno fuffa Co2 e più dighe»</text:p>
            <text:p/>
            <text:p>🗞️«Sapevamo che il Morandi poteva crollare»</text:p>
            <text:p>🗞️Consulta e bioeticisti: tenaglia pro eutanasia</text:p>
            <text:p>🗞️Le femministe anti Roccella vogliono togliere diritti agli altri</text:p>
            <text:p/>
            <text:p>https://t.co/ywWcjUyacQ https://t.co/yZdSk6KZTE</text:p>
          </table:table-cell>
          <table:table-cell table:number-columns-repeated="11" office:value-type="string" calcext:value-type="string">
            <text:p>NA</text:p>
          </table:table-cell>
        </table:table-row>
        <table:table-row table:style-name="ro3">
          <table:table-cell office:value-type="string" calcext:value-type="string">
            <text:p>1434022273506324482</text:p>
          </table:table-cell>
          <table:table-cell office:value-type="float" office:value="2688" calcext:value-type="float">
            <text:p>2688</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5"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NA</text:p>
          </table:table-cell>
          <table:table-cell office:value-type="string" calcext:value-type="string">
            <text:p>GUERRA E ARMI CON I NOSTRI SOLDI </text:p>
            <text:p/>
            <text:p>"Notizia dell’ULTIM'ORA:</text:p>
            <text:p>il parlamento europeo</text:p>
            <text:p>ha approvato il taglio delle spese sociali per finanziare la guerra in Ucraina</text:p>
            <text:p/>
            <text:p>In pratica, soldi (nostri) che avrebbero dovuto utilizzare per migliorare</text:p>
            <text:p>i nostri servizi, la nostra sanità pubblica,… https://t.co/vSFzrEtJpe https://t.co/dTyjdTeFvn</text:p>
          </table:table-cell>
          <table:table-cell table:number-columns-repeated="3" office:value-type="string" calcext:value-type="string">
            <text:p>NA</text:p>
          </table:table-cell>
          <table:table-cell office:value-type="string" calcext:value-type="string">
            <text:p>Santoro smaschera</text:p>
            <text:p>le minchiate di Fazio</text:p>
            <text:p>e Annunziata.</text:p>
            <text:p/>
            <text:p>Da ascoltare fino</text:p>
            <text:p>in fondo…</text:p>
            <text:p/>
            <text:p>👇👇👇 https://t.co/kYcZmcrUGy</text:p>
          </table:table-cell>
          <table:table-cell office:value-type="string" calcext:value-type="string">
            <text:p>L'anno scorso l'Eurovision l'ha vinto l'Ucraina...</text:p>
            <text:p/>
            <text:p>Quest'anno Svezia prima</text:p>
            <text:p>e Finlandia seconda...</text:p>
            <text:p>(Meritato, mica perché sono entrate nella TO).</text:p>
            <text:p/>
            <text:p>Che combinazione eh?😏</text:p>
          </table:table-cell>
          <table:table-cell office:value-type="string" calcext:value-type="string">
            <text:p>IL GREEN PASS UNIVERSALE</text:p>
            <text:p>È SOLO L’INIZIO.</text:p>
            <text:p/>
            <text:p>Raffaella Regoli</text:p>
            <text:p>VI SPIEGO PERCHÉ.</text:p>
            <text:p/>
            <text:p>👇👇👇 https://t.co/UXGDNPodh1</text:p>
          </table:table-cell>
          <table:table-cell office:value-type="string" calcext:value-type="string">
            <text:p>Adesso è ufficiale. Erdoğan ha vinto le elezioni in Turchia e resterà al potere fino</text:p>
            <text:p>al 2028.</text:p>
            <text:p>Il candidato LGBT</text:p>
            <text:p>è stato sconfitto.🏳️‍🌈🖕</text:p>
            <text:p>Questo rafforzerà moltissimo i BRICS. Il presidente della</text:p>
            <text:p>WALT DISNEY ha tenuto</text:p>
            <text:p>a precisare che tutti i personaggi delle future creazioni saranno LGBT.</text:p>
            <text:p/>
            <text:p>Per quanto mi riguarda</text:p>
            <text:p>possono andare all'inferno lui la Walt Disney e tutti gli arcobalenghi.🖕</text:p>
          </table:table-cell>
          <table:table-cell office:value-type="string" calcext:value-type="string">
            <text:p>Alluvione, la sinistra danza sui cadaveri. La moglie sciacalla di Fratoianni: “Colpa del governo Meloni”</text:p>
            <text:p/>
            <text:p>👇👇👇</text:p>
            <text:p>https://t.co/6DB105rSGc Alluvione, la sinistra danza sui cadaveri. La moglie sciacalla di Fratoianni: “Colpa del governo Meloni”</text:p>
            <text:p/>
            <text:p>👇👇👇</text:p>
            <text:p>https://t.co/6DB105rSGc   Bonaccini out: Meloni impone un “tecnico”</text:p>
            <text:p>agli ordini di Chigi per commissario.</text:p>
            <text:p/>
            <text:p>Ciao ciaooo 👋👋👋</text:p>
            <text:p>sopracciglia ad ali</text:p>
            <text:p>di gabbiano...</text:p>
            <text:p/>
            <text:p>👇👇👇</text:p>
            <text:p>https://t.co/Pi9woNpQX5 Se il programma è amore libero, adozioni gay, matrimoni omosessuali, utero in affitto, jus soli, immigrazione clandestina senza limiti, diritto al voto per gli immigrati, esproprio delle case sfitte dei privati, patrimoniale, tasse e tasse Giorgia Meloni può dormire sonni… https://t.co/IdGI8s5jx3</text:p>
          </table:table-cell>
          <table:table-cell table:number-columns-repeated="6" office:value-type="string" calcext:value-type="string">
            <text:p>NA</text:p>
          </table:table-cell>
          <table:table-cell office:value-type="string" calcext:value-type="string">
            <text:p>🇮🇹17 MAGGIO</text:p>
            <text:p/>
            <text:p>17 maggio, Emilia Romagna:</text:p>
            <text:p/>
            <text:p>- Bologna bloccata</text:p>
            <text:p>- Ponti crollati</text:p>
            <text:p>- Fermati i treni</text:p>
            <text:p>- Chiusa la A14</text:p>
            <text:p>- 14 fiumi esondati</text:p>
            <text:p>- 26 Comuni alluvionati</text:p>
            <text:p>- 5 mila evacuati</text:p>
            <text:p>- 9 vittime</text:p>
            <text:p/>
            <text:p>17 maggio, Mattarella:</text:p>
            <text:p/>
            <text:p>"L'omofobia è un'insopportabile piaga sociale".🤦‍♀️  Due madri</text:p>
            <text:p>non faranno</text:p>
            <text:p>mai un padre...</text:p>
            <text:p>Due padri</text:p>
            <text:p>non faranno</text:p>
            <text:p>mai una madre...</text:p>
            <text:p>Un desiderio</text:p>
            <text:p>non è un diritto...</text:p>
            <text:p>Omofobia?</text:p>
            <text:p/>
            <text:p>No, si chiama legge</text:p>
            <text:p>della natura.</text:p>
            <text:p/>
            <text:p>- Cit.</text:p>
            <text:p/>
            <text:p>👇👇👇 https://t.co/kJ0qgUCyJa</text:p>
          </table:table-cell>
          <table:table-cell office:value-type="string" calcext:value-type="string">
            <text:p>L'Emilia Romagna è devastata per colpa degli incompetenti del PD💩</text:p>
            <text:p/>
            <text:p>Bonaccini e Schlein avevano i fondi statali</text:p>
            <text:p>per evitare le alluvioni. Non sono stati capaci</text:p>
            <text:p>di spenderli e hanno restituito 55 milioni.</text:p>
            <text:p/>
            <text:p>Maledetti criminali!</text:p>
          </table:table-cell>
          <table:table-cell office:value-type="string" calcext:value-type="string">
            <text:p>Il 70% delle aziende, vigneti, raccolto ecc... della Romagna andati persi...</text:p>
            <text:p/>
            <text:p>Et voilà il gioco è fatto, obiettivo raggiunto.</text:p>
            <text:p>Adesso gli avvoltoi sono pronti per il magna magna di fiumi di denaro...</text:p>
            <text:p/>
            <text:p>Ma no, tanto non ci arrivate...come no,</text:p>
            <text:p>è stato il cambiamento climatico. 🤦‍♀️</text:p>
          </table:table-cell>
          <table:table-cell office:value-type="string" calcext:value-type="string">
            <text:p>E nel frattempo</text:p>
            <text:p>l'Etna immette quantità</text:p>
            <text:p>di CO2 mostruose nell'atmosfera, che</text:p>
            <text:p>in confronto quelle</text:p>
            <text:p>di origine antropica</text:p>
            <text:p>fanno ridere...</text:p>
            <text:p/>
            <text:p>Quelli di Ultima Generazione sono già andati ad imbrattare</text:p>
            <text:p>il cratere?</text:p>
            <text:p>No? Peccato.😏</text:p>
            <text:p/>
            <text:p>- Barbara Bongioanni</text:p>
            <text:p/>
            <text:p>👇👇👇 https://t.co/6TQW3COnD5</text:p>
          </table:table-cell>
          <table:table-cell table:number-columns-repeated="8" office:value-type="string" calcext:value-type="string">
            <text:p>NA</text:p>
          </table:table-cell>
          <table:table-cell office:value-type="string" calcext:value-type="string">
            <text:p>Giusva Fioravanti.</text:p>
            <text:p>Assassino di 95 persone.</text:p>
            <text:p>8 ergastoli +136 anni</text:p>
            <text:p>di carcere.</text:p>
            <text:p>Fuori dopo 18.</text:p>
            <text:p>Oggi scrive per l'Unità...</text:p>
          </table:table-cell>
          <table:table-cell table:number-columns-repeated="5" office:value-type="string" calcext:value-type="string">
            <text:p>NA</text:p>
          </table:table-cell>
        </table:table-row>
        <table:table-row table:style-name="ro4">
          <table:table-cell office:value-type="string" calcext:value-type="string">
            <text:p>1077691849</text:p>
          </table:table-cell>
          <table:table-cell office:value-type="float" office:value="866" calcext:value-type="float">
            <text:p>866</text:p>
          </table:table-cell>
          <table:table-cell office:value-type="float" office:value="11" calcext:value-type="float">
            <text:p>1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5" office:value-type="string" calcext:value-type="string">
            <text:p>NA</text:p>
          </table:table-cell>
          <table:table-cell office:value-type="string" calcext:value-type="string">
            <text:p>Fazio ha intervistato il Papa, Obama, Gorbačëv e tanti altri politici e artisti di fama mondiale.</text:p>
            <text:p>Porro ha intervistato Salvini ,Meloni, Berlusconi e Capezzone  Salvini in solo tweet rivendica la matrice della cacciata di Fabio Fazio dalla Rai e insulta l'inno </text:p>
            <text:p>della resistenza partigiana.</text:p>
            <text:p>Nemmeno Berlusconi era arrivato a tanto... https://t.co/w607dLicCj Ultima puntata di Che tempo che fa.</text:p>
            <text:p>Fabio Fazio porta Anthony Hopkins.</text:p>
            <text:p>Uno dei migliori attori di tutti i tempi.</text:p>
            <text:p/>
            <text:p>L'anno prossimo Porro vi porterà Capezzone.</text:p>
            <text:p>Meraviglioso!!! https://t.co/GnVmogRJhH</text:p>
          </table:table-cell>
          <table:table-cell table:number-columns-repeated="2" office:value-type="string" calcext:value-type="string">
            <text:p>NA</text:p>
          </table:table-cell>
          <table:table-cell office:value-type="string" calcext:value-type="string">
            <text:p>Trudeau  kazzia la #Meloni : "preoccupati per le posizioni del governo italiano sui diritti Lgbt"</text:p>
            <text:p/>
            <text:p>Qui è quando l'Italia fa una figura demmerda davanti tutto il globo terracqueo.</text:p>
            <text:p>Altro che successo cantato dai giornalini di destra.</text:p>
            <text:p/>
            <text:p>Mai successo prima una cosa del genere... https://t.co/YRghKvrCon Trudeau  kazzia la #Meloni : "preoccupati per le posizioni del governo italiano sui diritti Lgbt"</text:p>
            <text:p/>
            <text:p>Qui è quando l'Italia fa una figura demmerda davanti tutto il globo terracqueo.</text:p>
            <text:p>Altro che successo cantato dai giornalini di destra.</text:p>
            <text:p/>
            <text:p>Mai successo prima una cosa del genere... https://t.co/YRghKvrCon</text:p>
          </table:table-cell>
          <table:table-cell office:value-type="string" calcext:value-type="string">
            <text:p>Meloni, Salvini, Fontana e Lupi tutti insieme per</text:p>
            <text:p>Fabio Rolfi sindaco di Brescia.</text:p>
            <text:p>Laura Castelletti centro sinistra eletta sindaca al primo turno con il 54%.</text:p>
            <text:p/>
            <text:p>Belli ciao🤣🤣🤣🤣🤣🤣🤣🤣🤣🤣🤣🤣🤣🤣🤣🤣🤣🤣🤣🤣🤣🤣🤣🤣🤣🤣🤣🤣🤣🤣🤣🤣🤣🤣🤣🤣🤣🤣🤣🤣🤣🤣🤣🤣🤣🤣🤣🤣🤣🤣🤣🤣🤣🤣🤣 https://t.co/rQJpfPmIXs Ti spiego la coerenza di Giorgia Meloni</text:p>
            <text:p>(Per raccattare i voti dei No-Europa)</text:p>
            <text:p/>
            <text:p>Settembre 2022, in campagna elettorale</text:p>
            <text:p>contro l'Europa: la pacchia è finita!</text:p>
            <text:p/>
            <text:p>Maggio 2023, dopo alluvione Emilia Romagna</text:p>
            <text:p>davanti Ursula von der Leyen: abbiamo bisogno dell'Europa.</text:p>
            <text:p/>
            <text:p>Prima e dopo👇👇👇 https://t.co/krHD7j1dtU La Meloni l'ha presa bene🤣🤣🤣 https://t.co/R5QGF8rAxW Uno scrittore si permette di criticare</text:p>
            <text:p>il governo Meloni ?</text:p>
            <text:p>Ci pensa Libero.</text:p>
            <text:p>Sbatte il nemico in prima pagina.</text:p>
            <text:p>Questo è la loro "cultura".</text:p>
            <text:p>Manganellare gli oppositori del regime.</text:p>
            <text:p>Si, perché questo è un metodo fascista! https://t.co/36Fy1N3DFe     Il decreto Ponte è stato approvato, oltre che con i voti della maggioranza, anche dai senatori del Terzo Polo.</text:p>
            <text:p/>
            <text:p>Questi due sono la migliore assicurazione sulla vita del governo Meloni.</text:p>
            <text:p/>
            <text:p>Che vergogna!!! https://t.co/7WfBTig5qX Gian Marco Chiocci è il nuovo direttore del Tg1.</text:p>
            <text:p>Fortemente voluto da donna Giorgia Meloni.</text:p>
            <text:p/>
            <text:p>Nel 2017 da direttore del "IL Tempo" mise Mussolini in prima pagina con: "L'uomo dell'anno".</text:p>
            <text:p/>
            <text:p>Chissà quale sarà la matrice ?</text:p>
            <text:p>Da Tg1 a Tg Giorgia con il logo Istituto Luce https://t.co/7kN9XDyvDJ Secondo Giorgia Meloni far pagare le tasse a piccoli evasori come commercianti e partite iva è un "pizzo di stato".</text:p>
            <text:p>In un Paese dove l'evasione fiscale</text:p>
            <text:p>soprattutto per i piccoli evasori arriva </text:p>
            <text:p>vicina al 70%.</text:p>
            <text:p>Siamo il Paese del con fattura 150€</text:p>
            <text:p>Senza 100€</text:p>
            <text:p>Ma che discorsi sono? https://t.co/yO8CpwkTHj La Meloni, quella che gridava alla dittatura sanitaria durante la pandemia con mille morti al giorno.</text:p>
            <text:p>Oggi fa un decreto a settimana e due voti di fiducia al mese. Il Parlamento praticamente non esiste più! https://t.co/LBqxa0LHnB Ecco chi è Matteo Renzi:</text:p>
            <text:p>usa il Giornale della famiglia Berlusconi, adesso</text:p>
            <text:p>di proprietà di Angelucci, il Re delle cliniche private e di Libero e de Il Tempo per attaccare Elly Schlein.</text:p>
            <text:p>Il miglior alleato di Giorgia Meloni.</text:p>
            <text:p>Io mi schifo da solo per averlo votato in passato... https://t.co/m8VdLNbQIg Le grandi promesse della Meloni,aveva promesso 2miliardi e 200Milioni per L'Emilia Romagna. In realtà:la cifra è più bassa di almeno mezzo miliardo di euro e le risorse sono state recuperate tagliando vari fondi,come il RDC.</text:p>
            <text:p>Ecco il governo dei patrioti</text:p>
            <text:p/>
            <text:p>https://t.co/zma9qO2w79 Ascolti TV di Lunedì sera:</text:p>
            <text:p>Report travolge Quarta Repubblica</text:p>
            <text:p>nonostante l'intervista di Donna </text:p>
            <text:p>Giorgia Meloni a Nicolino Porro.</text:p>
            <text:p/>
            <text:p>Gli italiani hanno preferito l'incredibile</text:p>
            <text:p>Hulk alla Meloni 🤣🤣🤣🤣🤣🤣🤣🤣🤣🤣🤣🤣🤣🤣🤣🤣🤣🤣🤣🤣🤣🤣🤣🤣🤣🤣🤣🤣🤣🤣🤣🤣🤣🤣🤣🤣🤣🤣🤣🤣🤣 https://t.co/OLw2rUfW59</text:p>
          </table:table-cell>
          <table:table-cell office:value-type="string" calcext:value-type="string">
            <text:p>Quindi, ricapitolando:</text:p>
            <text:p>Carlo Rovelli cancellato dalla Fiera del libro di Francoforte perché ha criticato Crosetto.</text:p>
            <text:p>Fabio Fazio epurato e vogliono pure</text:p>
            <text:p>chiudere Report.</text:p>
            <text:p>Tutto questo in 48 ore.</text:p>
            <text:p>Ma tranquilli, tutto a posto.</text:p>
          </table:table-cell>
          <table:table-cell table:number-columns-repeated="3" office:value-type="string" calcext:value-type="string">
            <text:p>NA</text:p>
          </table:table-cell>
          <table:table-cell office:value-type="string" calcext:value-type="string">
            <text:p>Ti spiego perchè in un Paese normale Salvini non farebbe mai il Ministro 👇👇👇 https://t.co/sVRSLyZkB2 #alluvione </text:p>
            <text:p>I soldi vanno spesi per mettere al sicuro il territorio.</text:p>
            <text:p>Non per fare il ponte sullo stretto.</text:p>
            <text:p>Qualcuno lo dica a Salvini Salvini non s'è ancora dimesso ?</text:p>
            <text:p/>
            <text:p>"I cittadini cui sono affidate funzioni pubbliche hanno il dovere di adempierle con disciplina ed onore"</text:p>
            <text:p>(Costituzione Italiana) https://t.co/xJm9r5HxMB</text:p>
          </table:table-cell>
          <table:table-cell office:value-type="string" calcext:value-type="string">
            <text:p>Figli di Papà, molto spesso ignoranti come una capra. Miracolati dalla politica. Parcheggiati in un ministero qualsiasi, con stipendio pubblico</text:p>
            <text:p>(pagato da noi).</text:p>
            <text:p>Si permettono di criticare le tende degli universitari.</text:p>
            <text:p>Questi sono gli "intellettuali" di destra</text:p>
          </table:table-cell>
          <table:table-cell office:value-type="string" calcext:value-type="string">
            <text:p>NA</text:p>
          </table:table-cell>
          <table:table-cell office:value-type="string" calcext:value-type="string">
            <text:p>Vi spiego la stampa di destra.</text:p>
            <text:p/>
            <text:p>Alluvione Marche (con molta meno pioggia, fortunatamente), governata dai Fratellini d'Italia: colpa del clima impazzito.</text:p>
            <text:p/>
            <text:p>Alluvione Emilia Romagna (piove da un mese), governata dalla sinistra: </text:p>
            <text:p>colpa del PD, i cambiamenti climatici non esistono.</text:p>
          </table:table-cell>
          <table:table-cell office:value-type="string" calcext:value-type="string">
            <text:p>Ma non vi fate schifo ?</text:p>
            <text:p>Voi non siete "giornalisti", ma sciacalli della peggiore specie. Ci sono nove morti e 13mila sfollati!</text:p>
            <text:p>In poche ore è caduta la pioggia di 6 mesi.</text:p>
            <text:p>Per i cambiamenti climatici che voi negate.</text:p>
            <text:p>Sciacallo!! E adesso portami in tribunale.</text:p>
            <text:p>Sciacallo fascista! https://t.co/ZWZzAwRZRb Niente passerelle dice la Meloni.</text:p>
            <text:p>Niente passerelle, ma con il fotografo</text:p>
            <text:p>di palazzo Chigi in stivali,giacca e cravatta.</text:p>
            <text:p/>
            <text:p>Poveri ingenui non capite nemmeno l'arte della propaganda.</text:p>
            <text:p/>
            <text:p>Un governo che nega i cambiamenti climatici e sperpera miliardi di euro per un ponte inutile. https://t.co/uIDgmICCI1</text:p>
          </table:table-cell>
          <table:table-cell office:value-type="string" calcext:value-type="string">
            <text:p>Ci sono i ragazzi di ultima generazione che spalano fango in Emilia Romagna mentre qualcuno pagato 15K</text:p>
            <text:p>al mese lucida i busti del Duce.</text:p>
          </table:table-cell>
          <table:table-cell table:number-columns-repeated="2" office:value-type="string" calcext:value-type="string">
            <text:p>NA</text:p>
          </table:table-cell>
          <table:table-cell office:value-type="string" calcext:value-type="string">
            <text:p>La ministra Roccella contestata al Salone del libro di Torino.</text:p>
            <text:p/>
            <text:p>La destra con i loro servi non l'ha presa benissimo, guardate i commenti su Twitter e sui giornalini di destra.</text:p>
            <text:p>Non vogliono il dissenso.</text:p>
            <text:p> </text:p>
            <text:p>"Fuori i fascisti dal salone!!!"</text:p>
            <text:p>"Fuori Roccella dal salone!!!" https://t.co/9qX0SHSdbK Italia 2023:</text:p>
            <text:p>Se al #salonedellibro contesti un Ministro come la Roccella.</text:p>
            <text:p>(Quella del l'aborto non è un diritto)</text:p>
            <text:p>la Digos ti identifica e denuncia per violenza privata.</text:p>
            <text:p>Se a Predappio fai il saluto romano è</text:p>
            <text:p>tutto normale, è un gesto goliardico.</text:p>
            <text:p/>
            <text:p>Fuori i fascisti dal salone!!! https://t.co/BVG8Nr7wmL Il direttore del Salone del Libro, Nicola Lagioia aggredito verbalmente da una deputata. La magnifica Augusta Montaruli, Fratellini d'Italia.</text:p>
            <text:p/>
            <text:p>"Con tutti i soldi che pigli" dice la Montaruli. Quella condannata in via definitiva per peculato.</text:p>
            <text:p/>
            <text:p>Siamo un Paese meraviglioso!!! https://t.co/WSvr1eDWlX</text:p>
          </table:table-cell>
          <table:table-cell table:number-columns-repeated="5" office:value-type="string" calcext:value-type="string">
            <text:p>NA</text:p>
          </table:table-cell>
          <table:table-cell office:value-type="string" calcext:value-type="string">
            <text:p>L'unità di Sansonetti(direttore) chiama</text:p>
            <text:p>il terrorista fascista dei Nar Valerio</text:p>
            <text:p>Fioravanti per scrivere un articolo.</text:p>
            <text:p>Fioravanti, quello della strage fascista</text:p>
            <text:p>alla stazione di Bologna, 85 morti.</text:p>
            <text:p/>
            <text:p>Io sinceramente ho finito gli insulti.</text:p>
            <text:p>Ma come si fa. Ma come si può!!! https://t.co/9NxlyivrUu</text:p>
          </table:table-cell>
          <table:table-cell table:number-columns-repeated="5" office:value-type="string" calcext:value-type="string">
            <text:p>NA</text:p>
          </table:table-cell>
        </table:table-row>
        <table:table-row table:style-name="ro5">
          <table:table-cell office:value-type="string" calcext:value-type="string">
            <text:p>1557514573</text:p>
          </table:table-cell>
          <table:table-cell office:value-type="float" office:value="7581" calcext:value-type="float">
            <text:p>7581</text:p>
          </table:table-cell>
          <table:table-cell office:value-type="float" office:value="11" calcext:value-type="float">
            <text:p>1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string" calcext:value-type="string">
            <text:p>NA</text:p>
          </table:table-cell>
          <table:table-cell office:value-type="string" calcext:value-type="string">
            <text:p>Ai poveri tolgono il reddito di cittadinanza, ai ricchi tolgono il superbollo auto. L’ingiustizia sociale del governo Meloni, togliere ai poveri per dare ai ricchi.</text:p>
            <text:p>No ad auto elettriche, si ad auto inquinanti di grossa cilindrata. La transizione non ecologica del governo Meloni.</text:p>
          </table:table-cell>
          <table:table-cell office:value-type="string" calcext:value-type="string">
            <text:p>NA</text:p>
          </table:table-cell>
          <table:table-cell office:value-type="string" calcext:value-type="string">
            <text:p>Agosto 2022, Meloni contro la vendita di Ita a Lufthansa🤔</text:p>
            <text:p>Maggio 2023, il governo Meloni annuncia l’accordo per la vendita di Ita a Lufthansa🙄</text:p>
            <text:p>Meloni fa, come per il blocco navale, il contrario di quello che aveva detto ma dice che mantiene le promesse😳</text:p>
            <text:p>https://t.co/7W4P4Z6xBD https://t.co/Y0f3SgRGS2 Fratelli, cognati e parenti d’Italia. https://t.co/rpYvfLNxRN</text:p>
          </table:table-cell>
          <table:table-cell office:value-type="string" calcext:value-type="string">
            <text:p>NA</text:p>
          </table:table-cell>
          <table:table-cell office:value-type="string" calcext:value-type="string">
            <text:p>L’Italia che deve essere rappresentata in Europa deve essere aperta, inclusiva, contro ogni genere di discriminazioni🌈#Eurovision https://t.co/TyJg1DKjrR</text:p>
          </table:table-cell>
          <table:table-cell office:value-type="string" calcext:value-type="string">
            <text:p>NA</text:p>
          </table:table-cell>
          <table:table-cell office:value-type="string" calcext:value-type="string">
            <text:p>La destra non sa governare, rischia di farci perdere i fondi del Pnrr ma nella propaganda è imbattibile.</text:p>
            <text:p>Diventa una priorità la legge contro l’utero in affitto, che è già reato, non riguarda la comunità Lgbt+ ma è utile per la loro odiosa retorica contro le famiglie arcobaleno🌈</text:p>
          </table:table-cell>
          <table:table-cell office:value-type="string" calcext:value-type="string">
            <text:p>Meloni dice che le critiche francesi e spagnoli al suo governo sono per motivi di loro politica interna.</text:p>
            <text:p>È esattamente quello che per motivi di politica interna hanno fatto lei quando era all’opposizione e tutta la destra italiana con anni di propaganda antieuropea e euroscettica Cala la produzione industriale😥</text:p>
            <text:p>A chi darà la colpa stavolta il governo Meloni? Draghi, Europa, sindacati, sinistra, lobby gay?</text:p>
            <text:p>Certo, se aumentava era merito del governo!🤔 https://t.co/goHzlp4ni5 ⚫️Lo spoil system permette al governo di cambiare i vertici dei ministeri. Tutti gli altri incarichi vanno a scadenza.</text:p>
            <text:p>Ma il governo ha sostituito il Capo della Polizia, commissariato INPS e IIL, designato nuovo ad RAI.</text:p>
            <text:p>L’occupazione del potere da parte di Meloni è indecente⚫️ Meloni ha cercato di fare propaganda persino davanti al Papa, parlando di cose che non c’entrano con le politiche per la natalità: Patria, famiglia tradizionale, utero in affitto (già vietato).</text:p>
            <text:p>Ma il Papa ha smontato la propaganda, “mai contrapporre la natalità all’accoglienza”🙏   La vita privata dei personaggi pubblici e dei loro familiari è legittimamente sotto la lente di ingrandimento della stampa. Le responsabilità sono personali e le colpe dei genitori non ricadono sui figli ma Meloni deve accettare le critiche e le inchieste.</text:p>
            <text:p>https://t.co/CxcRPX0uiX  Abolita la protezione speciale dal governo Meloni, a Ismail, migrante, senegalese, da anni in Italia, disabile, in carico ai servizi di salute mentale, non è stato rinnovato il permesso di soggiorno.</text:p>
            <text:p>Saranno soddisfatti la Lega, la destra e i giornali che le fanno propaganda.🤢   ⚫️Rai e Mediaset ridotte a TeleMeloni, video da Palazzo Chigi il 1 maggio, immagini di Meloni al lavoro per l’alluvione da uno scalo tecnico in Alaska, tecnici di Senato e Ministeri attaccati se criticano i provvedimenti del governo, siamo in pieno regime da Stato di propaganda😰  Dopo il voto del Parlamento europeo🇪🇺 arrivano le critiche del premier canadese. Spiace doverlo dire ma il governo Meloni con le sue politiche discriminatorie nei confronti delle famiglie arcobaleno🌈 sta ledendo l’immagine, il prestigio e l’autorevolezza dell’Italia🇮🇹all’estero. Sono finalmente uscite le dichiarazioni del Presidente del Consiglio e del Presidente del Senato di solidarietà con la donna transessuale manganellata a Milano e di condanna per la gravità dell’accaduto.🤔</text:p>
            <text:p>https://t.co/oIGFvBUYxF</text:p>
            <text:p>https://t.co/uXj502naKi https://t.co/g73xRvIGAw  Dopo il voto del Parlamento europeo🇪🇺 arrivano le critiche del premier canadese. Spiace doverlo dire ma il governo Meloni con le sue politiche discriminatorie nei confronti delle famiglie arcobaleno🌈 sta ledendo l’immagine, il prestigio e l’autorevolezza dell’Italia🇮🇹all’estero.  Vogliono togliere l’Iva per i trattamenti estetici😳</text:p>
            <text:p>Vogliono togliere il super bollo per le auto di grossa cilindrata🙄</text:p>
            <text:p>Hanno tolto il reddito di cittadinanza ai poveri🤔</text:p>
            <text:p>Il governo Meloni, fa come Robin Hood ma al contrario, toglie ai poveri per dare ai ricchi.🤦🏼‍♂️ Il prossimo decreto del governo Meloni?😰</text:p>
            <text:p>⛔️ Divieto di contestazione dei ministri, nuovo reato, arresto in flagranza, aumento di pena, Avvocatura dello Stato parte civile</text:p>
            <text:p>🎖️medaglia al merito per i parlamentari di destra che aggrediscono verbalmente il direttore Salone del Libro    PROMESSE              REALTÀ</text:p>
            <text:p>Taglio      ACCISE   Confermate </text:p>
            <text:p>Blocco    SBARCHI  Aumentati</text:p>
            <text:p>Rinnovo OPZIONE DON No</text:p>
            <text:p>No vendita    ATI✈️   Si vendita</text:p>
            <text:p>                 EUROPA🇪🇺</text:p>
            <text:p>finita la pacchia      👁️ di riguardo</text:p>
            <text:p>Basta        CONDONI    Ancora</text:p>
            <text:p/>
            <text:p>MELONI, solo promesse non fatti. Ieri Meloni ha definito le tasse elevate “pizzo di Stato”, per i fondi agli alluvionati il governo pensa al gioco d’azzardo, alle slot machine, che crea dipendenza, ludopatia, impoverimento e usura.</text:p>
            <text:p>Hanno superato il limite della decenza, del senso di responsabilità, dello Stato. Il comizio di Meloni, capo del governo, trasmesso nel giorno di chiusura della campagna elettorale in diretta su una rete della tv pubblica è una cosa così grave che non può restare senza conseguenze.</text:p>
            <text:p>Sono minacciate le fondamenta della democrazia, la stessa regolarità del voto. La Corte dei Conti ha denunciato i ritardi e le mancanze del governo Meloni nell'attuazione del Pnrr.🤷🏼‍♂️</text:p>
            <text:p>Il governo Meloni pensa allora di limitare i poteri della Corte dei Conti.🤦🏼‍♂️</text:p>
            <text:p>Qui c’è davvero il rischio ⚠️ di una deriva autoritaria😰 Ci sono stati due femminicidi, tremendi, orribili ma non ho visto post di condanna di Salvini, Meloni, Lega, FdI, in genere sempre solerti. Sarà perché non sono coinvolti neri, migranti, richiedenti asilo?🤔 Il Governatore della Banca d’Italia ha detto oggi che all’Italia servono più immigrati. E chi glielo spiega ora a Meloni, al Ministro cognato e alla destra al governo? https://t.co/vX79qT9vod Il governo Meloni fa propaganda con globo terracqueo e reati universali per nascondere la sua incapacità.</text:p>
            <text:p>E quando la Corte dei Conti certifica i ritardi del Pnrr, toglie i poteri alla Corte dei Conti.</text:p>
            <text:p>Non accettano critiche, vogliono solo lodi, applausi, inchini.</text:p>
            <text:p>Ci viole servi. ⚫️ Il governo Meloni ha commissariato INPS e IIL, modificato Aifa, nominato nelle società partecipate, cambiato vertici di Polizia e Guardia di Finanza, occupato la Rai, trattato con Mediaset, tolto poteri alla Corte dei Conti, vuole un seggio che ha perso. E gli altri litigano   Meloni governa e governerà a lungo, con avversari divisi e alleati deboli. Deve, però, smetterla con le bugie e rispettare la Costituzione, le regole europee, i diritti, lo stato di diritto e le Istituzioni, perché anche i Garanti a volte si incazzano…</text:p>
            <text:p>https://t.co/JHxzpEqm6e Da gennaio oltre 50.000 sbarchi, molti più degli anni scorsi, quando la destra chiedeva le dimissioni di Lamorgese.</text:p>
            <text:p>Ma il governo Meloni ferma due navi ONG “colpevoli” di non aver rispettato regole sbagliate nel salvare rispettivamente 36 e 32 vite umane. Una politica ridicola.🤦🏼‍♂️ https://t.co/vqsIxyWI94  ⚫️ La limitazione dei poteri delle autorità indipendenti è un tratto tipico dei regimi autoritari.</text:p>
            <text:p>Quando Banca d’Italia, Autorità anti corruzione, Corte dei Conti, Procuratore antimafia hanno espresso riserve sull’operato del governo sono state attaccati dalla destra di Meloni.. 🆘Il governo Meloni ha messo la ennesima fiducia sull’ennesimo decreto con l’ennesima norma estranea, che limita i poteri della Corte dei Conti. Quattro gravissime scorrettezze politiche e istituzionali in un colpo solo. Cosa aspettano le opposizioni a scendere unite in piazza?🤔 🤥 Un Presidente del Consiglio, una donna, una madre, una cristiana non dovrebbe dire bugie.</text:p>
            <text:p>Abbiamo prorogato le norme che aveva fatto Draghi, dice Meloni. No, il governo Draghi non aveva escluso i controlli concomitanti della Corte dei Conti! 🤥 https://t.co/t1DKxQRucP Nonostante il prezzo del gas sia diminuito il costo delle bollette resta invariato, perché il governo ha abolito gli sconti in bolletta. Lo sostiene Arera, Autorità indipendente.</text:p>
            <text:p>Ora Meloni sostituirà i vertici, farà un decreto per abolirla, un emendamento per limitarne i poteri? È stata pubblicata oggi la Relazione dell’Ufficio europeo antifrodi. L’Italia è con Ungheria e Polonia tra i Paesi con il maggior numero di casi.</text:p>
            <text:p>Sarà mica per questo che il governo Meloni vuole limitare i poteri di controllo della Corte dei Conti?🤔</text:p>
            <text:p/>
            <text:p>https://t.co/IepiizP3MD https://t.co/8uGsjw9raA Conferenze stampa senza la stampa, leggi senza il Parlamento, spendere soldi del Pnrr senza controlli della Corte dei Conti, questa è Meloni.</text:p>
            <text:p>Ma prendere in giro gli alluvionati, show con gli stivali e dopo settimane non ci sono i fondi, non c’è il commissario, è veramente penoso</text:p>
          </table:table-cell>
          <table:table-cell table:number-columns-repeated="4" office:value-type="string" calcext:value-type="string">
            <text:p>NA</text:p>
          </table:table-cell>
          <table:table-cell office:value-type="string" calcext:value-type="string">
            <text:p>Salvini dice che oggi non ci sarà all’incontro con Zelensky perché non è presidente del consiglio o ministro degli esteri. Però è vice presidente del consiglio e come tale volle partecipare, insieme all’altro vice, Di Maio, all’incontro con Putin. Forse è Zelensky che non vuole…   Questo è il (basso) livello del vice presidente del consiglio italiano, Matteo Salvini.</text:p>
            <text:p>Un uomo di governo dovrebbe invece rammaricarsi che artisti importanti, anche se di orientamento politico diverso, lasciano un bene pubblico come la Rai, principale azienda culturale del Paese https://t.co/NTBWXDXEPC La colpa di questa destra al governo è di chi non ha votato e di avversari divisi ma la responsabilità maggiore è di Berlusconi. Sapeva cosa erano Lega di Salvini e FdI, doveva staccarsi. Ma ha prevalso la cura degli interessi, condannando FI alla irrilevanza e l’Italia a Meloni. Per la strage di Cutro indagati e perquisizioni in due Corpi dello Stato, Guardia di Finanza e Guardia Costiera. Ma il personale esegue solo gli ordini. Cosa hanno da dire i loro titolari Ministri dell’Economia, Giorgetti e delle Infrastrutture, Salvini? E il ministro Piantedosi?</text:p>
          </table:table-cell>
          <table:table-cell office:value-type="string" calcext:value-type="string">
            <text:p>NA</text:p>
          </table:table-cell>
          <table:table-cell office:value-type="string" calcext:value-type="string">
            <text:p>DICHIARAZIONE DEL PRESIDENTE DELLA REPUBBLICA, SERGIO MATTARELLA IN OCCASIONE DELLA GIORTA INTERZIOLE CONTRO L’OMOFOBIA, LA TRANSFOBIA E LA BIFOBIA 🙏🏳️‍🌈🏳️‍⚧️</text:p>
            <text:p>https://t.co/rnvmw0HLKg Il 17 maggio 1990 l’Oms tolse l’omosessualità dall’elenco delle malattie. Una data celebrata nella Giornata internazionale contro l’omofobia, la bifobia e la transfobia, le discriminazioni dovute alla sessualità.🌈</text:p>
            <text:p>Ma non in Italia, dove manca una legge.🤷🏼‍♂️</text:p>
            <text:p>https://t.co/W8YuVnHxjI</text:p>
          </table:table-cell>
          <table:table-cell office:value-type="string" calcext:value-type="string">
            <text:p>NA</text:p>
          </table:table-cell>
          <table:table-cell office:value-type="string" calcext:value-type="string">
            <text:p>Negano il cambiamento climatico, continuano a investire in energie fossili, non hanno ancora nominato l’inviato speciale per il clima ma governo e giornali della destra hanno trovato i colpevoli delle alluvioni, la sinistra, gli ambientalisti e il partito del No. Vergognarsi, no? https://t.co/NI8rr90Kkn</text:p>
          </table:table-cell>
          <table:table-cell office:value-type="string" calcext:value-type="string">
            <text:p>Mentre gli attivisti ambientalisti senza farsi pubblicità stanno spalando fango, Mentana e La Russa, comodamente seduti alle scrivanie dei loro ampi uffici, vogliono dare lezioni e scambiare giustizia e istituzioni come fossero proprietà privata con i lavori forzati. Che pena. Mentre gli attivisti ambientalisti senza farsi pubblicità stanno spalando fango, Mentana e La Russa, comodamente seduti alle scrivanie dei loro ampi uffici, vogliono dare lezioni e scambiare giustizia e istituzioni come fossero proprietà privata con i lavori forzati. Che pena.</text:p>
          </table:table-cell>
          <table:table-cell table:number-columns-repeated="2" office:value-type="string" calcext:value-type="string">
            <text:p>NA</text:p>
          </table:table-cell>
          <table:table-cell office:value-type="string" calcext:value-type="string">
            <text:p>Roccella viene intervistata da tutti i giornali ed ha presentato il suo libro in ogni rete televisiva, Rai, Mediaset, La7. Davvero qualcuno, senza essere in malafede e coprirsi di ridicolo, pensa che le sia impedito in parlare?</text:p>
            <text:p>In realtà si vuole criminalizzare chi contesta.  Ecco a cosa serviva criminalizzare la contestazione alla ministra Roccella. </text:p>
            <text:p>A prendere provvedimenti per impedire che altri ministri potessero essere disturbati e contestati. </text:p>
            <text:p>Così a Napoli e Palermo gli studenti sono tenuti fuori dall’Università e dalle cerimonie. Brutta aria😰 https://t.co/MnRukSdFj4</text:p>
          </table:table-cell>
          <table:table-cell table:number-columns-repeated="4" office:value-type="string" calcext:value-type="string">
            <text:p>NA</text:p>
          </table:table-cell>
          <table:table-cell office:value-type="string" calcext:value-type="string">
            <text:p>Ieri i potenti della destra hanno sfoggiato le loro famiglie, non sposate, separate, conviventi, di seconde e terze nozze, figli nati da più matrimoni, fuori dal matrimonio. Ma agli altri impongono la famiglia tradizionale, non riconoscono famiglie arcobaleno, i figli, i diritti. https://t.co/l5s5k8cOYt</text:p>
          </table:table-cell>
          <table:table-cell table:number-columns-repeated="6" office:value-type="string" calcext:value-type="string">
            <text:p>NA</text:p>
          </table:table-cell>
        </table:table-row>
        <table:table-row table:style-name="ro6">
          <table:table-cell office:value-type="string" calcext:value-type="string">
            <text:p>1683455144</text:p>
          </table:table-cell>
          <table:table-cell office:value-type="float" office:value="660" calcext:value-type="float">
            <text:p>660</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6" office:value-type="float" office:value="0" calcext:value-type="float">
            <text:p>0</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table:number-columns-repeated="2" office:value-type="string" calcext:value-type="string">
            <text:p>NA</text:p>
          </table:table-cell>
          <table:table-cell office:value-type="string" calcext:value-type="string">
            <text:p>Ravenna, incendio in concessionaria: prende fuoco un'auto elettrica che era rimasta sommersa dall’acqua durante l’alluvione</text:p>
            <text:p/>
            <text:p>https://t.co/JDlzF6JxxY</text:p>
          </table:table-cell>
          <table:table-cell office:value-type="string" calcext:value-type="string">
            <text:p>Salone del Libro, immunologa Viola contestata da un 'no vax'.</text:p>
            <text:p>La vicenda è straordinaria perché, secondo quanto affermato da Draghi, i non vaccinati dovrebbero essere tutti morti</text:p>
            <text:p>Il sopravvissuto avrebbe gridato: "Avete mentito sugli effetti dei vaccini"</text:p>
            <text:p/>
            <text:p>https://t.co/jolOlvPxz4 Vino, Bassetti: l'etichetta 'nuoce alla salute' va messa anche su altri prodotti</text:p>
            <text:p>(tutto fa male, tranne i "vaccini")</text:p>
            <text:p/>
            <text:p>https://t.co/TsydFMptup       Vaccini Covid, il nuovo accordo tra UE e Pfizer</text:p>
            <text:p>Pagheremo una specie di penale per i "vaccini" ordinati da von der Leyen che non ci servono più</text:p>
            <text:p/>
            <text:p>https://t.co/05CdS0KR8b</text:p>
          </table:table-cell>
          <table:table-cell office:value-type="string" calcext:value-type="string">
            <text:p>NA</text:p>
          </table:table-cell>
          <table:table-cell office:value-type="string" calcext:value-type="string">
            <text:p>Secondo il Codacons, la faziosità sinistroide di Fabio Fazio è costata agli italiani 100 milioni di euro.</text:p>
            <text:p>Altro che difesa della "cultura televisiva"! </text:p>
            <text:p>Forse il Pd è arrabbiato perchè adesso dovrà pagarsi la propaganda di tasca sua</text:p>
            <text:p/>
            <text:p>https://t.co/m6UrTcfQzl</text:p>
          </table:table-cell>
          <table:table-cell office:value-type="string" calcext:value-type="string">
            <text:p>NA</text:p>
          </table:table-cell>
          <table:table-cell office:value-type="string" calcext:value-type="string">
            <text:p>Accordo UE-Oms: Green Pass in tutto il mondo</text:p>
            <text:p>(con la scusa di "proteggere i cittadini dalle minacce sanitarie attuali e future"</text:p>
            <text:p/>
            <text:p>https://t.co/NIZpf0UY6B</text:p>
          </table:table-cell>
          <table:table-cell office:value-type="string" calcext:value-type="string">
            <text:p>G7, Trudeau a Meloni: 'Canada preoccupato per i diritti Lgbtq in Italia'</text:p>
            <text:p>(Meloni avrebbe dovuto alzarsi, piantare tutto e andarsene. Ovviamente... non lo ha fatto)</text:p>
            <text:p/>
            <text:p>https://t.co/nGjs5VRCQQ       Giungla Capitale #Pd, diserbo marciapiedi: i soldi non ci sono</text:p>
            <text:p>(i soldi per corsi di formazione Lgbt, invece, ci sono!)</text:p>
            <text:p/>
            <text:p>https://t.co/TlpvD3h2hX G7, Trudeau a Meloni: 'Canada preoccupato per i diritti Lgbtq in Italia'</text:p>
            <text:p>(Meloni avrebbe dovuto alzarsi, piantare tutto e andarsene. Ovviamente... non lo ha fatto)</text:p>
            <text:p/>
            <text:p>https://t.co/nGjs5VRCQQ          Bibbiano, bimba strappata al papà usata per la causa Lgbt.</text:p>
            <text:p>È il drammatico particolare emerso nei giorni scorsi al processo Angeli &amp;amp; Demoni che si sta svolgendo in Tribunale a Reggio Emilia.</text:p>
            <text:p/>
            <text:p>https://t.co/IiKLgLt25Q</text:p>
          </table:table-cell>
          <table:table-cell office:value-type="string" calcext:value-type="string">
            <text:p>🤥Meloni: "NON CI SONO SOLDI!"</text:p>
            <text:p>👉Abbiamo appena acquistato un sottomarino da 674 milioni di euro</text:p>
            <text:p/>
            <text:p>https://t.co/2fG4aql4KT  Meloni: “Il mondo libero è grato all’Ucraina”</text:p>
            <text:p>(quale ''mondo libero''? ma di che parla?)</text:p>
            <text:p/>
            <text:p>https://t.co/6EXk7NhSwY  Sblocchiamo un ricordo di fuoco - febbraio 2020</text:p>
            <text:p>👉Giorgia Meloni contro la UE: “E’ la nuova Unione Sovietica”</text:p>
            <text:p>Discorso alla “National Conservatism Conference” di Roma.</text:p>
            <text:p>DA LEGGERE!👇</text:p>
            <text:p/>
            <text:p>https://t.co/jvuhS3moX8  Ucraina, Tricarico avverte Meloni: "La Gran Bretagna alla guida della Nato è un rischio. Il loro odio per i russi proviene da lontano. Sbaglia l’Italia a posizionarsi sulla linea Sunak"</text:p>
            <text:p/>
            <text:p>https://t.co/BrffxZOdO9 Ucraina, Tricarico avverte Meloni: "La Gran Bretagna alla guida della Nato è un rischio. Il loro odio per i russi proviene da lontano. Sbaglia l’Italia a posizionarsi sulla linea Sunak"</text:p>
            <text:p/>
            <text:p>https://t.co/BrffxZOdO9      Meloni domani a Bologna con von der Leyen</text:p>
            <text:p>(mentre la UE distrugge la nostra economia)</text:p>
            <text:p/>
            <text:p>https://t.co/IwD3IOov37 Come siamo ridotti!</text:p>
            <text:p>Alluvione Emilia R., Meloni: 'il problema non è il commissario, ma dove trovare i soldi'</text:p>
            <text:p>(i soldi per il cabarettista, però, li avete trovati subito!)</text:p>
            <text:p/>
            <text:p>https://t.co/rxRJO9CVtI</text:p>
          </table:table-cell>
          <table:table-cell table:number-columns-repeated="6" office:value-type="string" calcext:value-type="string">
            <text:p>NA</text:p>
          </table:table-cell>
          <table:table-cell office:value-type="string" calcext:value-type="string">
            <text:p>👉 Pensionati alla fame: a Milano tantissimi in fila alla mensa dei poveri</text:p>
            <text:p>👉Mattarella: 'omofobia e transfobia insopportabile piaga sociale'</text:p>
            <text:p/>
            <text:p>https://t.co/BZRpTVpIYH</text:p>
          </table:table-cell>
          <table:table-cell office:value-type="string" calcext:value-type="string">
            <text:p>Istituto Luce news</text:p>
            <text:p>Alluvione Emilia-Romagna, censura RAI sulla gestione Bonaccini. Alluvionata zittita</text:p>
            <text:p/>
            <text:p>https://t.co/jLQCVOVLFf</text:p>
          </table:table-cell>
          <table:table-cell office:value-type="string" calcext:value-type="string">
            <text:p>"È pseudoscienza": la lezione del Nobel alle follie degli ambientalisti</text:p>
            <text:p>"Non c'è nessuna crisi climatica. La narrativa sul cambiamento climatico riflette una pericolosa corruzione della scienza che minaccia il benessere di miliardi di persone''</text:p>
            <text:p/>
            <text:p>https://t.co/ZCS6hmZK5w</text:p>
          </table:table-cell>
          <table:table-cell office:value-type="string" calcext:value-type="string">
            <text:p>Germania, associazione a delinquere: bloccati conti bancari di attivisti 'climatici'</text:p>
            <text:p/>
            <text:p>https://t.co/9WC03Cl54x</text:p>
          </table:table-cell>
          <table:table-cell table:number-columns-repeated="4" office:value-type="string" calcext:value-type="string">
            <text:p>NA</text:p>
          </table:table-cell>
          <table:table-cell office:value-type="string" calcext:value-type="string">
            <text:p>G7, Biden: "Libereremo il mondo dalle armi nucleari"</text:p>
            <text:p>(se è vero, può cominciare portandosi via tutte quelle che sono in Italia)</text:p>
            <text:p/>
            <text:p>https://t.co/r5AeIzY9ys</text:p>
          </table:table-cell>
          <table:table-cell table:number-columns-repeated="9" office:value-type="string" calcext:value-type="string">
            <text:p>NA</text:p>
          </table:table-cell>
        </table:table-row>
        <table:table-row table:style-name="ro7">
          <table:table-cell office:value-type="string" calcext:value-type="string">
            <text:p>827344747</text:p>
          </table:table-cell>
          <table:table-cell office:value-type="float" office:value="3414" calcext:value-type="float">
            <text:p>3414</text:p>
          </table:table-cell>
          <table:table-cell office:value-type="float" office:value="11" calcext:value-type="float">
            <text:p>1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4" office:value-type="string" calcext:value-type="string">
            <text:p>NA</text:p>
          </table:table-cell>
          <table:table-cell office:value-type="string" calcext:value-type="string">
            <text:p>Geppi Cucciari che poi percula la proposta Rampelli contro gli forestierismi con davanti il Ministro Sangiuliano e Federico Mollicone responsabile culturale di Fratelli d'Italia...è tutto bellissimo...</text:p>
            <text:p>#geppicucciari #david68 #Quirinale #DavidDiDonatello #10maggio https://t.co/dn3ha2CS8q Fontana sul ritorno di Formigoni candidato alle europee per Fratelli d'Italia "un arricchimento per tutti"...</text:p>
            <text:p>sarebbero dei comici meravigliosi se non dovessero gestire appunto i nostri soldi...</text:p>
            <text:p>#Formigoni #Fontana #FdI #arricchimento #Lombardia https://t.co/2O8L9gghgu</text:p>
          </table:table-cell>
          <table:table-cell office:value-type="string" calcext:value-type="string">
            <text:p>ecco...ricordate che non andare a votare può portare anche a questo...</text:p>
            <text:p>#Salvini #Fazio #CTCF #FabioFazio #Salvinipagliaccio https://t.co/PzvXT9v6sU non so se più grave aver dato del cazzone a Michele Serra o se, per il "belli ciao", del genio a Salvini...</text:p>
            <text:p>ma forse semplicemente è più grave che Nicola Porro sia un giornalista...</text:p>
            <text:p>#Porro #Fazio #Salvini #16maggio https://t.co/uUbZ1yyCIY Bersani su Meloni e Salvini e il caso Fazio "è inutile che facciano convegni sull'egemonia e su Gramsci, non hanno il fisico per dirigere senza comandare"...come sempre meraviglioso...</text:p>
            <text:p>#dimartedi #Bersani https://t.co/QJclaHeRi9          la dichiarazione d'amore di Fabio Fazio verso la Rai "non dirò mai qualcosa di scortese...perché lo direi contro di me...la Rai ha 70anni e di questi ho trascorso 40anni con lei"...è incredibile quello che sta succedendo...</text:p>
            <text:p>#CTCF #FabioFazio #Fazio #Discovery #CheTempoCheFa https://t.co/EWsp1epWkh l'evoluzione di che tempo che fa...</text:p>
            <text:p>#CTCF #FabioFazio #AnthonyHopkins #PinoInsegno https://t.co/vacHf8sRHH</text:p>
          </table:table-cell>
          <table:table-cell office:value-type="string" calcext:value-type="string">
            <text:p>Marco Mengoni entra con la bandiera arcobaleno oltre quella dell'Italia...abbiamo già un vincitore...</text:p>
            <text:p>#ESCita #Eurovision #Eurovision2023 #ESC2023 #ESC https://t.co/KVpojUP08a il momento storico in cui San Marino viene riannessa all'Italia</text:p>
            <text:p>#ESCita #Eurovision #Eurovision2023 #ESC2023 #SanMarino https://t.co/pzcYuiHF3N</text:p>
          </table:table-cell>
          <table:table-cell office:value-type="string" calcext:value-type="string">
            <text:p>NA</text:p>
          </table:table-cell>
          <table:table-cell office:value-type="string" calcext:value-type="string">
            <text:p>quando ti danno della razzista per tutto il globo terracqueo...</text:p>
            <text:p>#Trudeau #LGBT #Meloni #Hiroshima #G7 https://t.co/Ja69ztZw0l quando ti danno della razzista per tutto il globo terracqueo...</text:p>
            <text:p>#Trudeau #LGBT #Meloni #Hiroshima #G7 https://t.co/Ja69ztZw0l</text:p>
          </table:table-cell>
          <table:table-cell office:value-type="string" calcext:value-type="string">
            <text:p>Giorgia Meloni aveva chiuso così la campagna elettorale per  Fabio Rolfi sindaco...</text:p>
            <text:p>oggi al 1°turno Laura Castelletti del centro sinistra è stata eletta sindaca di Brescia...</text:p>
            <text:p>Bella ciao</text:p>
            <text:p>#amministrative #Amministrative2023 #Brescia #elezioniamministrative2023  #amministrative23 https://t.co/cq7L9SbQw3 "che sorpresa Giorgia Meloni è qui"...e poi si scopre che il "volontario" è autore di questi post e che casualmente passava di lì dopo aver salutato il viceministro Bignami e responsabile social Longobardi...che poraccitudine!</text:p>
            <text:p>#Ravenna #passarella #Meloni #alluvioneemiliaromagna https://t.co/sKATF8SKxc ci sarebbe dal morir dal ridere se non fossi il Presidente del Consiglio che illustra un decreto aiuti per un evento catastrofico che ha causato proprio ad oggi 15 vittime...</text:p>
            <text:p>tra l'altro dovrebbe sapere che siccità e alluvione sono eventi collegati...</text:p>
            <text:p>#Meloni #Decreto #risata https://t.co/YTLs5Ttv9G   "la lotta all’evasione non la vai a fare al piccolo commerciante a cui chiedi il pizzo di Stato"</text:p>
            <text:p>l'ha detto davvero la PdC Giorgia Meloni a Catania scimmiottando anche l'opposizione...</text:p>
            <text:p>in un Paese con oltre 100 miliardi di evasione fiscale...</text:p>
            <text:p>parole gravissime </text:p>
            <text:p>#Catania #Meloni https://t.co/lgGuYKHGmH</text:p>
          </table:table-cell>
          <table:table-cell table:number-columns-repeated="2" office:value-type="string" calcext:value-type="string">
            <text:p>NA</text:p>
          </table:table-cell>
          <table:table-cell office:value-type="string" calcext:value-type="string">
            <text:p>Lollobrigida "esiste un'etnia italiana che bisogna tutelare"...che sofferenza ministro...essere razzista e non poterlo dichiarare apertamente...</text:p>
            <text:p>#Lollobrigida #etnia #GovernoMeloni #sostituzioneetnica https://t.co/JOObmySHyJ</text:p>
          </table:table-cell>
          <table:table-cell office:value-type="string" calcext:value-type="string">
            <text:p>NA</text:p>
          </table:table-cell>
          <table:table-cell office:value-type="string" calcext:value-type="string">
            <text:p>Salvini non incontrerà Zelensky "mi occupo d'altro"...paura di fare un'altra figura di merda eh?</text:p>
            <text:p>#Salvini #Zelensky #Roma #Putin #SalviniPagliaccio #13maggio https://t.co/Uc78Yfpoq6 come nasce un tweet di Salvini...un eccezionale documentario di @alessiomarzilli </text:p>
            <text:p>#propagandalive #Salvini https://t.co/NGVFlPUR9U    Milano zona Bocconi: ben quattro agenti della polizia locale si accaniscono contro una donna già a terra con taser, calci e manganelli...</text:p>
            <text:p>attendiamo fiduciosi la solidarietà dei vari Piantedosi, Salvini &amp;amp; company...</text:p>
            <text:p>#Milano #Sala #Polizia https://t.co/EI67wsk7AY approvato il decreto, bimbo Salvini inizia a costruire il ponte sullo stretto...</text:p>
            <text:p>#pontesullostretto #Salvini #infrastrutture #Salvinipagliaccio https://t.co/ocTbkLVySb   l'ultima lettera di Luciana Littizzetto è dedicata alla Rai...e si conclude con un ps per Salvini "bello, ciao"...</text:p>
            <text:p>#ctcf #Rai #chetempochefa #Littizzetto https://t.co/32Q9Yjf67b</text:p>
          </table:table-cell>
          <table:table-cell office:value-type="string" calcext:value-type="string">
            <text:p>caro affitti: Piantedosi agli studenti "non partite"...</text:p>
            <text:p>#caroaffitti #affitti #studenti #11maggio https://t.co/9T2GGM9YBF</text:p>
          </table:table-cell>
          <table:table-cell office:value-type="string" calcext:value-type="string">
            <text:p>NA</text:p>
          </table:table-cell>
          <table:table-cell office:value-type="string" calcext:value-type="string">
            <text:p>ma chi è che disturba Salvini durante la partita!?</text:p>
            <text:p>Ah sono gli alluvionati dell'Emilia Romagna!</text:p>
            <text:p>che imbarazzo...che vergogna...che degrado...ed è anche ministro</text:p>
            <text:p>(capito di aver pestato una merda ha cancellato il post)</text:p>
            <text:p>#alluvione #AllertaMeteo  #EmiliaRomagna #SalviniPagliaccio https://t.co/EkLna4mQmQ</text:p>
          </table:table-cell>
          <table:table-cell office:value-type="string" calcext:value-type="string">
            <text:p>a proposito di Libero e dei cambiamenti climatici...</text:p>
            <text:p>#Libero #EmiliaRomagna #sciacalli #CambiamentoClimatico #ClimateEmergency #18maggio https://t.co/AwI7t4ALsv</text:p>
          </table:table-cell>
          <table:table-cell table:number-columns-repeated="3" office:value-type="string" calcext:value-type="string">
            <text:p>NA</text:p>
          </table:table-cell>
          <table:table-cell office:value-type="string" calcext:value-type="string">
            <text:p>poi chiamano la Digos se si osa contestarli...</text:p>
            <text:p>#salonedellibro #Roccella #fascisti #contestare #21maggio https://t.co/QeGMRugRUg</text:p>
          </table:table-cell>
          <table:table-cell table:number-columns-repeated="11" office:value-type="string" calcext:value-type="string">
            <text:p>NA</text:p>
          </table:table-cell>
        </table:table-row>
        <table:table-row table:style-name="ro8">
          <table:table-cell office:value-type="string" calcext:value-type="string">
            <text:p>987756923129876481</text:p>
          </table:table-cell>
          <table:table-cell office:value-type="float" office:value="2547" calcext:value-type="float">
            <text:p>2547</text:p>
          </table:table-cell>
          <table:table-cell office:value-type="float" office:value="11" calcext:value-type="float">
            <text:p>1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4" office:value-type="string" calcext:value-type="string">
            <text:p>NA</text:p>
          </table:table-cell>
          <table:table-cell office:value-type="string" calcext:value-type="string">
            <text:p>Il coordinatore FdI di Civitavecchia commemora Pino Romualdi, fedelissimo di Mussolini e vicesegretario del Partito fascista: "Immortale punto di riferimento",</text:p>
            <text:p>"le nostre radici non muoiono". Italia e Fratelli d'Italia 2023. </text:p>
            <text:p/>
            <text:p>#Pietre</text:p>
            <text:p>@repubblica https://t.co/FPEjo6TyXm</text:p>
          </table:table-cell>
          <table:table-cell office:value-type="string" calcext:value-type="string">
            <text:p>Proprio perchè non appartengo a nessuna parrocchietta e, non essendo considerato un amico degli amici, non sono mai stato invitato da Fazio, posso permettermi di dire liberamente che il Belli Ciao di Salvini è robaccia da bar e che le epurazioni qualificano chi le fa. <text:s/>#CTCF</text:p>
          </table:table-cell>
          <table:table-cell table:number-columns-repeated="3" office:value-type="string" calcext:value-type="string">
            <text:p>NA</text:p>
          </table:table-cell>
          <table:table-cell office:value-type="string" calcext:value-type="string">
            <text:p>Trieste, Italia 2023. Giorgia Meloni ha già provveduto a cacciare il suo assessore regionale Fabio Scoccimarro? https://t.co/t0gnhKRYC4    Meloni in Emilia-Romagna, nel video diventato virale il volontario che accoglie la premier è un nostalgico del fascismo. </text:p>
            <text:p>Il mio pezzo su @repubblica</text:p>
            <text:p/>
            <text:p>https://t.co/yFsbP1hBBn Chi fosse Chiara Colosimo e quale "rapporto sereno" avesse con fascismo, neofascismo, saluti romani, croci celtiche, lo abbiamo raccontato quasi un anno fa, quando è stata candidata da Meloni alle elezioni. Che oggi sia presidente dell'Antimafia è un'onta per le istituzioni. Tweet su #Verona (2020). Il tempo è sempre galantuomo, basta sapere aspettare.  [per Meloni, Salvini, Crosetto, fascisti e neofascisti, manganellatori, direttori di giornali proni al potere, ignavi, e chi 3 anni fa ha scelto il silenzio complice]  👇👇👇 https://t.co/MKUf181tn9</text:p>
          </table:table-cell>
          <table:table-cell table:number-columns-repeated="4" office:value-type="string" calcext:value-type="string">
            <text:p>NA</text:p>
          </table:table-cell>
          <table:table-cell office:value-type="string" calcext:value-type="string">
            <text:p>#Salvini tre anni fa mi attaccò e mi diede in pasto ai seguaci della Bestia per un mio post indirizzato ai neofascisti, ai razzisti e odiatori seriali della Verona nera. Questo è il post vergognoso che Salvini ha scritto ieri sera. Un ministro. Il tempo è sempre galantuomo. https://t.co/0Ykt5im3bG</text:p>
          </table:table-cell>
          <table:table-cell office:value-type="string" calcext:value-type="string">
            <text:p>NA</text:p>
          </table:table-cell>
          <table:table-cell office:value-type="string" calcext:value-type="string">
            <text:p>Studiate e agitatevi. Siate partigiane e partigiani. Votate contro il fascismo e l'omofobia. Sono alcune delle perle di #DonGallo , antifascista, sempre dalla parte dei più deboli. Gallo, manchi da dieci anni. Non sai oggi quanto bisogno avremmo di te. https://t.co/vJkmFqxFhq</text:p>
          </table:table-cell>
          <table:table-cell office:value-type="string" calcext:value-type="string">
            <text:p>NA</text:p>
          </table:table-cell>
          <table:table-cell office:value-type="string" calcext:value-type="string">
            <text:p>Chi nega il cambiamento climatico non è solo un irresponsabile cialtrone, è un criminale. Quello che è successo e sta succedendo in #EmiliaRomagna ne è l'ennesima, drammatica prova. Quanto avevano ragione i "gretini". Contro i cretini, invece, non esiste rimedio.</text:p>
          </table:table-cell>
          <table:table-cell table:number-columns-repeated="3" office:value-type="string" calcext:value-type="string">
            <text:p>NA</text:p>
          </table:table-cell>
          <table:table-cell office:value-type="string" calcext:value-type="string">
            <text:p>Il ministro Lollobrigida, fan del gerarca Graziani collaborazionista dei nazisti, si indigna per la contestazione a #Roccella e evoca i roghi dei libri. Divertente. Quando i fascisti a Verona e Varese si mobilitano contro la presentazione di un libro Lollobrigida dov'è, in ferie?</text:p>
          </table:table-cell>
          <table:table-cell table:number-columns-repeated="5" office:value-type="string" calcext:value-type="string">
            <text:p>NA</text:p>
          </table:table-cell>
          <table:table-cell office:value-type="string" calcext:value-type="string">
            <text:p>Fioravanti sull'Unità può sembrare una delle tante barzellette tristi di questo tempo, e invece è drammaticamente vero. Il punto non è solo Gramsci che si rivolta nella tomba. Il punto è che stragisti e ex terroristi neri rientrano in società. E vengono esibiti. Ed è uno schifo.</text:p>
          </table:table-cell>
          <table:table-cell office:value-type="string" calcext:value-type="string">
            <text:p>Buona festa della Repubblica nata dalla Resistenza, dalla cacciata dei Savoia e basata sulla Costituzione antifascista. #2Giugno</text:p>
          </table:table-cell>
          <table:table-cell office:value-type="string" calcext:value-type="string">
            <text:p>NA</text:p>
          </table:table-cell>
          <table:table-cell office:value-type="string" calcext:value-type="string">
            <text:p>Il saluto romano sotto la bandiera nazista del sottomarino tedesco U-571. Insieme alla figlia, che fa lo stesso gesto. Fabio Gagni, consigliere dell'Università Agraria di Tarquinia e candidato della lista "Agraria Tricolore" che fa capo a FdI. </text:p>
            <text:p/>
            <text:p>#Pietre</text:p>
            <text:p>@repubblica https://t.co/z0l53dZOcg</text:p>
          </table:table-cell>
          <table:table-cell table:number-columns-repeated="2" office:value-type="string" calcext:value-type="string">
            <text:p>NA</text:p>
          </table:table-cell>
        </table:table-row>
        <table:table-row table:style-name="ro8">
          <table:table-cell office:value-type="string" calcext:value-type="string">
            <text:p>1061519784079171584</text:p>
          </table:table-cell>
          <table:table-cell office:value-type="float" office:value="3045" calcext:value-type="float">
            <text:p>3045</text:p>
          </table:table-cell>
          <table:table-cell office:value-type="float" office:value="9" calcext:value-type="float">
            <text:p>9</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4" office:value-type="string" calcext:value-type="string">
            <text:p>NA</text:p>
          </table:table-cell>
          <table:table-cell office:value-type="string" calcext:value-type="string">
            <text:p>Santanchè offre all'ex socio Briatore la presidenza dell'Ente nazionale turismo, allora quelli di Fratelli d'Italia non piazzano solo cognati, ma anche amici e soci in affari. Fratelli d'Italia non si fa mancare nulla ed elegge, nell'anniversario della strage di Capaci, Presidente dell'Antimafia la sua deputata Chiara Colosimo, che si fa amabilmente fotografare con lo stragista nero Ciavardini, condannato a 30 anni per la strage di Bologna. https://t.co/TzzkdH4kYe L'incredibile coincidenza per la quale, ogni volta che qualcuno di Fratelli d'Italia sale alla ribalta, si scopre che ha a che fare con estrema destra, nostalgici e ora pure stragisti neri. <text:s text:c="6"/>I più coglioni comunque sono i lavoratori dipendenti, quindi con le trattenute in busta paga, che hanno votato Fratelli d'Italia e difendono l'affermazione sul pizzo di Stato. Tarquinia, consigliere candidato da una lista collegata a Fratelli d'Italia si fa fotografare davanti a una bandiera nazista mentre fa il saluto romano, ormai è pronto per incarichi più importanti come sottosegretario o viceministro. <text:s text:c="3"/>Rovigo, panificio in tre anni non ha emesso nemmeno uno scontrino, evasione fiscale da 350mila euro. Il panettiere patriota, eroe che si ribella al pizzo di Stato, da candidare subito in Fratelli d'Italia.</text:p>
          </table:table-cell>
          <table:table-cell office:value-type="string" calcext:value-type="string">
            <text:p>Fabio Fazio lascia la Rai, al suo posto Nicola Porro che intervisterà: il cantante preferito da Giorgia Meloni, l'attore preferito da Giorgia Meloni, lo chef preferito da Giorgia Meloni, l'imbianchino di Giorgia Meloni, l'idraulico di Giorgia Meloni e ovviamente Giorgia Meloni. Salvini rivendica ed esulta per la cacciata di Fazio dalla Rai perché così con Porro o Giletti riuscirà a capire le domande delle interviste.</text:p>
          </table:table-cell>
          <table:table-cell table:number-columns-repeated="2" office:value-type="string" calcext:value-type="string">
            <text:p>NA</text:p>
          </table:table-cell>
          <table:table-cell office:value-type="string" calcext:value-type="string">
            <text:p>G7, Trudeau a Meloni: "Preoccupati per le posizioni del governo italiano sui diritti Lgbt", dopo Salvini in Polonia, Meloni con un canadese in Giappone, non c'è che dire con loro le figure di merda per l'Italia sono internazionali. https://t.co/4GaJMNupEu</text:p>
          </table:table-cell>
          <table:table-cell office:value-type="string" calcext:value-type="string">
            <text:p>Strano che Meloni non abbia ancora pianificato un Consiglio dei Ministri a Rimini, con karaoke finale con Salvini a cantare: "Acqua azzurra, acqua chiara" di Battisti.     Meloni ha sempre raccontato delle sue umili origini, ma la verità è che la madre ha fatto affari immobiliari per milioni con anche società offshore. In un Paese serio, quindi non l'Italia, la Premier sarebbe chiamata a dare spiegazioni, visto che ha preso in giro gli elettori. Il governo Meloni non sa come usare i soldi del Pnrr, dando un'occhiata a quello che è successo in Emilia Romagna potrebbe farsi un'idea di come spenderli. Meloni in 6 mesi è passata da underdog della politica a offshore immobiliare e nessuno dice niente, che Paese straordinario per prendere per il culo tutti. Praticamente Meloni è tornata dal Giappone giusto in tempo per sfruttare mediaticamente il disastro in Emilia Romagna, con troupe televisiva e fotografo al seguito.   Giorgia Meloni è proprio sfortunata, gira per l'Emilia Romagna e in un video, una messinscena che diventa virale, tra tutti i volontari che avrebbe potuto incontrare, si imbatte, per puro caso, proprio in uno nostalgico del fascismo. Perseguitata dalla matrice. Galeazzo Bignami commissario straordinario per la ricostruzione in Emilia Romagna? Perché stupirsi, Meloni punta a piazzare parenti e fedelissimi e pure di fronte a un disastro non farebbe eccezione. Quando era all'opposizione Meloni non voleva che l'ex Alitalia venisse venduta a Lufthansa, Meloni ora è al governo e a chi è stata venduta l'ex Alitalia? A Lufthansa. Fumi uno spinello e sei subito "una zecca comunista", ti condannano per narcotraffico, ma sei il padre di Giorgia Meloni? Diventi un "avventuriero". Servi. https://t.co/hc1WGHOByE Le tasse servono allo Stato per i servizi essenziali: le scuole, la sanità, le pensioni, ma nella realtà distorta di Meloni diventano un "pizzo di Stato", così da giustificare l'evasione fiscale, che in Italia è 100 miliardi l'anno, indegna di essere Presidente del Consiglio. Continuano le invenzioni della stampa sulla famiglia di Giorgia Meloni, dopo la madre scrittrice e il padre avventuriero, ci sarebbe anche il cognato intelligente. Secondo i dati del Ministero delle Finanze l’evasione dell’Irpef di piccole imprese e lavoratori autonomi è la voce più rilevante dell’evasione fiscale in Italia, quindi Meloni mente sapendo di mentire, che è l'unica cosa che sa fare.   Meloni: Sì ma se togliamo i controlli sul Pnrr non risolviamo niente. </text:p>
            <text:p>Fitto: Ma tanto non sappiamo comunque che cazzo fare. https://t.co/JdWBvAA6zY Calderoli condannato a 7 mesi per aver dato dell'orango a Cécile Kyenge nel nuovo processo, l'obiettivo del governo Meloni di non aver nessun incensurato è sempre più vicino. Meloni prima fa un'affermazione inequivocabile sull'evasione fiscale, poi dice che è stata fraintesa, intanto chi doveva recepire il messaggio l'ha ricevuto forte e chiaro.  Meloni aveva promesso 2,2 miliardi per l'Emilia Romagna, in realtà nel decreto c’è mezzo miliardo in meno e le risorse sono state recuperate tagliando bonus e aiuti destinati ad altro. Evidentemente pensa di essere ancora all'opposizione quando prometteva soldi che non aveva. Tunisi, Meloni parla per nove minuti davanti a una telecamera in quella che sembra una conferenza stampa, ma non ci sono i giornalisti, qui in Italia ci sarebbe stato Porro, che quindi è la stessa cosa.</text:p>
          </table:table-cell>
          <table:table-cell table:number-columns-repeated="4" office:value-type="string" calcext:value-type="string">
            <text:p>NA</text:p>
          </table:table-cell>
          <table:table-cell office:value-type="string" calcext:value-type="string">
            <text:p>Salvini contro il caro-affitti propone di creare un dipartimento ad hoc nel Ministero delle Infrastrutture, che ha già un dipartimento ad hoc contro il caro-affitti, riesce a dire sempre una cazzata, infallibile. Via il superbollo che il povero Angelucci soffriva quando lo pagava, un favore agli amici Salvini trova sempre il modo di farlo. https://t.co/54x7iJ12vT Salvini non incontrerà Zelensky perché dice che si occupa d'altro, mentre qui si occupava di leccare il culo a Putin. https://t.co/mqdDOkuYJL  28 maggio 2023, Salvini: “Il Ponte sullo Stretto come la cupola del Brunelleschi, tante critiche ma dopo 600 anni è ancora lì”.</text:p>
            <text:p/>
            <text:p>31 maggio 2023, distacco di frammenti di pietra dalla cupola del Brunelleschi.</text:p>
            <text:p/>
            <text:p>600 anni e 3 giorni.</text:p>
          </table:table-cell>
          <table:table-cell table:number-columns-repeated="4" office:value-type="string" calcext:value-type="string">
            <text:p>NA</text:p>
          </table:table-cell>
          <table:table-cell office:value-type="string" calcext:value-type="string">
            <text:p>C'è chi spala veramente il fango come i ragazzi di Ultima Generazione e c'è invece chi nel fango ci sguazza da una vita, come il Presidente del Senato La Russa.</text:p>
          </table:table-cell>
          <table:table-cell table:number-columns-repeated="2" office:value-type="string" calcext:value-type="string">
            <text:p>NA</text:p>
          </table:table-cell>
          <table:table-cell office:value-type="string" calcext:value-type="string">
            <text:p>Salone del Libro, contestata la Ministra Roccella, la condannata per peculato Montaruli se la prende col direttore Lagioia, che sostiene che la contestazione è legittima, dicendo: "Vergogna, la contestazione è legittima? Con tutti i soldi che pigli?", almeno lui non li ha rubati. Ma poi cosa ci fa Montaruli al Salone del Libro? Che lei se proprio deve comprare un libro, lo compra con i soldi della Regione Piemonte? Contestare una Ministra, uscita direttamente dal Medioevo, <text:s/>come Roccella che afferma che "l'aborto è purtroppo un diritto" non solo è legittimo, ma sacrosanto. Promemoria per i contestatori del Ministro Roccella, la prossima volta fate anche un paio di saluti romani oppure dite che avete appena pestato degli studenti fuori da una scuola, così la Digos invece di schedarvi non farà nulla. Ieri Montaruli ha tirato un sospiro di sollievo quando ha capito che la Digos, che stava arrivando, non era per lei. Bibbiano, assolto lo psicoterapeuta Claudio Foti, intanto Meloni i veri condannati, tipo Montaruli, li ha portati in Parlamento. https://t.co/RFKYnX3fZp</text:p>
          </table:table-cell>
          <table:table-cell table:number-columns-repeated="8" office:value-type="string" calcext:value-type="string">
            <text:p>NA</text:p>
          </table:table-cell>
          <table:table-cell office:value-type="string" calcext:value-type="string">
            <text:p>No, non era un saluto romano, ma La Russa non esultava così dalla conquista dell'Abissinia. https://t.co/aSW4wuNJMm</text:p>
          </table:table-cell>
          <table:table-cell table:number-columns-repeated="2" office:value-type="string" calcext:value-type="string">
            <text:p>NA</text:p>
          </table:table-cell>
        </table:table-row>
        <table:table-row table:style-name="ro9">
          <table:table-cell office:value-type="string" calcext:value-type="string">
            <text:p>1323040160</text:p>
          </table:table-cell>
          <table:table-cell office:value-type="float" office:value="4087" calcext:value-type="float">
            <text:p>4087</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NA</text:p>
          </table:table-cell>
          <table:table-cell office:value-type="string" calcext:value-type="string">
            <text:p>Toni Capuozzo a quarta repubblica </text:p>
            <text:p>"Non ricordo Sallusti e Vespa nelle manifestazioni per il Vietnam libero contro l'invasione americana"</text:p>
            <text:p>#QuartaRepubblica #Capuozzo #guerra #Zelensky #Russia #Ucraina #Putin https://t.co/rFU8TyYgEQ https://t.co/9h5CNdXqk7</text:p>
          </table:table-cell>
          <table:table-cell table:number-columns-repeated="3" office:value-type="string" calcext:value-type="string">
            <text:p>NA</text:p>
          </table:table-cell>
          <table:table-cell office:value-type="string" calcext:value-type="string">
            <text:p>Intervento di Michele Santoro perfetto! 👏👏👏</text:p>
            <text:p> #dimartedi #Santoro #Annunziata #Fazio #Rai https://t.co/2b9QgqIVLF</text:p>
          </table:table-cell>
          <table:table-cell office:value-type="string" calcext:value-type="string">
            <text:p>NA</text:p>
          </table:table-cell>
          <table:table-cell office:value-type="string" calcext:value-type="string">
            <text:p>Quando i portuali di Trieste hanno manifestato pacificamente contro la porcata del green pass e sono stati respinti dalla polizia con idranti e manganellate, non ricordo nessuno della sinistra essere dalla parte dei manifestanti. Invece di ricevere sostegno, i lavoratori sono… https://t.co/SQ7cmSfUEN https://t.co/NGQEEZ7YMA</text:p>
          </table:table-cell>
          <table:table-cell office:value-type="string" calcext:value-type="string">
            <text:p>NA</text:p>
          </table:table-cell>
          <table:table-cell office:value-type="string" calcext:value-type="string">
            <text:p>Fabio Dragoni ( CulturaIdentità ) : "L'Italia non ha bisogno del PNRR, è l'UE che ha bisogno che l'Italia lo prenda".</text:p>
            <text:p> #dimartedì  #Dragoni  #PNRR  #UE  #Italia  #Meloni     #governoMeloni  @CulturaIdentita  @fdragoni https://t.co/NRRGjOFK1X https://t.co/Pp2W68ewR8</text:p>
          </table:table-cell>
          <table:table-cell office:value-type="string" calcext:value-type="string">
            <text:p>Mentana sul caso Rovelli "brutta censura".</text:p>
            <text:p>Il bue che dice cornuto all'asino</text:p>
            <text:p>Vergognati.</text:p>
            <text:p>#Mentana https://t.co/9j2XHoKtI3 https://t.co/mgkTFqvHSK</text:p>
          </table:table-cell>
          <table:table-cell table:number-columns-repeated="7" office:value-type="string" calcext:value-type="string">
            <text:p>NA</text:p>
          </table:table-cell>
          <table:table-cell office:value-type="string" calcext:value-type="string">
            <text:p>Il fisico Antonio Zichichi :"Il cambiamento climatico dipende dalle attività umane per il 5%".</text:p>
            <text:p> #CambiamentoClimatico  #cambiamenticlimatici  #Zichichi #alluvioneemiliaromagna  #UltimaGenerazione https://t.co/JLwpiNtkru https://t.co/RQBNkCemYC Francesco Borgonovo (La Verità): "La prima cosa da fare adesso non è pensare al cambiamento climatico, la cui influenza è tutta da dimostrare su questo evento. Vanno tolte le tasse agli agricoltori, agli imprenditori e ai cittadini danneggiati. Poi va usato il cervello, servono… https://t.co/OZWmzCx56D https://t.co/ZSn6vv4Sx2 Il fisico climatologo Steven Elliot Koonin smonta il terrorismo che viene fatto sul cambiamento climatico.</text:p>
            <text:p>"Nel rapporto ufficiale dell'ONU non si trova una parola sul clima impazzito".</text:p>
            <text:p> #QuartaRepubblica  #CambiamentoClimatico    #UltimaGenerazione https://t.co/8c00LT5Jtz https://t.co/HeE75FALQh</text:p>
          </table:table-cell>
          <table:table-cell office:value-type="string" calcext:value-type="string">
            <text:p>Strepitoso intervento del fisico Franco Prodi. 👏 Umiliati il divulgatore Albertini e l'ambientalista di ultima generazione. "Andate a studiare, voi di ultima generazione siete solo dei manipolati"   </text:p>
            <text:p> #Prodi  #Albertini  #CambioClimatico   #cambiamenticlimatici  #alluvione… https://t.co/aHwR3ZUS5u https://t.co/KgNzkcXuEK Rissa a dritto e rovescio.</text:p>
            <text:p>Del Debbio a Sandro Mora ( ultima generazione ) </text:p>
            <text:p>"Ma cosa cazzo ne sapete voi"</text:p>
            <text:p> #DelDebbio #Prodi #CambioClimatico #cambiamenticlimatici #alluvione #EmiliaRomagna #allertaROSSA #UltimaGenerazione https://t.co/zbZcMxVTVa https://t.co/WrUdGOrPOy Rissa a dritto e rovescio.</text:p>
            <text:p>Del Debbio a Sandro Mora ( ultima generazione ) </text:p>
            <text:p>"Ma cosa cazzo ne sapete voi"</text:p>
            <text:p> #DelDebbio #Prodi #CambioClimatico #cambiamenticlimatici #alluvione #EmiliaRomagna #allertaROSSA #UltimaGenerazione https://t.co/zbZcMxVTVa https://t.co/WrUdGOrPOy Franco Prodi "Le mie tesi vengono perseguitate e boiocottate. Mattarella e Draghi invitano Greta Thunberg... I ragazzi di ultima generazione sono manipolati da persone che hanno grandi interessi, non sanno la fisica,non sanno nulla".</text:p>
            <text:p>#Prodi  #Prodi  #FrancoProdi  #CambioClimatico… https://t.co/7alo7fMyYi https://t.co/OqUWsl0nmx      Grande intervento di Fabio Dragoni ( CulturaIdentità ) 🥇👏👏</text:p>
            <text:p>"I ragazzi di ultima generazione fanno un gesto eclatante  a Milano in piazza Duomo e confondono vernice idrosolubile con vernice lavabile. Sono talmente veggenti, che ci vengono a dire che non servono le dighe, ma… https://t.co/pMvJxPmoob https://t.co/fGbdYpwRzC La disperazione di Monica Giandotti ad Agorà su rai3.</text:p>
            <text:p>🤣🤣🤣</text:p>
            <text:p>"Marco lei è un ambientalista di ultima generazione?"</text:p>
            <text:p>Ascoltate la risposta di Marco...🫣 </text:p>
            <text:p>#agorà  #Giandotti  #UltimaGenerazione #CambiamentoClimatico  #EmiliaRomagna https://t.co/CKetiWfvO9 https://t.co/hbowKpvvVO Volano stracci a quarta repubblica tra Mario Giordano ( La Verità ) e Miriam Falco di ultima generazione.</text:p>
            <text:p>"Voi di ultima generazione siete inutili servi finanziati dalle multinazionali.</text:p>
            <text:p>Mario Giordano sei un corrotto.</text:p>
            <text:p>Ci vediamo in tribunale".</text:p>
            <text:p>#QuartaRepubblica  #Giordano… https://t.co/9nIqdaodfI https://t.co/nlGhaAKkcu</text:p>
          </table:table-cell>
          <table:table-cell table:number-columns-repeated="2" office:value-type="string" calcext:value-type="string">
            <text:p>NA</text:p>
          </table:table-cell>
          <table:table-cell office:value-type="string" calcext:value-type="string">
            <text:p>Il fascismo degli antifascisti. </text:p>
            <text:p>#salonedellibro #Roccella https://t.co/oLy845FTcW La ministra Roccella non ha potuto presentare un suo libro al Salone di Torino perché impedita da fanatici rossi. </text:p>
            <text:p>La Schlein ribalta completamente la realtà.</text:p>
            <text:p>"Il governo attacca duramente le opposizioni, gli intellettuali, non tollera il dissenso, è un governo autoritario".… https://t.co/fGT7VIgbxj https://t.co/AYCxmkYIWo</text:p>
          </table:table-cell>
          <table:table-cell table:number-columns-repeated="11" office:value-type="string" calcext:value-type="string">
            <text:p>NA</text:p>
          </table:table-cell>
        </table:table-row>
        <table:table-row table:style-name="ro10">
          <table:table-cell office:value-type="string" calcext:value-type="string">
            <text:p>2842400818</text:p>
          </table:table-cell>
          <table:table-cell office:value-type="float" office:value="3269" calcext:value-type="float">
            <text:p>3269</text:p>
          </table:table-cell>
          <table:table-cell office:value-type="float" office:value="9" calcext:value-type="float">
            <text:p>9</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 office:value-type="string" calcext:value-type="string">
            <text:p>NA</text:p>
          </table:table-cell>
          <table:table-cell office:value-type="string" calcext:value-type="string">
            <text:p>‘Che tempo che fa’ è stato il programma più visto di RAI 3.</text:p>
            <text:p>La lottizzazione vergognosa della Rai provocherà un ulteriore calo di share, una diminuzione di introiti pubblicitari, i suoi bilanci già disastrosi peggioreranno ancora.</text:p>
            <text:p>Chiedetevi a chi fa comodo…</text:p>
          </table:table-cell>
          <table:table-cell table:number-columns-repeated="3" office:value-type="string" calcext:value-type="string">
            <text:p>NA</text:p>
          </table:table-cell>
          <table:table-cell office:value-type="string" calcext:value-type="string">
            <text:p>Salvini, Meloni, Fontana e Lupi hanno chiuso la campagna per le amministrative a Brescia convinti che vincesse Rolfi. </text:p>
            <text:p>Ciao belli. </text:p>
            <text:p>😂😂😂😂😂😂😂😂😂😂😂😂 https://t.co/o0Sz7wql3T        La commissione parlamentare Antimafia terrà la propria prima riunione il 23 maggio alle 13 per eleggere il proprio presidente e l'Ufficio di presidenza.</text:p>
            <text:p>Meloni &amp;amp; Co. hanno giurato il 22 Ottobre. </text:p>
            <text:p>212 giorni sono passati. </text:p>
            <text:p>Questa è la lotta alla mafia di questo governo. https://t.co/LBVSsO9hIA In seguito all’alluvione del Polesine del 1951 gli argini del fiume furono rinforzati e innalzati in qualche punto anche di 4 metri. </text:p>
            <text:p>Il governo Meloni ha tagliato a Dicembre il 40% dei fondi assegnati annualmente all’Autorità di Bacino del Fiume Po.</text:p>
            <text:p>Però fa la contrita. https://t.co/sHxCtqEcVe Meloni accusava Draghi di svendere l’ex Alitalia ai tedeschi: </text:p>
            <text:p>“La sinistra si prepara a svendere la compagnia di bandiera a Lufthansa”.</text:p>
            <text:p>Oggi (per fortuna) gliel’hanno regalata.</text:p>
            <text:p>Meloni e la coerenza sempre domani.</text:p>
            <text:p>🤡🤡🤡🤡🤡🤡🤡🤡🤡🤡🤡🤡 Meloni considera un pizzo di Stato l’obbligo di pagare le tasse (emettere gli scontrini) per i piccoli commercianti.</text:p>
            <text:p>Pizzo… e lo dice in Sicilia. </text:p>
            <text:p>L’evasione non solo la combatte, ma la incita.</text:p>
            <text:p>Non avevo speranze, ma così in basso non credevo saremmo arrivati. In Sicilia, dove magistrati, giudici, giornalisti, imprenditori onesti e commercianti che pagavano le tasse sono stati uccisi dalla mafia, Meloni, da presidente del consiglio, usa la parola PIZZO per indicare il pagamento delle tasse. </text:p>
            <text:p>In diretta TV Rai 2 gg. prima delle elezioni https://t.co/ctpwhL1Cct È dal 2006 che Meloni tuona contro il ricorso alla questione di fiducia con cui il governo va avanti: "Il ricorso alla fiducia è un esproprio delle Camere”.</text:p>
            <text:p>Oggi ha annunciato il 17º voto di fiducia. 🤡🤡🤡🤡🤡🤡🤡🤡🤡🤡</text:p>
            <text:p>#CoerenzaZero https://t.co/hEj9wYgzAU La finta conferenza stampa di Meloni dimostra il suo livello, ma lo sappiamo già.</text:p>
            <text:p>A me fa molta più rabbia vedere il Parlamento vuoto, dato quello che li paghiamo. </text:p>
            <text:p>Qui era il giorno in cui si discuteva l’istituzione di una commissione d’inchiesta per Giulio Regeni, 19 presenti. https://t.co/mmNJNS0g1H</text:p>
          </table:table-cell>
          <table:table-cell table:number-columns-repeated="2" office:value-type="string" calcext:value-type="string">
            <text:p>NA</text:p>
          </table:table-cell>
          <table:table-cell office:value-type="string" calcext:value-type="string">
            <text:p>L’etnia italiana è una cazzata incommentabile visto il mix di popoli da cui veniamo.</text:p>
            <text:p>L’etnia fascista/razzista invece è facilmente identificabile, si distingue sempre in modo inconfondibile.</text:p>
            <text:p>#Lollobrigida</text:p>
          </table:table-cell>
          <table:table-cell office:value-type="string" calcext:value-type="string">
            <text:p>“Sono una donna! Una madre! Sono cristiana!”</text:p>
            <text:p>FdI si astiene sulla votazione per aderire alla Convenzione di Istanbul contro la violenza sulle donne. </text:p>
            <text:p>Passata invece a larga maggioranza. </text:p>
            <text:p>Ma sì, da noi ne uccidono solo una ogni 3 giorni…</text:p>
            <text:p>Con FdI la Lega, solita figura di 💩 in EU https://t.co/6SLnu0MciS</text:p>
          </table:table-cell>
          <table:table-cell office:value-type="string" calcext:value-type="string">
            <text:p>Sto pensando ai milioni di pensionati, operai, agricoltori e disoccupati che grazie a Salvini e all’eliminazione del superbollo finalmente potranno permettersi una supercar! </text:p>
            <text:p>Ma vi rendete conto di quanti problemi  veri hanno già risolto per noi italiani??? https://t.co/CUhaySPxky  Salvini e i limiti di velocità: "Aumentare a 150 quello in autostrada".</text:p>
            <text:p>Abbiamo già più di 10 morti al giorno sulle strade, non sono abbastanza?</text:p>
            <text:p>In America il limite è sotto i 100, in Giappone spesso 80, e in Europa vedi cartina sotto. </text:p>
            <text:p>Ma pensare a cose più importanti mai eh… https://t.co/v7SYlba3QH Il punto essenziale non è tanto che Salvini si debba dimettere dopo lo squallido tweet in cui accosta ER e Coppa Campioni.</text:p>
            <text:p>Il punto è che questo qui non doveva affatto diventare ministro, non possiede i minimi valori morali farlo. https://t.co/h0qQLC5AMa Sbaglio o da quando hanno monopolizzato la RAI Salvini non parla più di abolire il canone? </text:p>
            <text:p>Fa comodo eh che gli italiani paghino la vs. becera propaganda. Qui è quando Salvini e Meloni chiedevano (giustamente) giustizia per Desireé, uccisa da 4 extracomunitari. </text:p>
            <text:p>Sono in attesa di vedere che giustizia chiederanno per Giulia, uccisa da un patriota.</text:p>
            <text:p>Sono proprio curioso di vedere che palco mediatico metteranno su stavolta. https://t.co/yfEtc6nMF6</text:p>
          </table:table-cell>
          <table:table-cell office:value-type="string" calcext:value-type="string">
            <text:p>Problema affitti e case per studenti:</text:p>
            <text:p>“Nel mio ministero ci sarà una Direzione ad hoc riservata solo all'edilizia".</text:p>
            <text:p>Lo dichiara ai quattro venti Salvini.</text:p>
            <text:p>Peccato non sappia che esiste già.</text:p>
            <text:p>Ma ci sarà una volta prima o poi che aprirà la bocca e non dirà una cazzata?!? Mah… https://t.co/9mns7bvVEW</text:p>
          </table:table-cell>
          <table:table-cell table:number-columns-repeated="2" office:value-type="string" calcext:value-type="string">
            <text:p>NA</text:p>
          </table:table-cell>
          <table:table-cell office:value-type="string" calcext:value-type="string">
            <text:p>Certo che i politici di destra tramite i loro giornali hanno mostrato grande attenzione al cambiamento climatico. Cosa possiamo attenderci da gente così?!? https://t.co/je0oGZKsXg</text:p>
          </table:table-cell>
          <table:table-cell table:number-columns-repeated="3" office:value-type="string" calcext:value-type="string">
            <text:p>NA</text:p>
          </table:table-cell>
          <table:table-cell office:value-type="string" calcext:value-type="string">
            <text:p>In risposta a quelli che difendono Roccella: con questi qui non si dialoga, lo capite o no?!? 😡😡😡😡 https://t.co/ZKaHoq2fqG</text:p>
          </table:table-cell>
          <table:table-cell table:number-columns-repeated="6" office:value-type="string" calcext:value-type="string">
            <text:p>NA</text:p>
          </table:table-cell>
          <table:table-cell office:value-type="string" calcext:value-type="string">
            <text:p>C’è un pagliaccio patologico che oggi fa il patriota e difende i confini, mentre fino a qualche anno fa diceva che il 2 giugno non c’era nulla da festeggiare, sputava sul tricolore e diceva che ci si puliva il culo. </text:p>
            <text:p>È ancora c’è chi lo vota. https://t.co/qdfNfWnBPX</text:p>
          </table:table-cell>
          <table:table-cell table:number-columns-repeated="4" office:value-type="string" calcext:value-type="string">
            <text:p>NA</text:p>
          </table:table-cell>
        </table:table-row>
        <table:table-row table:style-name="ro11">
          <table:table-cell office:value-type="string" calcext:value-type="string">
            <text:p>52424550</text:p>
          </table:table-cell>
          <table:table-cell office:value-type="float" office:value="800" calcext:value-type="float">
            <text:p>800</text:p>
          </table:table-cell>
          <table:table-cell office:value-type="float" office:value="9" calcext:value-type="float">
            <text:p>9</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4" office:value-type="string" calcext:value-type="string">
            <text:p>NA</text:p>
          </table:table-cell>
          <table:table-cell office:value-type="string" calcext:value-type="string">
            <text:p>Il sindaco di Fratelli d’Italia Daniele Sinibaldi pensa in grande: ha appena assunto al comune, per la bellezza di mezzo milione di euro, quattro consulenti alla comunicazione <text:s text:c="2"/>https://t.co/PUV0h1l8ws</text:p>
          </table:table-cell>
          <table:table-cell table:number-columns-repeated="4" office:value-type="string" calcext:value-type="string">
            <text:p>NA</text:p>
          </table:table-cell>
          <table:table-cell office:value-type="string" calcext:value-type="string">
            <text:p>Andrea Giambruno, conduttore di Rete 4 e incidentalmente compagno di Meloni, Attacchi a chiunque contesti il governo. La difesa della premier è smaccata, la riprovazione dei suoi oppositori un’abitudine @salvini_giacomo https://t.co/hB4H9JJUrn Riccardo Levi, il commissario della censura a Rovelli deve riferire a Meloni e ottenere (da lei) la proroga: c’era la poltrona dietro la revoca? - Il Fatto Quotidiano https://t.co/Dgg3bn2H7i https://t.co/ZSof0EpWpy Dietro la Venere in Jeans c’è lo zampino di Palazzo Chigi. L’offerta dell’agenzia Armando Testa è di 1.000 euro inferiore alla soglia oltre cui è obbligatorio mettere a bando. E il silenzio di Giorgia Meloni fa rumore https://t.co/0mtAW2uZWa La premier sbaglia l’abito, il pontefice mette in luce l’abisso politico che li separa. E i ruoli si invertono: quello di Meloni è un discorso emotivo, quello del Papa è un appello politico concreto @wandamarra @tommasorodano https://t.co/CgYMFBfLJq   M5S sbugiarda Meloni, munizioni gratis a Kiev? 14,5 milioni nel decreto lavoro https://t.co/UfPnSGJuqy Arriva il reddito di belligeranza. #Meloni sostiene che inviare armi all’Ucraina non abbia un costo per lo Stato, ma stanzia 15 milioni per potenziare l'industria militare nel decreto che taglia il rdc @cdifoggia https://t.co/z1PcCzv5UB Governo #Meloni in difficoltà sull’intesa siglata da Conte da rinnovare a fine anno: più dei 77 miliardi di scambi commerciali pesano le minacce alleate https://t.co/k9CPZlsbfN “Il governo Meloni è in errore. Se l’obiettivo è quello di far concludere il conflitto armato in Europa il prima possibile la strategia è del tutto errata”: intervista al generale Marco Bertolini @giampierocalapa https://t.co/tv8UCBzIre #Vicenza, firme false per le liste: gli audio che coinvolgono #FdI. L’esposto di un avvocato di destra che ha ricevuto i messaggi dell’esponente del partito di #Meloni: “Mi bastano i dati, sarò io a firmare” https://t.co/jJnLx5RlQi Il governo guidato da Giorgia #Meloni ha tagliato, nell’ambito della legge di Stabilità approvata a dicembre scorso, il 40% dei fondi assegnati annualmente all’Autorità di Bacino Distrettuale del Fiume Po @VinzBis https://t.co/RKNtbB0xxS Giambruno fa carriera: Mediaset cerca una prima serata per il talk di Mr. Meloni. Berlusconi investe sul giornalista, compagno della premier @salvini_giacomo https://t.co/lnOBx0OMTr Superbonus, tutto fermo: 30 miliardi di crediti bloccati, migliaia di esodati. Le promesse di Giorgia Meloni e Giancarlo Giorgetti sono rimaste lettera morta @nicolaborzi https://t.co/qwJCg27YZA  Alluvione, Meloni ha fatto male i conti: manca mezzo miliardo per l'emergenza. Leggi le anticipazioni del Fatto Quotidiano di domani https://t.co/s1tzAT0xR0 Fregati gli alluvionati: i 2,2 miliardi in realtà sono 1,6. Il decreto svela la bugia del governo Meloni.</text:p>
            <text:p>Leggi Il Fatto Quotidiano 👉 https://t.co/7eOLwr7iO2 https://t.co/krgBFIce46 Fregati gli alluvionati: i 2,2 miliardi in realtà sono 1,6. Il decreto svela la bugia del governo Meloni. Il 23 maggio la premier prometteva “fondi record”, ora si scopre che sono 620 milioni in meno. E che gli altri sono sottratti al Rdc https://t.co/OgJvFTZF9J "#Meloni rifiuta i controlli perché la narrazione sul #Pnrr vuole farla lei": il video delle parole di #Bersani https://t.co/BTYttfyrjB</text:p>
          </table:table-cell>
          <table:table-cell office:value-type="string" calcext:value-type="string">
            <text:p>Il numero 1 degli editori e commissario per la Fiera del libro 2024 Ricardo Franco #Levi ritira l’invito a Carlo #Rovelli per le sue critiche a #Crosetto. Poi, travolto dalle proteste, ci ripensa https://t.co/s5lBa1lETY</text:p>
          </table:table-cell>
          <table:table-cell table:number-columns-repeated="3" office:value-type="string" calcext:value-type="string">
            <text:p>NA</text:p>
          </table:table-cell>
          <table:table-cell office:value-type="string" calcext:value-type="string">
            <text:p>#Fontana fantasma della #Camera: è record di assenze per il presidente. Dov’è finito? Delega tutto ai suoi vice, non partecipa mai a eventi pubblici e si vede poco in aula, eppure dà la linea estera al partito @salvini_giacomo https://t.co/mgS2Ws3P6G #Meloni vuol addestrare piloti ucraini in barba alle Camere. La formazione sugli F-16 infilata nel pacchetto sulle missioni estere. Parlamento scavalcato fra i malumori di Lega e FI @pacellivaleria @salvini_giacomo https://t.co/YNgArVV0wB Regali ai ricchi, sconti a chi evade: ecco gli obiettivi della destra. Il segnale politico è il solito: si rende più conveniente l’infedeltà fiscale e si depenalizzano i reati @la_brus @salvini_giacomo https://t.co/jqgIdjR31N</text:p>
          </table:table-cell>
          <table:table-cell table:number-columns-repeated="2" office:value-type="string" calcext:value-type="string">
            <text:p>NA</text:p>
          </table:table-cell>
          <table:table-cell office:value-type="string" calcext:value-type="string">
            <text:p>"#LaRussa e #Mentana? Venite qui a spalare con noi e a vedere gli effetti della crisi climatica": il reportage dalla #EmiliaRomagna devastata dall'alluvione @pietrobar <text:s text:c="2"/>https://t.co/QC9iB2hEel</text:p>
          </table:table-cell>
          <table:table-cell office:value-type="string" calcext:value-type="string">
            <text:p>NA</text:p>
          </table:table-cell>
          <table:table-cell office:value-type="string" calcext:value-type="string">
            <text:p>La Russa provoca: "I ragazzi di Ultima generazione vadano a spalare il fango". Ma ci sono già: "Noi non cerchiamo visibilità" - Il Fatto Quotidiano https://t.co/PKFTPKZQM4 https://t.co/EOO1d9kDp9 La Russa provoca: "I ragazzi di Ultima generazione vadano a spalare il fango". Ma ci sono già: "Noi non cerchiamo visibilità" - Il Fatto Quotidiano https://t.co/PKFTPKZQM4 https://t.co/EOO1d9kDp9 <text:s text:c="3"/>Da Ultima Generazione all'antimafia: botte in piazza, arresti e processi a sindacalisti e ambientalisti, linea dura sulle case occupate. Ormai è tendenza: il governo di destra-destra ha deciso di reprimere il dissenso @amantovani71 https://t.co/MxrwxsaQW0 "L'azione al Senato? La polizia ci ha trascinati con la schiena sull’asfalto. Dicevano 'Ve lo meritate'": il racconto di Ultima generazione - Il Fatto Quotidiano https://t.co/CIzyoYMzHn https://t.co/3mzmi2qWC9</text:p>
          </table:table-cell>
          <table:table-cell table:number-columns-repeated="2" office:value-type="string" calcext:value-type="string">
            <text:p>NA</text:p>
          </table:table-cell>
          <table:table-cell office:value-type="string" calcext:value-type="string">
            <text:p>"Fuori i fascisti dal Salone": i cori durante la contestazione alla ministra #Roccella - VIDEO   </text:p>
            <text:p/>
            <text:p>https://t.co/stjhyiSdiN</text:p>
          </table:table-cell>
          <table:table-cell table:number-columns-repeated="5" office:value-type="string" calcext:value-type="string">
            <text:p>NA</text:p>
          </table:table-cell>
          <table:table-cell office:value-type="string" calcext:value-type="string">
            <text:p>L'ex terrorista nero Fioravanti firma articoli sull'Unità. I familiari delle vittime della strage di Bologna: "È una vergogna, siamo schifati" - Il Fatto Quotidiano https://t.co/3shOOSTLdH https://t.co/EhZEWhf3m6</text:p>
          </table:table-cell>
          <table:table-cell table:number-columns-repeated="5" office:value-type="string" calcext:value-type="string">
            <text:p>NA</text:p>
          </table:table-cell>
        </table:table-row>
        <table:table-row table:style-name="ro11">
          <table:table-cell office:value-type="string" calcext:value-type="string">
            <text:p>104170025</text:p>
          </table:table-cell>
          <table:table-cell office:value-type="float" office:value="931" calcext:value-type="float">
            <text:p>931</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NA</text:p>
          </table:table-cell>
          <table:table-cell office:value-type="string" calcext:value-type="string">
            <text:p>Del resto se pensi che il clima sia causato dai fascisti che non mettono il cappotto alle case, non comprano l'auto elettrica e non mangiano insetti, perché dovresti fare lavori di manutenzione togliendo fondi alle iniziative lgbtp? Se in India avessero tutti l'auto elettrica, mettessero tutti il cappotto alle case e mangiassero tutti insetti e carne sintetica, non ci sarebbero più piogge monsoniche. Vaccinatevi. Love is love. https://t.co/ec8L3SAyie</text:p>
          </table:table-cell>
          <table:table-cell office:value-type="string" calcext:value-type="string">
            <text:p>Questa è non ti vaccini muori... https://t.co/8ZNzXsdZzl       Sui vaccini sentivano Cecchi Paone, sul clima sentono Tozzi. Effettivamente è un passo avanti. Sui vaccini sentivano Cecchi Paone, sul clima sentono Tozzi. Effettivamente è un passo avanti. Le due punte di diamante della Rai fascista sono Myrta Merlino e Nunzia "Se non ti vaccini muuuori" De Girolamo.</text:p>
            <text:p>Che dire, professioniste di grandi capacità attoriali oltre che giornalistiche...</text:p>
          </table:table-cell>
          <table:table-cell office:value-type="string" calcext:value-type="string">
            <text:p>NA</text:p>
          </table:table-cell>
          <table:table-cell office:value-type="string" calcext:value-type="string">
            <text:p>Vorrei che sia chiara una cosa: solo Fazio non basta...</text:p>
            <text:p>@GiorgiaMeloni @matteosalvinimi Ma non ho capito una cosa: quelli che adoravano Fazio e lo consideravano un presidio mediatico irremovibile pagavano un canone più alto di quelli che appena vedevano Fazio &amp;amp; la Littizzetto e i loro ospiti dovevano cambiare canale per il senso di nausea e malessere...? Comunque grazie a tutti i media di sinistra per aver definitivamente ammesso che c'è un sistema mediatico e che Fazio era uno di loro.</text:p>
          </table:table-cell>
          <table:table-cell office:value-type="string" calcext:value-type="string">
            <text:p>Se ho capito bene l'Eurovision l'ha vinto un trans marocchino immigrato in Svezia molto impegnato nelle politiche per i diritti trans dei bambini. Gli manca solo un braccio bionico ed è perfetto.</text:p>
            <text:p>Perché protestano nelle tende quando il mondo offre loro tutti questi diritti?</text:p>
          </table:table-cell>
          <table:table-cell office:value-type="string" calcext:value-type="string">
            <text:p>La scrittrice regionale Murgia: "Governo fascista nel controllo dei corpi". [NO IRONIA NO]</text:p>
            <text:p>Sta parlando delle "famiglie queer", il greenpass andava benissimo. aveva condannato i filmati fatti alle rom sulla metropolitana e, mentre mangiava apposta nei tavoli all'esterno per toglierli ai novax, auspicava l'esclusione dalla vita sociale di chi non aveva il greenpass e manifestava in piazza prendendo le manganellate e i getti di idrante Se dopo il Greenpass non capisci che casco, targa, freccia e assicurazione alle biciclette è un provvedimento da pedagogismo di sinistra e non una misura da buon padre di famiglia anni '60 legge e ordine, allora hai la visione politica di un assessore al traffico di provincia.</text:p>
          </table:table-cell>
          <table:table-cell office:value-type="string" calcext:value-type="string">
            <text:p>NA</text:p>
          </table:table-cell>
          <table:table-cell office:value-type="string" calcext:value-type="string">
            <text:p>Bertinotti col Greenpass diceva che era una brutta cosa ma non c'erano le condizioni per fare niente al massimo si poteva ascoltare il Papa. Adesso che c'è la Meloni invece dice che bisogna fare la rivolta come in Francia.</text:p>
            <text:p/>
            <text:p>Gli stessi dal 1848.</text:p>
          </table:table-cell>
          <table:table-cell table:number-columns-repeated="4" office:value-type="string" calcext:value-type="string">
            <text:p>NA</text:p>
          </table:table-cell>
          <table:table-cell office:value-type="string" calcext:value-type="string">
            <text:p>Perché la regione Lazio ha dato patrocinio al Gay Pride? @GiorgiaMeloni @salvini</text:p>
          </table:table-cell>
          <table:table-cell table:number-columns-repeated="16" office:value-type="string" calcext:value-type="string">
            <text:p>NA</text:p>
          </table:table-cell>
          <table:table-cell office:value-type="string" calcext:value-type="string">
            <text:p>Il saluto romano dei vigili del fuoco prosegue la meravigliosa settimana del palo della luce-gogna. Speriamo non smettano mai.</text:p>
          </table:table-cell>
          <table:table-cell table:number-columns-repeated="2" office:value-type="string" calcext:value-type="string">
            <text:p>NA</text:p>
          </table:table-cell>
        </table:table-row>
        <table:table-row table:style-name="ro12">
          <table:table-cell office:value-type="string" calcext:value-type="string">
            <text:p>1053949922003828737</text:p>
          </table:table-cell>
          <table:table-cell office:value-type="float" office:value="4991" calcext:value-type="float">
            <text:p>4991</text:p>
          </table:table-cell>
          <table:table-cell office:value-type="float" office:value="8" calcext:value-type="float">
            <text:p>8</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9" office:value-type="string" calcext:value-type="string">
            <text:p>NA</text:p>
          </table:table-cell>
          <table:table-cell office:value-type="string" calcext:value-type="string">
            <text:p>Curiosa sta cosa che quello che fa la suocera di Soumahoro riguarda per forza anche Soumahoro mentre quello che combinano la madre, il padre e la sorella di Giorgia Meloni non hanno niente a che fare con Giorgia Meloni. Meloni: non è il momento di fare passerelle in Romagna per speculare su una tragedia. https://t.co/UPHSw0IB6Z  "Mi auguro che Draghi smentisca l’ipotesi di un’accelerazione del processo di vendita di Ita a Lufthansa</text:p>
            <text:p>Dal 25 settembre in poi tutto potrà cambiare e al rilancio della nostra compagnia aerea di bandiera penserà chi governerà"</text:p>
            <text:p>Giorgia Meloni 03/08/2022</text:p>
            <text:p>Hanno venduto a Lufthansa In Sicilia chi ha scelto di non pagare il pizzo alla mafia e ha preferito affidarsi allo Stato (che si mantiene grazie alle tasse) spesso ha pagato un prezzo altissimo.</text:p>
            <text:p>Oggi a quelle persone Meloni dice che le tasse sono pizzo di Stato.</text:p>
            <text:p>Sono l'orrore. Sono il male. Ai circa 18 milioni di lavoratori dipendenti e indipendenti con ritenuta alla fonte e agli altrettanti pensionati, Giorgia Meloni ha detto che quello che versano mensilmente allo Stato è un pizzo.</text:p>
            <text:p>In un Paese normale sarebbero già tutti in piazza a chiedere spiegazioni. Cioè Giorgia Meloni prima di arrivare al 20% ha dovuto promettere blocchi navali, uscita dall'ue, fare il ministro con Berlusconi, votare Ruby nipote di Mubarak, fare la novax, il tutto guidando per 10 anni un partito a una cifra e Elly Schlein deve vincere le elezioni in 2 mesi?</text:p>
          </table:table-cell>
          <table:table-cell table:number-columns-repeated="2" office:value-type="string" calcext:value-type="string">
            <text:p>NA</text:p>
          </table:table-cell>
          <table:table-cell office:value-type="string" calcext:value-type="string">
            <text:p>Vedi cosa succede quando mandi una premier razzista e omofoba che al massimo può governare un regimetto minore a rappresentare l'Italia al G7?</text:p>
            <text:p>Succede che incontra Trudeau e la tratta come una razzista omofoba.</text:p>
          </table:table-cell>
          <table:table-cell office:value-type="string" calcext:value-type="string">
            <text:p>Sono donna, e il suo partito non vota l'adesione alla Convenzione di Istanbul contro la violenza sulle donne.</text:p>
            <text:p>Sono madre, ma non concede la cittadinanza a ragazzi nati e vissuti in Italia.</text:p>
            <text:p>Sono cristiana e toglie il sussidio a chi non ha i soldi per mangiare.</text:p>
          </table:table-cell>
          <table:table-cell office:value-type="string" calcext:value-type="string">
            <text:p>NA</text:p>
          </table:table-cell>
          <table:table-cell office:value-type="string" calcext:value-type="string">
            <text:p>STORIA DI U TRUFFA.</text:p>
            <text:p>Scoppia la protesta degli studenti per il caro affitti a una settimana dalle elezioni.</text:p>
            <text:p>L'estrema destra, nel panico, presenta un emendamento per destinare 660 milioni di euro ai nuovi alloggi, con tanto di fanfara.</text:p>
            <text:p>Passano le elezioni.</text:p>
            <text:p>Ritirano l'emendamento</text:p>
          </table:table-cell>
          <table:table-cell table:number-columns-repeated="3" office:value-type="string" calcext:value-type="string">
            <text:p>NA</text:p>
          </table:table-cell>
          <table:table-cell office:value-type="string" calcext:value-type="string">
            <text:p>Il premio figura di merda oggi va pari merito a La Russa e Mentana che hanno sentito l'urgenza di invitare i ragazzi di Ultima Generazione a spalare il fango mentre quelli stavano già tutti lì a spalare il fango solo che non avevano ritenuto opportuno avvisare la stampa. Il premio figura di merda oggi va pari merito a La Russa e Mentana che hanno sentito l'urgenza di invitare i ragazzi di Ultima Generazione a spalare il fango mentre quelli stavano già tutti lì a spalare il fango solo che non avevano ritenuto opportuno avvisare la stampa.</text:p>
          </table:table-cell>
          <table:table-cell table:number-columns-repeated="2" office:value-type="string" calcext:value-type="string">
            <text:p>NA</text:p>
          </table:table-cell>
          <table:table-cell office:value-type="string" calcext:value-type="string">
            <text:p>Roccella potrà continuare a diffondere la sua propaganda reazionaria, omofoba e misogina da Vespa, da Porro, su Rete 4, su La Verità, in Parlamento, ovunque e senza contraddittorio.</text:p>
            <text:p>Chi vuole contestarla, invece, ha solo un'occasione e spesso neanche quella.  Roccella oggi ha subito la censura degli antifascisti con un'intervista sulla Stampa, poi numerose testate l'hanno messa a tacere rilanciando le sue rimostranze su Elly Schlein, infine è stata ostacolata con una lunga intervista a In Onda su la7.</text:p>
            <text:p>Poverina!</text:p>
          </table:table-cell>
          <table:table-cell office:value-type="string" calcext:value-type="string">
            <text:p>NA</text:p>
          </table:table-cell>
          <table:table-cell office:value-type="string" calcext:value-type="string">
            <text:p>Antiitaliano non è chi sta con Trudeau.</text:p>
            <text:p>Antiitaliano è chi vota i fascisti, i razzisti e gli omofobi.</text:p>
            <text:p>Antiitaliano è chi ha dato a questo Paese una classe dirigente degna al massimo di stare al fianco di Ungheria, Russia o Arabia Saudita, non nel G7.</text:p>
          </table:table-cell>
          <table:table-cell table:number-columns-repeated="8" office:value-type="string" calcext:value-type="string">
            <text:p>NA</text:p>
          </table:table-cell>
          <table:table-cell office:value-type="string" calcext:value-type="string">
            <text:p>Andrà così:</text:p>
            <text:p>-proposta di legge per rendere duplice omicidio l'omicidio di una donna incinta </text:p>
            <text:p>-la sinistra si oppone</text:p>
            <text:p>-la destra accusa la sinistra di stare dalla parte degli assassini</text:p>
            <text:p>-la legge passa</text:p>
            <text:p>-aborto e omicidio vengono sostanzialmente equiparati</text:p>
            <text:p>-fine del diritto di aborto</text:p>
          </table:table-cell>
        </table:table-row>
        <table:table-row table:style-name="ro13">
          <table:table-cell office:value-type="string" calcext:value-type="string">
            <text:p>432516884</text:p>
          </table:table-cell>
          <table:table-cell office:value-type="float" office:value="949" calcext:value-type="float">
            <text:p>949</text:p>
          </table:table-cell>
          <table:table-cell office:value-type="float" office:value="8" calcext:value-type="float">
            <text:p>8</text:p>
          </table:table-cell>
          <table:table-cell table:number-columns-repeated="9"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9" office:value-type="string" calcext:value-type="string">
            <text:p>NA</text:p>
          </table:table-cell>
          <table:table-cell office:value-type="string" calcext:value-type="string">
            <text:p>Il governo non sarà parte civile al processo sulla strage di piazza della Loggia perché palazzo Chigi ha presentato la richiesta in ritardo. </text:p>
            <text:p>La chiarezza sulle stragi fasciste non è una priorità della Meloni. </text:p>
            <text:p>#matrice   La madre della Meloni non c’entra niente con la Meloni.</text:p>
            <text:p>Il suocero di Conte invece con Conte c’entrava.</text:p>
            <text:p>Buffoni e cialtroni.</text:p>
            <text:p>#dimartedì https://t.co/Wnn9TRIdSb Siccome non voleva le passerelle per non sbagliare fotografi e cronisti se li è portati direttamente da palazzo Chigi.</text:p>
            <text:p> https://t.co/TAlest9kIx Questo ai telegiornali di regime non lo hanno fatto vedere. https://t.co/OpsXZBdrg0 Qualcuno avvisi la Meloni che lei è il presidente del consiglio, non la rockstar che scarica in rete i dischi nuovi.</text:p>
            <text:p>Quelli che si lagnavano di Conte che faceva le dirette social durante la pandemia tutti zitti?</text:p>
            <text:p> Cialtroni. https://t.co/nWwvhgxnif La Meloni ha raccontato un’altra balla.</text:p>
            <text:p>Chi l’avrebbe mai detto. https://t.co/maSuoYq5bn</text:p>
          </table:table-cell>
          <table:table-cell office:value-type="string" calcext:value-type="string">
            <text:p>L’unico leader politico che ha scritto due righe di solidarietà al professor #Rovelli è Conte.</text:p>
            <text:p>Gli altri sono tutti in catalessi per Zelensky.</text:p>
            <text:p>Ci ricorderemo anche di questo.</text:p>
          </table:table-cell>
          <table:table-cell office:value-type="string" calcext:value-type="string">
            <text:p>NA</text:p>
          </table:table-cell>
          <table:table-cell office:value-type="string" calcext:value-type="string">
            <text:p>Quando un razzista incontra un disegnatore intelligente armato di matite e pennarelli non ha nessuna possibilità.</text:p>
            <text:p>Natangelo, ti si ama.</text:p>
            <text:p>#Lollobrigida https://t.co/g1TRuogjZZ</text:p>
          </table:table-cell>
          <table:table-cell office:value-type="string" calcext:value-type="string">
            <text:p>NA</text:p>
          </table:table-cell>
          <table:table-cell office:value-type="string" calcext:value-type="string">
            <text:p>Questo è salvini la sera stessa della strage al ponte Morandi. Allora era ministro dell'interno.</text:p>
            <text:p>Nella sua disumanità e totale mancanza di empatia c'è coerenza.</text:p>
            <text:p>Stupisce chi si meraviglia da ieri sera.</text:p>
            <text:p>1) https://t.co/l8KJP3LHg3</text:p>
          </table:table-cell>
          <table:table-cell table:number-columns-repeated="4" office:value-type="string" calcext:value-type="string">
            <text:p>NA</text:p>
          </table:table-cell>
          <table:table-cell office:value-type="string" calcext:value-type="string">
            <text:p>#Mentana - Basta fare un giro in rete per sapere che gli attivisti di Ultima Generazione, Friday For Future, Extinction Rebellion sono andati eccome nei luoghi del disastro a dare una mano.</text:p>
            <text:p>1)</text:p>
          </table:table-cell>
          <table:table-cell office:value-type="string" calcext:value-type="string">
            <text:p>Andate a spalare il fango, hanno ripetuto all'unisono i vecchi tromboni della politica e del giornalismo all'indirizzo dei giovani.</text:p>
            <text:p>Lui a spalare c'è andato, per premio lo hanno licenziato, ma nessun trombone lo aiuterà a trovare un altro lavoro. https://t.co/XAAMJRF0Gp</text:p>
          </table:table-cell>
          <table:table-cell table:number-columns-repeated="2" office:value-type="string" calcext:value-type="string">
            <text:p>NA</text:p>
          </table:table-cell>
          <table:table-cell office:value-type="string" calcext:value-type="string">
            <text:p>Con l'attacco sistematico ai giornalisti d'inchiesta le prossime generazioni non sapranno niente delle stragi di stato, di quelle di mafia, della P2, di Gladio, dei tentativi di sovvertire lo stato né com'è potuto accadere che il partito fondato da un condannato per mafia </text:p>
            <text:p>1)</text:p>
          </table:table-cell>
          <table:table-cell table:number-columns-repeated="4" office:value-type="string" calcext:value-type="string">
            <text:p>NA</text:p>
          </table:table-cell>
          <table:table-cell office:value-type="string" calcext:value-type="string">
            <text:p>Si chiamava Angela Fresu, avrà tre anni per sempre, è la più piccola delle vittime della strage di Bologna.</text:p>
            <text:p>Si vergognino quelli che in nome di un garantismo d’accatto difendono perfino la libertà di un assassino stragista di vivere la sua vita come se niente fosse accaduto. https://t.co/RqQnKLmsB7</text:p>
          </table:table-cell>
          <table:table-cell table:number-columns-repeated="5" office:value-type="string" calcext:value-type="string">
            <text:p>NA</text:p>
          </table:table-cell>
        </table:table-row>
        <table:table-row table:style-name="ro14">
          <table:table-cell office:value-type="string" calcext:value-type="string">
            <text:p>1022254674</text:p>
          </table:table-cell>
          <table:table-cell office:value-type="float" office:value="8064" calcext:value-type="float">
            <text:p>8064</text:p>
          </table:table-cell>
          <table:table-cell office:value-type="float" office:value="7" calcext:value-type="float">
            <text:p>7</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8" office:value-type="float" office:value="0" calcext:value-type="float">
            <text:p>0</text:p>
          </table:table-cell>
          <table:table-cell table:number-columns-repeated="4" office:value-type="string" calcext:value-type="string">
            <text:p>NA</text:p>
          </table:table-cell>
          <table:table-cell office:value-type="string" calcext:value-type="string">
            <text:p>Oggi Fratelli d’Italia e Lega al Parlamento Europeo non hanno votato l’adesione dell’UE alla Convenzione d’Istanbul. Meloni e Salvini non sostengono il più importante atto internazionale contro la violenza sulle donne. Il motivo? La fantomatica ideologia gender. Siamo al delirio.</text:p>
          </table:table-cell>
          <table:table-cell office:value-type="string" calcext:value-type="string">
            <text:p>Dopo Fazio, anche le dimissioni di Lucia Annunziata confermano il clima da liste di proscrizione in Rai, che perde l’ennesima professionista di prestigio. La destra, che usa il potere come arma di imposizione politica e culturale, dimostra tutta la sua insicurezza.</text:p>
          </table:table-cell>
          <table:table-cell office:value-type="string" calcext:value-type="string">
            <text:p>Grazie @mengonimarco ✌🏻🏳️‍🌈🏳️‍⚧️</text:p>
            <text:p>Un manifesto per il futuro: il tricolore e la bandiera lgbtqia+ insieme, la Repubblica che tutela e riconosce i diritti di tutti i suoi cittadini.</text:p>
            <text:p>Oggi così non è.</text:p>
            <text:p>Forza, Marco🙌🏻</text:p>
            <text:p/>
            <text:p>#eurovision https://t.co/1kfxgmaJOP</text:p>
          </table:table-cell>
          <table:table-cell office:value-type="string" calcext:value-type="string">
            <text:p>NA</text:p>
          </table:table-cell>
          <table:table-cell office:value-type="string" calcext:value-type="string">
            <text:p>#Trudeau ha espresso preoccupazione a Meloni per la situazione dei diritti lgbtqia+ in Italia. Meloni farebbe bene a ricordare che al G7 non c’è Orban, non c’è Duda, ci sono i leader del mondo occidentale dove i diritti sono patrimonio comune. Quella fuori posto è solo lei. https://t.co/n0v1Vpth4m #Trudeau ha espresso preoccupazione a Meloni per la situazione dei diritti lgbtqia+ in Italia. Meloni farebbe bene a ricordare che al G7 non c’è Orban, non c’è Duda, ci sono i leader del mondo occidentale dove i diritti sono patrimonio comune. Quella fuori posto è solo lei. https://t.co/n0v1Vpth4m Dopo averlo concesso, oggi Regione Lazio ritira il patrocinio a @Roma_Pride. Una schizofrenia di odio e discriminazione che la destra vuole diffondere usando le istituzioni. Non permetteremo che continui questa crociata contro la cittadinanza lgbtqia+.</text:p>
            <text:p>Tuttə al Roma Pride!</text:p>
          </table:table-cell>
          <table:table-cell office:value-type="string" calcext:value-type="string">
            <text:p>Meloni da Presidente del Consiglio è ancora d’accordo con le folli affermazioni come “la sostituzione etnica” e ora “l’etnia italiana da tutelare” di Lollobrigida? Faccia dimettere il cognato-ministro, ormai è impresentabile.</text:p>
          </table:table-cell>
          <table:table-cell table:number-columns-repeated="5" office:value-type="string" calcext:value-type="string">
            <text:p>NA</text:p>
          </table:table-cell>
          <table:table-cell office:value-type="string" calcext:value-type="string">
            <text:p>Negare il diritto alla casa significa negare il diritto allo studio. È assurdo e inaccettabile sentire le voci della maggioranza, che hanno votato il taglio di 330 milioni di euro del fondo affitti, scaricare le responsabilità sugli studenti che oggi giustamente protestano. <text:s text:c="4"/>Prima eliminano il fondo affitti da 330 milioni di euro, poi promettono 660 mln (previsti dal PNRR) agli studenti che protestano davanti agli atenei. Ma non appena le telecamere si spengono, cancellano l’emendamento: per il governo dignità e diritti degli studenti sono un gioco.</text:p>
          </table:table-cell>
          <table:table-cell table:number-columns-repeated="18" office:value-type="string" calcext:value-type="string">
            <text:p>NA</text:p>
          </table:table-cell>
        </table:table-row>
        <table:table-row table:style-name="ro15">
          <table:table-cell office:value-type="string" calcext:value-type="string">
            <text:p>1034060342073143296</text:p>
          </table:table-cell>
          <table:table-cell office:value-type="float" office:value="501" calcext:value-type="float">
            <text:p>501</text:p>
          </table:table-cell>
          <table:table-cell office:value-type="float" office:value="7" calcext:value-type="float">
            <text:p>7</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string" calcext:value-type="string">
            <text:p>NA</text:p>
          </table:table-cell>
          <table:table-cell office:value-type="string" calcext:value-type="string">
            <text:p>All’Europarlamento si è votato per l’adesione alla Convenzione di Istanbul contro la violenza sulle donne</text:p>
            <text:p>Lega e Fratelli d’Italia si sono astenuti</text:p>
            <text:p>Delego a voi gli insulti</text:p>
          </table:table-cell>
          <table:table-cell office:value-type="string" calcext:value-type="string">
            <text:p>Fazio</text:p>
            <text:p>Annunziata</text:p>
            <text:p>Ranucci</text:p>
            <text:p>Insinna</text:p>
            <text:p>Damilano</text:p>
            <text:p>Amadeus (forse)</text:p>
            <text:p>Al confronto l’editto bulgaro di Berlusconi era inclusivo</text:p>
            <text:p>#Rai  Il servizio pubblico rinuncia a incassi e ascolti in ossequio al nuovo padrone politico</text:p>
            <text:p>Giratela come volete ma questo è </text:p>
            <text:p>#Fazio </text:p>
            <text:p/>
            <text:p>https://t.co/zvvlcc7K7Q via @repubblica</text:p>
          </table:table-cell>
          <table:table-cell table:number-columns-repeated="3" office:value-type="string" calcext:value-type="string">
            <text:p>NA</text:p>
          </table:table-cell>
          <table:table-cell office:value-type="string" calcext:value-type="string">
            <text:p>E io che credevo che la mamma della Meloni fosse una sora Lella versione piccola fiammiferaia che saltava da un lavoro umile all’altro e invece scopro un’imprenditrice con la passione per il mattone e un talento per le plusvalenze milionarie in poche ore</text:p>
            <text:p/>
            <text:p>https://t.co/YSeSDMHNEJ  Il silenzio di Meloni e Salvini sugli agenti arrestati a Verona umilia soprattutto i poliziotti onesti della squadra mobile che hanno indagato e smascherato i colleghi</text:p>
          </table:table-cell>
          <table:table-cell office:value-type="string" calcext:value-type="string">
            <text:p>NA</text:p>
          </table:table-cell>
          <table:table-cell office:value-type="string" calcext:value-type="string">
            <text:p>“In Italia non c’è un’emergenza razzismo”</text:p>
            <text:p>Lo dicono soprattutto i razzisti. E i fascisti</text:p>
            <text:p/>
            <text:p>L'aggressione razzista sul treno a Ikram Jarmouni, studentessa modello premiata alla Camera https://t.co/wjsrPV0Rig via @repubblica</text:p>
          </table:table-cell>
          <table:table-cell office:value-type="string" calcext:value-type="string">
            <text:p>Un ministro condannato per razzismo</text:p>
            <text:p>Un nuovo straordinario record del governo sovranista</text:p>
            <text:p>Ps: in qualunque Paese del mondo seguirebbero immediate dimissioni, da noi fa curriculum https://t.co/Bo30dIIn9A</text:p>
          </table:table-cell>
          <table:table-cell table:number-columns-repeated="11" office:value-type="string" calcext:value-type="string">
            <text:p>NA</text:p>
          </table:table-cell>
          <table:table-cell office:value-type="string" calcext:value-type="string">
            <text:p>A memoria d’uomo non era mai successo che un premier del G7 venisse criticato da un collega per aver limitato alcuni diritti civili. Mai</text:p>
            <text:p>Anche questa vergogna dovrà essere addebitata al governo più fascista della storia della Repubblica </text:p>
            <text:p>#Trudeau #G7</text:p>
          </table:table-cell>
          <table:table-cell table:number-columns-repeated="8" office:value-type="string" calcext:value-type="string">
            <text:p>NA</text:p>
          </table:table-cell>
          <table:table-cell office:value-type="string" calcext:value-type="string">
            <text:p>Niente dibattito sull’aborto tra gli studenti perché “argomento divisivo”</text:p>
            <text:p>Un salto indietro di 60 anni</text:p>
            <text:p/>
            <text:p>Non hai bisogno del Minculpop quando puoi già contare su una classe dirigente pavida e solerte pronta ad assecondare i desideri del padrone di turno</text:p>
            <text:p/>
            <text:p>https://t.co/mSNYzzYVDl</text:p>
          </table:table-cell>
        </table:table-row>
        <table:table-row table:style-name="ro16">
          <table:table-cell office:value-type="string" calcext:value-type="string">
            <text:p>1047429818004983808</text:p>
          </table:table-cell>
          <table:table-cell office:value-type="float" office:value="3671" calcext:value-type="float">
            <text:p>3671</text:p>
          </table:table-cell>
          <table:table-cell office:value-type="float" office:value="7" calcext:value-type="float">
            <text:p>7</text:p>
          </table:table-cell>
          <table:table-cell table:number-columns-repeated="8"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8" office:value-type="string" calcext:value-type="string">
            <text:p>NA</text:p>
          </table:table-cell>
          <table:table-cell office:value-type="string" calcext:value-type="string">
            <text:p>La Regione Lazio revoca il patrocinio al Roma Pride. Ufficialmente perchè il Pride promuoverebbe l'utero in affitto. Accusa del tutto falsa: in realtà è un debito politico da pagare ai Provita. Ed è un passo indietro nella tutela dei diritti della comunità lgbtq+</text:p>
          </table:table-cell>
          <table:table-cell office:value-type="string" calcext:value-type="string">
            <text:p>Giorgia Meloni "Io voglio liberare la cultura italiana da un intollerante sistema di potere nel quale non potevi lavorare se non ti dichiaravi di una certa parte politica". Oh! Finalmente una critica al fascismo. Ieri in TV Giorgia Meloni dichiarava “Sulla Corte dei conti abbiamo prorogato le norme del governo Draghi, <text:s/>del quale la sinistra faceva parte”. Falso: il governo Draghi aveva solo prorogato lo scudo erariale, ma non aveva eliminato il controllo concomitante della Corte dei conti I poliziotti arrestati a Verona sono indagati anche per il reato di tortura. Fatte le doverose premesse su presunzione di non colpevolezza e diritto di difesa, quale partito ha presentato a marzo la proposta di legge per abolire quel reato? Come dite? Il partito di Giorgia Meloni</text:p>
          </table:table-cell>
          <table:table-cell office:value-type="string" calcext:value-type="string">
            <text:p>NA</text:p>
          </table:table-cell>
          <table:table-cell office:value-type="string" calcext:value-type="string">
            <text:p>Questo è il video dell'aggressione razzista e sessista subita dalla studentessa Ikram Jarmouni, premiata pochi giorni fa come eccellenza italiana alla Camera.</text:p>
            <text:p>Che mi vengano a raccontare che in Italia non esistono il razzismo e la violenza di genere. https://t.co/G5Id669TEr</text:p>
          </table:table-cell>
          <table:table-cell table:number-columns-repeated="2" office:value-type="string" calcext:value-type="string">
            <text:p>NA</text:p>
          </table:table-cell>
          <table:table-cell office:value-type="string" calcext:value-type="string">
            <text:p>L'ipocrisia di Salvini che dichiara di volere abolire il #superbollo per dare ossigeno al mercato delle auto di lusso. Come se noi comuni mortali finora non avessimo acquistato una Ferrari da mezzo milione di Euro solo perché c'era il superbollo. Ma mi faccia il piacere! Ho la sensazione che in un colpo solo #Salvini si sia giocato le simpatie dei suoi elettori dell'Emilia Romagna e di quelli milanisti. Raramente si è visto in un post un accostamento più infelice https://t.co/fFRqJycl0S</text:p>
          </table:table-cell>
          <table:table-cell table:number-columns-repeated="2" office:value-type="string" calcext:value-type="string">
            <text:p>NA</text:p>
          </table:table-cell>
          <table:table-cell office:value-type="string" calcext:value-type="string">
            <text:p>Governo orientato a non nominare Bonaccini commissario straordinario per l'emergenza alluvione. È uno strappo a una prassi consolidata, una violazione della volontà degli elettori dell'Emilia Romagna. Il governo vuole gestire con persone di fiducia i miliardi della ricostruzione.</text:p>
          </table:table-cell>
          <table:table-cell table:number-columns-repeated="4" office:value-type="string" calcext:value-type="string">
            <text:p>NA</text:p>
          </table:table-cell>
          <table:table-cell office:value-type="string" calcext:value-type="string">
            <text:p>Augusta Montaruli, condannata per peculato, si permette di aggredire Lagioia, direttore del salone del libro di Torino, perchè secondo lei avrebbe dovuto impedire le contestazioni alla ministra #Roccella. Ma perchè non ci fa un favore sparendo dalla scena pubblica? Lagioia direttore del Salone del libro non le manda a dire: "Non è un bell'esempio per i giovani che sul palco con una ministra ci <text:s/>sia una pregiudicata. Montaruli che dice 'con tutti i soldi che <text:s/>prendi' è stata condannata in via definitiva per peculato". Applausi a scena aperta</text:p>
          </table:table-cell>
          <table:table-cell table:number-columns-repeated="5" office:value-type="string" calcext:value-type="string">
            <text:p>NA</text:p>
          </table:table-cell>
          <table:table-cell office:value-type="string" calcext:value-type="string">
            <text:p>Vorrei capire perché Valerio Fioravanti, condannato a 8 ergastoli, terrorista neofascista, mai pentito, collabori con l'Unità.</text:p>
          </table:table-cell>
          <table:table-cell table:number-columns-repeated="5" office:value-type="string" calcext:value-type="string">
            <text:p>NA</text:p>
          </table:table-cell>
        </table:table-row>
        <table:table-row table:style-name="ro17">
          <table:table-cell office:value-type="string" calcext:value-type="string">
            <text:p>1266404090935992320</text:p>
          </table:table-cell>
          <table:table-cell office:value-type="float" office:value="895" calcext:value-type="float">
            <text:p>895</text:p>
          </table:table-cell>
          <table:table-cell office:value-type="float" office:value="7" calcext:value-type="float">
            <text:p>7</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4" office:value-type="string" calcext:value-type="string">
            <text:p>NA</text:p>
          </table:table-cell>
          <table:table-cell office:value-type="string" calcext:value-type="string">
            <text:p>La carica dei riciclati da #Meloni: così i bocciati alle urne sono diventati consulenti di Palazzo Chigi.</text:p>
            <text:p/>
            <text:p>Dentro Fratelli d’Italia, fin dal nome, c’è un sapore di famiglia, una fratellanza patriottica. E partitica 👇</text:p>
            <text:p/>
            <text:p>di @SteI</text:p>
            <text:p/>
            <text:p>https://t.co/pC1YuOlM2c</text:p>
          </table:table-cell>
          <table:table-cell office:value-type="string" calcext:value-type="string">
            <text:p>«Che tempi bui». @robertosaviano esordisce così. «Questa destra è la peggiore possibile», dice, «è razzista, violentissima».</text:p>
            <text:p>L'intervista di @GiovanniTizian </text:p>
            <text:p/>
            <text:p>https://t.co/Gi9SVsxrzd</text:p>
          </table:table-cell>
          <table:table-cell table:number-columns-repeated="3" office:value-type="string" calcext:value-type="string">
            <text:p>NA</text:p>
          </table:table-cell>
          <table:table-cell office:value-type="string" calcext:value-type="string">
            <text:p>Poco importa se gli uomini di Macron colpiscano #Meloni per colpire Le Pen o che la vicepremier spagnola faccia altrettanto per attaccare Vox.</text:p>
            <text:p/>
            <text:p>Ciò che è certo è che la nostra premier è diventata un pungiball d’Europa, e con lei l’Italia.</text:p>
            <text:p/>
            <text:p>di @FrancesDiBi</text:p>
            <text:p/>
            <text:p>https://t.co/SOoCdDvxIw Il dibattito sulle riforme costituzionali ha messo da parte i dossier scottanti su cui #Meloni dovrebbe lavorare: dal Pnrr all'inflazione e al lavoro, tutto è passato in secondo piano. </text:p>
            <text:p/>
            <text:p>La strategia della premier funziona.</text:p>
            <text:p/>
            <text:p>di @SteI</text:p>
            <text:p/>
            <text:p>https://t.co/ec74dhkOLA 🔴 ESCLUSIVO 🔴</text:p>
            <text:p/>
            <text:p>#Meloni e la madre dicono di non aver rapporti con il padre della premier dal 1998, anni prima della sua condanna per traffico di droga. Ma una società spagnola potrebbe riscrivere la relazione tra il padre e la famiglia della premier</text:p>
            <text:p/>
            <text:p>👉 https://t.co/55hSMxpti9 https://t.co/WicHDExSmn La premier #Meloni risponde alla nostra inchiesta sugli affari della famiglia in Spagna e sui rapporti con il padre, condannato per traffico di droga. Accusa Domani di infangarla, ma non smentisce nulla </text:p>
            <text:p/>
            <text:p>👉  https://t.co/RdTrqPD1XY https://t.co/VoGKvgnDDk Dopo la pubblicazione della nostra inchiesta sui suoi affari di famiglia la premier ha risposto senza smentire, ma aggiungendo un duro attacco a Domani e ponendoci alcune domande capziose, a cui rispondiamo volentieri </text:p>
            <text:p/>
            <text:p>il direttore @emifittipaldi</text:p>
            <text:p/>
            <text:p>https://t.co/EBziIeiKzV 🔴 L'INCHIESTA</text:p>
            <text:p/>
            <text:p>Nel 2012 la madre e la migliore amica della premier acquistano le quote di una società. Quattro anni più tardi vendono a 20 volte di più ai titolari da cui avevano comprato. La ditta chiude poco dopo...</text:p>
            <text:p/>
            <text:p>👉 di @GiovanniTizian</text:p>
            <text:p> e @Nellotro </text:p>
            <text:p/>
            <text:p>https://t.co/ZjgWXcTeHZ Dopo la pubblicazione della nostra inchiesta sui suoi affari di famiglia la premier #Meloni ha risposto senza smentire una riga, ma aggiungendo un duro attacco a Domani e ponendoci alcune domande capziose, a cui però rispondiamo volentieri</text:p>
            <text:p/>
            <text:p>👉  https://t.co/OX4uiEwdRk https://t.co/Okp66SlDP9 🔴 Roberto Sergio, appena nominato nuovo amministratore delegato della #Rai, ha indicato #GiampaoloRossi come direttore generale.</text:p>
            <text:p/>
            <text:p>Chi è? Un intellettuale vicino alla destra convinto che Putin sia l’unico che può salvarci dal complotto di Soros.</text:p>
            <text:p/>
            <text:p>https://t.co/vPurJbZDCX 🔴I passaggi di denaro sospetti indirizzati alla mamma e alla migliore amica di #Meloni, allora candidata a Roma. C'è interesse pubblico? Sì, per chi fa politica la trasparenza è d’obbligo.</text:p>
            <text:p/>
            <text:p>La terza puntata dell'inchiesta di @GiovanniTizian e @Nellotro👇</text:p>
            <text:p/>
            <text:p>https://t.co/gDmj8Admuq Milka Di Nunzio, la migliore amica della premier: un posto in Croce Rossa grazie all'attuale governatore del Lazio, una plusvalenza monstre con la mamma della premier, mandataria elettorale di Meloni nelle elezioni a Roma👇</text:p>
            <text:p/>
            <text:p>di @GiovanniTizian e @Nellotro</text:p>
            <text:p/>
            <text:p>https://t.co/gDmj8AcOES La premier #Meloni risponde alla nostra inchiesta sugli affari della famiglia in Spagna e sui rapporti con il padre, condannato per traffico di droga. </text:p>
            <text:p/>
            <text:p>Accusa Domani di infangarla, ma non smentisce nulla. La sua replica👇</text:p>
            <text:p/>
            <text:p>https://t.co/YUnI169Xsf Le inchieste su #Meloni che stiamo leggendo in questi giorni su Domani mostrano con evidenza l’importanza della trasparenza in democrazia.</text:p>
            <text:p/>
            <text:p>Ci si può fidare di una persona che mente o omette particolari rilevanti?</text:p>
            <text:p/>
            <text:p>https://t.co/NFxD301eSk 🔴INCHIESTA🔴</text:p>
            <text:p/>
            <text:p>Chi è Lorenzo Renzi, ex socio della mamma di #Meloni che ha permesso a lei e all'amica della premier di realizzare una plusvalenza monstre con la società Raffaello.</text:p>
            <text:p/>
            <text:p>La quarta puntata dell'inchiesta di @GiovanniTizian e @Nellotro 👇</text:p>
            <text:p/>
            <text:p>https://t.co/YB96Ijkq6y Dopo la pubblicazione della nostra inchiesta sui suoi affari di famiglia, #Meloni ha risposto senza smentire, ma aggiungendo un duro attacco a Domani e ponendoci alcune domande capziose. A cui rispondiamo volentieri 👇</text:p>
            <text:p/>
            <text:p>di @emifittipaldi</text:p>
            <text:p/>
            <text:p>https://t.co/EBziIeiKzV  🔴INCHIESTA🔴</text:p>
            <text:p/>
            <text:p>Chi è Lorenzo Renzi, ex socio della mamma di #Meloni che ha permesso a lei e all'amica della premier di realizzare una plusvalenza monstre con la società Raffaello.</text:p>
            <text:p/>
            <text:p>La quarta puntata dell'inchiesta di @GiovanniTizian e @Nellotro 👇</text:p>
            <text:p/>
            <text:p>https://t.co/YB96IjjSh0 https://t.co/PDi5YcPTeq Anna Paratore e Milka Di Nunzio, madre e migliore amica della presidente del Consiglio, Giorgia Meloni, scrivono a Domani e contestano la nostra inchiesta</text:p>
            <text:p/>
            <text:p>l'inchiesta di @GiovanniTizian</text:p>
            <text:p>e @Nellotro </text:p>
            <text:p/>
            <text:p>https://t.co/DtKQ4bW2kF   Si può dare una pacca amichevole al braccio del Papa? E chi può farlo? Quali norme sono state ignorate da #Meloni nel suo ultimo incontro col pontefice?</text:p>
            <text:p/>
            <text:p>Ortega y Gasset sosteneva che con i nuovi arrivati ci si deve abituare “ad aspettarsi il peggio”. </text:p>
            <text:p/>
            <text:p>https://t.co/MNDfNddrkw  L'emergenza in #EmiliaRomagna mostra il paradosso della destra italiana: #Meloni e la #Lega chiedono soldi all'Ue per l'alluvione, ma poi ostacolano i piani green, quelli che servono a evitare nuovi disastri👇</text:p>
            <text:p/>
            <text:p>di @FrancesDiBi </text:p>
            <text:p/>
            <text:p>https://t.co/Eoc0LRztRe Le defenestrazioni in #Rai da parte del governo non rispondono solo a un desiderio egemonico. Si tratta di dominio, una politica di occupazione dettata dal risentimento e dallo spirito di vendetta.</text:p>
            <text:p/>
            <text:p>di Nadia Urbinati</text:p>
            <text:p/>
            <text:p>https://t.co/Z6f8jLF5NQ #Meloni sostiene che la “vera #evasione” non sia quella dei piccoli commercianti, cui viene imposto il “pizzo di stato”, ma quella delle banche e delle grandi imprese.</text:p>
            <text:p/>
            <text:p>Cosa falsa in modo dimostrabile👇</text:p>
            <text:p/>
            <text:p>di @mtaddei_ </text:p>
            <text:p/>
            <text:p>https://t.co/YiEasc0LkK  🔴«Le fiamme distrussero la casa intera», scrive #Meloni nella sua autobiografia, autodefinendosi una underdog. Testimonianze esclusive raccontano però un'altra storia: «I danni riguardavano solo una finestra»</text:p>
            <text:p/>
            <text:p>L'inchiesta di @Nellotro e @GiovanniTizian👇</text:p>
            <text:p/>
            <text:p>https://t.co/NTF8jyjmo1 🔴INCHIESTA🔴</text:p>
            <text:p/>
            <text:p>La storia dell'incendio della casa d'infanzia di #Meloni, usata dalla premier per alimentare la narrazione dell'underdog che si è fatta da sola, è stata ingigantita a dismisura? 👉 https://t.co/lkLDFR6jdV</text:p>
            <text:p/>
            <text:p>di @GiovanniTizian e @Nellotro https://t.co/yW003NaCXu   Il governo va avanti con gli emendamenti per limitare i controlli sul #Pnrr. Inutile il vertice di palazzo Chigi e il parere negativo della Corte dei conti</text:p>
            <text:p/>
            <text:p>https://t.co/n3GlMcGCcE #Meloni parlava di 2 miliardi per l'#EmiliaRomagna da ricavare tramite lotto, biglietti dei musei e francobolli speciali. Invece sono stati tagliati fondi per l’occupazione, la formazione e le fasce più deboli. E mancano 500 milioni di euro</text:p>
            <text:p/>
            <text:p>di @mtaddei_ </text:p>
            <text:p/>
            <text:p>https://t.co/47pM1IYeQz</text:p>
          </table:table-cell>
          <table:table-cell table:number-columns-repeated="4" office:value-type="string" calcext:value-type="string">
            <text:p>NA</text:p>
          </table:table-cell>
          <table:table-cell office:value-type="string" calcext:value-type="string">
            <text:p>Sulla nomina saltata di #Bonaccini come commissario per l'emergenza in #EmiliaRomagna, è #Salvini che sprizza astio per quella terra che non l’ha voluto incoronare ras di tutto il paese alle elezioni regionali del febbraio 2020.</text:p>
            <text:p/>
            <text:p>https://t.co/RZypRz4CJO 🔴 L’indagine sul naufragio di #Cutro, costato la vita a oltre cento migranti, ha i primi indagati: corpi dello stato che dipendono da due ministeri, il primo retto da Giorgetti, il secondo da Salvini.</text:p>
            <text:p/>
            <text:p>di @GiovanniTizian e @Nellotro</text:p>
            <text:p/>
            <text:p>https://t.co/r2qJ9BgnA7    🔴#LaVerità sostiene che lo scoop del #Metropol e della trattativa per finanziare la #Lega con soldi russi, sia una bufala architettata contro il partito di #Salvini.</text:p>
            <text:p/>
            <text:p>Dimenticando però la reale genesi della storia👇</text:p>
            <text:p/>
            <text:p>di @GiovanniTizian e @StefanoVergine</text:p>
            <text:p/>
            <text:p>https://t.co/sDIwo6X7Qb 🔴#LaVerità sostiene che lo scoop del #Metropol e della trattativa per finanziare la #Lega con soldi russi sia una bufala architettata contro il partito di #Salvini, che tenta così di ripulirsi l’immagine di putiniano. Ma la trattativa c'è stata davvero👇</text:p>
            <text:p/>
            <text:p>https://t.co/sDIwo6WA0D</text:p>
          </table:table-cell>
          <table:table-cell office:value-type="string" calcext:value-type="string">
            <text:p>È penoso vedere con quanto disprezzo venga trattata da molti commentatori la protesta “delle #tende” degli #studenti: in quelle parole c’è tutto il rancore represso di chi a fatica è salito di qualche gradino nella scala sociale, ma è ancora ben in fondo.</text:p>
            <text:p/>
            <text:p>https://t.co/FnCbiQVGKX</text:p>
          </table:table-cell>
          <table:table-cell table:number-columns-repeated="6" office:value-type="string" calcext:value-type="string">
            <text:p>NA</text:p>
          </table:table-cell>
          <table:table-cell office:value-type="string" calcext:value-type="string">
            <text:p>Roccella contestata al #salonedellibro: «Sui giornali c’è scritto che non abbiamo voluto confrontarci con lei, invece abbiamo letto un testo con la nostra posizione per il clima e i diritti delle donne», spiega Roberto di ExtinctionRebellion. Il documento</text:p>
            <text:p>https://t.co/k5Tby1uG4h Un ministro non è una persona qualsiasi, ma è una persona di potere. Le persone di potere hanno molti onori, ma anche degli oneri: per esempio devono saper accettare la contestazione, se non è violenta </text:p>
            <text:p/>
            <text:p>#Roccella</text:p>
            <text:p/>
            <text:p>di @letipezz </text:p>
            <text:p/>
            <text:p>https://t.co/4vxRYnwzNH</text:p>
          </table:table-cell>
          <table:table-cell table:number-columns-repeated="6" office:value-type="string" calcext:value-type="string">
            <text:p>NA</text:p>
          </table:table-cell>
          <table:table-cell office:value-type="string" calcext:value-type="string">
            <text:p>Nell'Italia di oggi, dove l’astensionismo aumenta a ogni elezione, ricordiamo quel 2 giugno 1946, quando gli italiani riconquistano il diritto al voto dopo la dittatura fascista. </text:p>
            <text:p/>
            <text:p>Un'occasione così storica che molti andarono ai seggi «vestiti a festa»👇</text:p>
            <text:p/>
            <text:p>https://t.co/wdh6zHLZy8    Nell'Italia di oggi, dove l’astensionismo aumenta a ogni elezione, ricordiamo quel #2giugno 1946, quando gli italiani riconquistano il diritto al voto dopo la dittatura fascista. </text:p>
            <text:p/>
            <text:p>Un'occasione così storica che molti andarono ai seggi «vestiti a festa»👇</text:p>
            <text:p/>
            <text:p>https://t.co/wdh6zHLZy8 https://t.co/RQcbY6i0ry</text:p>
          </table:table-cell>
          <table:table-cell table:number-columns-repeated="4" office:value-type="string" calcext:value-type="string">
            <text:p>NA</text:p>
          </table:table-cell>
        </table:table-row>
        <table:table-row table:style-name="ro16">
          <table:table-cell office:value-type="string" calcext:value-type="string">
            <text:p>150725695</text:p>
          </table:table-cell>
          <table:table-cell office:value-type="float" office:value="665" calcext:value-type="float">
            <text:p>665</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15" office:value-type="float" office:value="0" calcext:value-type="float">
            <text:p>0</text:p>
          </table:table-cell>
          <table:table-cell table:number-columns-repeated="3" office:value-type="string" calcext:value-type="string">
            <text:p>NA</text:p>
          </table:table-cell>
          <table:table-cell office:value-type="string" calcext:value-type="string">
            <text:p>Genitori no vax negano un test Covid al figlio, in gravi condizioni, necessario per trasferirlo di ospedale. L'ipotesi di reato è tentato omicidio </text:p>
            <text:p>#ANSA https://t.co/0S1nlZ2jHP</text:p>
          </table:table-cell>
          <table:table-cell office:value-type="string" calcext:value-type="string">
            <text:p>NA</text:p>
          </table:table-cell>
          <table:table-cell office:value-type="string" calcext:value-type="string">
            <text:p>Fabio Fazio lascia la Rai e passa a Warner Bros. Discovery. Accordo di 4 anni, dall'autunno sul Nove. Del progetto farà parte anche Luciana Littizzetto #ANSA https://t.co/OuVdNCgB1U Liliana Segre, grazie all'amico Fabio Fazio. "Dopo la sua trasmissione, centinaia di migliaia di persone hanno scoperto il memoriale della Shoah". Così la senatrice a vita al convegno Le Vittime dell'Odio #ANSA https://t.co/xbgK1gmEdo</text:p>
          </table:table-cell>
          <table:table-cell office:value-type="string" calcext:value-type="string">
            <text:p>Eurovision, a Marco Mengoni il premio per la miglior composizione. Secondo riconoscimento per l'Italia dopo Mahmood nel 2019 #ANSA <text:s/>https://t.co/LvA0tQAtSB</text:p>
          </table:table-cell>
          <table:table-cell table:number-columns-repeated="6" office:value-type="string" calcext:value-type="string">
            <text:p>NA</text:p>
          </table:table-cell>
          <table:table-cell office:value-type="string" calcext:value-type="string">
            <text:p>L'omicidio di Giulia Tramontano, "un'altra tragica vicenda di femminicidio". A "noi donne insegna che non dobbiamo mai andare ad un ultimo incontro di spiegazione". Lo ha detto la procuratrice aggiunta di Milano #ANSA <text:s/>https://t.co/VXsNjcu2j3</text:p>
          </table:table-cell>
          <table:table-cell table:number-columns-repeated="2" office:value-type="string" calcext:value-type="string">
            <text:p>NA</text:p>
          </table:table-cell>
          <table:table-cell office:value-type="string" calcext:value-type="string">
            <text:p>Si celebra oggi la Giornata internazionale contro l'omofobia, la transfobia e la bifobia. Ecco perché è stata scelta la data del 17 maggio. #ANSA https://t.co/ofVsXH0XVj</text:p>
          </table:table-cell>
          <table:table-cell office:value-type="string" calcext:value-type="string">
            <text:p>MALTEMPO | Distrutta la "Fruit valley". Almeno 10 milioni di piante da frutto sono stati irrimediabilmente danneggiati dall'alluvione. Colpiti in particolare kiwi, peschi e albicocchi. E' il primo bilancio tracciato da Confagricoltura Emilia-Romagna. #ANSA</text:p>
            <text:p>https://t.co/HkQf2jF66H</text:p>
          </table:table-cell>
          <table:table-cell office:value-type="string" calcext:value-type="string">
            <text:p>MALTEMPO | Parla il geologo Mario Tozzi: "Fermare i cambiamenti climatici e le emissioni di Co2. Si è costruito troppo, si torni al fiume naturale liberando le piane alluvionali". #ANSA https://t.co/hPW8eNZ5nX MALTEMPO | Parla il geologo Mario Tozzi: "Fermare i cambiamenti climatici e le emissioni di Co2. Si è costruito troppo, si torni al fiume naturale liberando le piane alluvionali". #ANSA https://t.co/hPW8eNZ5nX</text:p>
          </table:table-cell>
          <table:table-cell table:number-columns-repeated="15" office:value-type="string" calcext:value-type="string">
            <text:p>NA</text:p>
          </table:table-cell>
        </table:table-row>
        <table:table-row table:style-name="ro18">
          <table:table-cell office:value-type="string" calcext:value-type="string">
            <text:p>16145985</text:p>
          </table:table-cell>
          <table:table-cell office:value-type="float" office:value="2644" calcext:value-type="float">
            <text:p>2644</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3" office:value-type="string" calcext:value-type="string">
            <text:p>NA</text:p>
          </table:table-cell>
          <table:table-cell office:value-type="string" calcext:value-type="string">
            <text:p>Ma #Trudeau che dà lezioni di libertà all'Italia è lo stesso che in #Canada bloccava i conti correnti dei camionisti che osavano protestare, impedendogli di comprare il pane ai figli?</text:p>
            <text:p>Prendiamo lezioni di diritti anche da #Erdogan e Xi Jinping ?</text:p>
            <text:p>#19maggio</text:p>
            <text:p>https://t.co/mxnjzXfvQ4 Ma #Trudeau che dà lezioni di libertà all'Italia è lo stesso che in #Canada bloccava i conti correnti dei camionisti che osavano protestare, impedendogli di comprare il pane ai figli?</text:p>
            <text:p>Prendiamo lezioni di diritti anche da #Erdogan e Xi Jinping ?</text:p>
            <text:p>#19maggio</text:p>
            <text:p>https://t.co/mxnjzXfvQ4</text:p>
          </table:table-cell>
          <table:table-cell office:value-type="string" calcext:value-type="string">
            <text:p>NA</text:p>
          </table:table-cell>
          <table:table-cell office:value-type="string" calcext:value-type="string">
            <text:p>#Fazio è insostituibile! Dove lo trovi un altro che annuisce 1092 volte mentre ‘intervista’ il grande #Macron, senza fargli mezza domanda scomoda, che a confronto Emilio Fede dei tempi d’oro sembra Indro Montanelli? </text:p>
            <text:p>La #Rai dove lo trova un altro #FabioFazio? 😅</text:p>
            <text:p>#CTCF #15maggio https://t.co/Pjdfyo5pXX Ecco #Fazio che introduce #Soumahoro come fosse #Gandhi o #MartinLutherKing.</text:p>
            <text:p>A questo serve la #Rai: a creare dei personaggi da scaricare quando non sono più funzionali. Abbiamo avuto il primo senatore nero d’Italia ma era della #Lega e non ricordo di averlo visto a #CTCF… https://t.co/F8vzoHrVx7</text:p>
          </table:table-cell>
          <table:table-cell table:number-columns-repeated="2" office:value-type="string" calcext:value-type="string">
            <text:p>NA</text:p>
          </table:table-cell>
          <table:table-cell office:value-type="string" calcext:value-type="string">
            <text:p>Ho visto pestare 2 #gay in pieno centro a #Bruxelles; sputare sulla bandiera #LGBTQIA vicino casa mia. E questi #omofobi non erano sostenitori di #Orban, ma gridavano Allah Akbar. Vogliamo parlare dell'#omofobia dei nordafricani o non fa comodo alla narrazione immigrazionista?… https://t.co/RqD1qb74Hw https://t.co/U4jXKPbuhS  Ricordo Gesù Cristo coi tacchi al #RomaPride. Fa bene #Rocca a revocare il #patrocinio. </text:p>
            <text:p>Davvero i #diritticivili si ottengono insultando milioni di religiosi?</text:p>
            <text:p>Perché non fanno lo stesso con #Maometto per denunciare le impiccagioni di #gay in Iran?</text:p>
            <text:p>#7giugno #gaypride #LGBTQIA https://t.co/wmS7Pq4vkQ</text:p>
          </table:table-cell>
          <table:table-cell office:value-type="string" calcext:value-type="string">
            <text:p>Gli stessi che occupavano #LaSapienza nel giorno della fiducia alla #Meloni, che impedivano a #Capezzone di parlare in facoltà, che protestavano contro il #41bis a #Cospito, oggi si battono contro il #caroaffitti. </text:p>
            <text:p>Tutto spontaneo o c’è una precisa regia politica?</text:p>
            <text:p>#12maggio https://t.co/UFZh7UbVya Se a una sola persona in dissenso con un provvedimento del #Governo, la #Meloni avesse fatto le stesse cose che #Trudeau ha fatto ai camionisti in #Canada, avreste urlato al #nazifascismo.</text:p>
            <text:p>Lezioni di #diritti e di #libertà da chi usa metodi degni del 1924, no grazie!</text:p>
            <text:p>#20maggio https://t.co/8eqQ7rZ5Bm     Giorgia #Meloni abbraccia #Bonaccini. Che bella questa #foto di un'Italia unita nell'emergenza. Peccato non sia stata diffusa moltissimo.</text:p>
            <text:p>L'odio e la delegittimazione non portano lontano, ma fossimo tutti uniti saremmo davvero una potenza...</text:p>
            <text:p>#22maggio</text:p>
            <text:p>https://t.co/XZbhbZ6i9P Finalmente la nostra #Destra sul palco d’onore della #FestadellaRepubblica. Non con i giochi di Palazzo, ma grazie al libero voto di milioni di italiani. </text:p>
            <text:p>Ci sono voluti anni, ma quest’anno la parata è ancora più bella!! 🇮🇹❤️</text:p>
            <text:p>#2Giugno #Meloni https://t.co/mCf4HykBJ3</text:p>
          </table:table-cell>
          <table:table-cell table:number-columns-repeated="5" office:value-type="string" calcext:value-type="string">
            <text:p>NA</text:p>
          </table:table-cell>
          <table:table-cell office:value-type="string" calcext:value-type="string">
            <text:p>E' così grave la situazione del #caroaffitti che sono sicuro che quei ragazzi resteranno nelle #tende a protestare tutto luglio e agosto.</text:p>
            <text:p>Perché se le smontano per andare in vacanza (non erano poveri?) e le rimontano a settembre, è chiaro che ci stanno prendendo per i fondelli.… https://t.co/0H0DZKwweC https://t.co/NJRtWuIzO7</text:p>
          </table:table-cell>
          <table:table-cell office:value-type="string" calcext:value-type="string">
            <text:p>Avete accusato il #Governo di aver affogato dei bimbi in mare, urlato al #nazifascismo, allo #squadrismo, al #maschilismo, alle epurazioni, all’#omofobia. </text:p>
            <text:p>Avete preso sberle in 4 elezioni su 4. Volete continuare?</text:p>
            <text:p>E non ho finito…</text:p>
            <text:p>Leggete qui: #31maggio https://t.co/JHUtS4ETpK</text:p>
          </table:table-cell>
          <table:table-cell table:number-columns-repeated="5" office:value-type="string" calcext:value-type="string">
            <text:p>NA</text:p>
          </table:table-cell>
          <table:table-cell office:value-type="string" calcext:value-type="string">
            <text:p>Impedire a qualcuno di esprimersi è un atto #fascista. A quando le manganellate democratiche?</text:p>
            <text:p>Posso non condividere la #Roccella, ma chi le impedisce di intervenire è un fascista!</text:p>
            <text:p>#20maggio #salonedellibro https://t.co/P63obrUyJh In vista del prossimo #SalonedelLibro il Comitato di Liberazione Nazionale è cortesemente pregato di stilare un elenco con gli ospiti che potranno parlare o meno, dei libri pubblicabili e con le idee ammesse e quelle vietate. </text:p>
            <text:p>Siete #FASCISTI rossi, violenti e censori!</text:p>
            <text:p>#Roccella https://t.co/KXDwjgKyGF I fascisti rossi hanno impedito la presentazione del #libro "Una famiglia radicale" della #Roccella che narra la sua storia politica col grande #MarcoPannella. </text:p>
            <text:p>Chissà domani cosa altro impediranno... </text:p>
            <text:p>Lo trovate online:</text:p>
            <text:p>https://t.co/x80JKqQVXA Quando davano il #Daspo a #Puzzer per aver distribuito rose in Piazza del Popolo a #Roma, facevate il tifo per la repressione dura e poi per gli #idranti sui manifestanti.</text:p>
            <text:p>Oggi urlate al regime per la #Digos al #salonedellibro.</text:p>
            <text:p>Avete la faccia come il CULO!</text:p>
            <text:p>#21maggio #Montaruli https://t.co/eDcm87EflK  Ma #Lagioia, nuovo eroe del #PD, è lo stesso che voleva mettere una #donna a 90 gradi per infilarle nel cxxx le pagine di Nabokov, così per osmosi avrebbe imparato qualcosa?</text:p>
            <text:p>Come lo abbiate messo a dirigere il #salonedellibro ce lo direte.</text:p>
            <text:p>Chi lo rimuove è #fascista?</text:p>
            <text:p>#24maggio https://t.co/OLIFKInP0L</text:p>
          </table:table-cell>
          <table:table-cell table:number-columns-repeated="11" office:value-type="string" calcext:value-type="string">
            <text:p>NA</text:p>
          </table:table-cell>
        </table:table-row>
        <table:table-row table:style-name="ro11">
          <table:table-cell office:value-type="string" calcext:value-type="string">
            <text:p>18935802</text:p>
          </table:table-cell>
          <table:table-cell office:value-type="float" office:value="2838" calcext:value-type="float">
            <text:p>2838</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 office:value-type="string" calcext:value-type="string">
            <text:p>NA</text:p>
          </table:table-cell>
          <table:table-cell office:value-type="string" calcext:value-type="string">
            <text:p>Caso Fazio, Bizzarri contro Salvini: "Chi esulta non ha capito nulla, ci guadagna la tv e ci perde la Rai" https://t.co/9mSaA7uwHe   Il "nemico" Fazio se ne va ignorato dall'azienda. Il pavido melonismo non vuole interferenze. Leggi la testimonianza di Michele Serra</text:p>
            <text:p>https://t.co/7TtIcvcOuy</text:p>
          </table:table-cell>
          <table:table-cell table:number-columns-repeated="3" office:value-type="string" calcext:value-type="string">
            <text:p>NA</text:p>
          </table:table-cell>
          <table:table-cell office:value-type="string" calcext:value-type="string">
            <text:p>Giorgia Meloni, tutte le omissioni di un'autobiografia: gli affari milionari della madre, i legami con le società offshore, la testimonianza delle sorelle “nascoste”. L'inchiesta</text:p>
            <text:p>https://t.co/9gS0eq5jzG  Da Ostia ai paradisi fiscali, la rete di scatole cinesi legata a mamma Meloni https://t.co/AeCIji6hrP Da Ostia ai paradisi fiscali, la rete di scatole cinesi legata a mamma Meloni. Leggi l'inchiesta</text:p>
            <text:p>https://t.co/W8ZKXXd8oC Meloni in Emilia-Romagna, nel video diventato virale il volontario che accoglie la premier è un nostalgico del fascismo https://t.co/xKsQcT8nOk</text:p>
          </table:table-cell>
          <table:table-cell table:number-columns-repeated="4" office:value-type="string" calcext:value-type="string">
            <text:p>NA</text:p>
          </table:table-cell>
          <table:table-cell office:value-type="string" calcext:value-type="string">
            <text:p>Caro affitti, la gaffe di Salvini: "Creerò nel mio ministero un dipartimento ad hoc". Ma esiste già https://t.co/wbeMi6fuNU <text:s text:c="4"/>Salvini shock: "Il mio cuore con chi lotta con il fango. Un Milan senza grinta non merita neanche un pensiero". Poi cancella il tweet https://t.co/h7NeY3LgPl <text:s/>Affare Metropol, nessun complotto. Salvini smentito da incontri e mail https://t.co/XSg6QJWMu2</text:p>
          </table:table-cell>
          <table:table-cell office:value-type="string" calcext:value-type="string">
            <text:p>NA</text:p>
          </table:table-cell>
          <table:table-cell office:value-type="string" calcext:value-type="string">
            <text:p>Francesca Pascale: "La maternità surrogata è un alibi per la revoca del patrocinio al Roma Pride. Governo omofobo, Schlein non deve mollare” https://t.co/ZHd8bMu7SY</text:p>
          </table:table-cell>
          <table:table-cell office:value-type="string" calcext:value-type="string">
            <text:p>Alluvione in Emilia Romagna, il meteorologo: "Mai così in un secolo, è l'evento più grave: questa è la crisi del clima" https://t.co/dJJU1s9w0V Il tweet senza vergogna di Feltri sull'alluvione in Emilia-Romagna: "Prima piangono perché non piove, poi perché piove troppo e qualcuno annega" https://t.co/reOUlZqtea</text:p>
          </table:table-cell>
          <table:table-cell table:number-columns-repeated="4" office:value-type="string" calcext:value-type="string">
            <text:p>NA</text:p>
          </table:table-cell>
          <table:table-cell office:value-type="string" calcext:value-type="string">
            <text:p>Nicola Lagioia: "La destra non capisce che la cultura è libertà" https://t.co/h7izCSjSD3</text:p>
          </table:table-cell>
          <table:table-cell table:number-columns-repeated="6" office:value-type="string" calcext:value-type="string">
            <text:p>NA</text:p>
          </table:table-cell>
          <table:table-cell office:value-type="string" calcext:value-type="string">
            <text:p>Murgia: "Saluto romano alla parata del 2 giugno". I militari urlano 'Decima', La Russa batte le mani e fa il segno di vittoria con le dita https://t.co/rlZchjPTG7</text:p>
          </table:table-cell>
          <table:table-cell table:number-columns-repeated="4" office:value-type="string" calcext:value-type="string">
            <text:p>NA</text:p>
          </table:table-cell>
        </table:table-row>
        <table:table-row table:style-name="ro16">
          <table:table-cell office:value-type="string" calcext:value-type="string">
            <text:p>213254229</text:p>
          </table:table-cell>
          <table:table-cell office:value-type="float" office:value="3339" calcext:value-type="float">
            <text:p>3339</text:p>
          </table:table-cell>
          <table:table-cell office:value-type="float" office:value="7" calcext:value-type="float">
            <text:p>7</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number-columns-repeated="5" office:value-type="string" calcext:value-type="string">
            <text:p>NA</text:p>
          </table:table-cell>
          <table:table-cell office:value-type="string" calcext:value-type="string">
            <text:p>Rita Dalla Chiesa in un’intervista parla anche del caso Fazio in Rai: “Il suo non è mai stato un salotto pluralista, c’era sempre lo stesso giro di persone” https://t.co/UBLyxiu32a</text:p>
          </table:table-cell>
          <table:table-cell office:value-type="string" calcext:value-type="string">
            <text:p>#Eurovision2023 Non c'è storia: Marco, sei PAZZESCO #escita https://t.co/ohQRnuezsn</text:p>
          </table:table-cell>
          <table:table-cell office:value-type="string" calcext:value-type="string">
            <text:p>NA</text:p>
          </table:table-cell>
          <table:table-cell office:value-type="string" calcext:value-type="string">
            <text:p>È iniziato male il bilaterale Italia-Canada al G7 del Giappone. Il primo ministro Justin Trudeau, incontrando la presidente del Consiglio Giorgia Meloni, ha subito messo sul tavolo la questione dei diritti Lgbt: “Il Canada è preoccupato” https://t.co/Kcs9Arwc6E L'Italia è in fondo alla classifica europea per rispetto dei diritti delle persone Lgbt https://t.co/oBITSH4ts2 È iniziato male il bilaterale Italia-Canada al G7 del Giappone. Il primo ministro Justin Trudeau, incontrando la presidente del Consiglio Giorgia Meloni, ha subito messo sul tavolo la questione dei diritti Lgbt: “Il Canada è preoccupato” https://t.co/Kcs9Arwc6E</text:p>
          </table:table-cell>
          <table:table-cell office:value-type="string" calcext:value-type="string">
            <text:p>#FlatTax La Banca d’Italia, in audizione alla Camera, ha sottolineato che per la legge delega di riforma fiscale varata dal governo Meloni non ci sono coperture “adeguate, strutturali e credibili” https://t.co/ycOzLr28Bl L’Ufficio parlamentare di bilancio boccia sonoramente la riforma fiscale del governo Meloni https://t.co/dCGBISEQOS Nel decreto Emilia Romagna, Giorgia Meloni aveva detto che il governo avrebbe stanziato 2,2 miliardi di euro per gli aiuti alle zone colpite alle alluvioni. In realtà sono stati molti, molti di meno https://t.co/kIEPnKb0o6</text:p>
          </table:table-cell>
          <table:table-cell table:number-columns-repeated="5" office:value-type="string" calcext:value-type="string">
            <text:p>NA</text:p>
          </table:table-cell>
          <table:table-cell office:value-type="string" calcext:value-type="string">
            <text:p>Il Governo aveva annunciato di aver sbloccato 660 milioni per contrastare il caro affitti per gli studenti. Ora il clamoroso dietrofront: l’emendamento per finanziare gli alloggi universitari è saltato https://t.co/a4R8IcTg6J Dopo le parole del sindaco di Venezia Luigi Brugnaro sul caro affitto per gli studenti, arriva la replica di #LucianaLittizzetto a #CTCF: “Non è lo studente cretino che paga 700 euro a posto letto, è stro**o il proprietario e cieco lo Stato” https://t.co/OkaxT8Isn2</text:p>
          </table:table-cell>
          <table:table-cell office:value-type="string" calcext:value-type="string">
            <text:p>NA</text:p>
          </table:table-cell>
          <table:table-cell office:value-type="string" calcext:value-type="string">
            <text:p>Il cuore dell'Emilia Romagna: decine di volontari spalano fango senza sosta intonando "Romagna mia" #EmiliaRomagna #alluvione https://t.co/Y4DankJMHy Il cuore dell'Emilia Romagna: decine di volontari spalano fango senza sosta intonando "Romagna mia" #EmiliaRomagna #alluvione https://t.co/Y4DankJMHy</text:p>
          </table:table-cell>
          <table:table-cell table:number-columns-repeated="3" office:value-type="string" calcext:value-type="string">
            <text:p>NA</text:p>
          </table:table-cell>
          <table:table-cell office:value-type="string" calcext:value-type="string">
            <text:p>"Sono immagini intollerabili quelle che abbiamo visto a Milano. Una violenza inaudita che non può avere giustificazioni"</text:p>
            <text:p>Le dure parole, a Fanpage, di Ilaria Cucchi sull'episodio della donna manganellata dagli agenti di polizia a Milano https://t.co/L1amyNx6</text:p>
          </table:table-cell>
          <table:table-cell table:number-columns-repeated="12" office:value-type="string" calcext:value-type="string">
            <text:p>NA</text:p>
          </table:table-cell>
        </table:table-row>
        <table:table-row table:style-name="ro19">
          <table:table-cell office:value-type="string" calcext:value-type="string">
            <text:p>2377487094</text:p>
          </table:table-cell>
          <table:table-cell office:value-type="float" office:value="1438" calcext:value-type="float">
            <text:p>1438</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NA</text:p>
          </table:table-cell>
          <table:table-cell office:value-type="string" calcext:value-type="string">
            <text:p>#Sardegna: la TO occupa 17 aree vicino alle spiagge interdicendole ai cittadini per mettere in atto simulazioni di guerra con migliaia di uomini.</text:p>
            <text:p>Come quelle fatte in Ucraina per provocare Putin.</text:p>
            <text:p>Può l'Italia opporsi?</text:p>
            <text:p>No, è una colonia.</text:p>
            <text:p>Riusciremo mai a uscire da questo orrore?</text:p>
          </table:table-cell>
          <table:table-cell office:value-type="string" calcext:value-type="string">
            <text:p>Se non piove è la crisi climatica.</text:p>
            <text:p>Se piove è la crisi climatica.</text:p>
            <text:p>Se fa freddo è la crisi climatica.</text:p>
            <text:p>Se fa caldo è la crisi climatica.</text:p>
            <text:p>Poi lucrano da pale eoliche, auto elettriche, sabotaggio di agricoltura e allevamento italiani.</text:p>
            <text:p>Capite che vi stanno inculando o serve disegnino? Notate l'estrazione sociale dei nuovi agitati di sinistra.</text:p>
            <text:p>Borghesi viziati.</text:p>
            <text:p>Operai e precari sono scomparsi.</text:p>
            <text:p>Le «battaglie» sono happening arcobaleno di gallinacei che mostrano tette rivendicando sesso, droga, vaccini, auto elettriche e armi ucraine, le merci d'oro dei padroni.      Dopo l'alluvione auto elettriche in quarantena su ordine dei Vigili del Fuoco.</text:p>
            <text:p>Devono stare ferme, isolate e lontane tra loro perché l'umidità crea pericolo esplosione.</text:p>
            <text:p>E se ce ne fossero milioni?</text:p>
            <text:p>Queste macchine sono merde secche pericolose.</text:p>
            <text:p>Realtà batte Davos uno a zero, servo.</text:p>
          </table:table-cell>
          <table:table-cell office:value-type="string" calcext:value-type="string">
            <text:p>L'élite, ottenuto il controllo degli Stati, dispone di poteri coercitivi e ne usa per rafforzare il suo controllo dei mercati.</text:p>
            <text:p>Esempio.</text:p>
            <text:p>Voglio vendere 10 miliardi di vaccini? Punisco i non vaccinati.</text:p>
            <text:p>Voglio lanciare le auto elettriche? Vieto quelle diesel.</text:p>
            <text:p>È tutto molto semplice. Insomma la scienza è quella cosa che sui vaccini dice il contrario di Montagnier, Raoult e Malone, e sul clima dice il contrario di Franco Prodi, Carlo Rubbia e Antonino Zichichi.</text:p>
            <text:p>E gli scienziati fermano i diesel a tette nude e a volte boicottano i dibattiti al Salone del libro. In due giorni l'Ucraina incassa la sconfitta delle sue truppe a #Bakhmut e dei suoi gruppi terroristici a #Belgorod.</text:p>
            <text:p>Nel frattempo l'Ue ne nasconde la disfatta per regalare alla finanza USA un altro miliardo e mezzo - come fece coi vaccini - in cambio di armi per stragi e sangue.  La stampa, quando sono usciti i #vaccini, diceva che 96 positivi su cento non sarebbero morti grazie ad essi.</text:p>
            <text:p>Ma se leggevi bene, in decima pagina, scoprivi che i non vaccinati con omicron erano sani al 98%.</text:p>
            <text:p>Che vuol dire?</text:p>
            <text:p>Che la stampa è una fogna al servizio di poteri di merda. Oggi, mentre noi facciamo la fila al metal detector, loro prendono l'aereo privato.</text:p>
            <text:p>Ci sono riusciti con l'11 settembre.</text:p>
            <text:p>Domani noi dovremo fare cinquanta vaccini per viaggiare, loro nemmeno uno.</text:p>
            <text:p>Ci sono riusciti col covid.</text:p>
            <text:p>Vogliono ricostituire le caste, questi figli di puttana.</text:p>
          </table:table-cell>
          <table:table-cell table:number-columns-repeated="3" office:value-type="string" calcext:value-type="string">
            <text:p>NA</text:p>
          </table:table-cell>
          <table:table-cell office:value-type="string" calcext:value-type="string">
            <text:p>#Ursula a #Venezia enuncia il suo piano contro il popolo italiano.</text:p>
            <text:p>Giustizia climatica = esproprio di case e automobili.</text:p>
            <text:p>Futuro digitale inclusivo = green pass.</text:p>
            <text:p>Beni comuni condivisi = espropriare i popoli pure dei monumenti.</text:p>
            <text:p>La claque che l'ha applaudita ci ha disonorati tutti. Gli assassini stanno creando il #greenpass globale.</text:p>
            <text:p>Per essere padroni dell'intera realtà intendono trasformarci in vacche.</text:p>
            <text:p>Hanno inventato il covid con questo scopo.</text:p>
            <text:p>I media vi diranno che è per il vostro bene.</text:p>
            <text:p>Io non dirò cosa si deve fare per fermarli.</text:p>
            <text:p>Non lo dirò, ma accadrà.  Il progetto degli assassini è chiaro.</text:p>
            <text:p>Con la menzogna green ci tolgono casa e auto.</text:p>
            <text:p>Con quella gender, famiglia e figli.</text:p>
            <text:p>Col #greenpass, il diritto di muoverci.</text:p>
            <text:p>Con la guerra vogliono eliminare le potenze ancora sovrane.</text:p>
            <text:p>Truffano, pervertono, uccidono, per rifondare la schiavitù. «Escludere i cittadini dalle risorse. Limitare proprietà, stabilità di lavoro e legami familari, libertà di movimento. Il cittadino medio deve essere povero, solo, sterile, fanatico e spaventato, è così che otterremo il servo perfetto»</text:p>
            <text:p>Chi ha inventato il #greenpass pensa questo. Quando i padroni dell'OMS possederanno un sistema di identificazione digitale operativo su tutti gli scali, connesso a un #greenpass, ogniqualvolta inventeranno un'emergenza potranno bloccare i nostri corpi con un click.</text:p>
            <text:p>È il potere più invasivo e infame mai visto nella storia. C'è da chiederlo?</text:p>
            <text:p>Certo che il problema del #greenpass è «come lo useranno».</text:p>
            <text:p>E se OMS e UE fossero gestite da San Giovanni Paolo e Martin Luther King potremmo anche aspettarci un uso umano.</text:p>
            <text:p>Ma sono gestite da Bill Gates, Soros e un'accozzaglia di altri demoni.</text:p>
            <text:p>«Come lo useranno?» «Il #greenpass che impedirà di muoversi mira a facilitare la mobilità globale».</text:p>
            <text:p>È identico a «piove a causa della siccità», o «chi ha il pene è donna», o «le armi portano la pace», o «avere una casa è inquinare».</text:p>
            <text:p>Ci uccidono trattandoci come bambini, questi assassini indemoniati. Dopo le armi che son pace, le donne che han peni, l'aver casa che inquina, la siccità che dà pioggia, il #greenpass che facilita la mobilità.. l'ultima: commentare culi femminili è osceno, sfruttare uteri femminili e fottere figli a donne, no.</text:p>
            <text:p>Davos, vaffanculo.</text:p>
            <text:p>#Bobbi</text:p>
            <text:p>#Valsecchi</text:p>
          </table:table-cell>
          <table:table-cell office:value-type="string" calcext:value-type="string">
            <text:p>NA</text:p>
          </table:table-cell>
          <table:table-cell office:value-type="string" calcext:value-type="string">
            <text:p>#Meloni: «Noi scommettiamo sulla vittoria dell’Ucraina».</text:p>
            <text:p>Ma l'Ucraina non ha armi nucleari e combatte contro la prima potenza nucleare, che finora non l'ha disintegrata solo perché non vuole farlo.</text:p>
            <text:p>È come scommettere che un fulmine colpirà un asino che vola.</text:p>
            <text:p>Perché farlo, Meloni?</text:p>
          </table:table-cell>
          <table:table-cell table:number-columns-repeated="8" office:value-type="string" calcext:value-type="string">
            <text:p>NA</text:p>
          </table:table-cell>
          <table:table-cell office:value-type="string" calcext:value-type="string">
            <text:p>Avete costruito reti di canali artificiali?</text:p>
            <text:p>Liberato gli argini?</text:p>
            <text:p>Tolto tonnellate di frasche e detriti?</text:p>
            <text:p>Pulito il bosco?</text:p>
            <text:p>Terrazzato i colli?</text:p>
            <text:p>Aperto i canali tombati?</text:p>
            <text:p>«È l'Ue a decidere come impiegare i soldi, e comunque la colpa è del cambiamento climatico».</text:p>
            <text:p>Incapaci o criminali? Se parli con geologi o gente che ha aziende, che conosce il territorio, ti dicono che la causa è l'incuria.</text:p>
            <text:p>Se parli coi politici, ti dicono che la causa è il cambiamento climatico.</text:p>
            <text:p>Ora capisci perché la tv crea una narrazione del cazzo?</text:p>
            <text:p>O non hai ancora capito?</text:p>
            <text:p>#AlluvioneRomagna Abbiamo capito perché hanno tirato fuori la bufala del cambiamento climatico.</text:p>
            <text:p>Le opere indispensabili per impedire le alluvioni non sono state completate dai politici o sono state impedite dagli ambientalisti.</text:p>
            <text:p>Per nascondere tale colpa prendono per il culo la gente.</text:p>
            <text:p>#Fuoridalcoro</text:p>
          </table:table-cell>
          <table:table-cell table:number-columns-repeated="3" office:value-type="string" calcext:value-type="string">
            <text:p>NA</text:p>
          </table:table-cell>
          <table:table-cell office:value-type="string" calcext:value-type="string">
            <text:p>In un paese normale, se cinquanta ragazzini viziati gridano come galline per impedire il dibattito su un libro, cento poliziotti li riaccompagnano a casa a calci in culo.</text:p>
            <text:p>Darla vinta ai figli di papà violenti è la resa dello Stato, e questa è il preludio dell'eversione.</text:p>
            <text:p>#Roccella</text:p>
          </table:table-cell>
          <table:table-cell table:number-columns-repeated="11" office:value-type="string" calcext:value-type="string">
            <text:p>NA</text:p>
          </table:table-cell>
        </table:table-row>
        <table:table-row table:style-name="ro1">
          <table:table-cell office:value-type="string" calcext:value-type="string">
            <text:p>29416653</text:p>
          </table:table-cell>
          <table:table-cell office:value-type="float" office:value="3171" calcext:value-type="float">
            <text:p>3171</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 office:value-type="string" calcext:value-type="string">
            <text:p>NA</text:p>
          </table:table-cell>
          <table:table-cell office:value-type="string" calcext:value-type="string">
            <text:p>Fazio lascia la Rai, verso la firma con Discovery https://t.co/6mOvPVsXrm La Rai perde Fazio e l’egemonia culturale https://t.co/tRU7NsIEji <text:s/>L’addio di Fazio e la destra pigliatutto: altro che rivoluzione, è spietata lottizzazione https://t.co/Ef8A2AKiLY <text:s/>Il grazie di Liliana Segre a Fabio Fazio: “Dopo il suo programma migliaia di persone hanno scoperto il Memoriale della Shoah di Milano” https://t.co/IwdYT3mqV3 Annunziata, Fazio e Vianello: ecco come la destra smantella Raitre. La tentazione di una rete “All news” per cancellare “il fortino della sinistra” https://t.co/0plln9MPDe La prova del 9 è superata: ora con Crozza e Fazio Warner Bros Discovery punta a scalare lo share e a prendersi il week end televisivo degli italiani https://t.co/lfW9IyD5o5</text:p>
          </table:table-cell>
          <table:table-cell table:number-columns-repeated="3" office:value-type="string" calcext:value-type="string">
            <text:p>NA</text:p>
          </table:table-cell>
          <table:table-cell office:value-type="string" calcext:value-type="string">
            <text:p>Erri De Luca contro il governo Meloni: "Cosa deve fare per il futuro? Togliersi di mezzo" https://t.co/A26juw3vUu Roberto Saviano: "La democrazia è in pericolo, Meloni è peggio di Berlusconi" https://t.co/XwUJzzrmV8 Scarpinato: “Un filo nero da Rauti a Meloni i neofascisti dietro le stragi” https://t.co/BAl59dPAyT De Benedetti: “Meloni andrà a sbattere perché è inadeguata, un guaio per l’Italia” https://t.co/Pw4nsbM4jN</text:p>
          </table:table-cell>
          <table:table-cell office:value-type="string" calcext:value-type="string">
            <text:p>Il caso Rovelli scuote l’editoria. Lagioia: “Se un autore attacca il governo viene fatto fuori, un brutto segnale” https://t.co/sFE5a1nhaO</text:p>
          </table:table-cell>
          <table:table-cell table:number-columns-repeated="3" office:value-type="string" calcext:value-type="string">
            <text:p>NA</text:p>
          </table:table-cell>
          <table:table-cell office:value-type="string" calcext:value-type="string">
            <text:p>Laura Castelletti, la prima sindaca di Brescia che ha battuto l’uomo di Salvini: “Saremo capitale dell’ambiente” https://t.co/yepbopzF7r <text:s/>Roberto Saviano: "Oggi Salvini avrebbe dovuto testimoniare al processo che dura da 5 anni, ma non è venuto https://t.co/xn46qThIpI</text:p>
          </table:table-cell>
          <table:table-cell table:number-columns-repeated="2" office:value-type="string" calcext:value-type="string">
            <text:p>NA</text:p>
          </table:table-cell>
          <table:table-cell office:value-type="string" calcext:value-type="string">
            <text:p>Emilia Romagna, la premier Meloni non trattiene la risata in conferenza: "Il commissario alla Siccità ora si occupa di alluvione" https://t.co/uezHYZZS4J</text:p>
          </table:table-cell>
          <table:table-cell table:number-columns-repeated="4" office:value-type="string" calcext:value-type="string">
            <text:p>NA</text:p>
          </table:table-cell>
          <table:table-cell office:value-type="string" calcext:value-type="string">
            <text:p>Nicola Lagioia: “Io vittima dell’aggressione violenta di Montaruli. Grave che le istituzioni trattino così uno scrittore” https://t.co/DnWKghbe6h</text:p>
          </table:table-cell>
          <table:table-cell table:number-columns-repeated="6" office:value-type="string" calcext:value-type="string">
            <text:p>NA</text:p>
          </table:table-cell>
          <table:table-cell office:value-type="string" calcext:value-type="string">
            <text:p>Michela Murgia: sono antimilitarista, sogno che al 2 giugno sfilino artisti, medici, insegnanti, giornalisti e contribuenti onesti https://t.co/mDQ9uxXfWs</text:p>
          </table:table-cell>
          <table:table-cell table:number-columns-repeated="4" office:value-type="string" calcext:value-type="string">
            <text:p>NA</text:p>
          </table:table-cell>
        </table:table-row>
        <table:table-row table:style-name="ro20">
          <table:table-cell office:value-type="string" calcext:value-type="string">
            <text:p>337767301</text:p>
          </table:table-cell>
          <table:table-cell office:value-type="float" office:value="818" calcext:value-type="float">
            <text:p>818</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5" office:value-type="string" calcext:value-type="string">
            <text:p>NA</text:p>
          </table:table-cell>
          <table:table-cell office:value-type="string" calcext:value-type="string">
            <text:p>Il fatto che l'amico Luca sia della stessa agenzia di Fazio (e non solo) ovviamente è una pura casualità e nulla ha a che fare con le opinioni qui espresse 🤗</text:p>
            <text:p>https://t.co/x8vGEpTopI https://t.co/IjHVFULakw</text:p>
          </table:table-cell>
          <table:table-cell office:value-type="string" calcext:value-type="string">
            <text:p>NA</text:p>
          </table:table-cell>
          <table:table-cell office:value-type="string" calcext:value-type="string">
            <text:p>@Agenzia_Ansa Nell'87 scorazzavamo per la Brianza con la Uno turboD del mio amico Bindi ed è quindi merito delle emissioni ivi prodotte.</text:p>
            <text:p/>
            <text:p>Seriamente: riprendetevi. L'ideona che se i contagi scendono è merito del green pass mentre se salgono ci vuole più green pass non può funzionare con tutto.</text:p>
          </table:table-cell>
          <table:table-cell table:number-columns-repeated="6" office:value-type="string" calcext:value-type="string">
            <text:p>NA</text:p>
          </table:table-cell>
          <table:table-cell office:value-type="string" calcext:value-type="string">
            <text:p>@la_kuzzo Giusto per sapere... quando nei comizi in Toscana venivo assaltato per non farmi parlare con lanci di uova e sassi con scontri con la polizia era fascismo o dissenso?</text:p>
            <text:p>https://t.co/eRyAKJjlfy Una simpatica manovra per creare a tavolino una menzogna per infangare Salvini.</text:p>
            <text:p>Benissimo.</text:p>
            <text:p>Nemmeno nella DDR... https://t.co/O3x56UqnOT</text:p>
          </table:table-cell>
          <table:table-cell office:value-type="string" calcext:value-type="string">
            <text:p>La sinistra radical chic che dal suo attico  strumentalizza il caro affitti per gli studenti non si può vedere. </text:p>
            <text:p>Come poi se non si capisse che il tutto altro non è che l'ennesimo organizzato attacco alla nostra piccola proprietà immobiliare che l'UE tanto odia. https://t.co/zh3TUwrYZh Gli stessi che hanno messo l'IMU e che volevano la supertassa sulla casa via catasto adesso belano per il caro affitti 🙄</text:p>
            <text:p>Se poi un decimo degli alloggi che hanno dato a clandestini li avessero dati agli studenti adesso non ci sarebbe nessun problema. Sistemeremo anche questa.   Ho acceso per caso la televisione su @PiazzapulitaLA7 e vedo il povero @franborgonovo ovviamente interrotto appena apre bocca da torme di invasati che vorrebbero requisire le case sfitte per gli studenti con le tende a Milano. Il mantra è CI SONO MILIONI DI CASE SFITTE. E come… https://t.co/25irD0UxFQ https://t.co/VjmmDxDxZG</text:p>
          </table:table-cell>
          <table:table-cell table:number-columns-repeated="2" office:value-type="string" calcext:value-type="string">
            <text:p>NA</text:p>
          </table:table-cell>
          <table:table-cell office:value-type="string" calcext:value-type="string">
            <text:p>Quando Sacchi aveva 3 anni era il cambiamento climatico o forse semplicemente le alluvioni possono capitare e quindi bisogna essere pronti e lavorare per la prevenzione? https://t.co/6Z7RXb9QwT</text:p>
          </table:table-cell>
          <table:table-cell table:number-columns-repeated="11" office:value-type="string" calcext:value-type="string">
            <text:p>NA</text:p>
          </table:table-cell>
          <table:table-cell office:value-type="string" calcext:value-type="string">
            <text:p>Vedo che il MES arriverà al voto alla camera. È giusto. È una proposta di legge delle opposizioni e hanno tutti i diritti di chiederne la votazione. </text:p>
            <text:p>Ovviamente mi auguro che NON sarà votata dalla maggioranza dei deputati. Qui qualche promemoria dei motivi perché a mio parere (e… https://t.co/oUPwvYaHlP In vista del possibile arrivo in votazione di una proposta DI OPPOSIZIONE per la ratifica del MES ecco un promemoria in alcuni punti per ricordare a tutti i motivi per cui NON va ratificato.</text:p>
            <text:p/>
            <text:p>https://t.co/yFisxKCQ98 Triplete! Dopo MONTI E GENTILONI oggi è la volta di PRODI a dire che dobbiamo ratificare il MES.</text:p>
            <text:p>Pensate quanto sarà conveniente per noi una cosa con simili sponsor. https://t.co/QFJ5LhPB7Q Siamo quasi a centomila visualizzazioni per questo tweet di riepilogo dei motivi per cui la ratifica del MES è un grave pericolo. </text:p>
            <text:p>Mi aiutate a superare i centomila? Serve cuore e retweet a questo tweet qui sotto 👇 </text:p>
            <text:p>https://t.co/5wxdyPQTHI Grazie.  125mila visualizzazioni.</text:p>
            <text:p>Perfetto. </text:p>
            <text:p/>
            <text:p>Voi sonerete i vostri giornali e noi soneremo i nostri tweet.</text:p>
            <text:p/>
            <text:p>Vediamo chi leggerà di più.</text:p>
            <text:p>#MES</text:p>
            <text:p/>
            <text:p>https://t.co/PEpJbkFGvN Dei "punti" di spiegazione sul MES che ho scritto partendo dall'articolo di Buti e Vitali il più letto è questo qui sotto:</text:p>
            <text:p>in effetti la sottrazione del MES a qualsiasi giurisdizione è uno degli aspetti più irritanti della faccenda ma certo non è il più pericoloso per noi.… https://t.co/VyB6fR6A9N In ogni caso dopo Monti, Gentiloni e Prodi oggi è la volta della VERONICA DE ROMANIS a ricordarci quanto bene ci fa il MES.</text:p>
            <text:p>Chi manca? Amato non ha ancora parlato? https://t.co/h2g1d4ViFe Caro @aleCattaneo79 ho sentito una tua intervista in cui dici che secondo te bisogna votare il MES con motivazioni simili a quelle portate avanti da Buti e Vitali nel loro ultimo articolo per il @sole24ore.</text:p>
            <text:p>Come sai io la penso diversamente.</text:p>
            <text:p>Posto che i nostri partiti, numeri… https://t.co/oqGOHjbrwg Oltre 200mila visualizzazioni per l mio tweet di riepilogo con i link sul MES. </text:p>
            <text:p>Grazie a tutti voi per il fantastico lavoro di diffusione.</text:p>
            <text:p>Noto inoltre che nessuno ha ancora smentito una riga di quanto da me scritto. </text:p>
            <text:p>Probabilmente perché è tutto vero.</text:p>
            <text:p> https://t.co/6qM5RaFOBR Il FATE PRESTO di oggi sul #MES è un bis di GENTILONI, per intendersi quello che di trattati se ne intende, perché firmò di nascosto l'infame trattato di Caen che regalava alla Francia il mare davanti a Toscana, Liguria e Sardegna. </text:p>
            <text:p>Come non ascoltare una voce così autorevole? https://t.co/XDJb37wGZM L'argomento di GENTILONI sul MES (che, giova ricordare, è un trattato che con la UE non c'entra nulla perché molti stati me sono fuori) è il solito: LA CREDIBILITÀ. https://t.co/lvny8zfvND Ma se anche fosse, per quale motivo Orban sarebbe peggio di, che so, Rutte o Sanchez?</text:p>
            <text:p/>
            <text:p>FORSE CHE TUTTE QUESTE QUESTIONI CON LA UE, MES IN PRIMIS, SIANO SOLO POLITICHE DI U FAZIONE EUROPIDDI CHE CI VUOLE DANNEGGIARE?</text:p>
            <text:p/>
            <text:p>Con la ratifica del MES l'unico a guadagnarci è Gentiloni. https://t.co/dp6udY1mnm  Da rileggere parola per parola con molta attenzione.</text:p>
            <text:p>(È @HuffPostItalia non la gazzetta del sovranista).</text:p>
            <text:p>#MES</text:p>
            <text:p> https://t.co/OQZB1wu6DO Siamo quasi a 250mila view per gli 8 tweet sul MES.</text:p>
            <text:p>Pregasi notare che siamo ancora a ZERO SMENTITE e a silenzio di tomba da parte dei piddini che evidentemente non vogliono che giri.</text:p>
            <text:p>E noi ovviamente facciamo partire un altro giro di cuore e retweet 😄</text:p>
            <text:p>https://t.co/74iLPyRbiN E intanto siamo a 300mila visualizzazioni.</text:p>
            <text:p>Grazie a tutti voi.</text:p>
            <text:p>State #facendoqualcosa</text:p>
            <text:p>#MES</text:p>
            <text:p/>
            <text:p>https://t.co/VtqtjrqZn1 350mila visualizzazioni e prosegue... diciamo che sarà un po' più difficile dire di essere poco informati sulla questione MES.</text:p>
            <text:p>https://t.co/6qM5RaFOBR</text:p>
          </table:table-cell>
          <table:table-cell table:number-columns-repeated="3" office:value-type="string" calcext:value-type="string">
            <text:p>NA</text:p>
          </table:table-cell>
        </table:table-row>
        <table:table-row table:style-name="ro14">
          <table:table-cell office:value-type="string" calcext:value-type="string">
            <text:p>399004979</text:p>
          </table:table-cell>
          <table:table-cell office:value-type="float" office:value="989" calcext:value-type="float">
            <text:p>989</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 office:value-type="string" calcext:value-type="string">
            <text:p>NA</text:p>
          </table:table-cell>
          <table:table-cell office:value-type="string" calcext:value-type="string">
            <text:p>I cantori di #Fazio subito all'opera. Però c'è una cosa che non vi raccontano 👇</text:p>
            <text:p>#Rai</text:p>
            <text:p/>
            <text:p>https://t.co/6HJ0Gt1l3z 🤣 Un Max del Papa monumentale: 15 buoni motivi per non piangere San #Fazio martire 🤣👇</text:p>
            <text:p>#Rai</text:p>
            <text:p>https://t.co/dxzEPJhjR6</text:p>
          </table:table-cell>
          <table:table-cell office:value-type="string" calcext:value-type="string">
            <text:p>NA</text:p>
          </table:table-cell>
          <table:table-cell office:value-type="string" calcext:value-type="string">
            <text:p>C’è un dettaglio nel discorso di oggi del presidente della Repubblica 👇</text:p>
            <text:p/>
            <text:p>#Covid #greenpass #2giugno</text:p>
            <text:p/>
            <text:p>https://t.co/iJYUUtLZIM</text:p>
          </table:table-cell>
          <table:table-cell office:value-type="string" calcext:value-type="string">
            <text:p>NA</text:p>
          </table:table-cell>
          <table:table-cell office:value-type="string" calcext:value-type="string">
            <text:p>💥 Che bello sentire #DeBenedetti accusare #Meloni di inadeguatezza. Forse dovrebbe leggere qui 👇</text:p>
            <text:p/>
            <text:p>https://t.co/KMQkdIjcLB</text:p>
          </table:table-cell>
          <table:table-cell table:number-columns-repeated="2" office:value-type="string" calcext:value-type="string">
            <text:p>NA</text:p>
          </table:table-cell>
          <table:table-cell office:value-type="string" calcext:value-type="string">
            <text:p>🤦‍♂️ Ah ma quindi l'Italia non fa poi così schifo... Max Del Papa si cucina Paola #Egonu 👇 https://t.co/D2XlNtriKS Paola #Egonu torna nell'Italia "razzista". E il nostro Max del Papa se la cucina 👇</text:p>
            <text:p>https://t.co/D2XlNtriKS</text:p>
          </table:table-cell>
          <table:table-cell table:number-columns-repeated="2" office:value-type="string" calcext:value-type="string">
            <text:p>NA</text:p>
          </table:table-cell>
          <table:table-cell office:value-type="string" calcext:value-type="string">
            <text:p>🤦 Roba da pazzi: leggete chi sono gli #studenti che si lamentano fuori dalla #Sapienza 👇https://t.co/TAKldIXRFb 🔴 Fermi tutti, siamo andati a sentire le ragioni degli #studenti in #tenda. E non potevano credere alle nostre orecchie: troppo stanchi per andare a bere 😱👇</text:p>
            <text:p>#affitti #Milano</text:p>
            <text:p>#Università</text:p>
            <text:p>https://t.co/foW1v1oAnA 😱 #Schlein va in visita dagli studenti in tenda ma finisce male...👇https://t.co/6eRkdD7cKN</text:p>
          </table:table-cell>
          <table:table-cell table:number-columns-repeated="6" office:value-type="string" calcext:value-type="string">
            <text:p>NA</text:p>
          </table:table-cell>
          <table:table-cell office:value-type="string" calcext:value-type="string">
            <text:p>🔴 Il #fascismo degli antifascisti: guardate cos'è successo al ministro #Roccella (VIDEO) 🎥👇https://t.co/OAwx87lzGv 😱 Non ci volevo credere, lo ha detto davvero. Le parole choc di Elly #Schlein su chi ha impedito al ministro #Roccella di parlare al #salonedellibro (VIDEO) 😱👇</text:p>
            <text:p/>
            <text:p>https://t.co/M2G23IsZkB 💥 Ecco i veri fascisti 👇</text:p>
            <text:p>#Roccella #salonedellibro</text:p>
            <text:p/>
            <text:p>https://t.co/QEwLS2vTR0</text:p>
          </table:table-cell>
          <table:table-cell table:number-columns-repeated="6" office:value-type="string" calcext:value-type="string">
            <text:p>NA</text:p>
          </table:table-cell>
          <table:table-cell office:value-type="string" calcext:value-type="string">
            <text:p>#Murgia condivide un video della parata del #2Giugno: "Saluto romano". Ma... Il nostro Max del Papa 👇</text:p>
            <text:p>https://t.co/li3sXhQzKG</text:p>
          </table:table-cell>
          <table:table-cell table:number-columns-repeated="4" office:value-type="string" calcext:value-type="string">
            <text:p>NA</text:p>
          </table:table-cell>
        </table:table-row>
        <table:table-row table:style-name="ro11">
          <table:table-cell office:value-type="string" calcext:value-type="string">
            <text:p>419441999</text:p>
          </table:table-cell>
          <table:table-cell office:value-type="float" office:value="2101" calcext:value-type="float">
            <text:p>2101</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string" calcext:value-type="string">
            <text:p>NA</text:p>
          </table:table-cell>
          <table:table-cell office:value-type="string" calcext:value-type="string">
            <text:p>20 MILIONI (20.000.000) di Euro è quello che il governo ha finora stanziato per il dramma dell’Emilia Romagna. </text:p>
            <text:p>10 MILIARDI (10.000.000.000) di Euro è costata nel complesso al nostro Paese la guerra in Ucraina.</text:p>
            <text:p>Fate Voi le proporzioni.</text:p>
          </table:table-cell>
          <table:table-cell table:number-columns-repeated="2" office:value-type="string" calcext:value-type="string">
            <text:p>NA</text:p>
          </table:table-cell>
          <table:table-cell office:value-type="string" calcext:value-type="string">
            <text:p>Un abbraccio ai fratelli e sorelle dell’Emilia e della Romagna (mamma era di Santa Sofia - Forlì). </text:p>
            <text:p>Più avanti chiederemo perché in Italia non è mai stato attuato un Piano annuale di Manutenzione del Territorio e si preferisca spender soldi inviando armi invece che in prevenzione https://t.co/mvLiZoE4LE</text:p>
          </table:table-cell>
          <table:table-cell office:value-type="string" calcext:value-type="string">
            <text:p>Fabio Fazio, candidato PD alle elezioni europee. Si accettano scommesse. Un gigante del giornalismo come Gianni Minà è stato emarginato nel silenzio più totale per trent’anni,  ed ora c’è gente che si straccia le vesti per #Fazio. </text:p>
            <text:p>La sua trasmissione è stata  null’altro che la cassa di risonanza del sistema, con la scusa di una (in)colta leggerezza. https://t.co/g28aG5mJUC</text:p>
          </table:table-cell>
          <table:table-cell office:value-type="string" calcext:value-type="string">
            <text:p>NA</text:p>
          </table:table-cell>
          <table:table-cell office:value-type="string" calcext:value-type="string">
            <text:p>Contrasteremo il trattato sul nuovo green pass tra UE e OMS. Per la libertà e la sanità pubblica. Beni da difendere sempre. https://t.co/sRQFmYUbfa</text:p>
          </table:table-cell>
          <table:table-cell table:number-columns-repeated="10" office:value-type="string" calcext:value-type="string">
            <text:p>NA</text:p>
          </table:table-cell>
          <table:table-cell office:value-type="string" calcext:value-type="string">
            <text:p>La distruzione della prima casa è accuratamente pianificata dalla UE.Così come gli attacchi all’agricoltura e alla libertà di movimento per il popolo con la scusa del cambiamento climatico. Sinistra e destra continuano a finanziare le guerre della TO,anziché il futuro del Paese https://t.co/w0FZ3wOTxQ Questa è Roma ore 22.43 , la Capitale d’Italia, parlano del “cambiamento climatico”, dei ghetti a 15 min. e lasciano immondizia e degrado come carta d’identità del nostro Paese. Vanno svergognati. https://t.co/XQNFcufsiZ Il 70% dell’inquinamento del Pianeta è fatto dalle prime 100 multinazionali. </text:p>
            <text:p>Proprio per coprire questa mostruosità,  il totalitarismo liberista e globalista si inventa la balla del cambiamento climatico. Purtroppo alcuni giovani “abboccano”. </text:p>
            <text:p>Indirizziamo le nuove generazioni. https://t.co/GEfwTEEyKJ Leggete questo libro. Conoscerete, dal massimo punto di vista scientifico, l’inganno che si perpetra sul cosiddetto “cambiamento climatico”. https://t.co/2iPM3dZ7Pr Il Professor Franco Prodi disintegra la bufala del cambiamento climatico. https://t.co/BDb8dqMF5u</text:p>
          </table:table-cell>
          <table:table-cell table:number-columns-repeated="10" office:value-type="string" calcext:value-type="string">
            <text:p>NA</text:p>
          </table:table-cell>
          <table:table-cell office:value-type="string" calcext:value-type="string">
            <text:p>Il conflitto è destinato ad allargarsi, è da imbecilli non capirlo. Stiamo già dentro il terzo conflitto <text:s/>mondiale. Serve la mobilitazione contro la guerra e firmare per la pace. VENERDÌ 2 GIUGNO MILANO ore 15 PIAZZA della SCALA e in tutti i Capoluoghi di Regione. https://t.co/Dojv9QPrdd Lo capite? Esiste un piano preordinato per farci finire dentro ad un conflitto mondiale. RIPUDIA LA GUERRA. Firma il Referendum. Manifesta a MILANO, Sabato 2 GIUGNO ore 15 in Piazza della Scala e in tutti i Comuni capoluogo di Regione. https://t.co/pX0bNgt438</text:p>
          </table:table-cell>
          <table:table-cell table:number-columns-repeated="4" office:value-type="string" calcext:value-type="string">
            <text:p>NA</text:p>
          </table:table-cell>
        </table:table-row>
        <table:table-row table:style-name="ro14">
          <table:table-cell office:value-type="string" calcext:value-type="string">
            <text:p>51759517</text:p>
          </table:table-cell>
          <table:table-cell office:value-type="float" office:value="2603" calcext:value-type="float">
            <text:p>2603</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NA</text:p>
          </table:table-cell>
          <table:table-cell office:value-type="string" calcext:value-type="string">
            <text:p>Con #Trump oggi non avremmo la guerra e la #Russia non avrebbe invaso l'Ucraina. https://t.co/xvbYgrmjyA</text:p>
          </table:table-cell>
          <table:table-cell office:value-type="string" calcext:value-type="string">
            <text:p>NA</text:p>
          </table:table-cell>
          <table:table-cell office:value-type="string" calcext:value-type="string">
            <text:p>"Ieri era “se non ti vaccini muori e fai morire”, oggi “se non rinunci al Suv e al barbecue moriamo tutti”. E chi si permette anche solo di dubitare, ieri veniva etichettato come no-vax, oggi come negazionista, ma il metodo per chiudere il discorso è lo stesso: discredito e… https://t.co/EnWLtwMreR</text:p>
          </table:table-cell>
          <table:table-cell table:number-columns-repeated="3" office:value-type="string" calcext:value-type="string">
            <text:p>NA</text:p>
          </table:table-cell>
          <table:table-cell office:value-type="string" calcext:value-type="string">
            <text:p>Quel Trudeau che bloccava i conti ai camionisti che protestavano contro il #greenpass? Lui? https://t.co/EhT9Z0qCet <text:s text:c="2"/>Ma questo è @SaverioTommasi? Il fenomeno che si rallegrava del fatto che avessero messo il #greenpass? <text:s/>E che si divertiva a prendere il posto fuori al ristorante perché dentro senza lasciapassare non ti sedevi? Ma proprio lui? https://t.co/PDUT7aE6kB Vedo una voglia matta di archiviare e dimenticare la merda del #greenpass. Necessaria una piccola notazione. Se e quando archiviare questo schifo lo decidiamo noi che a questa merda ci siamo opposti. E purtroppissimo per voi il momento della pacificazione non è ancora arrivato.… https://t.co/SahQUx1eFt Ancora mi ribolle il sangue per questo schifo del #greenpass https://t.co/Kk4fJpUCI1</text:p>
          </table:table-cell>
          <table:table-cell office:value-type="string" calcext:value-type="string">
            <text:p>NA</text:p>
          </table:table-cell>
          <table:table-cell office:value-type="string" calcext:value-type="string">
            <text:p>Affitti brevi, l'assist del governo Meloni ai sindaci di sinistra </text:p>
            <text:p/>
            <text:p>Anziché fare tutto ciò che è in suo potere per difendere case e auto degli italiani, sotto attacco a tenaglia Ue-sindaci, ecco un’altra picconata alla proprietà privata</text:p>
            <text:p/>
            <text:p>@jimmomo</text:p>
            <text:p> https://t.co/Ep4SLvEL1R</text:p>
          </table:table-cell>
          <table:table-cell table:number-columns-repeated="5" office:value-type="string" calcext:value-type="string">
            <text:p>NA</text:p>
          </table:table-cell>
          <table:table-cell office:value-type="string" calcext:value-type="string">
            <text:p>La protesta degli studenti contro il #caroaffitti è fuffa. Un'operazione politica. Non gli frega nulla degli affitti. Sono il megafono della #Schlein. È bastato sentirli a confronto con @Donzelli 10 minuti a #controcorrente ed il bluff è stato immediatamente smascherato</text:p>
          </table:table-cell>
          <table:table-cell table:number-columns-repeated="3" office:value-type="string" calcext:value-type="string">
            <text:p>NA</text:p>
          </table:table-cell>
          <table:table-cell office:value-type="string" calcext:value-type="string">
            <text:p>Piccolo ed utile ripasso sul sistema che finanzia gli attivisti climatici. Un'inchiesta di @madforfree di qualche mese fa su @LaVeritaWeb.</text:p>
            <text:p>Da Soros a Bill Gates ai Kennedy. Ecco chi finanza i teppisti verdi di #UltimaGenerazione https://t.co/RvukZ1khfg</text:p>
          </table:table-cell>
          <table:table-cell table:number-columns-repeated="2" office:value-type="string" calcext:value-type="string">
            <text:p>NA</text:p>
          </table:table-cell>
          <table:table-cell office:value-type="string" calcext:value-type="string">
            <text:p>Sono #ExtinctionRebellion cugini dei teppisti di #ultimagenerazione. Non ti fanno parlare in uno studio televisivo. Non <text:s/>fanno presentare un libro alla ministra #roccella al #salonedellibro di Torino. "Compagni che sbagliano" coccolati dalla sinistra. Prepariamoci https://t.co/Al6E36BnAg</text:p>
          </table:table-cell>
          <table:table-cell table:number-columns-repeated="11" office:value-type="string" calcext:value-type="string">
            <text:p>NA</text:p>
          </table:table-cell>
        </table:table-row>
        <table:table-row table:style-name="ro21">
          <table:table-cell office:value-type="string" calcext:value-type="string">
            <text:p>1300916262369984515</text:p>
          </table:table-cell>
          <table:table-cell office:value-type="float" office:value="3899" calcext:value-type="float">
            <text:p>3899</text:p>
          </table:table-cell>
          <table:table-cell office:value-type="float" office:value="6" calcext:value-type="float">
            <text:p>6</text:p>
          </table:table-cell>
          <table:table-cell table:number-columns-repeated="8"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8" office:value-type="string" calcext:value-type="string">
            <text:p>NA</text:p>
          </table:table-cell>
          <table:table-cell office:value-type="string" calcext:value-type="string">
            <text:p>❗ G7, il primo ministro del Canada, Justin #Trudeau, ha criticato la premier Giorgia #Meloni in merito ai diritti LGBTQ durante un incontro bilaterale: "Siamo preoccupati dalle posizioni che l'Italia sta assumendo"</text:p>
            <text:p/>
            <text:p>@ultimora_pol https://t.co/0C54vIf2aI ❗ G7, il primo ministro del Canada, Justin #Trudeau, ha criticato la premier Giorgia #Meloni in merito ai diritti LGBTQ durante un incontro bilaterale: "Siamo preoccupati dalle posizioni che l'Italia sta assumendo"</text:p>
            <text:p/>
            <text:p>@ultimora_pol https://t.co/0C54vIf2aI</text:p>
          </table:table-cell>
          <table:table-cell office:value-type="string" calcext:value-type="string">
            <text:p>🇪🇸🇮🇹Anche la Vicepremier e Ministra del lavoro spagnola #Diaz attacca #Meloni dicendo che, con l'ultimo decreto sul lavoro, l’esecutivo italiano ha mostrato di voler “governare contro lavoratori e lavoratrici”, per “tornare” al modello dei “contratti spazzatura”. (Rai) https://t.co/CMajez1K9H Emma #Bonino: “La PdC Giorgia Meloni ha più volte chiarito che non intende abolire o modificare, ma ‘applicare’ la legge 194. Quello che raccontano le regioni amministrate dal cdx mostra una situazione ben diversa.</text:p>
            <text:p>Il caso #Marche, governato da #FdI, ne è l’esempio più palese.… https://t.co/zhIEzEgQCJ</text:p>
          </table:table-cell>
          <table:table-cell table:number-columns-repeated="4" office:value-type="string" calcext:value-type="string">
            <text:p>NA</text:p>
          </table:table-cell>
          <table:table-cell office:value-type="string" calcext:value-type="string">
            <text:p>Matteo #Salvini: "Cuore e impegno (e telefono che squilla di continuo) dedicati ai cittadini di Emilia e Romagna che lottano con acqua e fango. Un Milan senza cuore, grinta e idee non merita neanche un pensiero"</text:p>
            <text:p/>
            <text:p>@ultimora_pol https://t.co/0lVoiOeTjN Nota #PD: "Gravissima violazione da parte di Rainews24 della par condicio all’ultimo giorno di campagna elettorale per le amministrative in Sicilia che ha trasmesso in diretta il comizio di Salvini, Meloni e Tajani da Catania. La nuova Rai diventa TeleMeloni"</text:p>
            <text:p/>
            <text:p>@ultimora_pol</text:p>
          </table:table-cell>
          <table:table-cell office:value-type="string" calcext:value-type="string">
            <text:p>NA</text:p>
          </table:table-cell>
          <table:table-cell office:value-type="string" calcext:value-type="string">
            <text:p>Sergio #Mattarella: "Omofobia, bifobia e transfobia costituiscono un’insopportabile piaga sociale ancora presente e causa di inaccettabili discriminazioni e violenze, in alcune aree del mondo persino legittimate da norme che calpestano i diritti della persona"</text:p>
            <text:p/>
            <text:p>@ultimora_pol</text:p>
          </table:table-cell>
          <table:table-cell office:value-type="string" calcext:value-type="string">
            <text:p>Matteo #Salvini ha appena cancellato il tweet in cui ha parlato dell'alluvione in Emilia Romagna e della sconfitta del Milan nello stesso post</text:p>
            <text:p/>
            <text:p>@ultimora_pol</text:p>
          </table:table-cell>
          <table:table-cell table:number-columns-repeated="4" office:value-type="string" calcext:value-type="string">
            <text:p>NA</text:p>
          </table:table-cell>
          <table:table-cell office:value-type="string" calcext:value-type="string">
            <text:p>Il direttore del Salone del libro, Nicola Lagioia: "Io ho detto che fin quando la contestazione non è violenta è legittima. Sorpreso che mentre invitavo al dialogo, le persone vicino al ministro #Roccella si sono dimostrate molto accese e sono quasi stato cacciato dal palco" Il direttore del Salone del libro, Nicola Lagioia: "La #Montaruli (deputata di #FdI) mi ha gridato contro con un atteggiamento veramente molto violento: cioè mi sembrava più violenta lei che i contestatori tra un po’ da un punto di vista verbale"</text:p>
            <text:p/>
            <text:p>@ultimora_pol L’ex sindaca di Torino e deputata #M5S Chiara #Appendino: "Vedere una parlamentare come Augusta #Montaruli inveire violentemente contro il Direttore del Salone è grave e inaccettabile. Chieda scusa"</text:p>
            <text:p/>
            <text:p>@ultimora_pol ❗ Dopo oltre due ore di contestazione la ministra #Roccella ha deciso di abbandonare il palco al Salone del libro di Torino, dove si sarebbe dovuta tenere la presentazione del suo libro</text:p>
            <text:p/>
            <text:p>@ultimora_pol Contestazioni #Roccella, 15 persone identificate dalla Digos della Questura di Torino. Molti appartengono al gruppo di attiviste di Extinction Rebellion e 'Non una di meno'</text:p>
            <text:p/>
            <text:p>@ultimora_pol https://t.co/ka6SwnSCvu</text:p>
          </table:table-cell>
          <table:table-cell table:number-columns-repeated="11" office:value-type="string" calcext:value-type="string">
            <text:p>NA</text:p>
          </table:table-cell>
        </table:table-row>
        <table:table-row table:style-name="ro14">
          <table:table-cell office:value-type="string" calcext:value-type="string">
            <text:p>1302616789348691968</text:p>
          </table:table-cell>
          <table:table-cell office:value-type="float" office:value="967" calcext:value-type="float">
            <text:p>967</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8" office:value-type="float" office:value="0" calcext:value-type="float">
            <text:p>0</text:p>
          </table:table-cell>
          <table:table-cell table:number-columns-repeated="2" office:value-type="float" office:value="1" calcext:value-type="float">
            <text:p>1</text:p>
          </table:table-cell>
          <table:table-cell table:number-columns-repeated="15" office:value-type="float" office:value="0" calcext:value-type="float">
            <text:p>0</text:p>
          </table:table-cell>
          <table:table-cell table:number-columns-repeated="2" office:value-type="string" calcext:value-type="string">
            <text:p>NA</text:p>
          </table:table-cell>
          <table:table-cell office:value-type="string" calcext:value-type="string">
            <text:p>E VOI VOLETE OBBLIGARCI A COMPRARE ELETTRICO ??? <text:s/>Ma anche no !! <text:s/>In caso di alluvione le auto elettriche e ibride devono sottostare a 15 gg di quarantena. … ma se tutto è elettrico neanche i soccorsi arrivano!! Basta misure idiote. #vonderleyen prenda nota https://t.co/CHV2r2uMGF</text:p>
          </table:table-cell>
          <table:table-cell office:value-type="string" calcext:value-type="string">
            <text:p>I "turbo-cancro" aggressivi nei giovani sono legati ai vaccini immunosoppressori, dice il dott. Ryan Cole</text:p>
            <text:p>"Una mia collega [patologa mammaria] in Svezia... ha notato che le giovani donne hanno sviluppato il cancro dopo l'introduzione delle iniezioni, e ha notato che questi tumori… https://t.co/cDO3Wk8gVU https://t.co/ivEwobwh9S LA VERITA' PAGA SEMPRE  @ladyonorato : il Terzo Summit Internazionale Covid un evento globale eccezionale.  La Corte dei Conti Europea nella sua indagine sulla gestione degli acquisti congiunti dei cosiddetti vaccini Covid ha espressamente raccomandato alla Commissione di… https://t.co/i6HSgNuO9y https://t.co/NH049QFd0W SCOPERTA AGGHIACCIANTE SULLA PELLE DEI NOSTRI BAMBINI Scoperta inquietante: la dottoressa Meryl Nass scopre lo "sporco segreto" del vaccino DTaP  “Se confronti questi due vaccini [Infanrix vs. Boostrix] … scoprirai che ai bambini vengono somministrate dosi molto più elevate di… https://t.co/V50XrwnuM2 L’ex ministro Speranza e l’ex DG di AIFA, Magrini, denunciati “per i gravissimi fatti commessi durante la campagna vaccinale e parzialmente emersi dall’inchiesta giornalistica di Fuoridalcoro”.</text:p>
            <text:p/>
            <text:p>Chiesti anche il sequestro di fiale di vaccini Pfizer e i contratti di fornitura.… https://t.co/Yr6s2XmQOy https://t.co/QlVD8q99Jj "Questi vaccini non hanno salvato nessuno!" - Dr.</text:p>
            <text:p>@PierreKory E'U COMPLETA FOLLIA.. e io sono totalmente terrorizzato da quello che  sta avvenendo</text:p>
            <text:p>Il Dr #Kory scarica la Verità sulla Legislatura dello Stato del Wisconsin  “Abbiamo la formula per bambini, che uccide un paio di… https://t.co/8gTp3Rp9fR MAI AVREBBERO DOVUTO APPROVARLO🔥 Robert F. Kennedy Jr tira fuori i dati della sperimentazione clinica di Pfizer sulla televisione nazionale  “Ci sono voluti 22.000 vaccini per prevenire un decesso. E se hai intenzione di somministrare 22.000 vaccini per prevenire una morte per… https://t.co/hJlHsjzzty</text:p>
          </table:table-cell>
          <table:table-cell table:number-columns-repeated="3" office:value-type="string" calcext:value-type="string">
            <text:p>NA</text:p>
          </table:table-cell>
          <table:table-cell office:value-type="string" calcext:value-type="string">
            <text:p>DEFINITIVO SPUTTANEMENTO DEL MIGLIORE.. la verità scappa a #Rezza che ammette che con Omicron non c'erano più polmoniti fulminanti, solo influenza da curare. IL #greenpass NON SERVIVA A NIENTE. Anzi il danno è stato maggiore perchè il vaccino rassicurava gli ignari ma non… https://t.co/pxJCWylYNY https://t.co/UsYDFhGQVT <text:s/>E L'IIL CI CONSEG DATI REALI:Nel 2021, gli infettati a lavoro furono 48.952, mentre l’anno seguente 119.873 IL #greenpass NON E' SERVITO A NULLA. Solo a togliere diritti e libertà e costringere alla vaccinazione gli scettici. E proprio l'Inail dichiara che <text:s/>nonostante la… https://t.co/7DZm99GQya https://t.co/TIUvBI0VJN MA QUALE #GREENPASS? Quello che si è <text:s/>rivelato inutile anzi dannoso? Si sono ammalati tutti. QUESTA È LA LINEA ROSSA… MAI PIU OBBLIGHI HA DICHIARATO @GiorgiaMeloni prima del voto. Oggi #Greenpass sanitario globale OMS per viaggiare in tutto il mondo. <text:s/>https://t.co/0X3CVVZ8hR PERCHE QUESTO GOVERNO NON HA ABROGATO DEFINITIVAMENTE IL #GREENPASS?Ora <text:s/>l'OMS ci conferma che il #greenpass sarà per sempre. Adesso lo mettono nero su bianco la Commissione europea e l’Oms, che ieri hanno siglato un «partenariato per la sanità digitale».L'ITALIA DEMANDA ALL'OMS… https://t.co/jOtJiHVd4L https://t.co/D00QmW9g54</text:p>
          </table:table-cell>
          <table:table-cell office:value-type="string" calcext:value-type="string">
            <text:p>Go woke, go broke..e così è per la birra BUD che si è affidata ad una campagna pubblicitaria con un trans.. di questi tempi l'LGBTQ tira.. e invece flop totale.. La gente <text:s/>comune è più intelligente, ha un solo mezzo per protestare: non comprare. Immagine Bud distrutta. Neanche… https://t.co/1Sc6NknzmR https://t.co/AbRmzWbLFs</text:p>
          </table:table-cell>
          <table:table-cell table:number-columns-repeated="8" office:value-type="string" calcext:value-type="string">
            <text:p>NA</text:p>
          </table:table-cell>
          <table:table-cell office:value-type="string" calcext:value-type="string">
            <text:p>COLONNINE PER LA RICARICA ELETTRICA? con l'alluvione spazzate via e tutto inutilizzato. Mezzi per aiuti elettrici? tutti fermi. LA FOLLIA DELL'ELETTRICO SI SVELA TUTTA. Ci vogliono obbligare a motori elettrici ma oggi la Romagna resterebbe ferma a lungo, soccorsi compresi. Basta… https://t.co/yRuPOS4auR https://t.co/sjNXI023WY <text:s text:c="3"/>Bonaccini è il principale responsabile di una alluvione che ha messo in crisi il cosiddetto “modello Emilia-Romagna”, quello degli “asili nido”, delle piadine fritte o cotte al forno, quello della mortadella, quella del vino e del salame e delle balere estive. L’acqua si è… https://t.co/GaobhrkvDD INCONCEPIBILE...E GRAVE.... Le istituzioni lavorano contro chi si mette a disposizione per alleviare i danni che l'alluvione ha causato in #Romagna? questa testimonianza è emblematica. Grazie ai romagnoli che non si sono adeguati e non aspettato interventi istituzionali. Basta… https://t.co/L2X6Fst2uE https://t.co/hzGdIAO3Yr</text:p>
          </table:table-cell>
          <table:table-cell office:value-type="string" calcext:value-type="string">
            <text:p>CI VOLEVA #PRODI PER SENTIRE UN PO' DI VERITA'.. altro che cambiamento climatico sono mancate le opere di manutenzione che ogni amministrazione deve fare. Se ci sono 14 morti e oltre 30.000 sfollati la colpa non è dell’inquinamento o di qualche altro fenomeno soprannaturale, ma… https://t.co/MO3wgOIE9Z https://t.co/3aCb8hYdit RESPONSABILITA DELLA REGIONE E LA Schlein, dal 2020 al 2022,da vicegovernatrice dell’Emilia-Romagna, deteneva la delega al «Patto per il clima» <text:s/>incaricata per le politiche di prevenzione e adattamento ai cambiamenti climatici e per la transizione ecologica». Ossia, mettere in… https://t.co/lPJAPGpVqg https://t.co/zt8yDWiiIU I CAMBIAMENTI CLIMATICI NON VANNO CONFUSI CON GLI EVENTI METEOROLOGICI il Prof #Prodi scienziato di climatologia si batte per la verità. Il vero problema è il territorio rovinato dall’incuria: argini dei fiumi, colline costruite essenza rispettare la geomorfologia. Ma il… https://t.co/IrgdbN8uy8 https://t.co/b9MHw7MZIu <text:s text:c="3"/>SEMPRE NOTEVOLI le riflessioni di @AlbertoContri sul metodo usato per il Covid e oggi replicato per il cambiamento climatico. <text:s/>Si sono infilati nelle Istituzioni e organizzazioni sanitarie e chi non si allinea è complottista. E 1500 scienziati si oppongono a questa narrazione… https://t.co/XNOPRkvGkZ https://t.co/gyLIvhx4zk SCONCERTANTE <text:s/>…. Non esiste alcuna prova scientifica del cambiamento climatico. <text:s/>Stanno ingigantendo tutto senza prove. Il fisico Steven Elliott Koonin https://t.co/4W8fmi4RWt</text:p>
          </table:table-cell>
          <table:table-cell table:number-columns-repeated="15" office:value-type="string" calcext:value-type="string">
            <text:p>NA</text:p>
          </table:table-cell>
        </table:table-row>
        <table:table-row table:style-name="ro13">
          <table:table-cell office:value-type="string" calcext:value-type="string">
            <text:p>1363772105905627136</text:p>
          </table:table-cell>
          <table:table-cell office:value-type="float" office:value="872" calcext:value-type="float">
            <text:p>872</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5" office:value-type="float" office:value="0" calcext:value-type="float">
            <text:p>0</text:p>
          </table:table-cell>
          <table:table-cell table:number-columns-repeated="2" office:value-type="string" calcext:value-type="string">
            <text:p>NA</text:p>
          </table:table-cell>
          <table:table-cell office:value-type="string" calcext:value-type="string">
            <text:p>Secondo la "transizione green" tutte le auto dovranno essere a batteria. Ma a nessuno è venuto in mente che le auto elettriche non vanno d'accordo con l'acqua. In effetti gli stessi produttori sconsigliano di usare il mezzo in presenza di 10 cm d'acqua.</text:p>
            <text:p>https://t.co/E49innKETV</text:p>
          </table:table-cell>
          <table:table-cell office:value-type="string" calcext:value-type="string">
            <text:p>“Non ti vaccini, ti ammali, muori…”. Ricorderete l’anatema di Draghi contro i non vaccinati</text:p>
            <text:p/>
            <text:p>Eppure all’Aifa (Agenzia Italiana del Farmaco), mesi prima, erano preoccupati per il contagio proprio dei vaccinati</text:p>
            <text:p/>
            <text:p> Un fenomeno noto come “fallimento vaccinale”</text:p>
            <text:p>https://t.co/mSKBU7EjlC https://t.co/57Jk6leydY</text:p>
          </table:table-cell>
          <table:table-cell table:number-columns-repeated="3" office:value-type="string" calcext:value-type="string">
            <text:p>NA</text:p>
          </table:table-cell>
          <table:table-cell office:value-type="string" calcext:value-type="string">
            <text:p>Il Contante è Libertà. È il Vero Green Pass, che Tutela Tutti.</text:p>
            <text:p>https://t.co/ChaKHyNqKT</text:p>
          </table:table-cell>
          <table:table-cell office:value-type="string" calcext:value-type="string">
            <text:p>NA</text:p>
          </table:table-cell>
          <table:table-cell office:value-type="string" calcext:value-type="string">
            <text:p>Meloni: “Il mondo libero è grato all’Ucraina”</text:p>
            <text:p>(quale mondo libero? ma di che parla?)</text:p>
            <text:p/>
            <text:p>https://t.co/DPmUdVgHMS</text:p>
          </table:table-cell>
          <table:table-cell table:number-columns-repeated="7" office:value-type="string" calcext:value-type="string">
            <text:p>NA</text:p>
          </table:table-cell>
          <table:table-cell office:value-type="string" calcext:value-type="string">
            <text:p>La bufala della siccità. Trattenevano l'acqua a monte, malgrado la diga di Ridracoli avesse già tracimato 3 volte negli ultimi dieci giorni (e una volta già a Marzo)</text:p>
            <text:p/>
            <text:p>https://t.co/9gQyzNDeaR https://t.co/6XSksaxmjZ 😡 ALTRO CHE ALLUVIONE!! 😡</text:p>
            <text:p>Le voci circolano già da tempo sull'esondazione dei vari fiumi in Emilia ROMAG che niente hanno a che fare con i 2 giorni di pioggia, e finalmente qualcuno dice la verità su quello che è successo realmente. </text:p>
            <text:p/>
            <text:p>https://t.co/3zzFPY8uNZ     🟥 LA RUSSIA VICI AI CITTADINI DELL' EMILIA ROMAG</text:p>
            <text:p/>
            <text:p>“È con profonda commozione che vediamo le immagini delle devastazioni causate dall’alluvione nella Regione Emilia-Romagna”, inizia così la nota pubblicata sui social dall’ambasciata russa in Italia.</text:p>
            <text:p/>
            <text:p>https://t.co/vfAOw0TJx7</text:p>
          </table:table-cell>
          <table:table-cell office:value-type="string" calcext:value-type="string">
            <text:p>Il DEEP STATE del PD in accordo con le direttive europee porta avanti la narrativa del cambiamento climatico e della siccità, chiudendo la diga di Ridracoli che era già piena a Marzo ma mai aperta per spacciare la loro folle versione della nuova emergenza.</text:p>
            <text:p>https://t.co/IfhvONmxCj  🟥 L'OMS ha lanciato un appello alle nazioni affinché cedano parte della loro autorità di governo a un organismo globale al fine di combattere varie sfide, tra cui le emergenze sanitarie, i cambiamenti climatici e le disuguaglianze sociali ed economiche.</text:p>
            <text:p/>
            <text:p>https://t.co/Sgy4SzXrym</text:p>
          </table:table-cell>
          <table:table-cell table:number-columns-repeated="15" office:value-type="string" calcext:value-type="string">
            <text:p>NA</text:p>
          </table:table-cell>
        </table:table-row>
        <table:table-row table:style-name="ro1">
          <table:table-cell office:value-type="string" calcext:value-type="string">
            <text:p>1397757626</text:p>
          </table:table-cell>
          <table:table-cell office:value-type="float" office:value="1573" calcext:value-type="float">
            <text:p>1573</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 office:value-type="string" calcext:value-type="string">
            <text:p>NA</text:p>
          </table:table-cell>
          <table:table-cell office:value-type="string" calcext:value-type="string">
            <text:p>Fazio via dalla Rai, Letta comico: “Il suo addio danneggia l’Italia”. Ci è costato 100 milioni di euro… https://t.co/sYBoeDLBH2 https://t.co/3mwxzWmEhi Feltri feroce su Fazio: “Piaceva solo a sinistra e leccava i potenti, non vedo lo scandalo” https://t.co/alW7kUKmDI https://t.co/vT2Yw3aG8z “Fazio è costato alla Rai 100 milioni di euro”. E non è vero che si ripagava con la pubblicità https://t.co/LhFtMdu5r5 https://t.co/QB5VexPikV Poveri Annunziata e Fazio? Leggete Angela Cavagna: “La sinistra mi cacciò dalla Rai perché ero di destra” https://t.co/wJsVMJAv92 https://t.co/UW1Nu5lx1l</text:p>
          </table:table-cell>
          <table:table-cell table:number-columns-repeated="2" office:value-type="string" calcext:value-type="string">
            <text:p>NA</text:p>
          </table:table-cell>
          <table:table-cell office:value-type="string" calcext:value-type="string">
            <text:p>Dopo Arisa anche la Gerini sfida mainstream e Lgbt: “Stimo la Meloni, mi piace”. Linceranno pure lei? https://t.co/PeL92RAXE6 https://t.co/VoYLvDQGe0</text:p>
          </table:table-cell>
          <table:table-cell office:value-type="string" calcext:value-type="string">
            <text:p>Justin Trudeau, il premier che vuol dare lezioni alla Meloni, in Canada è stato travolto da gaffe e scandali https://t.co/WsujYtVPO1 https://t.co/yhDd0VK3fb <text:s/>Meloni tra gli alluvionati: “Guardate, c’è Giorgia. Qui il sindaco di Ravenna non si è mai visto” (video) https://t.co/Lt7C96fGkG https://t.co/YMrmmUvvfO Bonaccini sconfessa la Schlein: “Meloni persona seria e disponibile”. Formigli sbianca (video) https://t.co/Peqho3hGnD https://t.co/lOBzGGrZIf</text:p>
          </table:table-cell>
          <table:table-cell table:number-columns-repeated="5" office:value-type="string" calcext:value-type="string">
            <text:p>NA</text:p>
          </table:table-cell>
          <table:table-cell office:value-type="string" calcext:value-type="string">
            <text:p>Pozzetto rimbrotta gli studenti in tenda: io non avevo neanche i soldi per il tram. Bisogna sapersi adattare https://t.co/E9bJMRDieL https://t.co/1uqQxjtlIQ</text:p>
          </table:table-cell>
          <table:table-cell office:value-type="string" calcext:value-type="string">
            <text:p>NA</text:p>
          </table:table-cell>
          <table:table-cell office:value-type="string" calcext:value-type="string">
            <text:p>Schlein fa la finta tonta sull’alluvione in Emilia Romagna: “Non sono una tecnica”. E balbetta ovvietà https://t.co/cyKyVaBohE https://t.co/LfTRdAENbJ</text:p>
          </table:table-cell>
          <table:table-cell table:number-columns-repeated="11" office:value-type="string" calcext:value-type="string">
            <text:p>NA</text:p>
          </table:table-cell>
          <table:table-cell office:value-type="string" calcext:value-type="string">
            <text:p>Murgia, Berizzi e compagni hanno le visioni: “Saluto romano alla parata del 2 giugno”. Sbugiardati (video) https://t.co/7JWO2phdfT https://t.co/gtgv7JP8Af</text:p>
          </table:table-cell>
          <table:table-cell table:number-columns-repeated="4" office:value-type="string" calcext:value-type="string">
            <text:p>NA</text:p>
          </table:table-cell>
        </table:table-row>
        <table:table-row table:style-name="ro22">
          <table:table-cell office:value-type="string" calcext:value-type="string">
            <text:p>18762875</text:p>
          </table:table-cell>
          <table:table-cell office:value-type="float" office:value="533" calcext:value-type="float">
            <text:p>533</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4" office:value-type="string" calcext:value-type="string">
            <text:p>NA</text:p>
          </table:table-cell>
          <table:table-cell office:value-type="string" calcext:value-type="string">
            <text:p>Il mio editoriale di oggi per @ilriformista </text:p>
            <text:p/>
            <text:p>Il tempo dirà se Giorgia Meloni è una premier capace oppure no. </text:p>
            <text:p>I primi mesi di Governo non vedono grandi risultati nel carniere della Presidente. Ma la leader di Fratelli d'Italia ha un vantaggio straordinario che sarebbe sbagliato… https://t.co/f5jYxax7ZH</text:p>
          </table:table-cell>
          <table:table-cell table:number-columns-repeated="4" office:value-type="string" calcext:value-type="string">
            <text:p>NA</text:p>
          </table:table-cell>
          <table:table-cell office:value-type="string" calcext:value-type="string">
            <text:p>Ho una domanda per la Presidente del Consiglio Giorgia Meloni: a che ora intende chiedere scusa per lo sciacallaggio di quattro anni fa su Bibbiano? https://t.co/O9H10HB8uu</text:p>
          </table:table-cell>
          <table:table-cell table:number-columns-repeated="3" office:value-type="string" calcext:value-type="string">
            <text:p>NA</text:p>
          </table:table-cell>
          <table:table-cell office:value-type="string" calcext:value-type="string">
            <text:p>Nei giorni scorsi si è discusso molto di violenza sulle donne dopo le tragedie di queste ore. Oggi @IlRiformista dedica la cover a una donna straordinaria, Lucia Annibali. “Voglio dire alle ragazze di non sentirsi mai sbagliate, di coltivare sempre i propri desideri, di… https://t.co/vlMfK4KsTO https://t.co/XNqJrh1XJx</text:p>
          </table:table-cell>
          <table:table-cell office:value-type="string" calcext:value-type="string">
            <text:p>Nel numero di oggi de @IlRiformista torniamo sui #Georgofili, sui ballottaggi, su don Milani e molto altro. Ma parliamo anche dell’ ipocrisia grillina sulla Rai. E ne parliamo come non ne parla nessuno</text:p>
            <text:p/>
            <text:p>Uniti nella lotta Giuseppe Conte, già stretto collaboratore di Matteo Salvini… https://t.co/G1oQwrhE1G</text:p>
          </table:table-cell>
          <table:table-cell table:number-columns-repeated="2" office:value-type="string" calcext:value-type="string">
            <text:p>NA</text:p>
          </table:table-cell>
          <table:table-cell office:value-type="string" calcext:value-type="string">
            <text:p>Il mio articolo di oggi su @ilriformista sulla tragedia dell’alluvione in Emilia-Romagna</text:p>
            <text:p>https://t.co/js9Eq0377P</text:p>
          </table:table-cell>
          <table:table-cell table:number-columns-repeated="4" office:value-type="string" calcext:value-type="string">
            <text:p>NA</text:p>
          </table:table-cell>
          <table:table-cell office:value-type="string" calcext:value-type="string">
            <text:p>Il Salone del Libro di Torino è una bellissima palestra di libertà e democrazia. Impedire alla ministra Roccella di parlare significa negare i valori della cultura, del dialogo e del rispetto. Pasolini, che era un gigante, non parlava a caso di “fascismo degli antifascisti” Oggi ho scritto sul Riformista di cultura, democrazia e rispetto. Zittire un Ministro significa legittimare “il fascismo degli antifascisti”. Qui il pezzo integrale</text:p>
            <text:p>https://t.co/ES0P3LW3bi</text:p>
          </table:table-cell>
          <table:table-cell table:number-columns-repeated="11" office:value-type="string" calcext:value-type="string">
            <text:p>NA</text:p>
          </table:table-cell>
        </table:table-row>
        <table:table-row table:style-name="ro8">
          <table:table-cell office:value-type="string" calcext:value-type="string">
            <text:p>26319569</text:p>
          </table:table-cell>
          <table:table-cell office:value-type="float" office:value="510" calcext:value-type="float">
            <text:p>510</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15" office:value-type="float" office:value="0" calcext:value-type="float">
            <text:p>0</text:p>
          </table:table-cell>
          <table:table-cell table:number-columns-repeated="3" office:value-type="string" calcext:value-type="string">
            <text:p>NA</text:p>
          </table:table-cell>
          <table:table-cell office:value-type="string" calcext:value-type="string">
            <text:p>Aifa nascondeva i dati sugli eventi avversi ai vaccini perfino alll’OMS e al suo stesso ufficio stampa: dell’addetta stampa che chiedeva notizie su effetti avversi, la Dg Anna Rosa Marra dice ai suoi: “Questa ragazza non sta molto bene con la testa, nessuno le fornisca risposta”. https://t.co/ve27tf0pjo <text:s text:c="3"/>Fauci nel 2020 giurava che non ci sarebbe stato il monopolio di un solo competitor nell’appetitoso business dei vaccini anticovid. Non è andata così: dopo che Astrazeneca è stata messa nell’angolo, ora anche Johnson si è fatta da parte (Fda ha prontamente revocato… https://t.co/CxGny3qvkE https://t.co/OPE4S7741p</text:p>
          </table:table-cell>
          <table:table-cell table:number-columns-repeated="3" office:value-type="string" calcext:value-type="string">
            <text:p>NA</text:p>
          </table:table-cell>
          <table:table-cell office:value-type="string" calcext:value-type="string">
            <text:p>Il green pass ha fatto aumentare i casi (i vaccinati credevano di essere al riparo dal contagio), il falso alibi dei “cambiamenti climatici” deresponsabilizza amministratori incapaci. Eccoli, i danni dell’ideologia, propagata dalla “scienza del consenso” attraverso servi sciocchi… https://t.co/2rM9EKQj4g https://t.co/3QjL65EZed  Eccesso mortalità 2021-22,richiesto accesso agli atti per sapere chi dei deceduti fosse vaccinato.Risposte surreali: Istat, che sa chi era positivo, non sa chi era vaccinato, nonostante il greenpass (no ironia). Aifa dice di non sapere nulla, Iss muto. Premio supercazzola ad Aifa… https://t.co/pL0112TAsq https://t.co/qrVUYw7Rdx Nasce il “Green Pass mondiale”</text:p>
            <text:p>1/12</text:p>
            <text:p>L’accordo firmato ieri tra Oms e Commissione europea consentirà di adottare il sistema di certificazione digitale covid-19, il cosiddetto Greenpass, dell’Unione europea (Ue) per “istituire un sistema che faciliterà la mobilità globale e… https://t.co/4FDHdGoYcg https://t.co/IpdzDz3vm0 Il 1^ obiettivo dell’accordo Oms-Ue istitutivo del ‘green pass globale’ è “facilitare la mobilità”. </text:p>
            <text:p>Come spiegato nel thread ⬇️, anche il green pass pandemico del 2021 fu ufficialmente istituito “per facilitare la mobilità e la ripresa del turismo”.</text:p>
            <text:p>L’unica differenza tra i due… https://t.co/8T7aAX41Ow</text:p>
          </table:table-cell>
          <table:table-cell table:number-columns-repeated="7" office:value-type="string" calcext:value-type="string">
            <text:p>NA</text:p>
          </table:table-cell>
          <table:table-cell office:value-type="string" calcext:value-type="string">
            <text:p>Da tre giorni le TL dei social e i programmi tv sono invasi dalla questione “studenti in tenda”. Pura demagogia. Il governo si dovrebbe preoccupare invece del perché si fa continuare a dettare l’agenda mediatica.</text:p>
          </table:table-cell>
          <table:table-cell office:value-type="string" calcext:value-type="string">
            <text:p>NA</text:p>
          </table:table-cell>
          <table:table-cell office:value-type="string" calcext:value-type="string">
            <text:p>Basta sentire chi ci vive, in Romagna, x capire che se il territorio fosse stato ben manutenuto da Pd e da amministrazioni che governano quei territori, impatto alluvione non sarebbe stato così tragico. Altro che climate change. A chi ha perso tutto, restituiamo almeno la verità… https://t.co/qaSY8j1Sho https://t.co/BsUOTsqUlC</text:p>
          </table:table-cell>
          <table:table-cell office:value-type="string" calcext:value-type="string">
            <text:p>“Ora che bisogna contrastare il cambiamento climatico avremo bisogno di regole destinate a un’osservanza generalizzata e uniforme”, indica Giuliano Amato parlando di potere e Costituzione. E i giuristi difendono il potere costituito temendo i “poteri forti privati e… https://t.co/5p6jNGar1e https://t.co/rhdPIW1sUE Ora che anche l’Imperial College ha certificato che no, non sono stati “i cambiamenti climatici” a causare l’alluvione in Emilia Romagna (capito, professor Parisi?), qualcuno individui i responsabili che, per incuria, hanno lasciato territorio e cittadini indifesi.… https://t.co/3lbiVOykUv https://t.co/YVrDzzMp9q</text:p>
          </table:table-cell>
          <table:table-cell table:number-columns-repeated="15" office:value-type="string" calcext:value-type="string">
            <text:p>NA</text:p>
          </table:table-cell>
        </table:table-row>
        <table:table-row table:style-name="ro14">
          <table:table-cell office:value-type="string" calcext:value-type="string">
            <text:p>446477795</text:p>
          </table:table-cell>
          <table:table-cell office:value-type="float" office:value="4371" calcext:value-type="float">
            <text:p>4371</text:p>
          </table:table-cell>
          <table:table-cell office:value-type="float" office:value="6" calcext:value-type="float">
            <text:p>6</text:p>
          </table:table-cell>
          <table:table-cell table:number-columns-repeated="1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table:number-columns-repeated="10" office:value-type="string" calcext:value-type="string">
            <text:p>NA</text:p>
          </table:table-cell>
          <table:table-cell office:value-type="string" calcext:value-type="string">
            <text:p>#Levi "riabilita" #Rovelli. E lo invita di nuovo a Francoforte smentendosi nel giro di poche ore. </text:p>
            <text:p>Bene. La censura non ha funzionato. Anche per la presa di posizione unanime di chi si batte per la libertà di pensiero. Ma la figuraccia rimane.</text:p>
          </table:table-cell>
          <table:table-cell office:value-type="string" calcext:value-type="string">
            <text:p>NA</text:p>
          </table:table-cell>
          <table:table-cell office:value-type="string" calcext:value-type="string">
            <text:p>L' ossessione per la "razza", per l' "etnia", per l' "identità" non è altro che l'aspirazione a considerare un gruppo umano "diverso" e quindi "speciale". È stilare una graduatoria all'interno della specie umana. </text:p>
            <text:p>È la base di ogni #razzismo. </text:p>
            <text:p>#Lollobrigida La federcalcio spagnola annulla l'espulsione subita da #ViniciusJr per aver reagito ai cori razzisti. </text:p>
            <text:p>Questa è la strada. Non è ammissibile punire le vittime del #razzismo. Vanno espulsi i razzisti.</text:p>
            <text:p>No alle ammonizioni e alle espulsioni ai calciatori oggetto di cori razzisti.</text:p>
          </table:table-cell>
          <table:table-cell office:value-type="string" calcext:value-type="string">
            <text:p>Non sono le donne che devono imparare a difendersi dagli uomini. Sono gli uomini che devono imparare a non ammazzarle. #GiuliaTramontano #Femminicidio 47 donne uccise dall'inizio dell'anno di cui 38 in ambito familiare. Il posto più pericoloso per le donne è casa loro. #femminicidio #GiuliaTramontano</text:p>
          </table:table-cell>
          <table:table-cell office:value-type="string" calcext:value-type="string">
            <text:p>Rosario Frustaci, Daniele Salvini, Ruman Abdul, Pietro Mazzucca, Fabrizio Cherchi.</text:p>
            <text:p/>
            <text:p>Morti sul lavoro. Oggi.</text:p>
            <text:p>#26maggio</text:p>
          </table:table-cell>
          <table:table-cell office:value-type="string" calcext:value-type="string">
            <text:p>Che dormano in una tenda o che si battano per la tutela del pianeta; che chiedano un lavoro retribuito dignitosamente e diritti, sono attaccati e sbeffeggiati. I giovani sono il futuro. </text:p>
            <text:p>Una società che se la prenda con i giovani dimostra di essere vecchia. E dà ragione a loro. Che dormano in una tenda o che si battano per la tutela del pianeta; che chiedano un lavoro retribuito dignitosamente e diritti, sono attaccati e sbeffeggiati. I giovani sono il futuro. </text:p>
            <text:p>Una società che se la prenda con i giovani dimostra di essere vecchia. E dà ragione a loro.</text:p>
          </table:table-cell>
          <table:table-cell table:number-columns-repeated="4" office:value-type="string" calcext:value-type="string">
            <text:p>NA</text:p>
          </table:table-cell>
          <table:table-cell office:value-type="string" calcext:value-type="string">
            <text:p>Ricapitolando: offrono lavoro con stipendi da fame, senza diritti e spesso in nero. </text:p>
            <text:p>Offrono stanze a studenti fuori sede a cifre fuori portata. </text:p>
            <text:p>Ma sono i giovani che non vogliono lavorare e non vogliono studiare. </text:p>
            <text:p>Perché sono "fannulloni".</text:p>
            <text:p>#BuongiornoATutti</text:p>
            <text:p>#11maggio Ma come possono i giovani fare figli? Senza un lavoro o con un lavoro precario a termine che non sanno se verrà rinnovato, senza poter accedere ad un mutuo per la casa, senza potersi permettere un affitto? Non c'era bisogno degli #Statigeneralidellanatalita. Pura propaganda.</text:p>
          </table:table-cell>
          <table:table-cell table:number-columns-repeated="13" office:value-type="string" calcext:value-type="string">
            <text:p>NA</text:p>
          </table:table-cell>
        </table:table-row>
        <table:table-row table:style-name="ro11">
          <table:table-cell office:value-type="string" calcext:value-type="string">
            <text:p>454875570</text:p>
          </table:table-cell>
          <table:table-cell office:value-type="float" office:value="3967" calcext:value-type="float">
            <text:p>3967</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18" office:value-type="float" office:value="0" calcext:value-type="float">
            <text:p>0</text:p>
          </table:table-cell>
          <table:table-cell office:value-type="float" office:value="1" calcext:value-type="float">
            <text:p>1</text:p>
          </table:table-cell>
          <table:table-cell table:number-columns-repeated="5" office:value-type="string" calcext:value-type="string">
            <text:p>NA</text:p>
          </table:table-cell>
          <table:table-cell office:value-type="string" calcext:value-type="string">
            <text:p>La #Rai diventa TeleGiorgia, ma per seguire #FabioFazio basterà cambiare canale https://t.co/lVMsyu9fPp Con #FabioFazio la Rai non perde solo un personaggio antipatico al girasagre, che infatti ha festeggiato col solito tweet da bimbominkia, ma i milioni di euro di sponsor che lo seguiranno a Discovery, dove Fazio condurrà un programma che toglierà milioni di spettatori alla tv… https://t.co/K7vmtpMFoH</text:p>
          </table:table-cell>
          <table:table-cell table:number-columns-repeated="2" office:value-type="string" calcext:value-type="string">
            <text:p>NA</text:p>
          </table:table-cell>
          <table:table-cell office:value-type="string" calcext:value-type="string">
            <text:p>Il 90% delle 250 coppie italiane che hanno utilizzato la pratica della gestazione per altri sono eterosessuali, ma l'argomento è utilizzato dalle destre per discriminare la comunità LGBT. È l'ennesima arma di distrazione di massa, perché sul PNRR stanno dimostrando tutta la loro… https://t.co/8YAQ2rdX3M</text:p>
          </table:table-cell>
          <table:table-cell office:value-type="string" calcext:value-type="string">
            <text:p>Giorgia Meloni parla di imposte come ne potrebbe parlare un qualsiasi analfabeta funzionale o un tassista con il POS “guasto”. Ed è gravissimo, perché lei è la persona che con quello che chiama “pizzo di Stato” deve far funzionare scuole, ospedali, servizi.</text:p>
            <text:p/>
            <text:p>#pizzodistato</text:p>
          </table:table-cell>
          <table:table-cell table:number-columns-repeated="3" office:value-type="string" calcext:value-type="string">
            <text:p>NA</text:p>
          </table:table-cell>
          <table:table-cell office:value-type="string" calcext:value-type="string">
            <text:p>Alessandro Impagnatiello non è un folle, non è un bravo ragazzo colto da un raptus, uno che lavorava tanto e salutava tutti. È un assassino bianco, italiano e perfetto rappresentante di quel modello in decomposizione che chiamiamo "famiglia tradizionale". https://t.co/7VshUnlNHH</text:p>
          </table:table-cell>
          <table:table-cell office:value-type="string" calcext:value-type="string">
            <text:p>C'era una volta #LamorgeseDimettiti: ora sui profili social di #Salvini di #sbarchi e di #migranti non si parla quasi più… https://t.co/KqwDHXNyo5</text:p>
          </table:table-cell>
          <table:table-cell table:number-columns-repeated="18" office:value-type="string" calcext:value-type="string">
            <text:p>NA</text:p>
          </table:table-cell>
          <table:table-cell office:value-type="string" calcext:value-type="string">
            <text:p>In Polonia, uno dei Paesi modello di questa roba che ci governa, nel 2023 una donna può morire dopo atroci sofferenze con un feto morto in ventre a causa di leggi anti-aborto che impediscono ai medici di intervenire.</text:p>
          </table:table-cell>
        </table:table-row>
        <table:table-row table:style-name="ro1">
          <table:table-cell office:value-type="string" calcext:value-type="string">
            <text:p>543774554</text:p>
          </table:table-cell>
          <table:table-cell office:value-type="float" office:value="5032" calcext:value-type="float">
            <text:p>5032</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5" office:value-type="string" calcext:value-type="string">
            <text:p>NA</text:p>
          </table:table-cell>
          <table:table-cell office:value-type="string" calcext:value-type="string">
            <text:p>Bizzarri contro Salvini: "Chi esulta per l'addio di Fazio alla Rai non ha capito nulla: ci guadagna Discovery, ci perde il servizio pubblico" https://t.co/xmCugfJFjl Fort Rai. La scossa Annunziata-Fazio continua: potrebbero lasciare anche Gramellini e Augias https://t.co/Bj47erZcX1</text:p>
          </table:table-cell>
          <table:table-cell table:number-columns-repeated="3" office:value-type="string" calcext:value-type="string">
            <text:p>NA</text:p>
          </table:table-cell>
          <table:table-cell office:value-type="string" calcext:value-type="string">
            <text:p>La papessa. Bianco su bianco: la gaffe di Meloni accanto a Francesco. Urge armocromista (di A. Gualtieri) https://t.co/sg3mx69ZS4 <text:s/>Meloni e la Corte dei Conti. Il primo vero atto autoritario del governo (di P. Salvatori) https://t.co/wixOwhCuaw</text:p>
          </table:table-cell>
          <table:table-cell table:number-columns-repeated="4" office:value-type="string" calcext:value-type="string">
            <text:p>NA</text:p>
          </table:table-cell>
          <table:table-cell office:value-type="string" calcext:value-type="string">
            <text:p>Salvini si preoccupa dei ricchi: "Via il superbollo auto, una tassa odiosa" https://t.co/EDwrhdwut2 <text:s/>Via il superbollo. Il regalo ai ricchi di Salvini vale 200 milioni https://t.co/fKefMEkPux</text:p>
          </table:table-cell>
          <table:table-cell office:value-type="string" calcext:value-type="string">
            <text:p>NA</text:p>
          </table:table-cell>
          <table:table-cell office:value-type="string" calcext:value-type="string">
            <text:p>Il discorso di Sergio Mattarella: "Omofobia, bifobia e transfobia sono un’insopportabile piaga sociale" https://t.co/cVhAuhLs7a <text:s/>Vladimir Luxuria: “L’utero in affitto è solo un pretesto. La destra ha fatto dell’omofobia una linea guida” https://t.co/R5OUPmdfRo</text:p>
          </table:table-cell>
          <table:table-cell table:number-columns-repeated="2" office:value-type="string" calcext:value-type="string">
            <text:p>NA</text:p>
          </table:table-cell>
          <table:table-cell office:value-type="string" calcext:value-type="string">
            <text:p>Ultima generazione: "Noi siamo già in Emilia a spalare il fango. Quello di La Russa è un vile ricatto" https://t.co/M8FX74Gb6J Ultima generazione: "Noi siamo già in Emilia a spalare il fango. Quello di La Russa è un vile ricatto" https://t.co/M8FX74Gb6J</text:p>
          </table:table-cell>
          <table:table-cell table:number-columns-repeated="2" office:value-type="string" calcext:value-type="string">
            <text:p>NA</text:p>
          </table:table-cell>
          <table:table-cell office:value-type="string" calcext:value-type="string">
            <text:p>Schlein su Roccella: "Sono autoritari, temono il dissenso" https://t.co/HrzWOg9FET</text:p>
          </table:table-cell>
          <table:table-cell table:number-columns-repeated="11" office:value-type="string" calcext:value-type="string">
            <text:p>NA</text:p>
          </table:table-cell>
        </table:table-row>
        <table:table-row table:style-name="ro12">
          <table:table-cell office:value-type="string" calcext:value-type="string">
            <text:p>999578121123848192</text:p>
          </table:table-cell>
          <table:table-cell office:value-type="float" office:value="3249" calcext:value-type="float">
            <text:p>3249</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string" calcext:value-type="string">
            <text:p>NA</text:p>
          </table:table-cell>
          <table:table-cell office:value-type="string" calcext:value-type="string">
            <text:p>La missione del Cardinal Zuppi in Ucraina è il segno tangibile dell’impegno della Santa Sede per promuovere un vero percorso di pace. Mentre per molti sembra inevitabile arrendersi all’ineluttabilità della guerra, accogliamo questo viaggio con speranza e fiducia - consapevoli che… https://t.co/sa2KC7nP86</text:p>
          </table:table-cell>
          <table:table-cell table:number-columns-repeated="7" office:value-type="string" calcext:value-type="string">
            <text:p>NA</text:p>
          </table:table-cell>
          <table:table-cell office:value-type="string" calcext:value-type="string">
            <text:p>MELONI INVESTE SULLA GUERRA, MA COSÌ SI RISCHIA L’ATOMICA.</text:p>
            <text:p/>
            <text:p>Rai? Stati generali per cambiare la tv pubblica. </text:p>
            <text:p/>
            <text:p>Qui di seguito la mia intervista a “La Stampa” di oggi: https://t.co/NT020X6TBr https://t.co/QvdOicHbfD  Messaggio per il Governo Meloni, che continua a fare orecchie da mercante. </text:p>
            <text:p/>
            <text:p>Secondo le Considerazioni finali del Governatore di Bankitalia Ignazio Visco il "salario minimo" risponde "a non trascurabili esigenze di giustizia sociale" in un contesto in cui "troppi, non solo tra i… https://t.co/vrhlhOgoBN</text:p>
          </table:table-cell>
          <table:table-cell office:value-type="string" calcext:value-type="string">
            <text:p>L’Italia sarà ospite d’onore alla prestigiosa Buchmesse 2024, la Fiera del libro di Francoforte. Carlo Rovelli viene prima invitato alla cerimonia di apertura e poi lasciato a casa perché le sue idee contro armi e guerra potrebbero costituire “motivo di imbarazzo”. Chiamiamo le… https://t.co/IOnCLEafSs https://t.co/es3y2QVbX9</text:p>
          </table:table-cell>
          <table:table-cell table:number-columns-repeated="4" office:value-type="string" calcext:value-type="string">
            <text:p>NA</text:p>
          </table:table-cell>
          <table:table-cell office:value-type="string" calcext:value-type="string">
            <text:p>Dopo Milano, in molte città d'Italia si stanno moltiplicando le tendopoli di studenti davanti alle università per protestare contro il caro-affitti e l’emergenza abitativa. Una piaga che la destra ha contribuito a diffondere tagliando il fondo per le morosità incolpevoli e quello… https://t.co/cH1YLDmfLP https://t.co/Gu64kU8Ttt La politica deve smetterla di parlare di giovani fannulloni, che non vogliono assumersi le loro responsabilità. Oggi all’Università “La Sapienza” ho incontrato ragazze e ragazzi che chiedono interventi immediati contro il caro-affitti, studenti che chiedono un futuro solido fatto… https://t.co/yLYK3o22de https://t.co/FTjfM1UvZ7</text:p>
          </table:table-cell>
          <table:table-cell office:value-type="string" calcext:value-type="string">
            <text:p>NA</text:p>
          </table:table-cell>
          <table:table-cell office:value-type="string" calcext:value-type="string">
            <text:p>Aspettiamo di leggere il decreto del Governo sull’alluvione in Emilia-Romagna. Il @Mov5Stelle in Parlamento metterà in campo il massimo dell’impegno affinché l’aiuto ai cittadini, ai lavoratori e alle imprese colpite sia rapido e più consistente. </text:p>
            <text:p/>
            <text:p>Dalle anticipazioni che… https://t.co/sTJz3yQ6Fg</text:p>
          </table:table-cell>
          <table:table-cell table:number-columns-repeated="2" office:value-type="string" calcext:value-type="string">
            <text:p>NA</text:p>
          </table:table-cell>
          <table:table-cell office:value-type="string" calcext:value-type="string">
            <text:p>Questa è la condizione di tanti, troppi ragazzi. Non solo precari e spogliati della dignità del lavoro ma anche insultati e derisi quando si impegnano per il bene comune. </text:p>
            <text:p>Anche per questo, anche per loro: il 17 giugno a Roma tutti in piazza per dire #bastaviteprecarie. https://t.co/KfNfPdFqAT</text:p>
          </table:table-cell>
          <table:table-cell table:number-columns-repeated="13" office:value-type="string" calcext:value-type="string">
            <text:p>NA</text:p>
          </table:table-cell>
        </table:table-row>
        <table:table-row table:style-name="ro14">
          <table:table-cell office:value-type="string" calcext:value-type="string">
            <text:p>1104384196724879362</text:p>
          </table:table-cell>
          <table:table-cell office:value-type="float" office:value="859" calcext:value-type="float">
            <text:p>859</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 office:value-type="string" calcext:value-type="string">
            <text:p>NA</text:p>
          </table:table-cell>
          <table:table-cell office:value-type="string" calcext:value-type="string">
            <text:p>Dopo #Fazio anche #LuciaAnnunziata lascia la Rai... Ora nella TV di Stato resteranno solo Pino Insegno e Bruno Vespa. https://t.co/D9qH7M2Ggc</text:p>
          </table:table-cell>
          <table:table-cell table:number-columns-repeated="3" office:value-type="string" calcext:value-type="string">
            <text:p>NA</text:p>
          </table:table-cell>
          <table:table-cell office:value-type="string" calcext:value-type="string">
            <text:p>La #Meloni va in GIAPPONE mentre in #EmiliaRomagna c'è L'APOCALISSE !</text:p>
            <text:p>Normalmente gli altri premier, davanti a simili catastrofi, ovunque si trovino, RITORNO! https://t.co/n41O1bHJm8 Pure il primo MINISTRO  Canadese è PREOCCUPATO per L'ITALIA ...</text:p>
            <text:p>Le figure di m... anche a livello internazionale non si contano più! </text:p>
            <text:p>#Trudeau</text:p>
            <text:p>#G7HiroshimaSummit</text:p>
            <text:p>#Meloni https://t.co/qPwOZaEKLV</text:p>
          </table:table-cell>
          <table:table-cell table:number-columns-repeated="4" office:value-type="string" calcext:value-type="string">
            <text:p>NA</text:p>
          </table:table-cell>
          <table:table-cell office:value-type="string" calcext:value-type="string">
            <text:p>#Salvini ESULTA , a me vengono i brividi....La Rai, finora TV di STATO, diventa TV del "REGIME". </text:p>
            <text:p>#FabioFazio https://t.co/ygCNxGzX8v</text:p>
          </table:table-cell>
          <table:table-cell table:number-columns-repeated="7" office:value-type="string" calcext:value-type="string">
            <text:p>NA</text:p>
          </table:table-cell>
          <table:table-cell office:value-type="string" calcext:value-type="string">
            <text:p>Non si può parlare dell'ABORTO come OPPORTUNITÀ e non come DIRITTO.</text:p>
            <text:p>Grandi i ragazzi che hanno contestato la Ministra #Roccella al </text:p>
            <text:p>#salonedellibro. https://t.co/bhcFMN0ez5</text:p>
          </table:table-cell>
          <table:table-cell table:number-columns-repeated="6" office:value-type="string" calcext:value-type="string">
            <text:p>NA</text:p>
          </table:table-cell>
          <table:table-cell office:value-type="string" calcext:value-type="string">
            <text:p>"Nella VITA, a volte, è necessario saper LOTTARE. Non solo senza PAURA, ma anche senza SPERANZA ". S. Pertini 🌹</text:p>
            <text:p/>
            <text:p>Buona festa della Repubblica a tutti coloro che combattono ogni giorno per difendere la nostra democrazia.🇮🇹🇮🇹</text:p>
            <text:p>#2giugno2023 https://t.co/QFyS73sGgU</text:p>
          </table:table-cell>
          <table:table-cell table:number-columns-repeated="4" office:value-type="string" calcext:value-type="string">
            <text:p>NA</text:p>
          </table:table-cell>
        </table:table-row>
        <table:table-row table:style-name="ro23">
          <table:table-cell office:value-type="string" calcext:value-type="string">
            <text:p>1234825597194579968</text:p>
          </table:table-cell>
          <table:table-cell office:value-type="float" office:value="2616" calcext:value-type="float">
            <text:p>2616</text:p>
          </table:table-cell>
          <table:table-cell office:value-type="float" office:value="5" calcext:value-type="float">
            <text:p>5</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9" office:value-type="string" calcext:value-type="string">
            <text:p>NA</text:p>
          </table:table-cell>
          <table:table-cell office:value-type="string" calcext:value-type="string">
            <text:p>Udine #adunatalpini2023</text:p>
            <text:p>presenti Meloni e Crosetto.</text:p>
            <text:p/>
            <text:p>Il loro mito Mussolini ne mandò a morire in Russia 89.799 + 35.133 feriti e congelati. Dai campi di concentramento sovietici tornarono solo 10.030 soldati.</text:p>
            <text:p/>
            <text:p>Se fossimo negli Alpini gli sputeremmo in faccia.  *Scrive romanzi </text:p>
            <text:p>*È socia in aziende</text:p>
            <text:p>*plusvalenze da vendita di azioni</text:p>
            <text:p>*conti esteri e in paradisi fiscali</text:p>
            <text:p/>
            <text:p>La domanda che nessun giornalista si è fatto è:  "visto che per avere una casa popolare ci vuole un ISEE sotto i 20.000€, come fa la madre della Meloni a viverci ?". Meloni "non è il momento delle passerelle" . https://t.co/GjIsXYFbxN #Meloni :"Io credo che sia molto più inutile il salario minimo, che è un'iniziativa buona sul piano filosofico, ma che rischia poi di essere un boomerang"</text:p>
            <text:p/>
            <text:p>Disse quella che non molto filosoficamente si porta a casa 20.000€/mese. Meloni :"la lotta all’evasione non la vai a fare al piccolo commerciante a cui chiedi il pizzo di Stato".</text:p>
            <text:p/>
            <text:p>Negli USA per una frase del genere verrebbe chiesto </text:p>
            <text:p>l'impeachment immediato. L'intervista di Giorgia Meloni a Nicola Porro nel programma Quarta</text:p>
            <text:p>Repubblica ha fatto il  6.5% di share.</text:p>
            <text:p/>
            <text:p>Non l'hanno vista manco li cani.</text:p>
          </table:table-cell>
          <table:table-cell table:number-columns-repeated="5" office:value-type="string" calcext:value-type="string">
            <text:p>NA</text:p>
          </table:table-cell>
          <table:table-cell office:value-type="string" calcext:value-type="string">
            <text:p>Il governo ritira l'emendamento contro il caro affitti che sbloccava 660 milioni per gli allogi degli studenti. </text:p>
            <text:p/>
            <text:p>"Le tende le usiamo solo noi" https://t.co/7Po9PwDDT8</text:p>
          </table:table-cell>
          <table:table-cell table:number-columns-repeated="4" office:value-type="string" calcext:value-type="string">
            <text:p>NA</text:p>
          </table:table-cell>
          <table:table-cell office:value-type="string" calcext:value-type="string">
            <text:p>Claudio Amendola non trova personale per il suo ristorante :"Il lavoro è fatica, oggi i giovani  ambiscono a lavori moderni, quelli da tastiera, o pensano che si possa guadagnare senza lavorare”.</text:p>
            <text:p/>
            <text:p>Pagali il giusto e vedrai che li trovi, schiavista.</text:p>
          </table:table-cell>
          <table:table-cell table:number-columns-repeated="7" office:value-type="string" calcext:value-type="string">
            <text:p>NA</text:p>
          </table:table-cell>
          <table:table-cell office:value-type="string" calcext:value-type="string">
            <text:p>Il camerata Fioravanti,</text:p>
            <text:p>condannato in via definitiva come autore materiale della strage di Bologna, scrive su l'Unitá.</text:p>
            <text:p/>
            <text:p>Ora aspettiamo un articolo firmato Elga la belva delle SS. https://t.co/qJM6hkc2zx</text:p>
          </table:table-cell>
          <table:table-cell table:number-columns-repeated="5" office:value-type="string" calcext:value-type="string">
            <text:p>NA</text:p>
          </table:table-cell>
        </table:table-row>
        <table:table-row table:style-name="ro1">
          <table:table-cell office:value-type="string" calcext:value-type="string">
            <text:p>123920914</text:p>
          </table:table-cell>
          <table:table-cell office:value-type="float" office:value="931" calcext:value-type="float">
            <text:p>931</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5" office:value-type="string" calcext:value-type="string">
            <text:p>NA</text:p>
          </table:table-cell>
          <table:table-cell office:value-type="string" calcext:value-type="string">
            <text:p>Addio #Fazio, il re dei salottini sinistri in #Rai. Le interviste in ginocchio a #Boldrini e #Renzi, gli attacchi a #Salvini, il faccia a faccia surreale con #Macron. Tutto il peggio di #CTCF <text:s/>https://t.co/5bF36XX6nw https://t.co/TxLt9yiUsT</text:p>
          </table:table-cell>
          <table:table-cell table:number-columns-repeated="3" office:value-type="string" calcext:value-type="string">
            <text:p>NA</text:p>
          </table:table-cell>
          <table:table-cell office:value-type="string" calcext:value-type="string">
            <text:p>La #Schlein: "La #Meloni occupa la #Rai". #Bocchino: "Sentire parlare una leader di sinistra di Rai libera fa ridere due volte" #Piazzapulita <text:s/>https://t.co/xNTglLDaX9 https://t.co/ebwaCHWGmj <text:s/>Finché il #Pd e la sinistra hanno potuto spartirsi la #Rai andava bene, ora che #Meloni vuole mettere la sua impronta gridano alla "logica di occupazione e di potere" <text:s/>https://t.co/HJ9iKoslT7 https://t.co/vrva6Ezwfy Il sindaco di #Ravenna applaude #Meloni: "Nessuno sa dove sia oggi e questo credo che sia un fatto molto apprezzabile perché di tutto abbiamo bisogno tranne che di passerelle" <text:s/>https://t.co/OX4VedoVbd https://t.co/XT6pEhs2M6 La #Francia accusa di "disumanità" l'#Italia e #Meloni? A #Parigi #Macron ordina la caccia ai clochard: "Portarli in periferia", la città deve essere pulita in vista delle Olimpiadi. Tutta l'ipocrisia dei transalpini <text:s/>https://t.co/GlehYwGlie https://t.co/DnUSPJqDbm #Meloni in Tunisia, il capo dello Stato #Saied l'ha accolta dicendo: "Lei è una donna che dice a voce alta quello che gli altri pensano in silenzio" <text:s/>https://t.co/GeGpw3xd7F https://t.co/CDFWNelXiz</text:p>
          </table:table-cell>
          <table:table-cell table:number-columns-repeated="5" office:value-type="string" calcext:value-type="string">
            <text:p>NA</text:p>
          </table:table-cell>
          <table:table-cell office:value-type="string" calcext:value-type="string">
            <text:p>Gli studenti accampati contro il caro-affitti? Sono militanti della sinistra e del #Pd: ecco le fotografie che svelano chi c'è dietro alla protesta <text:s/>https://t.co/GVwni6PR9z https://t.co/dTDXBOFkTM <text:s/>Dopo #Schlein, anche #Landini è stato contestato da parte di alcuni studenti in tenda in protesta contro il caro-affitti: "Sei il responsabile della nostra miseria, basta passerelle" <text:s/>https://t.co/pNfRipGJJ3 https://t.co/wwuyzNb8wy</text:p>
          </table:table-cell>
          <table:table-cell office:value-type="string" calcext:value-type="string">
            <text:p>NA</text:p>
          </table:table-cell>
          <table:table-cell office:value-type="string" calcext:value-type="string">
            <text:p>Le responsabilità di #EllySchlein: da assessore regionale doveva prevenire il dissesto idrogeologico #alluvione #romagna #emiliaromagna <text:s/>https://t.co/JAWzUjCpoQ https://t.co/IHKpTwczMq Le responsabilità di #EllySchlein: da assessore regionale doveva prevenire il dissesto idrogeologico #alluvione #romagna #emiliaromagna <text:s/>https://t.co/JAWzUjCpoQ https://t.co/IHKpTwczMq <text:s text:c="2"/>#alluvione, la segretaria del #Pd Elly #Schlein in grave imbarazzo. La conferenza stampa: "Ero assessore al clima, non all'ambiente" #Romagna #Bonaccini <text:s/>https://t.co/6eriYqQ2D7 https://t.co/5OvS9RuaD0 Secondo un'analisi degli scienziati inglesi il disastro in #Romagna sarebbe stato provocato dalla scarsa manutenzione dei territori <text:s/>https://t.co/d6OuZg8Ntq https://t.co/VHAKAAOgyg</text:p>
          </table:table-cell>
          <table:table-cell table:number-columns-repeated="4" office:value-type="string" calcext:value-type="string">
            <text:p>NA</text:p>
          </table:table-cell>
          <table:table-cell office:value-type="string" calcext:value-type="string">
            <text:p>#Roccella contestata, l’avvocato #AnnamariaBernardiniDePace era presente al #SaloneDelLibro di #Torino: "È stato uno stupro verbale e mentale, un episodio degno di Pol Pot" <text:s/>https://t.co/CwrsM5X8YF https://t.co/BaIcpHGw6W</text:p>
          </table:table-cell>
          <table:table-cell table:number-columns-repeated="11" office:value-type="string" calcext:value-type="string">
            <text:p>NA</text:p>
          </table:table-cell>
        </table:table-row>
        <table:table-row table:style-name="ro16">
          <table:table-cell office:value-type="string" calcext:value-type="string">
            <text:p>1365423529</text:p>
          </table:table-cell>
          <table:table-cell office:value-type="float" office:value="722" calcext:value-type="float">
            <text:p>722</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table:number-columns-repeated="3" office:value-type="string" calcext:value-type="string">
            <text:p>NA</text:p>
          </table:table-cell>
          <table:table-cell office:value-type="string" calcext:value-type="string">
            <text:p>L'emittente del mainstream americano MSNBC dedica un servizio a Bill Gates nel quale si riporta come chiese a Trump nel 2017 di non indagare sui danni dei vaccini. Bill Gates sapeva già che i suoi vaccini stavano provocando danni letali già allora. Bill Gates è responsabile della… https://t.co/romywZ47Hc https://t.co/EHlKMHi7wN</text:p>
          </table:table-cell>
          <table:table-cell office:value-type="string" calcext:value-type="string">
            <text:p>E questo era uno dei candidati di Fratelli d'Italia alle ultime amministrative. Quando dico che i meloniani accusano gli altri di essere quello che loro stessi sono, piddini con altro nome, intendo esattamente questo. https://t.co/tGRdH5rtNE</text:p>
          </table:table-cell>
          <table:table-cell table:number-columns-repeated="3" office:value-type="string" calcext:value-type="string">
            <text:p>NA</text:p>
          </table:table-cell>
          <table:table-cell office:value-type="string" calcext:value-type="string">
            <text:p>Adesso è ufficiale. Erdoğan ha vinto le elezioni in Turchia e resterà al potere fino al 2028. Il candidato LGBT dell'anglosfera è stato sconfitto. Questo rafforzerà moltissimo i BRICS. Stasera il blocco Euro-Atlantico ha ricevuto una sconfitta potenzialmente decisiva.… https://t.co/xGEZJNYKXn</text:p>
          </table:table-cell>
          <table:table-cell office:value-type="string" calcext:value-type="string">
            <text:p>E mentre Zelensky abbracciava la Meloni e farneticava di "vittoria" i russi facevano esplodere un altro deposito di munizioni a Khmelnytsky. Munizioni che già scarseggiano per i nazisti ucraini. A Zelensky resteranno soltanto le foto con la Meloni e i bot con la bandiera ucraina. https://t.co/AV31pBQsjd La Meloni non ha in programma nemmeno una visita nell'Emilia Romagna allagata. È ancora una volta lontana dall'Italia. Nell'agenda della Meloni ci sono solo viaggi all'estero e abbracci a Zelensky. Non c'è altro. La Meloni non pensa minimamente agli interessi degli italiani. <text:s/>Le armi che sarebbero dovuto andare ai nazisti ucraini sono finite nelle mani dei cartelli messicani della droga. I nazisti le hanno vendute a loro. Parliamo delle organizzazioni criminali più pericolose al mondo e i governi Draghi e Meloni assieme alla TO hanno messo quelle… https://t.co/0lZ1Yqitax https://t.co/S8H6kaABcb Se questa informazione è corretta, siamo di fronte ad uno scenario ancora più grave. Il governo Meloni non sta solo facendo sbarcare migliaia di immigrati clandestini attraverso le navi di trafficanti ONG. Li starebbe facendo sbarcare anche attraverso aerei di linea. Il governo… https://t.co/RVsBLajuzm</text:p>
          </table:table-cell>
          <table:table-cell table:number-columns-repeated="2" office:value-type="string" calcext:value-type="string">
            <text:p>NA</text:p>
          </table:table-cell>
          <table:table-cell office:value-type="string" calcext:value-type="string">
            <text:p>In Gran Bretagna si iniziano a fare concorsi pubblici nei quali si escludono i bianchi. Vengono assunti solamente neri e asiatici. Questo è quello che capita con il liberalismo. Lo straniero diventi tu. Il razzismo c'è ma soltanto contro i bianchi.</text:p>
            <text:p>https://t.co/4asesWio0b</text:p>
          </table:table-cell>
          <table:table-cell table:number-columns-repeated="21" office:value-type="string" calcext:value-type="string">
            <text:p>NA</text:p>
          </table:table-cell>
        </table:table-row>
        <table:table-row table:style-name="ro24">
          <table:table-cell office:value-type="string" calcext:value-type="string">
            <text:p>1375113163323146240</text:p>
          </table:table-cell>
          <table:table-cell office:value-type="float" office:value="892" calcext:value-type="float">
            <text:p>892</text:p>
          </table:table-cell>
          <table:table-cell office:value-type="float" office:value="5" calcext:value-type="float">
            <text:p>5</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9" office:value-type="string" calcext:value-type="string">
            <text:p>NA</text:p>
          </table:table-cell>
          <table:table-cell office:value-type="string" calcext:value-type="string">
            <text:p>La Meloni ha mai detto qualcosa sull’elezione alla vicepresidenza della Commissione RAI di Augusta Montaruli?</text:p>
            <text:p/>
            <text:p>https://t.co/3UdxtbSVEK         Nel 2019 Meloni chiedeva di usare la nave Garibaldi per realizzare il Blocco Navale Subito.</text:p>
            <text:p/>
            <text:p>Sapete come mai dopo 7 mesi di Governo non ha ancora utilizzato nemmeno una fulgida nave della flotta italica per impedire gli sbarchi dei clandestini?</text:p>
            <text:p/>
            <text:p>https://t.co/mKSk9FGgoR “Lotta all’evasione contro piccoli commercianti è pizzo di Stato.”</text:p>
            <text:p/>
            <text:p>A dirlo è stata Giorgia Meloni, a Catania. Lo ha detto da premier di un Paese con 110 miliardi di evasione.</text:p>
            <text:p/>
            <text:p>Delle parole di una gravità inaudita.</text:p>
            <text:p/>
            <text:p>Inaudita.</text:p>
            <text:p/>
            <text:p>Vergogna. https://t.co/4ElCd6tX02</text:p>
          </table:table-cell>
          <table:table-cell table:number-columns-repeated="2" office:value-type="string" calcext:value-type="string">
            <text:p>NA</text:p>
          </table:table-cell>
          <table:table-cell office:value-type="string" calcext:value-type="string">
            <text:p>È ancora ignoranza?</text:p>
            <text:p/>
            <text:p>Oppure è suprematismo bianco misto a razzismo, imbrodato di fascismo?</text:p>
            <text:p/>
            <text:p>#Lollobrigida https://t.co/NKhFkHg8Z5</text:p>
          </table:table-cell>
          <table:table-cell office:value-type="string" calcext:value-type="string">
            <text:p>NA</text:p>
          </table:table-cell>
          <table:table-cell office:value-type="string" calcext:value-type="string">
            <text:p>Salvini deve chiedere scusa e si deve dimettere.</text:p>
            <text:p/>
            <text:p>Salvini deve chiedere scusa e si deve dimettere.</text:p>
            <text:p/>
            <text:p>Salvini deve chiedere scusa e si deve dimettere.</text:p>
            <text:p/>
            <text:p>Salvini deve chiedere scusa e si deve dimettere.</text:p>
            <text:p/>
            <text:p>Salvini deve chiedere scusa e si deve dimettere.</text:p>
            <text:p/>
            <text:p>Salvini si deve dimettere. https://t.co/BbP7PTIEqN</text:p>
          </table:table-cell>
          <table:table-cell table:number-columns-repeated="2" office:value-type="string" calcext:value-type="string">
            <text:p>NA</text:p>
          </table:table-cell>
          <table:table-cell office:value-type="string" calcext:value-type="string">
            <text:p>In occasione dell’alluvione in Emilia-Romagna non sarebbe stato opportuno sfoderare la misura dei 1000 euro con un click per gli alluvionati?</text:p>
            <text:p/>
            <text:p>Sapete perché la Meloni ancora non l’ha fatto? https://t.co/4VVGpeoGVJ</text:p>
          </table:table-cell>
          <table:table-cell table:number-columns-repeated="4" office:value-type="string" calcext:value-type="string">
            <text:p>NA</text:p>
          </table:table-cell>
          <table:table-cell office:value-type="string" calcext:value-type="string">
            <text:p>Montaruli urla vergogna contro il direttore del Salone del Libro.</text:p>
            <text:p/>
            <text:p>Cose da pazzi, lei condannata per peculato che urla vergogna.</text:p>
            <text:p/>
            <text:p>Sembra di sognare, ma siamo in 🇮🇹 e governa la destra, che l’ha addirittura promossa a vicepresidente Vigilanza RAI.</text:p>
            <text:p/>
            <text:p>Allucinante.</text:p>
            <text:p/>
            <text:p>Allucinante. https://t.co/0SrfeX3sHK La Montaruli, vicepresidente della vigilanza RAI, condannata per peculato, che urla vergogna al direttore del #salonedellibro.</text:p>
            <text:p/>
            <text:p>Solo in 🇮🇹.</text:p>
            <text:p/>
            <text:p>Solo con la destra italiana succedono certe cose.</text:p>
            <text:p/>
            <text:p>https://t.co/3UdxtbSVEK Schifani: “se non ci fosse Cuffaro bisognerebbe inventarlo”.</text:p>
            <text:p/>
            <text:p>Fontana: “se Formigoni si candidasse alle europee sarebbe arricchimento per tutti”.</text:p>
            <text:p/>
            <text:p>Montaruli condannata per peculato vicepresidente Vigilanza RAI.</text:p>
            <text:p/>
            <text:p>Questa è rappresentazione plastica della destra in 🇮🇹.</text:p>
            <text:p/>
            <text:p>🤷‍♂️🤷‍♂️🤷‍♂️🤷‍♂️🤷‍♂️ https://t.co/beQ9v4sL77 Come dice Nello Scavo a #CTCF, i naziskin che fecero irruzione in una riunione antirazzista a Como sono stati assolti…e nessuno ha detto nulla…</text:p>
            <text:p/>
            <text:p>…perché i contestatori di Roccella al Salone del Libro dovrebbero essere condannati?</text:p>
            <text:p/>
            <text:p>https://t.co/NuQhW7GeAe La Montaruli si deve dimettere dalla vicepresidenza della Commissione Vigilanza RAI.</text:p>
            <text:p/>
            <text:p>È una vergogna che una condannata in via definitiva anziché essere messa da parte venga promossa.</text:p>
            <text:p/>
            <text:p>Vergogna.</text:p>
            <text:p/>
            <text:p>https://t.co/3UdxtbSVEK Augusta Montaruli si dovrebbe dimettere dalla vicepresidenza della vigilanza RAI, perché è condannata in via definitiva per peculato…</text:p>
            <text:p/>
            <text:p>…ed il suo partito la cita anche nei post sui social.</text:p>
            <text:p/>
            <text:p>Una vergogna incredibile. https://t.co/SKL7ZAtmKK Augusta Montaruli si dovrebbe dimettere dalla Vicepresidenza della Vigilanza RAI, perché secondo la nostra modesta opinione non è adatta a rappresentare le istituzioni…</text:p>
            <text:p/>
            <text:p>…vista la sua condanna definitiva per peculato.</text:p>
            <text:p/>
            <text:p>È una vergogna.</text:p>
            <text:p/>
            <text:p>https://t.co/3UdxtbTtui</text:p>
          </table:table-cell>
          <table:table-cell table:number-columns-repeated="11" office:value-type="string" calcext:value-type="string">
            <text:p>NA</text:p>
          </table:table-cell>
        </table:table-row>
        <table:table-row table:style-name="ro11">
          <table:table-cell office:value-type="string" calcext:value-type="string">
            <text:p>14516324</text:p>
          </table:table-cell>
          <table:table-cell office:value-type="float" office:value="5341" calcext:value-type="float">
            <text:p>5341</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5" office:value-type="string" calcext:value-type="string">
            <text:p>NA</text:p>
          </table:table-cell>
          <table:table-cell office:value-type="string" calcext:value-type="string">
            <text:p>“Fabio Fazio lascia la Rai”, scrivono. Non è così: Fabio #Fazio viene cacciato dalla #Rai. Questa è la verità. Fabio Fazio in Rai ha sempre svolto il suo lavoro come pochissimi professionisti avrebbero saputo fare. Fabio Fazio viene cacciato dalla Rai perché del suo spazio questa… https://t.co/XjfOiCYgGR https://t.co/06kOtHACfv</text:p>
          </table:table-cell>
          <table:table-cell table:number-columns-repeated="8" office:value-type="string" calcext:value-type="string">
            <text:p>NA</text:p>
          </table:table-cell>
          <table:table-cell office:value-type="string" calcext:value-type="string">
            <text:p>La vicenda dell'archiviazione del caso #Metropol (i presunti 110 milioni che la Lega doveva ricevere dai Russi) segna la fine politica di Matteo #Salvini. Viene sbandierata come una vittoria, questa archiviazione, ma invece è la prova che i contatti ci sono stati: 40 incontri tra… https://t.co/g0igNUzkG2 https://t.co/VVKvIcDklw #Salvini scappa come suo solito, non incontra #Zelensky dopo che nell’archiviazione del processo #Metropol sono stati dimostrati oltre 40 incontri tra uomini Lega e Mosca e la Gdf ha ipotizzato che la trattativa avrebbe dovuto portare 110milioni di euro alla Lega. Transazione non… https://t.co/vZ5LbIOF <text:s/>#Salvini “costretto” a cancellare questo orrido post. Ma si può cadere così in basso? Ma davvero meritiamo di essere rappresentati da cotanta scemenza? Ma non gli si può trovare un’altra occupazione? Un incarico onorario in modo da limitare i danni… lo si è fatto col gemello Di… https://t.co/DVZ9X9tWUY https://t.co/qN3S9iNW5W <text:s/>Tribunale di Roma, udienza processo Salvini, che mi querelò nel 2018 perché lo avevo definito Ministro della Mala Vita. Oggi #Salvini avrebbe dovuto testimoniare in un processo che dura da ben 5 anni, un processo che ha iniziato e voluto lui, ma ovviamente oggi Salvini in… https://t.co/uU0xAJTRpp https://t.co/0t65ISjk39</text:p>
          </table:table-cell>
          <table:table-cell table:number-columns-repeated="3" office:value-type="string" calcext:value-type="string">
            <text:p>NA</text:p>
          </table:table-cell>
          <table:table-cell office:value-type="string" calcext:value-type="string">
            <text:p>Il cambiamento climatico non è un’opinione: è un fatto. Quando vedete negazionisti a confronto con scienziati o attivisti, è come vedere terrapiattisti discutere con fisici o geologi. È come sentir parlare i negazionisti dell’olocausto o coloro che ancora dicono che la mafia non… https://t.co/oOjSfX5OlT https://t.co/zoICEhKaVo</text:p>
          </table:table-cell>
          <table:table-cell table:number-columns-repeated="3" office:value-type="string" calcext:value-type="string">
            <text:p>NA</text:p>
          </table:table-cell>
          <table:table-cell office:value-type="string" calcext:value-type="string">
            <text:p>È stato un @SalonedelLibro strepitoso, l’ultimo di @NicolaLagioia. Pieno di persone, di lettori, di storie.</text:p>
            <text:p/>
            <text:p>La contestazione della Ministra della famiglia #Roccella, avvenuta nello spazio della Regione Piemonte, è quanto di più sano possa avvenire in una democrazia. Una ministra… https://t.co/gq05I8k59T https://t.co/FnPPkwrenh</text:p>
          </table:table-cell>
          <table:table-cell table:number-columns-repeated="8" office:value-type="string" calcext:value-type="string">
            <text:p>NA</text:p>
          </table:table-cell>
          <table:table-cell office:value-type="string" calcext:value-type="string">
            <text:p>Torno sul #2giugno perché l’omaggio alla #Decima MAS è un gesto pericoloso.</text:p>
            <text:p/>
            <text:p>Mi fido di voi che date valore al tempo speso per capire e approfondire. Mi fido poco o niente di chi oggi ci vuole rasserenare dicendo che non esiste alcun pericolo per la democrazia in Italia… Esiste,… https://t.co/zKZTYZP6GX https://t.co/cw2LDWL50E</text:p>
          </table:table-cell>
          <table:table-cell table:number-columns-repeated="2" office:value-type="string" calcext:value-type="string">
            <text:p>NA</text:p>
          </table:table-cell>
        </table:table-row>
        <table:table-row table:style-name="ro25">
          <table:table-cell office:value-type="string" calcext:value-type="string">
            <text:p>1519723095057174528</text:p>
          </table:table-cell>
          <table:table-cell office:value-type="float" office:value="478" calcext:value-type="float">
            <text:p>478</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number-columns-repeated="5" office:value-type="string" calcext:value-type="string">
            <text:p>NA</text:p>
          </table:table-cell>
          <table:table-cell office:value-type="string" calcext:value-type="string">
            <text:p>Non è tanto grave che Fabio Fazio vada via dalla Rai, il vero problema è che Bruno Vespa ci resti! https://t.co/Giti7qcV3w</text:p>
          </table:table-cell>
          <table:table-cell table:number-columns-repeated="3" office:value-type="string" calcext:value-type="string">
            <text:p>NA</text:p>
          </table:table-cell>
          <table:table-cell office:value-type="string" calcext:value-type="string">
            <text:p>Strano paese quello dove chi governa con il diploma Alberghiero (Meloni) e Liceo Classico (Salvini) invita i plurilaureati a lavorare nei campi o da McDonald's. https://t.co/iPjyGhNgad Pino Insegno ad Ancona per l'evento di Giorgia Meloni: "Nessuna raccomdazione, torno in Rai perché sono bravo".</text:p>
            <text:p>Nell'immagine sottostante il famoso doppiatore che stringe la mano alla sua bravura.</text:p>
            <text:p>                  👇 https://t.co/sluEvEFvqu Carlo Rossella contro Giorgia Meloni: "Non mi piace. Non piacciono le sue idee, non piace la sua politica e la sua arroganza. Anche il modo di guardare: ti guarda come se tu fossi il nulla e lei il tutto. Ha l'aria del tiranno". https://t.co/QSwHvBGbDS  Il Governo ha bocciato l'emendamento del giorno presentato dal M5S con il quale li impegnava a sostenere cittadini, famiglie e imprese colpite dall'aumento delle rate sui mutui.</text:p>
            <text:p>Ne parlo io perché nessun'altro lo farà, da quando governa Meloni tutto viene passato sotto silenzio. https://t.co/dTnEaxO53O Roma, protesta contro il caro-bollette: "Meloni aiuta chi fa extra-profitti e non le famiglie in difficoltà".</text:p>
            <text:p>Ho la vaga sensazione che questa notizia verrà totalmente ignorata da TV e Giornali, da quando Meloni si è insediata a Palazzo Chigi, tutto viene passato sotto silenzio. https://t.co/zZdBUz22ZQ U PLUSVALENZA STRAORDIRIA.</text:p>
            <text:p>In sole 48 ore, la Lazio Consulting di Anna Paratore (madre di Giorgia Meloni), acquista un terreno di 40mila mq dalle parti di Lunghezza, nell'Agro Pontino, e lo rivende realizzando una plusvalenza di circa 6 milioni di €uro.</text:p>
            <text:p>                  👇 https://t.co/1EM1uRtJpu   Era il 16 dicembre 2011 quando alla Camera dei Deputati passò la Riforma Fornero e tra i 393 voti favorevoli c'era anche quello di Giorgia Meloni.</text:p>
            <text:p>Così, giusto per ricordarlo! https://t.co/witvW49nE6 Smascherato il tizio che ha fatto il video a Giorgia Meloni in Emilia-Romagna, è un fan di Mussolini.</text:p>
            <text:p>Si erano dimenticati, prima di commissionare il video, di nascondere dal profilo Facebook i riferimenti del Duce... Guardate!</text:p>
            <text:p>                   👇 https://t.co/8ifLVNOOdL  Ventisette anni fa, in Spagna il padre di Giorgia, Francesco Meloni, è stato condannato a 9 anni di reclusione per narcotraffico.</text:p>
            <text:p>Da Ostia ai paradisi fiscali, la rete di scatole cinesi legate a mamma Meloni.</text:p>
            <text:p>LA FANTASTICA FAMIGLIA DI GIORGIA </text:p>
            <text:p>Sipario! https://t.co/qoB30nmAH9 Il direttore di RaiNews24 Paolo Petrecca (Vicinissimo a Giorgia Meloni) decide di mandare in diretta TV il comizio della destra a sostegno del candidato sindaco di Catania.</text:p>
            <text:p>Ennesimo episodio grave.</text:p>
            <text:p>FUORI DALLA RAI SUBITO!</text:p>
            <text:p>La Rai è pagata dagli italiani NON dalla destra! https://t.co/8zYsnajDrI</text:p>
          </table:table-cell>
          <table:table-cell table:number-columns-repeated="4" office:value-type="string" calcext:value-type="string">
            <text:p>NA</text:p>
          </table:table-cell>
          <table:table-cell office:value-type="string" calcext:value-type="string">
            <text:p>Vittoria Baldino nell'Aula della Camera con un ponte giocattolo: "Caro ministro Salvini, giochi con questo. Le infrastrutture sono una cosa seria". 🤣 https://t.co/h9WgNMqrNS</text:p>
          </table:table-cell>
          <table:table-cell table:number-columns-repeated="2" office:value-type="string" calcext:value-type="string">
            <text:p>NA</text:p>
          </table:table-cell>
          <table:table-cell office:value-type="string" calcext:value-type="string">
            <text:p>Alluvione in Emilia Romagna: Questo signore è stato censurato da tutte le TV nazionali... Ascoltate ciò che dice e non sarà difficile capire il perché.</text:p>
            <text:p>                      👇 https://t.co/AFy6FkSpb6</text:p>
          </table:table-cell>
          <table:table-cell table:number-columns-repeated="3" office:value-type="string" calcext:value-type="string">
            <text:p>NA</text:p>
          </table:table-cell>
          <table:table-cell office:value-type="string" calcext:value-type="string">
            <text:p>Immagini che le TV di regime serve della destra non ti faranno mai vedere.</text:p>
            <text:p>A Palermo il ricordo di Giovanni Falcone sporcato dalle manganellate.</text:p>
            <text:p>MAI SUCCESSO PRIMA!</text:p>
            <text:p>Scarpinato: "La Polizia ha caricato gli studenti perché disturbavano un sindaco eletto coi voti di Dell'Utri". https://t.co/oUda8xJAw7</text:p>
          </table:table-cell>
          <table:table-cell table:number-columns-repeated="12" office:value-type="string" calcext:value-type="string">
            <text:p>NA</text:p>
          </table:table-cell>
        </table:table-row>
        <table:table-row table:style-name="ro15">
          <table:table-cell office:value-type="string" calcext:value-type="string">
            <text:p>1593205481597800449</text:p>
          </table:table-cell>
          <table:table-cell office:value-type="float" office:value="526" calcext:value-type="float">
            <text:p>526</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string" calcext:value-type="string">
            <text:p>NA</text:p>
          </table:table-cell>
          <table:table-cell office:value-type="string" calcext:value-type="string">
            <text:p>"L'Ucraina vincerà" dice la #Meloni.</text:p>
            <text:p/>
            <text:p>Peccato che a perdere sarà l'Italia.</text:p>
            <text:p/>
            <text:p>Perderanno le famiglie, stritolate dall'inflazione.</text:p>
            <text:p/>
            <text:p>Perderanno le imprese, sfinite dalle bollette.</text:p>
            <text:p/>
            <text:p>Perderanno i lavoratori, resi più precari.</text:p>
            <text:p/>
            <text:p>Perché la guerra è qui, non lì.</text:p>
            <text:p>E l'Italia la sta perdendo.</text:p>
          </table:table-cell>
          <table:table-cell table:number-columns-repeated="5" office:value-type="string" calcext:value-type="string">
            <text:p>NA</text:p>
          </table:table-cell>
          <table:table-cell office:value-type="string" calcext:value-type="string">
            <text:p>2021</text:p>
            <text:p>"Non hai il Green Pass?! Dovrebbero manganellarti e toglierti il lavoro per sempre! Devi essere messo ai margini della società! Segui le regole o muori!"</text:p>
            <text:p/>
            <text:p>2023</text:p>
            <text:p>"Sono così preoccupat* per il ritorno del fascismo!"</text:p>
            <text:p/>
            <text:p>È la stessa persona.</text:p>
          </table:table-cell>
          <table:table-cell table:number-columns-repeated="7" office:value-type="string" calcext:value-type="string">
            <text:p>NA</text:p>
          </table:table-cell>
          <table:table-cell office:value-type="string" calcext:value-type="string">
            <text:p>Vorrei chiedere agli studenti in tenda davanti alla #Sapienza se sarebbero disposti a contrastare l'Unione Europea, visto che a Bruxelles è in atto un attacco massiccio alle case.</text:p>
            <text:p>Così, per farmi due risate.</text:p>
          </table:table-cell>
          <table:table-cell table:number-columns-repeated="3" office:value-type="string" calcext:value-type="string">
            <text:p>NA</text:p>
          </table:table-cell>
          <table:table-cell office:value-type="string" calcext:value-type="string">
            <text:p>Femen</text:p>
            <text:p>Sardine</text:p>
            <text:p>Ultima Generazione</text:p>
            <text:p/>
            <text:p>Pedine globaliste per gonzi.</text:p>
            <text:p>Idioti senza confini.</text:p>
            <text:p>Se ci caschi, la colpa è tua.</text:p>
          </table:table-cell>
          <table:table-cell table:number-columns-repeated="4" office:value-type="string" calcext:value-type="string">
            <text:p>NA</text:p>
          </table:table-cell>
          <table:table-cell office:value-type="string" calcext:value-type="string">
            <text:p>Quanto amore in queste foto. Amore verso il vincolo esterno, verso la sudditanza allo straniero, verso le guerre "democratiche", verso qualsiasi guinzaglio economico, militare o politico imbrigli e strozzi l'Italia.</text:p>
            <text:p>#G7 https://t.co/BxRh5eeCMF</text:p>
          </table:table-cell>
          <table:table-cell table:number-columns-repeated="9" office:value-type="string" calcext:value-type="string">
            <text:p>NA</text:p>
          </table:table-cell>
        </table:table-row>
        <table:table-row table:style-name="ro12">
          <table:table-cell office:value-type="string" calcext:value-type="string">
            <text:p>264774390</text:p>
          </table:table-cell>
          <table:table-cell office:value-type="float" office:value="1274" calcext:value-type="float">
            <text:p>1274</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office:value-type="string" calcext:value-type="string">
            <text:p>NA</text:p>
          </table:table-cell>
          <table:table-cell office:value-type="string" calcext:value-type="string">
            <text:p>Le forze in campo</text:p>
            <text:p/>
            <text:p>#ucraina #guerra #russia #ue #cina #nato #zelensky #vignetta #fumetto #memeitaliani #umorismo #satira #humor #natangelo https://t.co/NwYMhja95r Altro che Azov e Wagner...</text:p>
            <text:p/>
            <text:p>#ucraina #guerra #milano #polizia #bruna #vignetta #fumetto #memeitaliani #umorismo #satira #humor #natangelo https://t.co/zZeXgSLKrB Cessate il fuoco, ma - la mia vignetta per la prima pagina de Il Fatto Quotidiano oggi in edicola! </text:p>
            <text:p/>
            <text:p>#guerra #ucraina #russia #vaticano #usa @fattoquotidiano  #vignetta #fumetto #memeitaliani #umorismo #satira #humor #natangelo https://t.co/rKj04TpRRL</text:p>
          </table:table-cell>
          <table:table-cell table:number-columns-repeated="3" office:value-type="string" calcext:value-type="string">
            <text:p>NA</text:p>
          </table:table-cell>
          <table:table-cell office:value-type="string" calcext:value-type="string">
            <text:p>Il fascino discreto della lottizzazione - la mia vignetta per Il Fatto Quotidiano oggi in edicola! </text:p>
            <text:p/>
            <text:p>#fazio #salvini #meloni #rai #lottizzazione #discovery #chetempochefa @fattoquotidiano #vignetta #fumetto #memeitaliani #umorismo #satira #humor #natangelo https://t.co/7tkfYYmzzt</text:p>
          </table:table-cell>
          <table:table-cell table:number-columns-repeated="3" office:value-type="string" calcext:value-type="string">
            <text:p>NA</text:p>
          </table:table-cell>
          <table:table-cell office:value-type="string" calcext:value-type="string">
            <text:p>E questi sono i nostri famosi aerei invisibili - la mia vignetta per la prima pagina de Il Fatto Quotidiano oggi in edicola! </text:p>
            <text:p/>
            <text:p>#meloni #f16 #caccia #ucraina @fattoquotidiano #vignetta #fumetto #memeitaliani #umorismo #satira #humor #natangelo https://t.co/haLJ4TyMeq Omaggio alle vittime - la mia vignetta per Il Fatto Quotidiano oggi in edicola! </text:p>
            <text:p/>
            <text:p>#meloni #emiliaromagna #alluvione @fattoquotidiano #vignetta #fumetto #memeitaliani #umorismo #satira #humor #natangelo https://t.co/HVc7sn7NUl</text:p>
          </table:table-cell>
          <table:table-cell office:value-type="string" calcext:value-type="string">
            <text:p>La gestione del dissenso - la mia vignetta per Il Fatto Quotidiano oggi in edicola! </text:p>
            <text:p/>
            <text:p>#meloni #rovelli #meloni #Roccella #antimafia @fattoquotidiano #vignetta #fumetto #memeitaliani #umorismo #satira #humor #natangelo https://t.co/bhMiSFbQll</text:p>
          </table:table-cell>
          <table:table-cell table:number-columns-repeated="3" office:value-type="string" calcext:value-type="string">
            <text:p>NA</text:p>
          </table:table-cell>
          <table:table-cell office:value-type="string" calcext:value-type="string">
            <text:p>Autore satirico: "Salvini!" (il pubblico ride)</text:p>
            <text:p/>
            <text:p>#salvini #emiliaromagna #satira #milan #vignetta #fumetto #memeitaliani #umorismo #satira #humor #natangelo https://t.co/kW7iyz3MKX</text:p>
          </table:table-cell>
          <table:table-cell table:number-columns-repeated="19" office:value-type="string" calcext:value-type="string">
            <text:p>NA</text:p>
          </table:table-cell>
        </table:table-row>
        <table:table-row table:style-name="ro1">
          <table:table-cell office:value-type="string" calcext:value-type="string">
            <text:p>274093178</text:p>
          </table:table-cell>
          <table:table-cell office:value-type="float" office:value="949" calcext:value-type="float">
            <text:p>949</text:p>
          </table:table-cell>
          <table:table-cell office:value-type="float" office:value="5" calcext:value-type="float">
            <text:p>5</text:p>
          </table:table-cell>
          <table:table-cell table:number-columns-repeated="9"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3" office:value-type="float" office:value="0" calcext:value-type="float">
            <text:p>0</text:p>
          </table:table-cell>
          <table:table-cell table:number-columns-repeated="9" office:value-type="string" calcext:value-type="string">
            <text:p>NA</text:p>
          </table:table-cell>
          <table:table-cell office:value-type="string" calcext:value-type="string">
            <text:p>Conte attacca Meloni: “Il governo è in ritardo sul Pnrr e ora non vogliono i controlli della Corte dei Conti” https://t.co/TbinzLHxDb via @fattoquotidiano</text:p>
          </table:table-cell>
          <table:table-cell office:value-type="string" calcext:value-type="string">
            <text:p>Carlo Rovelli punito per le parole su Crosetto al Concertone. Annullato il suo intervento alla Fiera di Francoforte: “Creerebbe imbarazzo” https://t.co/0jdL9Q7tAx via @fattoquotidiano</text:p>
          </table:table-cell>
          <table:table-cell table:number-columns-repeated="4" office:value-type="string" calcext:value-type="string">
            <text:p>NA</text:p>
          </table:table-cell>
          <table:table-cell office:value-type="string" calcext:value-type="string">
            <text:p>“Ipocrita che siate qui, ci prende in giro?”: Schlein contestata dagli studenti alla Sapienza di Roma che protestano contro il caro affitti. Il video https://t.co/SbR5qRfLLT via @fattoquotidiano</text:p>
          </table:table-cell>
          <table:table-cell table:number-columns-repeated="4" office:value-type="string" calcext:value-type="string">
            <text:p>NA</text:p>
          </table:table-cell>
          <table:table-cell office:value-type="string" calcext:value-type="string">
            <text:p>È primavera, parte il piagnisteo sui giovani che rifiutano i lavori stagionali. Ma i dati Inps dicono esattamente l’opposto: gli under 29 impiegati sfiorano il 40% dell’intera forza lavoro nel settore - leggi l’articolo https://t.co/ux2ELrEQXL via @fattoquotidiano</text:p>
          </table:table-cell>
          <table:table-cell table:number-columns-repeated="13" office:value-type="string" calcext:value-type="string">
            <text:p>NA</text:p>
          </table:table-cell>
        </table:table-row>
        <table:table-row table:style-name="ro26">
          <table:table-cell office:value-type="string" calcext:value-type="string">
            <text:p>2923727128</text:p>
          </table:table-cell>
          <table:table-cell office:value-type="float" office:value="492" calcext:value-type="float">
            <text:p>492</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string" calcext:value-type="string">
            <text:p>NA</text:p>
          </table:table-cell>
          <table:table-cell office:value-type="string" calcext:value-type="string">
            <text:p>⚡Auto elettriche non benvenute sui traghetti ... 😅😅😅 https://t.co/gLoIU1bZ9J ⚡CLIMATE CHANGE⚡</text:p>
            <text:p/>
            <text:p>❗Tutte le Fake News❗</text:p>
            <text:p/>
            <text:p>Parla il Fisico del clima Franco Prodi:</text:p>
            <text:p/>
            <text:p>📍"Il clima non può non cambiare, DEVE cambiare".</text:p>
            <text:p/>
            <text:p>📍"Questo mito dell'auto elettrica l'hanno spinto quelli che vogliono cambiare il mercato".</text:p>
            <text:p/>
            <text:p>📍"Ma vi volete rendere conto che ci lasciamo… https://t.co/aYLtxyC9NG https://t.co/nm7J1aEZmE</text:p>
          </table:table-cell>
          <table:table-cell office:value-type="string" calcext:value-type="string">
            <text:p>⚡Dott.ssa LI MANUALI (ex magistrato): </text:p>
            <text:p/>
            <text:p>📍“La Corte Costituzionale è partita da un presupposto falso, ovvero che siano vaccini che impediscono il contagio! </text:p>
            <text:p/>
            <text:p>📍AIFA ha nascosto i dati degli effetti avversi! E' stata data in mano allo Stato una pistola fumante puntata contro il… https://t.co/wylRysiWAN https://t.co/HVSk4VfGDM 🔴💣BOMBA PAZZESCA! I VACCINI SONO LA CAUSA DI TUTTE LE PATOLOGIE. I BAMBINI CHE NON VENGONO VACCITI NON SVILUPPANO ALCU MALATTIA DA ADULTI, ECCO GLI STUDI.</text:p>
            <text:p/>
            <text:p>🔥Il Dr. Paul Thomas fa saltare completamente in aria la narrazione relativa alla salubrità di tutti i vaccini… https://t.co/al2gqYInjc https://t.co/Fz3RF52ESS  📍“REAZIONI AUTOIMMUNI IN CUORE E CERVELLO DOPO VACCINI GENICI COVID” Studio di Medici USA e Italiani (Donzelli e Bellavite) chiede di fermare le inoculazioni</text:p>
            <text:p/>
            <text:p>https://t.co/XgXHrzwd8V  🔴💣🔴</text:p>
            <text:p>Le BOMBE di #Fuoridalcoro</text:p>
            <text:p>Servizio del 30.05.23</text:p>
            <text:p/>
            <text:p>💥 I DOCUMENTI SEGRETI SUI VACCINI : LE VERITÀ SCOSTE DELL'#AIFA 💥</text:p>
            <text:p/>
            <text:p>⛔ DA NON PERDERE ⛔</text:p>
            <text:p/>
            <text:p>🖇️Servizio di Marianna Cane'</text:p>
            <text:p>@CnMarianna </text:p>
            <text:p/>
            <text:p>👇</text:p>
            <text:p>@a_meluzzi </text:p>
            <text:p>@AlbertoContri </text:p>
            <text:p/>
            <text:p>https://t.co/DidaiPOpS0</text:p>
            <text:p>@LVOGRUPPOBIS https://t.co/BUml1eNeJC ‼️💥‼️</text:p>
            <text:p/>
            <text:p>L'emittente del mainstream americano MSNBC dedica un servizio a Bill Gates nel quale si riporta come chiese a Trump nel 2017 di non indagare sui danni dei vaccini.</text:p>
            <text:p/>
            <text:p>SUB/ENG BY 👇👇👇</text:p>
            <text:p/>
            <text:p>⚡️ https://t.co/VJMB2EXiMx ⚡️</text:p>
            <text:p>@LVOGRUPPOBIS https://t.co/RA9V9QC89U</text:p>
          </table:table-cell>
          <table:table-cell table:number-columns-repeated="3" office:value-type="string" calcext:value-type="string">
            <text:p>NA</text:p>
          </table:table-cell>
          <table:table-cell office:value-type="string" calcext:value-type="string">
            <text:p>ℹ️🔝</text:p>
            <text:p>Ha avallato il #greenpass , la peggiore infamia dalla nascita della Repubblica. </text:p>
            <text:p>Non ha fiatato quando venivano messi in mezzo ad una strada padri e madri di famiglia perché non piegati all’obbligo vaccinale.</text:p>
            <text:p> </text:p>
            <text:p>Muto come un pesce quando si impediva di prendere i mezzi… https://t.co/1bQFfPbCcY https://t.co/hKk3AZ57T2</text:p>
          </table:table-cell>
          <table:table-cell office:value-type="string" calcext:value-type="string">
            <text:p>NA</text:p>
          </table:table-cell>
          <table:table-cell office:value-type="string" calcext:value-type="string">
            <text:p>📍Multe ai no vax, proroga fino a giugno 2024</text:p>
            <text:p/>
            <text:p>👉Ma perché il governo Meloni continua a prorogare e non a cancellarle? 🤔</text:p>
            <text:p/>
            <text:p>https://t.co/0fnEb6b32Q</text:p>
          </table:table-cell>
          <table:table-cell table:number-columns-repeated="19" office:value-type="string" calcext:value-type="string">
            <text:p>NA</text:p>
          </table:table-cell>
          <table:table-cell office:value-type="string" calcext:value-type="string">
            <text:p>‼️Il 2 Giugno 2023 è morto improvvisamente il patologo Dr. Arne Burkhardt. ‼️</text:p>
            <text:p/>
            <text:p>⚡Faceva parte dell'associazione Medici e scienziati per la salute, la libertà e la democrazia (MWGFD) ed aveva condotto studi sui reperti autopici di pazienti morti dopo la 'vaccinazione' covid,… https://t.co/9NWY4uGBLe https://t.co/kGxbbagX2o</text:p>
          </table:table-cell>
          <table:table-cell table:number-columns-repeated="4" office:value-type="string" calcext:value-type="string">
            <text:p>NA</text:p>
          </table:table-cell>
        </table:table-row>
        <table:table-row table:style-name="ro27">
          <table:table-cell office:value-type="string" calcext:value-type="string">
            <text:p>3024638457</text:p>
          </table:table-cell>
          <table:table-cell office:value-type="float" office:value="6716" calcext:value-type="float">
            <text:p>6716</text:p>
          </table:table-cell>
          <table:table-cell office:value-type="float" office:value="5" calcext:value-type="float">
            <text:p>5</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number-columns-repeated="5" office:value-type="string" calcext:value-type="string">
            <text:p>NA</text:p>
          </table:table-cell>
          <table:table-cell office:value-type="string" calcext:value-type="string">
            <text:p>Ora è ufficiale: Fabio Fazio fuori dalla Rai.</text:p>
            <text:p>Una grossa perdita per l’azienda, forse la più grande degli ultimi anni.</text:p>
            <text:p>Un danno in ascolti, qualità e immagine a cui il governo vuole condannare la più importante azienda culturale del nostro Paese.</text:p>
            <text:p/>
            <text:p>#ctcf https://t.co/ose5uS1YCf  Fabio Fazio viene accolto con un grosso applauso dal pubblico in studio.</text:p>
            <text:p/>
            <text:p>#ctcf https://t.co/1p9cYrCb3v Fabio Fazio: “Sono in Rai da 40 anni, però non si può essere adatti a tutte le stagioni. Io non credo di esserlo. </text:p>
            <text:p>Io qui ho trascorso 40 anni e ringrazio tutte le persone che ho incontrato e da cui ho imparato”</text:p>
            <text:p/>
            <text:p>#ctcf #FabioFazio </text:p>
            <text:p>1/2 https://t.co/Xn6hMybLPv Luciana Littizzetto: “E con le mani ciao ciao”</text:p>
            <text:p>Fabio Fazio: “Questa sera non la canterei questa canzone!”</text:p>
            <text:p/>
            <text:p>L’ironia per seppellire la stupidità.</text:p>
            <text:p/>
            <text:p>#ctcf #FabioFazio #BelliCiao https://t.co/sgR6AYzmon «La politica tutta si sente legittimata dal risultato elettorale a comportarsi da proprietaria nei confronti della cosa pubblica con pochi riguardi per il bene comune e con una strabordante ingordigia».</text:p>
            <text:p>Fabio Fazio su @oggisettimanale, da giovedì in edicola.</text:p>
            <text:p/>
            <text:p>1/2</text:p>
            <text:p>#CheTempoCheFa https://t.co/QKqMUw5p2S Per lo spazio musicale dell’ultima puntata di #CheTempoCheFa su Rai 3, Fabio Fazio ospiterà Marco Mengoni ed Elodie che canteranno “Pazza Musica” in anteprima assoluta.</text:p>
            <text:p>Domenica in prima serata su Rai 3.</text:p>
            <text:p/>
            <text:p>#ctcf #MarcoMengoni #Elodie https://t.co/0nJEUpof9h</text:p>
          </table:table-cell>
          <table:table-cell office:value-type="string" calcext:value-type="string">
            <text:p>Sabato sera Marco Mengoni si esibirà per 11º, dopo Francia, Cipro, Spagna, Svezia e Albania. </text:p>
            <text:p>Avvisate gli amici e i parenti all’estero: il codice per televotarlo sarà l’1️⃣1️⃣</text:p>
            <text:p/>
            <text:p>#Eurovision #Eurovision2023 #ESCITA #ESC2023 #MarcoMengoni https://t.co/jXXvASGVIc L’incontro del secolo è avvenuto nella Liverpool Arena</text:p>
            <text:p/>
            <text:p>#Eurovision #Eurovision2023 #ESCITA #ESC2023 #MarcoMengoni #Mahmood https://t.co/IM7qU14Q8o Che giri fanno Due Vite</text:p>
            <text:p/>
            <text:p>#Eurovision  #Eurovision2023  #ESCITA #ESC2023 #MarcoMengoni #Mahmood https://t.co/z7mmbypSHc Marco Mengoni canterà alle 22:06.</text:p>
            <text:p>Mahmood si esibirà alle 23:44.</text:p>
            <text:p/>
            <text:p>Ecco la scaletta completa della serata.</text:p>
            <text:p>L’orario di chiusura è previsto per l’01:02.</text:p>
            <text:p/>
            <text:p>#Eurovision #Eurovision2023 #ESCITA #ESC2023 #MarcoMengoni #Mahmood https://t.co/sdnAMuF5hd Kate Middleton che suona “Stefania” della Kalush Orchestra al pianoforte</text:p>
            <text:p/>
            <text:p>#Eurovision #Eurovision2023 #ESCITA #ESC2023 https://t.co/kBPwRT79Ye Marco Mengoni con la bandiera dell’Italia e 🏳️‍🌈</text:p>
            <text:p/>
            <text:p>#Eurovision #Eurovision2023 #ESCITA #MarcoMengoni https://t.co/FWP1paaMV8 Marco al Circo Massimo nella cartolina dell’Italia</text:p>
            <text:p/>
            <text:p>#Eurovision #Eurovision2023 #ESCITA #ESC2023 #MarcoMengoni https://t.co/n5tBncnPAx Marco Mengoni è arte, maestria, sapienza, sacrificio, professionalità, talento, bravura, capacità, abilità, padronanza, esperienza, superiorità, eccellenza</text:p>
            <text:p/>
            <text:p>#Eurovision #Eurovision2023 #ESCITA #ESC2023 #MarcoMengoni https://t.co/7bh4v2xcDm Io così dopo l’esibizione di Marco Mengoni.</text:p>
            <text:p>Bravo Marco!</text:p>
            <text:p/>
            <text:p>#Eurovision #Eurovision2023 #ESCITA #ESC2023 #MarcoMengoni https://t.co/Lf2eG1JYMH Che giro fa Una Vita</text:p>
            <text:p>#Eurovision2012             #Eurovision2023</text:p>
            <text:p/>
            <text:p>#Eurovision #ESCITA #ESC2023 #MarcoMengoni https://t.co/ytsatJxw91 Al di là di come andrà, noi abbiamo mandato una vera star.</text:p>
            <text:p>Marco Mengoni non ha nulla da dimostrare</text:p>
            <text:p/>
            <text:p>#Eurovision #Eurovision2023 #ESCITA #ESC2023 #MarcoMengoni https://t.co/1mbReppiKZ Nell’intro della sua canzone, Alessandra Mele canta in italiano: </text:p>
            <text:p>“Combatteremo sempre bensì </text:p>
            <text:p>Amore e fede la gente rapì </text:p>
            <text:p>Il nostro motto sarà così </text:p>
            <text:p>Veni, vidi, vici”</text:p>
            <text:p/>
            <text:p>#Eurovision #Eurovision2023 #ESCITA #ESC2023 https://t.co/twjw1lJtgJ Alessandra Mele ha solo 20 anni e tiene il palco meglio di certe mezze calzette italiane.</text:p>
            <text:p>Alcune volte bisogna andare all’estero per trovare la propria strada e il successo.</text:p>
            <text:p/>
            <text:p>#Eurovision #Eurovision2023 #ESCITA #ESC2023 https://t.co/KQTSr2DPGu Mahmood che canta “Imagine” di John Lennon nel silenzio della Liverpool Arena che esplode in un boato finale</text:p>
            <text:p/>
            <text:p>#Eurovision #Eurovision2023 #ESCITA #ESC2023 https://t.co/SKu36fiuCc I Måneskin sono stati inseriti nella clip sui più grandi successi dell’#Eurovision, subito dopo gli ABBA. </text:p>
            <text:p>Come è giusto che sia.</text:p>
            <text:p/>
            <text:p> #Eurovision2023 #ESCITA #ESC2023 https://t.co/JrLKPPZbUm San Marino che dà i 12 punti all’Italia! </text:p>
            <text:p/>
            <text:p>#Eurovision #Eurovision2023 #ESCITA #ESC2023 https://t.co/nPRy3b4Quv San Marino che dà i 12 punti all’Italia: si è capovolto il mondo  va</text:p>
            <text:p/>
            <text:p>#Eurovision #Eurovision2023 #ESCITA #ESC2023 https://t.co/L59GSpXBa6 L’Austria ci dà i 12 punti.</text:p>
            <text:p>Mara: “Viva l’Australia! Viva l’Australia! Ah l’Austria? Non sto capendo più niente”</text:p>
            <text:p/>
            <text:p>#Eurovision #Eurovision2023 #ESCITA #ESC2023 https://t.co/Rx4flCiKjg Marco Mengoni porta l’Italia al 4º posto.</text:p>
            <text:p>Un ottimo risultato: per i bookmakers eravamo 11º e poi 8º, i criticoni dei social ci davano all’ultimo posto.</text:p>
            <text:p>Bravo Marco!</text:p>
            <text:p/>
            <text:p>#Eurovision #Eurovision2023 #ESCITA #ESC2023 https://t.co/DVRXP1qC1P 💥BOOM! Tutta l’Italia davanti a Rai 1 per l’#Eurovision.</text:p>
            <text:p>La finale di #Eurovision2023 è stata seguita solo su Rai 1 da 4.9 milioni di spettatori con il 34%.</text:p>
            <text:p/>
            <text:p>È la finale e l’edizione più vista, escludendo quella organizzata in Italia l’anno scorso.</text:p>
            <text:p/>
            <text:p>#AscoltiTv #MarcoMengoni https://t.co/MBzyDGRItd Una settimana fa, esattamente alle 21:10, accadeva questo.</text:p>
            <text:p>Grazie Marco!</text:p>
            <text:p/>
            <text:p>#Eurovision #Eurovision2023 #ESCITA #ESC2023 #MarcoMengoni https://t.co/ftEVch1Jdf</text:p>
          </table:table-cell>
          <table:table-cell table:number-columns-repeated="2" office:value-type="string" calcext:value-type="string">
            <text:p>NA</text:p>
          </table:table-cell>
          <table:table-cell office:value-type="string" calcext:value-type="string">
            <text:p>“Meloni è andata dal Papa: non è che vogliono mandare via anche il Papa? Vogliono far fare l’Angelus a Nicola Porro?”</text:p>
            <text:p/>
            <text:p>#ctcf #CheTempoCheFa https://t.co/Ardw646SrF 🔴 Lucia Annunziata ha dato le dimissioni dalla Rai, malgrado le fosse stata confermata a #MezzoraInPiù.</text:p>
            <text:p/>
            <text:p>La decisione non è legata ad altri impegni, ma semplicemente al fatto che non si riconosce nella “nuova” Rai, targata Meloni.</text:p>
            <text:p/>
            <text:p>(Primaonline) https://t.co/LzpIthIQ2a “Giorgia Meloni vorrebbe Fiorello conduttore di #Sanremo2024. Amadeus troppo di sinistra”</text:p>
            <text:p>Fiorello: “È vero, io sono il nuovo Pino Insegno. Amadeus hai chiuso, a casa! Hasta Sanremo siempre!”</text:p>
            <text:p/>
            <text:p>😂</text:p>
            <text:p/>
            <text:p>#VivaRai2 https://t.co/FTDB5rLF6t</text:p>
          </table:table-cell>
          <table:table-cell table:number-columns-repeated="4" office:value-type="string" calcext:value-type="string">
            <text:p>NA</text:p>
          </table:table-cell>
          <table:table-cell office:value-type="string" calcext:value-type="string">
            <text:p>Un editto bulgaro 2.0.</text:p>
            <text:p>Tutto ciò non è normale.</text:p>
            <text:p/>
            <text:p>#FabioFazio #ctcf #Salvini https://t.co/u2FmrYcEs1 Luciana Littizzetto: “Bello… ciao!”</text:p>
            <text:p/>
            <text:p>#ctcf #CheTempoCheFa #Salvini #MatteoSalvini https://t.co/ZHnPgLEQt2</text:p>
          </table:table-cell>
          <table:table-cell table:number-columns-repeated="10" office:value-type="string" calcext:value-type="string">
            <text:p>NA</text:p>
          </table:table-cell>
          <table:table-cell office:value-type="string" calcext:value-type="string">
            <text:p>Alberto Angela davanti al murales di suo padre 🥹</text:p>
            <text:p/>
            <text:p>#Ulisse #PieroAngela https://t.co/qu8eTv58S7</text:p>
          </table:table-cell>
          <table:table-cell table:number-columns-repeated="8" office:value-type="string" calcext:value-type="string">
            <text:p>NA</text:p>
          </table:table-cell>
        </table:table-row>
        <table:table-row table:style-name="ro22">
          <table:table-cell office:value-type="string" calcext:value-type="string">
            <text:p>409500620</text:p>
          </table:table-cell>
          <table:table-cell office:value-type="float" office:value="1733" calcext:value-type="float">
            <text:p>1733</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5" office:value-type="string" calcext:value-type="string">
            <text:p>NA</text:p>
          </table:table-cell>
          <table:table-cell office:value-type="string" calcext:value-type="string">
            <text:p>Cruciani: "La vicenda Fazio. Bisognerebbe dire: sti grandissimi cazzi. Per anni e anni la sinistra ha occupato la RAI e adesso frignano. La politica ha sempre fatto carne di porco della RAI".</text:p>
            <text:p>@giucruciani #Fazio #RAI #Saviano</text:p>
          </table:table-cell>
          <table:table-cell office:value-type="string" calcext:value-type="string">
            <text:p>NA</text:p>
          </table:table-cell>
          <table:table-cell office:value-type="string" calcext:value-type="string">
            <text:p>Cruciani: "Voglio ricordare che i diritti agli italiani sono stati tolti solamente in un'occasione, ovvero durante la pandemia, da quello schifo che fu il Green Pass".</text:p>
            <text:p>@giucruciani #greenpass #COVID</text:p>
          </table:table-cell>
          <table:table-cell office:value-type="string" calcext:value-type="string">
            <text:p>Cruciani: "Il Premier del #Canada, tal @JustinTrudeau, è preoccupato per i diritti #LGBTQ in Italia. Di cosa è preoccupato esattamente? C'è qualche legge contro i gay in Italia? No! Allora non rompa il cazzo!".</text:p>
            <text:p>@giucruciani #Trudeau Cruciani: "Il Premier del #Canada, tal @JustinTrudeau, è preoccupato per i diritti #LGBTQ in Italia. Di cosa è preoccupato esattamente? C'è qualche legge contro i gay in Italia? No! Allora non rompa il cazzo!".</text:p>
            <text:p>@giucruciani #Trudeau Cruciani: "Se non sposi le stesse idee delle associazioni #LGBT diventi immediatamente omofobo. La nuova religione omosessuale non consente a nessuno di derapare: o sei a favore del Gay Pride o sei un pericoloso omofobo".</text:p>
            <text:p>@giucruciani  #gaypride</text:p>
          </table:table-cell>
          <table:table-cell office:value-type="string" calcext:value-type="string">
            <text:p>Cruciani: "Mesi e mesi a cianciare di diritti negati, di omofobia, di pericolo fascista e poi scopri che nell'Italia governata dalla #Meloni, un #carabiniere riceve il picchetto d'onore per le sue #nozzegay. Questo sarebbe il Paese omofobo? Andate a fare in culo".</text:p>
            <text:p>@giucruciani</text:p>
          </table:table-cell>
          <table:table-cell table:number-columns-repeated="12" office:value-type="string" calcext:value-type="string">
            <text:p>NA</text:p>
          </table:table-cell>
          <table:table-cell office:value-type="string" calcext:value-type="string">
            <text:p>Cruciani: "La cosa che mi fa più schifo non sono quei quattro coglioni fascisti che sono andati a contestare la signora Roccella impedendole di parlare, ma quelli che li appoggiano: i vari Saviano, le Murgia, eccetera, eccetera.</text:p>
            <text:p>@giucruciani #Roccella #salonedellibro #fascisti</text:p>
          </table:table-cell>
          <table:table-cell table:number-columns-repeated="11" office:value-type="string" calcext:value-type="string">
            <text:p>NA</text:p>
          </table:table-cell>
        </table:table-row>
        <table:table-row table:style-name="ro11">
          <table:table-cell office:value-type="string" calcext:value-type="string">
            <text:p>447231894</text:p>
          </table:table-cell>
          <table:table-cell office:value-type="float" office:value="2372" calcext:value-type="float">
            <text:p>2372</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table:number-columns-repeated="2" office:value-type="float" office:value="1" calcext:value-type="float">
            <text:p>1</text:p>
          </table:table-cell>
          <table:table-cell table:number-columns-repeated="11" office:value-type="float" office:value="0" calcext:value-type="float">
            <text:p>0</text:p>
          </table:table-cell>
          <table:table-cell table:number-columns-repeated="4" office:value-type="string" calcext:value-type="string">
            <text:p>NA</text:p>
          </table:table-cell>
          <table:table-cell office:value-type="string" calcext:value-type="string">
            <text:p>Il poster del golpista e collaborazionista della Xª Flottiglia MAS della RSI, Junio Valerio Borghese, nel circolo Territoriale “Giorgio Almirante” di Fratelli D'Italia Civitavecchia. #matrice https://t.co/l99lEqYwAi Il saluto fascista a Grilz. Ma noi vediamo fascisti ovunque... Tra i presenti anche l'assessore regionale di Fratelli d'Italia, Fabio Scoccimarro. #matrice</text:p>
            <text:p/>
            <text:p>Servizio del quotidiano "Il Piccolo". https://t.co/GxgQZS1YJP Mentre in Italia le forze di maggioranza che governano il Paese fanno orecchie da mercante sul raduno fascista per Grilz a Trieste, con tanto di presenza dell'assessore regionale di Fratelli d'Italia. Dalla Slovenia arriva la ferma condanna della Presidente Nataša Pirc Musar. https://t.co/0cj9QxqriU  Nel giorno in cui ricorre il 49esimo anniversario della Strage di Piazza della Loggia, ricordiamo l'intitolazione del circolo bresciano di Fratelli d’Italia a Pino Rauti. Processato e assolto con formula dubitativa è ritenuto dai pm «responsabile morale» della strage. #matrice https://t.co/hxiFc8bVSg Il saluto fascista sotto la bandiera nazista del sottomarino tedesco U-571. La foto pubblicata sui social dal consigliere dell’Università Agraria di Tarquinia, Fabio Gagni, candidato della lista 'Agraria Tricolore' che fa capo a Fratelli d’Italia. #matrice https://t.co/NU1lKZOX7Z</text:p>
          </table:table-cell>
          <table:table-cell table:number-columns-repeated="4" office:value-type="string" calcext:value-type="string">
            <text:p>NA</text:p>
          </table:table-cell>
          <table:table-cell office:value-type="string" calcext:value-type="string">
            <text:p>«La Meloni l'avete vista?» https://t.co/slX2LLI0Jy</text:p>
          </table:table-cell>
          <table:table-cell office:value-type="string" calcext:value-type="string">
            <text:p>NA</text:p>
          </table:table-cell>
          <table:table-cell office:value-type="string" calcext:value-type="string">
            <text:p>Un giorno di ordinaria follia in Italia. L'aggressione razzista a Ikram Jarmouni, la studentessa di Modena che ha ricevuto il “Premio America giovani per il talento universitario” alla Camera dei deputati. #matrice https://t.co/iVeBYJOGDE</text:p>
          </table:table-cell>
          <table:table-cell table:number-columns-repeated="9" office:value-type="string" calcext:value-type="string">
            <text:p>NA</text:p>
          </table:table-cell>
          <table:table-cell office:value-type="string" calcext:value-type="string">
            <text:p>Fratelli d'Italia esprime "piena solidarietà"  agenti della polizia locale che hanno presa a manganellate, a calci, colpita con lo spray al peperoncino una donna transgender. </text:p>
            <text:p/>
            <text:p>Chissà perché la cosa non mi stupisce affatto... #matrice https://t.co/yFUqNW4jK5</text:p>
          </table:table-cell>
          <table:table-cell office:value-type="string" calcext:value-type="string">
            <text:p>Solidarietà a @NicolaLagioia, aggredito verbalmente dalla deputata di Fratelli d'Italia Augusta Montaruli. https://t.co/bJNDt7Vaqi</text:p>
          </table:table-cell>
          <table:table-cell table:number-columns-repeated="11" office:value-type="string" calcext:value-type="string">
            <text:p>NA</text:p>
          </table:table-cell>
        </table:table-row>
        <table:table-row table:style-name="ro16">
          <table:table-cell office:value-type="string" calcext:value-type="string">
            <text:p>726721856749842436</text:p>
          </table:table-cell>
          <table:table-cell office:value-type="float" office:value="520" calcext:value-type="float">
            <text:p>52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string" calcext:value-type="string">
            <text:p>NA</text:p>
          </table:table-cell>
          <table:table-cell office:value-type="string" calcext:value-type="string">
            <text:p>Tutto occultato ? 🤡😠🤡🤡🤡😠😠</text:p>
            <text:p>Il New York Times denuncia von der Leyen per il caso dei vaccini Pfizer https://t.co/DnxesOVqLA</text:p>
          </table:table-cell>
          <table:table-cell table:number-columns-repeated="5" office:value-type="string" calcext:value-type="string">
            <text:p>NA</text:p>
          </table:table-cell>
          <table:table-cell office:value-type="string" calcext:value-type="string">
            <text:p>Tunisino sbarcato violenta 5 ragazzine a Padova https://t.co/hb4Log5XBF</text:p>
          </table:table-cell>
          <table:table-cell table:number-columns-repeated="2" office:value-type="string" calcext:value-type="string">
            <text:p>NA</text:p>
          </table:table-cell>
          <table:table-cell office:value-type="string" calcext:value-type="string">
            <text:p>È evidente una <text:s/>sinistra <text:s/>razzista verso gli italiani !! https://t.co/67TJlC95ep</text:p>
          </table:table-cell>
          <table:table-cell table:number-columns-repeated="2" office:value-type="string" calcext:value-type="string">
            <text:p>NA</text:p>
          </table:table-cell>
          <table:table-cell office:value-type="string" calcext:value-type="string">
            <text:p>Ho che sorpresa ! </text:p>
            <text:p>Senaldi smaschera gli studenti-campeggiatori: "Nella sede Pd a prendere consegne" https://t.co/FPbJR6aokV</text:p>
          </table:table-cell>
          <table:table-cell table:number-columns-repeated="14" office:value-type="string" calcext:value-type="string">
            <text:p>NA</text:p>
          </table:table-cell>
          <table:table-cell office:value-type="string" calcext:value-type="string">
            <text:p>Eccalla , come una grillina cambia tutte le promesse elettorali ! 👿🤡</text:p>
            <text:p>Meloni apre al Mes: «Pronti a discutere se si trasforma in strumento di crescita» https://t.co/BJz7eiqnNl</text:p>
          </table:table-cell>
          <table:table-cell table:number-columns-repeated="3" office:value-type="string" calcext:value-type="string">
            <text:p>NA</text:p>
          </table:table-cell>
        </table:table-row>
        <table:table-row table:style-name="ro14">
          <table:table-cell office:value-type="string" calcext:value-type="string">
            <text:p>835684763302309888</text:p>
          </table:table-cell>
          <table:table-cell office:value-type="float" office:value="570" calcext:value-type="float">
            <text:p>570</text:p>
          </table:table-cell>
          <table:table-cell office:value-type="float" office:value="5" calcext:value-type="float">
            <text:p>5</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number-columns-repeated="9" office:value-type="string" calcext:value-type="string">
            <text:p>NA</text:p>
          </table:table-cell>
          <table:table-cell office:value-type="string" calcext:value-type="string">
            <text:p>Mentre in RAI sono in corso le epurazioni di tutti i non allineati, la Meloni grida che libererà "la cultura dal potere intollerante della sinistra".</text:p>
            <text:p/>
            <text:p>Lo fa, incurante del senso del ridicolo, nel corso del comizio di chiusura della campagna elettorale  a sostegno del candidato a… https://t.co/AyANbu3YC6 https://t.co/mug6auJOVy</text:p>
          </table:table-cell>
          <table:table-cell table:number-columns-repeated="2" office:value-type="string" calcext:value-type="string">
            <text:p>NA</text:p>
          </table:table-cell>
          <table:table-cell office:value-type="string" calcext:value-type="string">
            <text:p>L' Emilia Romagna, forte, giovane e colorata.</text:p>
            <text:p>Le lingue biforcute debosciate, sdraiate sul divano a fomentare razzismo e odio.</text:p>
            <text:p/>
            <text:p>Grazie ragazzi di esistere siete il nostro futuro.</text:p>
            <text:p/>
            <text:p>Gran brutto virus il razzismo, colpisce i bianchi, ma fa fuori i neri, chi parla di razza e non di… https://t.co/dVhbFxS5At https://t.co/NjAdXyLPm1</text:p>
          </table:table-cell>
          <table:table-cell office:value-type="string" calcext:value-type="string">
            <text:p>NA</text:p>
          </table:table-cell>
          <table:table-cell office:value-type="string" calcext:value-type="string">
            <text:p>Bologna</text:p>
            <text:p>Proteste e critiche a Salvini davanti alla prefettura, lui le rilancia suo Instagram : “andate ad aiutare a spalare anziché stare contestare ora, mentecatti” è la sintesi della totalità dei commenti di un politico che non ha mai fatto un caxxo in vita sua tranne che… https://t.co/e4toO6jTKn https://t.co/yuQh4b7ndu</text:p>
          </table:table-cell>
          <table:table-cell office:value-type="string" calcext:value-type="string">
            <text:p>La capacità di fottere prima gli italiani ha colpito ancora. </text:p>
            <text:p>#affitti #scuola #studenti #matrice https://t.co/MqN5KtqJji</text:p>
          </table:table-cell>
          <table:table-cell table:number-columns-repeated="5" office:value-type="string" calcext:value-type="string">
            <text:p>NA</text:p>
          </table:table-cell>
          <table:table-cell office:value-type="string" calcext:value-type="string">
            <text:p>È evidente che ci sia una violenza inaudita da parte degli agenti della Polizia Municipale ..</text:p>
            <text:p>Un atto inqualificabile a cui il sindaco @BeppeSala dovrebbe dare una risposta immediata  indagando sui gravi fatti avvenuti. </text:p>
            <text:p>@minGiustizia @BeppeGiulietti @PBerizzi @Open_gol… https://t.co/d4xOVDMMEP https://t.co/3Cb9b2nVar</text:p>
          </table:table-cell>
          <table:table-cell table:number-columns-repeated="12" office:value-type="string" calcext:value-type="string">
            <text:p>NA</text:p>
          </table:table-cell>
        </table:table-row>
        <table:table-row table:style-name="ro2">
          <table:table-cell office:value-type="string" calcext:value-type="string">
            <text:p>837387974224543744</text:p>
          </table:table-cell>
          <table:table-cell office:value-type="float" office:value="946" calcext:value-type="float">
            <text:p>946</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number-columns-repeated="4" office:value-type="string" calcext:value-type="string">
            <text:p>NA</text:p>
          </table:table-cell>
          <table:table-cell office:value-type="string" calcext:value-type="string">
            <text:p>"#Colosimo, ha incrociato spesso Ciavardini, condannato per la strage di Bologna con altri neofascisti: Fioravanti e Mambro.</text:p>
            <text:p>L’uomo che più conosce quella storia è Roberto Scarpinato. Se i fratelli d’Italia fossero davvero, devoti a Falcone e Borsellino, dovrebbero ascoltarlo" https://t.co/umD8XeW53z</text:p>
          </table:table-cell>
          <table:table-cell table:number-columns-repeated="4" office:value-type="string" calcext:value-type="string">
            <text:p>NA</text:p>
          </table:table-cell>
          <table:table-cell office:value-type="string" calcext:value-type="string">
            <text:p>Evidentemente #Sallusti gode proprio nel prenderle da #Travaglio mentre spiega le porcate della #Meloni sulle nomine!</text:p>
            <text:p/>
            <text:p>video del @fattoquotidiano https://t.co/cudX8RA5V4 Altri tempi quando #Meloni arringava le folle con questi slogan e i polli abboccavano! (guarda video)</text:p>
            <text:p>#Montaruli (Fdi) sconterà la condanna per peculato come vice-presidente della Vigilanza Rai.</text:p>
            <text:p/>
            <text:p>#Melonivergogna</text:p>
            <text:p>#GovernoDellaVergogna https://t.co/dqHYUlAlks https://t.co/t7rIuxWkpa   “Meloni, basta passarelle”: contestata la presidente del Consiglio a Forlì – Video https://t.co/u9nqeCZ3fM via @fattoquotidiano  #Fascismo e manganelli</text:p>
            <text:p>- Corte dei Conti denuncia ritardi sul Pnrr</text:p>
            <text:p>#Meloni studia decreto per limitare controllo Corte dei Conti</text:p>
            <text:p>- Inps pubblica dati positivi sul Rdc</text:p>
            <text:p>#Meloni commissaria Inps</text:p>
            <text:p>- Prima fonte informazione: Tv di Stato</text:p>
            <text:p>#Meloni si prende la Rai</text:p>
            <text:p>Protestiamo</text:p>
            <text:p>Non si può https://t.co/wplLGTWh3S</text:p>
          </table:table-cell>
          <table:table-cell office:value-type="string" calcext:value-type="string">
            <text:p>Carlo #Rovelli: “Perché nessuno risponde sulla portaerei inviata per sfidare la Cina?” https://t.co/ZKA5LoPNJ4 "Francoforte, @carlorovelli  non rappresenterà l’Italia alla Fiera del libro: «Intervento cancellato perché ho osato criticare #Crosetto»"</text:p>
            <text:p>#GiùLeManiDaRovelli </text:p>
            <text:p>#NessunoTocchiRovelli </text:p>
            <text:p/>
            <text:p>Questo ha detto #Rovelli al #concertoprimomaggio </text:p>
            <text:p>- #Rovelli Part 1 https://t.co/Y8qlN7Pa6u</text:p>
          </table:table-cell>
          <table:table-cell table:number-columns-repeated="6" office:value-type="string" calcext:value-type="string">
            <text:p>NA</text:p>
          </table:table-cell>
          <table:table-cell office:value-type="string" calcext:value-type="string">
            <text:p>#alluvioneemiliaromagna </text:p>
            <text:p>#Meloni nelle strade con i cittadini: 'Non è il momento delle passerelle. Il governo c'è' - </text:p>
            <text:p>Ma lo dice mentre sta facendo passerella!!!</text:p>
            <text:p>https://t.co/DbkkTvz9pI</text:p>
          </table:table-cell>
          <table:table-cell table:number-columns-repeated="4" office:value-type="string" calcext:value-type="string">
            <text:p>NA</text:p>
          </table:table-cell>
          <table:table-cell office:value-type="string" calcext:value-type="string">
            <text:p>Quella che grida: "vergognoso" è #Montaruli,</text:p>
            <text:p>condannata in via definitiva a 1 anno e 6 mesi per #rimborsopoli: 25.000€ per acquisto di Swarovski, vestiti e borse firmate, libri, cene costose e uno studio sulla propria reputazione social e un corso sull’uso dei social network. https://t.co/g5YhxfdjUA</text:p>
          </table:table-cell>
          <table:table-cell table:number-columns-repeated="11" office:value-type="string" calcext:value-type="string">
            <text:p>NA</text:p>
          </table:table-cell>
        </table:table-row>
        <table:table-row table:style-name="ro16">
          <table:table-cell office:value-type="string" calcext:value-type="string">
            <text:p>889221137871360000</text:p>
          </table:table-cell>
          <table:table-cell office:value-type="float" office:value="893" calcext:value-type="float">
            <text:p>89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NA</text:p>
          </table:table-cell>
          <table:table-cell office:value-type="string" calcext:value-type="string">
            <text:p>Chissà cosa dirà la bestiolina renziana ora che a criticare le parole del Capo dello Stato sull’ #Ucraina è un ordinario di diritto costituzionale del prestigio di Francesco Pallante:</text:p>
            <text:p>Quelle di #Mattarella e Meloni sono parole di #guerra https://t.co/ZA1p1Nrwpj</text:p>
          </table:table-cell>
          <table:table-cell table:number-columns-repeated="7" office:value-type="string" calcext:value-type="string">
            <text:p>NA</text:p>
          </table:table-cell>
          <table:table-cell office:value-type="string" calcext:value-type="string">
            <text:p>Mi accorgo grazie a @geascanca che Andrea Colombo su @ilmanifesto dice esattamente la stessa cosa sui discorsi di Meloni e Mattarella… https://t.co/cRAJNZ8Epm https://t.co/1a1I7fwsLM Questa era la stessa che mi definiva “pericoloso” perché ricordavo la teoria della sostituzione etnica cara a Meloni &amp;amp; c….. <text:s/>Chiara #Colosimo e i suoi rapporti con i terroristi neri. La lettera-appello dei familiari delle vittime - la Repubblica https://t.co/2nnpzq9qv0 <text:s/>Sconforto misto a rabbia, stasera, di fronte ai cosiddetti liberali, moderati, benpensanti che (proprio come un secolo fa) preferiscono il rischio concreto di una perdita di democrazia a una qualunque apertura a una redistribuzione della ricchezza. Meloni e i suoi garantiscono… https://t.co/xQWQqd4hdA Montanari: "Le idee di Giorgia Meloni sono pericolose, idea di nazione di estrema destra, ha detto cose di anni '30" https://t.co/K9S8PSgo4U</text:p>
          </table:table-cell>
          <table:table-cell office:value-type="string" calcext:value-type="string">
            <text:p>Cara @ellyesse , credo che occorra una profonda riflessione su una antropologia del potere che ha sfigurato il Pd (il quale ha offerto importanti ruoli all’estensore di questa lettera vergognosa), e che ora si mette al servizio della nera stagione in cui stiamo entrando. #rovelli… https://t.co/OL4HU1GvBH https://t.co/qcPzModpoB</text:p>
          </table:table-cell>
          <table:table-cell office:value-type="string" calcext:value-type="string">
            <text:p>NA</text:p>
          </table:table-cell>
          <table:table-cell office:value-type="string" calcext:value-type="string">
            <text:p>@MaxBernardini @FrancescoLollo1 Non direi: è solo un maldestro washing del razzismo sottostante… la cultura italiana si modifica da secoli attraverso chi viene tra noi. Anche Enea ha modificato la “cultura italiana: i Lollobrigida di allora lo avrebbero fermato… <text:s text:c="3"/>Razzismo: il ministro #Lollobrigida ci ricasca https://t.co/bWfwuXAUGx</text:p>
          </table:table-cell>
          <table:table-cell table:number-columns-repeated="9" office:value-type="string" calcext:value-type="string">
            <text:p>NA</text:p>
          </table:table-cell>
          <table:table-cell office:value-type="string" calcext:value-type="string">
            <text:p>Usare don Milani per una reprimenda contro la sacrosanta contestazione della ministra Roccella mi pare tutto il contrario dello spirito di Barbiana. Del resto lo aveva predetto che quando lo avremmo celebrato, lo avremmo tradito.</text:p>
          </table:table-cell>
          <table:table-cell table:number-columns-repeated="11" office:value-type="string" calcext:value-type="string">
            <text:p>NA</text:p>
          </table:table-cell>
        </table:table-row>
        <table:table-row table:style-name="ro1" table:number-rows-repeated="1048517">
          <table:table-cell table:number-columns-repeated="71"/>
        </table:table-row>
        <table:table-row table:style-name="ro1">
          <table:table-cell table:number-columns-repeated="7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1">
      <number:number number:decimal-places="20" number:min-decimal-places="20"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6T21:35:00.716000000</dc:date>
    <meta:editing-duration>PT1M12S</meta:editing-duration>
    <meta:editing-cycles>2</meta:editing-cycles>
    <meta:generator>LibreOffice/7.4.1.2$Windows_X86_64 LibreOffice_project/3c58a8f3a960df8bc8fd77b461821e42c061c5f0</meta:generator>
    <meta:document-statistic meta:table-count="1" meta:cell-count="4118" meta:object-count="0"/>
  </office:meta>
</office:document-meta>
</file>